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7mm"/>
    </style:style>
    <style:style style:name="co2" style:family="table-column">
      <style:table-column-properties fo:break-before="auto" style:column-width="11.24mm"/>
    </style:style>
    <style:style style:name="co3" style:family="table-column">
      <style:table-column-properties fo:break-before="auto" style:column-width="13.16mm"/>
    </style:style>
    <style:style style:name="co4" style:family="table-column">
      <style:table-column-properties fo:break-before="auto" style:column-width="13.69mm"/>
    </style:style>
    <style:style style:name="co5" style:family="table-column">
      <style:table-column-properties fo:break-before="auto" style:column-width="32.76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4.78mm"/>
    </style:style>
    <style:style style:name="co8" style:family="table-column">
      <style:table-column-properties fo:break-before="auto" style:column-width="16.69mm"/>
    </style:style>
    <style:style style:name="co9" style:family="table-column">
      <style:table-column-properties fo:break-before="auto" style:column-width="17.52mm"/>
    </style:style>
    <style:style style:name="co10" style:family="table-column">
      <style:table-column-properties fo:break-before="auto" style:column-width="11.78mm"/>
    </style:style>
    <style:style style:name="co11" style:family="table-column">
      <style:table-column-properties fo:break-before="auto" style:column-width="18.33mm"/>
    </style:style>
    <style:style style:name="co12" style:family="table-column">
      <style:table-column-properties fo:break-before="auto" style:column-width="16.42mm"/>
    </style:style>
    <style:style style:name="co13" style:family="table-column">
      <style:table-column-properties fo:break-before="auto" style:column-width="21.33mm"/>
    </style:style>
    <style:style style:name="co14" style:family="table-column">
      <style:table-column-properties fo:break-before="auto" style:column-width="12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0.06pt solid #000000"/>
    </style:style>
    <style:style style:name="ce5" style:family="table-cell" style:parent-style-name="Default" style:data-style-name="N100">
      <style:table-cell-properties fo:border="0.06pt solid #000000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fo:border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21" style:family="table-cell" style:parent-style-name="Default" style:data-style-name="N100"/>
    <style:style style:name="ce22" style:family="table-cell" style:parent-style-name="Default">
      <style:table-cell-properties fo:border="0.06pt solid #000000"/>
      <style:text-properties style:font-name="Liberation Sans" style:font-name-asian="Microsoft YaHei" style:font-name-complex="Lucida Sans"/>
    </style:style>
    <style:style style:name="ce23" style:family="table-cell" style:parent-style-name="Default">
      <style:text-properties style:font-name="Liberation Sans" style:font-name-asian="Microsoft YaHei" style:font-name-complex="Lucida Sans"/>
    </style:style>
  </office:automatic-styles>
  <office:body>
    <office:spreadsheet>
      <table:calculation-settings table:automatic-find-labels="false" table:use-regular-expressions="false"/>
      <table:table table:name="JoFrames" table:style-name="ta1">
        <table:table-column table:style-name="co1" table:default-cell-style-name="ce17"/>
        <table:table-column table:style-name="co2" table:number-columns-repeated="9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number-columns-repeated="66" table:default-cell-style-name="Default"/>
        <table:table-row table:style-name="ro1">
          <table:table-cell table:style-name="ce16" office:value-type="string" calcext:value-type="string">
            <text:p>Servlets</text:p>
          </table:table-cell>
          <table:table-cell office:value-type="string" calcext:value-type="string">
            <text:p>JFZ1</text:p>
          </table:table-cell>
          <table:table-cell office:value-type="string" calcext:value-type="string">
            <text:p>JFZ2</text:p>
          </table:table-cell>
          <table:table-cell office:value-type="string" calcext:value-type="string">
            <text:p>JFZ3</text:p>
          </table:table-cell>
          <table:table-cell office:value-type="string" calcext:value-type="string">
            <text:p>JFZ4</text:p>
          </table:table-cell>
          <table:table-cell office:value-type="string" calcext:value-type="string">
            <text:p>JFZ5</text:p>
          </table:table-cell>
          <table:table-cell office:value-type="string" calcext:value-type="string">
            <text:p>JFZ6</text:p>
          </table:table-cell>
          <table:table-cell office:value-type="string" calcext:value-type="string">
            <text:p>JFZ7</text:p>
          </table:table-cell>
          <table:table-cell office:value-type="string" calcext:value-type="string">
            <text:p>JFZ8</text:p>
          </table:table-cell>
          <table:table-cell office:value-type="string" calcext:value-type="string">
            <text:p>JFZ9</text:p>
          </table:table-cell>
          <table:table-cell office:value-type="string" calcext:value-type="string">
            <text:p>JFZ10</text:p>
          </table:table-cell>
          <table:table-cell office:value-type="string" calcext:value-type="string">
            <text:p>JFZ D</text:p>
          </table:table-cell>
          <table:table-cell office:value-type="string" calcext:value-type="string">
            <text:p>JFZ SA</text:p>
          </table:table-cell>
          <table:table-cell office:value-type="string" calcext:value-type="string">
            <text:p>JFZ = Time of JoFrames</text:p>
          </table:table-cell>
          <table:table-cell table:number-columns-repeated="64"/>
          <table:table-cell table:style-name="ce19"/>
        </table:table-row>
        <table:table-row table:style-name="ro1">
          <table:table-cell office:value-type="string" calcext:value-type="string">
            <text:p>Aliasing1</text:p>
          </table:table-cell>
          <table:table-cell office:value-type="float" office:value="2073" calcext:value-type="float">
            <text:p>2073</text:p>
          </table:table-cell>
          <table:table-cell office:value-type="float" office:value="1912" calcext:value-type="float">
            <text:p>1912</text:p>
          </table:table-cell>
          <table:table-cell office:value-type="float" office:value="1859" calcext:value-type="float">
            <text:p>1859</text:p>
          </table:table-cell>
          <table:table-cell office:value-type="float" office:value="1896" calcext:value-type="float">
            <text:p>1896</text:p>
          </table:table-cell>
          <table:table-cell office:value-type="float" office:value="1727" calcext:value-type="float">
            <text:p>1727</text:p>
          </table:table-cell>
          <table:table-cell office:value-type="float" office:value="1877" calcext:value-type="float">
            <text:p>1877</text:p>
          </table:table-cell>
          <table:table-cell office:value-type="float" office:value="3356" calcext:value-type="float">
            <text:p>3356</text:p>
          </table:table-cell>
          <table:table-cell office:value-type="float" office:value="1703" calcext:value-type="float">
            <text:p>1703</text:p>
          </table:table-cell>
          <table:table-cell table:number-columns-repeated="2" office:value-type="float" office:value="1315" calcext:value-type="float">
            <text:p>1315</text:p>
          </table:table-cell>
          <table:table-cell table:formula="of:=SUM([.B2:.K2])/10" office:value-type="float" office:value="1903.3" calcext:value-type="float">
            <text:p>1903,3</text:p>
          </table:table-cell>
          <table:table-cell table:formula="of:=SQRT(VAR([.B2:.K2])/10)" office:value-type="float" office:value="179.669885561765" calcext:value-type="float">
            <text:p>179,669885561765</text:p>
          </table:table-cell>
          <table:table-cell office:value-type="string" calcext:value-type="string">
            <text:p>SDGZ = Time to build the system dependence graph in JOANA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liasing2</text:p>
          </table:table-cell>
          <table:table-cell office:value-type="float" office:value="1409" calcext:value-type="float">
            <text:p>1409</text:p>
          </table:table-cell>
          <table:table-cell office:value-type="float" office:value="1252" calcext:value-type="float">
            <text:p>1252</text:p>
          </table:table-cell>
          <table:table-cell office:value-type="float" office:value="1361" calcext:value-type="float">
            <text:p>1361</text:p>
          </table:table-cell>
          <table:table-cell office:value-type="float" office:value="1263" calcext:value-type="float">
            <text:p>1263</text:p>
          </table:table-cell>
          <table:table-cell office:value-type="float" office:value="1252" calcext:value-type="float">
            <text:p>1252</text:p>
          </table:table-cell>
          <table:table-cell office:value-type="float" office:value="1394" calcext:value-type="float">
            <text:p>1394</text:p>
          </table:table-cell>
          <table:table-cell office:value-type="float" office:value="2219" calcext:value-type="float">
            <text:p>2219</text:p>
          </table:table-cell>
          <table:table-cell office:value-type="float" office:value="1344" calcext:value-type="float">
            <text:p>1344</text:p>
          </table:table-cell>
          <table:table-cell office:value-type="float" office:value="1238" calcext:value-type="float">
            <text:p>1238</text:p>
          </table:table-cell>
          <table:table-cell office:value-type="float" office:value="1222" calcext:value-type="float">
            <text:p>1222</text:p>
          </table:table-cell>
          <table:table-cell table:formula="of:=SUM([.B3:.K3])/10" office:value-type="float" office:value="1395.4" calcext:value-type="float">
            <text:p>1395,4</text:p>
          </table:table-cell>
          <table:table-cell table:formula="of:=SQRT(VAR([.B3:.K3])/10)" office:value-type="float" office:value="94.034768983487" calcext:value-type="float">
            <text:p>94,034768983487</text:p>
          </table:table-cell>
          <table:table-cell office:value-type="string" calcext:value-type="string">
            <text:p>JOZ = Time of the informaton flow control in JOANA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liasing5</text:p>
          </table:table-cell>
          <table:table-cell office:value-type="float" office:value="1278" calcext:value-type="float">
            <text:p>1278</text:p>
          </table:table-cell>
          <table:table-cell office:value-type="float" office:value="1238" calcext:value-type="float">
            <text:p>1238</text:p>
          </table:table-cell>
          <table:table-cell office:value-type="float" office:value="1226" calcext:value-type="float">
            <text:p>1226</text:p>
          </table:table-cell>
          <table:table-cell office:value-type="float" office:value="1231" calcext:value-type="float">
            <text:p>1231</text:p>
          </table:table-cell>
          <table:table-cell office:value-type="float" office:value="1245" calcext:value-type="float">
            <text:p>1245</text:p>
          </table:table-cell>
          <table:table-cell office:value-type="float" office:value="1292" calcext:value-type="float">
            <text:p>1292</text:p>
          </table:table-cell>
          <table:table-cell office:value-type="float" office:value="2010" calcext:value-type="float">
            <text:p>2010</text:p>
          </table:table-cell>
          <table:table-cell office:value-type="float" office:value="1238" calcext:value-type="float">
            <text:p>1238</text:p>
          </table:table-cell>
          <table:table-cell office:value-type="float" office:value="1273" calcext:value-type="float">
            <text:p>1273</text:p>
          </table:table-cell>
          <table:table-cell office:value-type="float" office:value="1227" calcext:value-type="float">
            <text:p>1227</text:p>
          </table:table-cell>
          <table:table-cell table:formula="of:=SUM([.B4:.K4])/10" office:value-type="float" office:value="1325.8" calcext:value-type="float">
            <text:p>1325,8</text:p>
          </table:table-cell>
          <table:table-cell table:formula="of:=SQRT(VAR([.B4:.K4])/10)" office:value-type="float" office:value="76.3762324868731" calcext:value-type="float">
            <text:p>76,3762324868731</text:p>
          </table:table-cell>
          <table:table-cell office:value-type="string" calcext:value-type="string">
            <text:p>GZ = Overall time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liasing6</text:p>
          </table:table-cell>
          <table:table-cell office:value-type="float" office:value="1226" calcext:value-type="float">
            <text:p>1226</text:p>
          </table:table-cell>
          <table:table-cell office:value-type="float" office:value="1232" calcext:value-type="float">
            <text:p>1232</text:p>
          </table:table-cell>
          <table:table-cell table:number-columns-repeated="2" office:value-type="float" office:value="1222" calcext:value-type="float">
            <text:p>1222</text:p>
          </table:table-cell>
          <table:table-cell office:value-type="float" office:value="1216" calcext:value-type="float">
            <text:p>1216</text:p>
          </table:table-cell>
          <table:table-cell office:value-type="float" office:value="1273" calcext:value-type="float">
            <text:p>1273</text:p>
          </table:table-cell>
          <table:table-cell office:value-type="float" office:value="1780" calcext:value-type="float">
            <text:p>1780</text:p>
          </table:table-cell>
          <table:table-cell office:value-type="float" office:value="1219" calcext:value-type="float">
            <text:p>1219</text:p>
          </table:table-cell>
          <table:table-cell office:value-type="float" office:value="1224" calcext:value-type="float">
            <text:p>1224</text:p>
          </table:table-cell>
          <table:table-cell office:value-type="float" office:value="1218" calcext:value-type="float">
            <text:p>1218</text:p>
          </table:table-cell>
          <table:table-cell table:formula="of:=SUM([.B5:.K5])/10" office:value-type="float" office:value="1283.2" calcext:value-type="float">
            <text:p>1283,2</text:p>
          </table:table-cell>
          <table:table-cell table:formula="of:=SQRT(VAR([.B5:.K5])/10)" office:value-type="float" office:value="55.4468313892788" calcext:value-type="float">
            <text:p>55,4468313892788</text:p>
          </table:table-cell>
          <table:table-cell office:value-type="string" calcext:value-type="string">
            <text:p>* [1-10] = Time for one run.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rrays2</text:p>
          </table:table-cell>
          <table:table-cell office:value-type="float" office:value="1212" calcext:value-type="float">
            <text:p>1212</text:p>
          </table:table-cell>
          <table:table-cell office:value-type="float" office:value="1213" calcext:value-type="float">
            <text:p>1213</text:p>
          </table:table-cell>
          <table:table-cell office:value-type="float" office:value="1725" calcext:value-type="float">
            <text:p>1725</text:p>
          </table:table-cell>
          <table:table-cell office:value-type="float" office:value="1218" calcext:value-type="float">
            <text:p>1218</text:p>
          </table:table-cell>
          <table:table-cell office:value-type="float" office:value="1213" calcext:value-type="float">
            <text:p>1213</text:p>
          </table:table-cell>
          <table:table-cell office:value-type="float" office:value="1221" calcext:value-type="float">
            <text:p>1221</text:p>
          </table:table-cell>
          <table:table-cell office:value-type="float" office:value="1216" calcext:value-type="float">
            <text:p>1216</text:p>
          </table:table-cell>
          <table:table-cell office:value-type="float" office:value="1277" calcext:value-type="float">
            <text:p>1277</text:p>
          </table:table-cell>
          <table:table-cell office:value-type="float" office:value="1678" calcext:value-type="float">
            <text:p>1678</text:p>
          </table:table-cell>
          <table:table-cell office:value-type="float" office:value="1218" calcext:value-type="float">
            <text:p>1218</text:p>
          </table:table-cell>
          <table:table-cell table:formula="of:=SUM([.B6:.K6])/10" office:value-type="float" office:value="1319.1" calcext:value-type="float">
            <text:p>1319,1</text:p>
          </table:table-cell>
          <table:table-cell table:formula="of:=SQRT(VAR([.B6:.K6])/10)" office:value-type="float" office:value="64.1194111707905" calcext:value-type="float">
            <text:p>64,1194111707905</text:p>
          </table:table-cell>
          <table:table-cell office:value-type="string" calcext:value-type="string">
            <text:p>* D = arithmetic mean value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rrays4</text:p>
          </table:table-cell>
          <table:table-cell office:value-type="float" office:value="1219" calcext:value-type="float">
            <text:p>1219</text:p>
          </table:table-cell>
          <table:table-cell office:value-type="float" office:value="1218" calcext:value-type="float">
            <text:p>1218</text:p>
          </table:table-cell>
          <table:table-cell office:value-type="float" office:value="1766" calcext:value-type="float">
            <text:p>1766</text:p>
          </table:table-cell>
          <table:table-cell office:value-type="float" office:value="1216" calcext:value-type="float">
            <text:p>1216</text:p>
          </table:table-cell>
          <table:table-cell office:value-type="float" office:value="1268" calcext:value-type="float">
            <text:p>1268</text:p>
          </table:table-cell>
          <table:table-cell office:value-type="float" office:value="1218" calcext:value-type="float">
            <text:p>1218</text:p>
          </table:table-cell>
          <table:table-cell office:value-type="float" office:value="1214" calcext:value-type="float">
            <text:p>1214</text:p>
          </table:table-cell>
          <table:table-cell office:value-type="float" office:value="1287" calcext:value-type="float">
            <text:p>1287</text:p>
          </table:table-cell>
          <table:table-cell office:value-type="float" office:value="1687" calcext:value-type="float">
            <text:p>1687</text:p>
          </table:table-cell>
          <table:table-cell office:value-type="float" office:value="1216" calcext:value-type="float">
            <text:p>1216</text:p>
          </table:table-cell>
          <table:table-cell table:formula="of:=SUM([.B7:.K7])/10" office:value-type="float" office:value="1330.9" calcext:value-type="float">
            <text:p>1330,9</text:p>
          </table:table-cell>
          <table:table-cell table:formula="of:=SQRT(VAR([.B7:.K7])/10)" office:value-type="float" office:value="66.673907940063" calcext:value-type="float">
            <text:p>66,673907940063</text:p>
          </table:table-cell>
          <table:table-cell office:value-type="string" calcext:value-type="string">
            <text:p>* SA = standard deviation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rrays5</text:p>
          </table:table-cell>
          <table:table-cell office:value-type="float" office:value="1213" calcext:value-type="float">
            <text:p>1213</text:p>
          </table:table-cell>
          <table:table-cell office:value-type="float" office:value="1211" calcext:value-type="float">
            <text:p>1211</text:p>
          </table:table-cell>
          <table:table-cell office:value-type="float" office:value="1701" calcext:value-type="float">
            <text:p>1701</text:p>
          </table:table-cell>
          <table:table-cell office:value-type="float" office:value="1216" calcext:value-type="float">
            <text:p>1216</text:p>
          </table:table-cell>
          <table:table-cell office:value-type="float" office:value="1214" calcext:value-type="float">
            <text:p>1214</text:p>
          </table:table-cell>
          <table:table-cell office:value-type="float" office:value="1216" calcext:value-type="float">
            <text:p>1216</text:p>
          </table:table-cell>
          <table:table-cell office:value-type="float" office:value="1215" calcext:value-type="float">
            <text:p>1215</text:p>
          </table:table-cell>
          <table:table-cell office:value-type="float" office:value="1211" calcext:value-type="float">
            <text:p>1211</text:p>
          </table:table-cell>
          <table:table-cell office:value-type="float" office:value="1643" calcext:value-type="float">
            <text:p>1643</text:p>
          </table:table-cell>
          <table:table-cell office:value-type="float" office:value="1226" calcext:value-type="float">
            <text:p>1226</text:p>
          </table:table-cell>
          <table:table-cell table:formula="of:=SUM([.B8:.K8])/10" office:value-type="float" office:value="1306.6" calcext:value-type="float">
            <text:p>1306,6</text:p>
          </table:table-cell>
          <table:table-cell table:formula="of:=SQRT(VAR([.B8:.K8])/10)" office:value-type="float" office:value="61.0677583599653" calcext:value-type="float">
            <text:p>61,0677583599653</text:p>
          </table:table-cell>
          <table:table-cell office:value-type="string" calcext:value-type="string">
            <text:p>All times are in milliseconds.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rrays10</text:p>
          </table:table-cell>
          <table:table-cell office:value-type="float" office:value="1219" calcext:value-type="float">
            <text:p>1219</text:p>
          </table:table-cell>
          <table:table-cell office:value-type="float" office:value="1212" calcext:value-type="float">
            <text:p>1212</text:p>
          </table:table-cell>
          <table:table-cell office:value-type="float" office:value="1805" calcext:value-type="float">
            <text:p>1805</text:p>
          </table:table-cell>
          <table:table-cell office:value-type="float" office:value="1220" calcext:value-type="float">
            <text:p>1220</text:p>
          </table:table-cell>
          <table:table-cell office:value-type="float" office:value="1208" calcext:value-type="float">
            <text:p>1208</text:p>
          </table:table-cell>
          <table:table-cell office:value-type="float" office:value="1224" calcext:value-type="float">
            <text:p>1224</text:p>
          </table:table-cell>
          <table:table-cell office:value-type="float" office:value="1274" calcext:value-type="float">
            <text:p>1274</text:p>
          </table:table-cell>
          <table:table-cell office:value-type="float" office:value="1207" calcext:value-type="float">
            <text:p>1207</text:p>
          </table:table-cell>
          <table:table-cell office:value-type="float" office:value="1209" calcext:value-type="float">
            <text:p>1209</text:p>
          </table:table-cell>
          <table:table-cell office:value-type="float" office:value="1208" calcext:value-type="float">
            <text:p>1208</text:p>
          </table:table-cell>
          <table:table-cell table:formula="of:=SUM([.B9:.K9])/10" office:value-type="float" office:value="1278.6" calcext:value-type="float">
            <text:p>1278,6</text:p>
          </table:table-cell>
          <table:table-cell table:formula="of:=SQRT(VAR([.B9:.K9])/10)" office:value-type="float" office:value="58.8274690184025" calcext:value-type="float">
            <text:p>58,827469018402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Basic4</text:p>
          </table:table-cell>
          <table:table-cell office:value-type="float" office:value="1218" calcext:value-type="float">
            <text:p>1218</text:p>
          </table:table-cell>
          <table:table-cell office:value-type="float" office:value="1206" calcext:value-type="float">
            <text:p>1206</text:p>
          </table:table-cell>
          <table:table-cell office:value-type="float" office:value="1873" calcext:value-type="float">
            <text:p>1873</text:p>
          </table:table-cell>
          <table:table-cell office:value-type="float" office:value="1212" calcext:value-type="float">
            <text:p>1212</text:p>
          </table:table-cell>
          <table:table-cell office:value-type="float" office:value="1278" calcext:value-type="float">
            <text:p>1278</text:p>
          </table:table-cell>
          <table:table-cell office:value-type="float" office:value="1220" calcext:value-type="float">
            <text:p>1220</text:p>
          </table:table-cell>
          <table:table-cell office:value-type="float" office:value="1206" calcext:value-type="float">
            <text:p>1206</text:p>
          </table:table-cell>
          <table:table-cell office:value-type="float" office:value="1207" calcext:value-type="float">
            <text:p>1207</text:p>
          </table:table-cell>
          <table:table-cell office:value-type="float" office:value="1224" calcext:value-type="float">
            <text:p>1224</text:p>
          </table:table-cell>
          <table:table-cell office:value-type="float" office:value="1221" calcext:value-type="float">
            <text:p>1221</text:p>
          </table:table-cell>
          <table:table-cell table:formula="of:=SUM([.B10:.K10])/10" office:value-type="float" office:value="1286.5" calcext:value-type="float">
            <text:p>1286,5</text:p>
          </table:table-cell>
          <table:table-cell table:formula="of:=SQRT(VAR([.B10:.K10])/10)" office:value-type="float" office:value="65.5062762048204" calcext:value-type="float">
            <text:p>65,5062762048204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Basic7</text:p>
          </table:table-cell>
          <table:table-cell office:value-type="float" office:value="1222" calcext:value-type="float">
            <text:p>1222</text:p>
          </table:table-cell>
          <table:table-cell office:value-type="float" office:value="1206" calcext:value-type="float">
            <text:p>1206</text:p>
          </table:table-cell>
          <table:table-cell office:value-type="float" office:value="1762" calcext:value-type="float">
            <text:p>1762</text:p>
          </table:table-cell>
          <table:table-cell office:value-type="float" office:value="1270" calcext:value-type="float">
            <text:p>1270</text:p>
          </table:table-cell>
          <table:table-cell office:value-type="float" office:value="1207" calcext:value-type="float">
            <text:p>1207</text:p>
          </table:table-cell>
          <table:table-cell office:value-type="float" office:value="1214" calcext:value-type="float">
            <text:p>1214</text:p>
          </table:table-cell>
          <table:table-cell office:value-type="float" office:value="1208" calcext:value-type="float">
            <text:p>1208</text:p>
          </table:table-cell>
          <table:table-cell office:value-type="float" office:value="1206" calcext:value-type="float">
            <text:p>1206</text:p>
          </table:table-cell>
          <table:table-cell table:number-columns-repeated="2" office:value-type="float" office:value="1215" calcext:value-type="float">
            <text:p>1215</text:p>
          </table:table-cell>
          <table:table-cell table:formula="of:=SUM([.B11:.K11])/10" office:value-type="float" office:value="1272.5" calcext:value-type="float">
            <text:p>1272,5</text:p>
          </table:table-cell>
          <table:table-cell table:formula="of:=SQRT(VAR([.B11:.K11])/10)" office:value-type="float" office:value="54.7211618622591" calcext:value-type="float">
            <text:p>54,721161862259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Basic8</text:p>
          </table:table-cell>
          <table:table-cell office:value-type="float" office:value="1211" calcext:value-type="float">
            <text:p>1211</text:p>
          </table:table-cell>
          <table:table-cell office:value-type="float" office:value="1264" calcext:value-type="float">
            <text:p>1264</text:p>
          </table:table-cell>
          <table:table-cell office:value-type="float" office:value="1940" calcext:value-type="float">
            <text:p>1940</text:p>
          </table:table-cell>
          <table:table-cell office:value-type="float" office:value="1213" calcext:value-type="float">
            <text:p>1213</text:p>
          </table:table-cell>
          <table:table-cell office:value-type="float" office:value="1209" calcext:value-type="float">
            <text:p>1209</text:p>
          </table:table-cell>
          <table:table-cell office:value-type="float" office:value="1211" calcext:value-type="float">
            <text:p>1211</text:p>
          </table:table-cell>
          <table:table-cell office:value-type="float" office:value="1276" calcext:value-type="float">
            <text:p>1276</text:p>
          </table:table-cell>
          <table:table-cell office:value-type="float" office:value="1210" calcext:value-type="float">
            <text:p>1210</text:p>
          </table:table-cell>
          <table:table-cell office:value-type="float" office:value="1218" calcext:value-type="float">
            <text:p>1218</text:p>
          </table:table-cell>
          <table:table-cell office:value-type="float" office:value="1212" calcext:value-type="float">
            <text:p>1212</text:p>
          </table:table-cell>
          <table:table-cell table:formula="of:=SUM([.B12:.K12])/10" office:value-type="float" office:value="1296.4" calcext:value-type="float">
            <text:p>1296,4</text:p>
          </table:table-cell>
          <table:table-cell table:formula="of:=SQRT(VAR([.B12:.K12])/10)" office:value-type="float" office:value="71.9260731584868" calcext:value-type="float">
            <text:p>71,9260731584868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Basic14</text:p>
          </table:table-cell>
          <table:table-cell office:value-type="float" office:value="1294" calcext:value-type="float">
            <text:p>1294</text:p>
          </table:table-cell>
          <table:table-cell office:value-type="float" office:value="1263" calcext:value-type="float">
            <text:p>1263</text:p>
          </table:table-cell>
          <table:table-cell office:value-type="float" office:value="1686" calcext:value-type="float">
            <text:p>1686</text:p>
          </table:table-cell>
          <table:table-cell office:value-type="float" office:value="1214" calcext:value-type="float">
            <text:p>1214</text:p>
          </table:table-cell>
          <table:table-cell office:value-type="float" office:value="1208" calcext:value-type="float">
            <text:p>1208</text:p>
          </table:table-cell>
          <table:table-cell office:value-type="float" office:value="1214" calcext:value-type="float">
            <text:p>1214</text:p>
          </table:table-cell>
          <table:table-cell office:value-type="float" office:value="1210" calcext:value-type="float">
            <text:p>1210</text:p>
          </table:table-cell>
          <table:table-cell office:value-type="float" office:value="1212" calcext:value-type="float">
            <text:p>1212</text:p>
          </table:table-cell>
          <table:table-cell office:value-type="float" office:value="1245" calcext:value-type="float">
            <text:p>1245</text:p>
          </table:table-cell>
          <table:table-cell office:value-type="float" office:value="1216" calcext:value-type="float">
            <text:p>1216</text:p>
          </table:table-cell>
          <table:table-cell table:formula="of:=SUM([.B13:.K13])/10" office:value-type="float" office:value="1276.2" calcext:value-type="float">
            <text:p>1276,2</text:p>
          </table:table-cell>
          <table:table-cell table:formula="of:=SQRT(VAR([.B13:.K13])/10)" office:value-type="float" office:value="46.4180999180277" calcext:value-type="float">
            <text:p>46,4180999180277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Basic23</text:p>
          </table:table-cell>
          <table:table-cell office:value-type="float" office:value="1208" calcext:value-type="float">
            <text:p>1208</text:p>
          </table:table-cell>
          <table:table-cell office:value-type="float" office:value="1209" calcext:value-type="float">
            <text:p>1209</text:p>
          </table:table-cell>
          <table:table-cell office:value-type="float" office:value="1572" calcext:value-type="float">
            <text:p>1572</text:p>
          </table:table-cell>
          <table:table-cell office:value-type="float" office:value="1224" calcext:value-type="float">
            <text:p>1224</text:p>
          </table:table-cell>
          <table:table-cell office:value-type="float" office:value="1210" calcext:value-type="float">
            <text:p>1210</text:p>
          </table:table-cell>
          <table:table-cell office:value-type="float" office:value="1218" calcext:value-type="float">
            <text:p>1218</text:p>
          </table:table-cell>
          <table:table-cell office:value-type="float" office:value="1224" calcext:value-type="float">
            <text:p>1224</text:p>
          </table:table-cell>
          <table:table-cell office:value-type="float" office:value="1209" calcext:value-type="float">
            <text:p>1209</text:p>
          </table:table-cell>
          <table:table-cell office:value-type="float" office:value="1230" calcext:value-type="float">
            <text:p>1230</text:p>
          </table:table-cell>
          <table:table-cell office:value-type="float" office:value="1210" calcext:value-type="float">
            <text:p>1210</text:p>
          </table:table-cell>
          <table:table-cell table:formula="of:=SUM([.B14:.K14])/10" office:value-type="float" office:value="1251.4" calcext:value-type="float">
            <text:p>1251,4</text:p>
          </table:table-cell>
          <table:table-cell table:formula="of:=SQRT(VAR([.B14:.K14])/10)" office:value-type="float" office:value="35.7096936730382" calcext:value-type="float">
            <text:p>35,7096936730382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Basic28</text:p>
          </table:table-cell>
          <table:table-cell office:value-type="float" office:value="1214" calcext:value-type="float">
            <text:p>1214</text:p>
          </table:table-cell>
          <table:table-cell office:value-type="float" office:value="1220" calcext:value-type="float">
            <text:p>1220</text:p>
          </table:table-cell>
          <table:table-cell office:value-type="float" office:value="1703" calcext:value-type="float">
            <text:p>1703</text:p>
          </table:table-cell>
          <table:table-cell office:value-type="float" office:value="1216" calcext:value-type="float">
            <text:p>1216</text:p>
          </table:table-cell>
          <table:table-cell office:value-type="float" office:value="1212" calcext:value-type="float">
            <text:p>1212</text:p>
          </table:table-cell>
          <table:table-cell office:value-type="float" office:value="1339" calcext:value-type="float">
            <text:p>1339</text:p>
          </table:table-cell>
          <table:table-cell office:value-type="float" office:value="1219" calcext:value-type="float">
            <text:p>1219</text:p>
          </table:table-cell>
          <table:table-cell office:value-type="float" office:value="1208" calcext:value-type="float">
            <text:p>1208</text:p>
          </table:table-cell>
          <table:table-cell office:value-type="float" office:value="1235" calcext:value-type="float">
            <text:p>1235</text:p>
          </table:table-cell>
          <table:table-cell office:value-type="float" office:value="1216" calcext:value-type="float">
            <text:p>1216</text:p>
          </table:table-cell>
          <table:table-cell table:formula="of:=SUM([.B15:.K15])/10" office:value-type="float" office:value="1278.2" calcext:value-type="float">
            <text:p>1278,2</text:p>
          </table:table-cell>
          <table:table-cell table:formula="of:=SQRT(VAR([.B15:.K15])/10)" office:value-type="float" office:value="48.7715308578911" calcext:value-type="float">
            <text:p>48,771530857891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Basic31</text:p>
          </table:table-cell>
          <table:table-cell office:value-type="float" office:value="1211" calcext:value-type="float">
            <text:p>1211</text:p>
          </table:table-cell>
          <table:table-cell office:value-type="float" office:value="1253" calcext:value-type="float">
            <text:p>1253</text:p>
          </table:table-cell>
          <table:table-cell office:value-type="float" office:value="1666" calcext:value-type="float">
            <text:p>1666</text:p>
          </table:table-cell>
          <table:table-cell office:value-type="float" office:value="1214" calcext:value-type="float">
            <text:p>1214</text:p>
          </table:table-cell>
          <table:table-cell table:number-columns-repeated="3" office:value-type="float" office:value="1212" calcext:value-type="float">
            <text:p>1212</text:p>
          </table:table-cell>
          <table:table-cell office:value-type="float" office:value="1208" calcext:value-type="float">
            <text:p>1208</text:p>
          </table:table-cell>
          <table:table-cell office:value-type="float" office:value="1204" calcext:value-type="float">
            <text:p>1204</text:p>
          </table:table-cell>
          <table:table-cell office:value-type="float" office:value="1216" calcext:value-type="float">
            <text:p>1216</text:p>
          </table:table-cell>
          <table:table-cell table:formula="of:=SUM([.B16:.K16])/10" office:value-type="float" office:value="1260.8" calcext:value-type="float">
            <text:p>1260,8</text:p>
          </table:table-cell>
          <table:table-cell table:formula="of:=SQRT(VAR([.B16:.K16])/10)" office:value-type="float" office:value="45.2258038439709" calcext:value-type="float">
            <text:p>45,2258038439709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Basic35</text:p>
          </table:table-cell>
          <table:table-cell office:value-type="float" office:value="1210" calcext:value-type="float">
            <text:p>1210</text:p>
          </table:table-cell>
          <table:table-cell office:value-type="float" office:value="1204" calcext:value-type="float">
            <text:p>1204</text:p>
          </table:table-cell>
          <table:table-cell office:value-type="float" office:value="1642" calcext:value-type="float">
            <text:p>1642</text:p>
          </table:table-cell>
          <table:table-cell office:value-type="float" office:value="1258" calcext:value-type="float">
            <text:p>1258</text:p>
          </table:table-cell>
          <table:table-cell office:value-type="float" office:value="1211" calcext:value-type="float">
            <text:p>1211</text:p>
          </table:table-cell>
          <table:table-cell office:value-type="float" office:value="1214" calcext:value-type="float">
            <text:p>1214</text:p>
          </table:table-cell>
          <table:table-cell office:value-type="float" office:value="1268" calcext:value-type="float">
            <text:p>1268</text:p>
          </table:table-cell>
          <table:table-cell office:value-type="float" office:value="1213" calcext:value-type="float">
            <text:p>1213</text:p>
          </table:table-cell>
          <table:table-cell office:value-type="float" office:value="1299" calcext:value-type="float">
            <text:p>1299</text:p>
          </table:table-cell>
          <table:table-cell office:value-type="float" office:value="1211" calcext:value-type="float">
            <text:p>1211</text:p>
          </table:table-cell>
          <table:table-cell table:formula="of:=SUM([.B17:.K17])/10" office:value-type="float" office:value="1273" calcext:value-type="float">
            <text:p>1273</text:p>
          </table:table-cell>
          <table:table-cell table:formula="of:=SQRT(VAR([.B17:.K17])/10)" office:value-type="float" office:value="42.2408438467899" calcext:value-type="float">
            <text:p>42,2408438467899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Collections3</text:p>
          </table:table-cell>
          <table:table-cell office:value-type="float" office:value="1272" calcext:value-type="float">
            <text:p>1272</text:p>
          </table:table-cell>
          <table:table-cell office:value-type="float" office:value="1224" calcext:value-type="float">
            <text:p>1224</text:p>
          </table:table-cell>
          <table:table-cell office:value-type="float" office:value="1220" calcext:value-type="float">
            <text:p>1220</text:p>
          </table:table-cell>
          <table:table-cell office:value-type="float" office:value="1226" calcext:value-type="float">
            <text:p>1226</text:p>
          </table:table-cell>
          <table:table-cell office:value-type="float" office:value="1242" calcext:value-type="float">
            <text:p>1242</text:p>
          </table:table-cell>
          <table:table-cell office:value-type="float" office:value="1231" calcext:value-type="float">
            <text:p>1231</text:p>
          </table:table-cell>
          <table:table-cell office:value-type="float" office:value="1757" calcext:value-type="float">
            <text:p>1757</text:p>
          </table:table-cell>
          <table:table-cell office:value-type="float" office:value="1270" calcext:value-type="float">
            <text:p>1270</text:p>
          </table:table-cell>
          <table:table-cell office:value-type="float" office:value="1246" calcext:value-type="float">
            <text:p>1246</text:p>
          </table:table-cell>
          <table:table-cell office:value-type="float" office:value="1219" calcext:value-type="float">
            <text:p>1219</text:p>
          </table:table-cell>
          <table:table-cell table:formula="of:=SUM([.B18:.K18])/10" office:value-type="float" office:value="1290.7" calcext:value-type="float">
            <text:p>1290,7</text:p>
          </table:table-cell>
          <table:table-cell table:formula="of:=SQRT(VAR([.B18:.K18])/10)" office:value-type="float" office:value="52.1666240681402" calcext:value-type="float">
            <text:p>52,1666240681402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Collections6</text:p>
          </table:table-cell>
          <table:table-cell office:value-type="float" office:value="1230" calcext:value-type="float">
            <text:p>1230</text:p>
          </table:table-cell>
          <table:table-cell table:number-columns-repeated="2" office:value-type="float" office:value="1217" calcext:value-type="float">
            <text:p>1217</text:p>
          </table:table-cell>
          <table:table-cell office:value-type="float" office:value="1225" calcext:value-type="float">
            <text:p>1225</text:p>
          </table:table-cell>
          <table:table-cell office:value-type="float" office:value="1224" calcext:value-type="float">
            <text:p>1224</text:p>
          </table:table-cell>
          <table:table-cell office:value-type="float" office:value="1238" calcext:value-type="float">
            <text:p>1238</text:p>
          </table:table-cell>
          <table:table-cell office:value-type="float" office:value="1832" calcext:value-type="float">
            <text:p>1832</text:p>
          </table:table-cell>
          <table:table-cell office:value-type="float" office:value="1226" calcext:value-type="float">
            <text:p>1226</text:p>
          </table:table-cell>
          <table:table-cell table:number-columns-repeated="2" office:value-type="float" office:value="1220" calcext:value-type="float">
            <text:p>1220</text:p>
          </table:table-cell>
          <table:table-cell table:formula="of:=SUM([.B19:.K19])/10" office:value-type="float" office:value="1284.9" calcext:value-type="float">
            <text:p>1284,9</text:p>
          </table:table-cell>
          <table:table-cell table:formula="of:=SQRT(VAR([.B19:.K19])/10)" office:value-type="float" office:value="60.8224099781944" calcext:value-type="float">
            <text:p>60,8224099781944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Collections7</text:p>
          </table:table-cell>
          <table:table-cell office:value-type="float" office:value="1223" calcext:value-type="float">
            <text:p>1223</text:p>
          </table:table-cell>
          <table:table-cell office:value-type="float" office:value="1334" calcext:value-type="float">
            <text:p>1334</text:p>
          </table:table-cell>
          <table:table-cell office:value-type="float" office:value="1340" calcext:value-type="float">
            <text:p>1340</text:p>
          </table:table-cell>
          <table:table-cell office:value-type="float" office:value="1313" calcext:value-type="float">
            <text:p>1313</text:p>
          </table:table-cell>
          <table:table-cell office:value-type="float" office:value="1347" calcext:value-type="float">
            <text:p>1347</text:p>
          </table:table-cell>
          <table:table-cell office:value-type="float" office:value="1330" calcext:value-type="float">
            <text:p>1330</text:p>
          </table:table-cell>
          <table:table-cell office:value-type="float" office:value="1308" calcext:value-type="float">
            <text:p>1308</text:p>
          </table:table-cell>
          <table:table-cell office:value-type="float" office:value="1334" calcext:value-type="float">
            <text:p>1334</text:p>
          </table:table-cell>
          <table:table-cell office:value-type="float" office:value="1239" calcext:value-type="float">
            <text:p>1239</text:p>
          </table:table-cell>
          <table:table-cell office:value-type="float" office:value="1224" calcext:value-type="float">
            <text:p>1224</text:p>
          </table:table-cell>
          <table:table-cell table:formula="of:=SUM([.B20:.K20])/10" office:value-type="float" office:value="1299.2" calcext:value-type="float">
            <text:p>1299,2</text:p>
          </table:table-cell>
          <table:table-cell table:formula="of:=SQRT(VAR([.B20:.K20])/10)" office:value-type="float" office:value="15.8722679188857" calcext:value-type="float">
            <text:p>15,8722679188857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Collections8</text:p>
          </table:table-cell>
          <table:table-cell office:value-type="float" office:value="1255" calcext:value-type="float">
            <text:p>1255</text:p>
          </table:table-cell>
          <table:table-cell office:value-type="float" office:value="1228" calcext:value-type="float">
            <text:p>1228</text:p>
          </table:table-cell>
          <table:table-cell office:value-type="float" office:value="1966" calcext:value-type="float">
            <text:p>1966</text:p>
          </table:table-cell>
          <table:table-cell office:value-type="float" office:value="1262" calcext:value-type="float">
            <text:p>1262</text:p>
          </table:table-cell>
          <table:table-cell office:value-type="float" office:value="1217" calcext:value-type="float">
            <text:p>1217</text:p>
          </table:table-cell>
          <table:table-cell office:value-type="float" office:value="1268" calcext:value-type="float">
            <text:p>1268</text:p>
          </table:table-cell>
          <table:table-cell office:value-type="float" office:value="1234" calcext:value-type="float">
            <text:p>1234</text:p>
          </table:table-cell>
          <table:table-cell office:value-type="float" office:value="1215" calcext:value-type="float">
            <text:p>1215</text:p>
          </table:table-cell>
          <table:table-cell office:value-type="float" office:value="1774" calcext:value-type="float">
            <text:p>1774</text:p>
          </table:table-cell>
          <table:table-cell office:value-type="float" office:value="1221" calcext:value-type="float">
            <text:p>1221</text:p>
          </table:table-cell>
          <table:table-cell table:formula="of:=SUM([.B21:.K21])/10" office:value-type="float" office:value="1364" calcext:value-type="float">
            <text:p>1364</text:p>
          </table:table-cell>
          <table:table-cell table:formula="of:=SQRT(VAR([.B21:.K21])/10)" office:value-type="float" office:value="85.742508581087" calcext:value-type="float">
            <text:p>85,742508581087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Collections11</text:p>
          </table:table-cell>
          <table:table-cell office:value-type="float" office:value="1211" calcext:value-type="float">
            <text:p>1211</text:p>
          </table:table-cell>
          <table:table-cell office:value-type="float" office:value="1206" calcext:value-type="float">
            <text:p>1206</text:p>
          </table:table-cell>
          <table:table-cell office:value-type="float" office:value="1201" calcext:value-type="float">
            <text:p>1201</text:p>
          </table:table-cell>
          <table:table-cell office:value-type="float" office:value="1209" calcext:value-type="float">
            <text:p>1209</text:p>
          </table:table-cell>
          <table:table-cell office:value-type="float" office:value="1259" calcext:value-type="float">
            <text:p>1259</text:p>
          </table:table-cell>
          <table:table-cell office:value-type="float" office:value="1225" calcext:value-type="float">
            <text:p>1225</text:p>
          </table:table-cell>
          <table:table-cell office:value-type="float" office:value="1208" calcext:value-type="float">
            <text:p>1208</text:p>
          </table:table-cell>
          <table:table-cell office:value-type="float" office:value="1209" calcext:value-type="float">
            <text:p>1209</text:p>
          </table:table-cell>
          <table:table-cell office:value-type="float" office:value="1220" calcext:value-type="float">
            <text:p>1220</text:p>
          </table:table-cell>
          <table:table-cell office:value-type="float" office:value="1215" calcext:value-type="float">
            <text:p>1215</text:p>
          </table:table-cell>
          <table:table-cell table:formula="of:=SUM([.B22:.K22])/10" office:value-type="float" office:value="1216.3" calcext:value-type="float">
            <text:p>1216,3</text:p>
          </table:table-cell>
          <table:table-cell table:formula="of:=SQRT(VAR([.B22:.K22])/10)" office:value-type="float" office:value="5.22610966419786" calcext:value-type="float">
            <text:p>5,22610966419786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Collections13</text:p>
          </table:table-cell>
          <table:table-cell office:value-type="float" office:value="1208" calcext:value-type="float">
            <text:p>1208</text:p>
          </table:table-cell>
          <table:table-cell office:value-type="float" office:value="1207" calcext:value-type="float">
            <text:p>1207</text:p>
          </table:table-cell>
          <table:table-cell office:value-type="float" office:value="1757" calcext:value-type="float">
            <text:p>1757</text:p>
          </table:table-cell>
          <table:table-cell office:value-type="float" office:value="1211" calcext:value-type="float">
            <text:p>1211</text:p>
          </table:table-cell>
          <table:table-cell office:value-type="float" office:value="1254" calcext:value-type="float">
            <text:p>1254</text:p>
          </table:table-cell>
          <table:table-cell office:value-type="float" office:value="1212" calcext:value-type="float">
            <text:p>1212</text:p>
          </table:table-cell>
          <table:table-cell office:value-type="float" office:value="1213" calcext:value-type="float">
            <text:p>1213</text:p>
          </table:table-cell>
          <table:table-cell office:value-type="float" office:value="1209" calcext:value-type="float">
            <text:p>1209</text:p>
          </table:table-cell>
          <table:table-cell office:value-type="float" office:value="1218" calcext:value-type="float">
            <text:p>1218</text:p>
          </table:table-cell>
          <table:table-cell office:value-type="float" office:value="1214" calcext:value-type="float">
            <text:p>1214</text:p>
          </table:table-cell>
          <table:table-cell table:formula="of:=SUM([.B23:.K23])/10" office:value-type="float" office:value="1270.3" calcext:value-type="float">
            <text:p>1270,3</text:p>
          </table:table-cell>
          <table:table-cell table:formula="of:=SQRT(VAR([.B23:.K23])/10)" office:value-type="float" office:value="54.2516871217436" calcext:value-type="float">
            <text:p>54,2516871217436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Collections14</text:p>
          </table:table-cell>
          <table:table-cell office:value-type="float" office:value="1244" calcext:value-type="float">
            <text:p>1244</text:p>
          </table:table-cell>
          <table:table-cell office:value-type="float" office:value="1206" calcext:value-type="float">
            <text:p>1206</text:p>
          </table:table-cell>
          <table:table-cell office:value-type="float" office:value="1782" calcext:value-type="float">
            <text:p>1782</text:p>
          </table:table-cell>
          <table:table-cell office:value-type="float" office:value="1209" calcext:value-type="float">
            <text:p>1209</text:p>
          </table:table-cell>
          <table:table-cell office:value-type="float" office:value="1206" calcext:value-type="float">
            <text:p>1206</text:p>
          </table:table-cell>
          <table:table-cell office:value-type="float" office:value="1221" calcext:value-type="float">
            <text:p>1221</text:p>
          </table:table-cell>
          <table:table-cell office:value-type="float" office:value="1208" calcext:value-type="float">
            <text:p>1208</text:p>
          </table:table-cell>
          <table:table-cell office:value-type="float" office:value="1210" calcext:value-type="float">
            <text:p>1210</text:p>
          </table:table-cell>
          <table:table-cell office:value-type="float" office:value="1219" calcext:value-type="float">
            <text:p>1219</text:p>
          </table:table-cell>
          <table:table-cell office:value-type="float" office:value="1217" calcext:value-type="float">
            <text:p>1217</text:p>
          </table:table-cell>
          <table:table-cell table:formula="of:=SUM([.B24:.K24])/10" office:value-type="float" office:value="1272.2" calcext:value-type="float">
            <text:p>1272,2</text:p>
          </table:table-cell>
          <table:table-cell table:formula="of:=SQRT(VAR([.B24:.K24])/10)" office:value-type="float" office:value="56.7587095617149" calcext:value-type="float">
            <text:p>56,7587095617149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Datastructures2</text:p>
          </table:table-cell>
          <table:table-cell table:number-columns-repeated="2" office:value-type="float" office:value="1209" calcext:value-type="float">
            <text:p>1209</text:p>
          </table:table-cell>
          <table:table-cell office:value-type="float" office:value="1789" calcext:value-type="float">
            <text:p>1789</text:p>
          </table:table-cell>
          <table:table-cell office:value-type="float" office:value="1213" calcext:value-type="float">
            <text:p>1213</text:p>
          </table:table-cell>
          <table:table-cell office:value-type="float" office:value="1206" calcext:value-type="float">
            <text:p>1206</text:p>
          </table:table-cell>
          <table:table-cell office:value-type="float" office:value="1217" calcext:value-type="float">
            <text:p>1217</text:p>
          </table:table-cell>
          <table:table-cell office:value-type="float" office:value="1218" calcext:value-type="float">
            <text:p>1218</text:p>
          </table:table-cell>
          <table:table-cell office:value-type="float" office:value="1207" calcext:value-type="float">
            <text:p>1207</text:p>
          </table:table-cell>
          <table:table-cell office:value-type="float" office:value="1206" calcext:value-type="float">
            <text:p>1206</text:p>
          </table:table-cell>
          <table:table-cell office:value-type="float" office:value="1218" calcext:value-type="float">
            <text:p>1218</text:p>
          </table:table-cell>
          <table:table-cell table:formula="of:=SUM([.B25:.K25])/10" office:value-type="float" office:value="1269.2" calcext:value-type="float">
            <text:p>1269,2</text:p>
          </table:table-cell>
          <table:table-cell table:formula="of:=SQRT(VAR([.B25:.K25])/10)" office:value-type="float" office:value="57.7757734695088" calcext:value-type="float">
            <text:p>57,7757734695088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Datastructures4</text:p>
          </table:table-cell>
          <table:table-cell office:value-type="float" office:value="1209" calcext:value-type="float">
            <text:p>1209</text:p>
          </table:table-cell>
          <table:table-cell office:value-type="float" office:value="1205" calcext:value-type="float">
            <text:p>1205</text:p>
          </table:table-cell>
          <table:table-cell office:value-type="float" office:value="1678" calcext:value-type="float">
            <text:p>1678</text:p>
          </table:table-cell>
          <table:table-cell office:value-type="float" office:value="1212" calcext:value-type="float">
            <text:p>1212</text:p>
          </table:table-cell>
          <table:table-cell office:value-type="float" office:value="1210" calcext:value-type="float">
            <text:p>1210</text:p>
          </table:table-cell>
          <table:table-cell office:value-type="float" office:value="1286" calcext:value-type="float">
            <text:p>1286</text:p>
          </table:table-cell>
          <table:table-cell office:value-type="float" office:value="1301" calcext:value-type="float">
            <text:p>1301</text:p>
          </table:table-cell>
          <table:table-cell office:value-type="float" office:value="1204" calcext:value-type="float">
            <text:p>1204</text:p>
          </table:table-cell>
          <table:table-cell office:value-type="float" office:value="1205" calcext:value-type="float">
            <text:p>1205</text:p>
          </table:table-cell>
          <table:table-cell office:value-type="float" office:value="1216" calcext:value-type="float">
            <text:p>1216</text:p>
          </table:table-cell>
          <table:table-cell table:formula="of:=SUM([.B26:.K26])/10" office:value-type="float" office:value="1272.6" calcext:value-type="float">
            <text:p>1272,6</text:p>
          </table:table-cell>
          <table:table-cell table:formula="of:=SQRT(VAR([.B26:.K26])/10)" office:value-type="float" office:value="46.4304019175176" calcext:value-type="float">
            <text:p>46,4304019175176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Datastructures6</text:p>
          </table:table-cell>
          <table:table-cell office:value-type="float" office:value="1211" calcext:value-type="float">
            <text:p>1211</text:p>
          </table:table-cell>
          <table:table-cell office:value-type="float" office:value="1216" calcext:value-type="float">
            <text:p>1216</text:p>
          </table:table-cell>
          <table:table-cell office:value-type="float" office:value="1310" calcext:value-type="float">
            <text:p>1310</text:p>
          </table:table-cell>
          <table:table-cell office:value-type="float" office:value="1213" calcext:value-type="float">
            <text:p>1213</text:p>
          </table:table-cell>
          <table:table-cell office:value-type="float" office:value="1210" calcext:value-type="float">
            <text:p>1210</text:p>
          </table:table-cell>
          <table:table-cell office:value-type="float" office:value="1215" calcext:value-type="float">
            <text:p>1215</text:p>
          </table:table-cell>
          <table:table-cell table:number-columns-repeated="2" office:value-type="float" office:value="1221" calcext:value-type="float">
            <text:p>1221</text:p>
          </table:table-cell>
          <table:table-cell office:value-type="float" office:value="1243" calcext:value-type="float">
            <text:p>1243</text:p>
          </table:table-cell>
          <table:table-cell office:value-type="float" office:value="1214" calcext:value-type="float">
            <text:p>1214</text:p>
          </table:table-cell>
          <table:table-cell table:formula="of:=SUM([.B27:.K27])/10" office:value-type="float" office:value="1227.4" calcext:value-type="float">
            <text:p>1227,4</text:p>
          </table:table-cell>
          <table:table-cell table:formula="of:=SQRT(VAR([.B27:.K27])/10)" office:value-type="float" office:value="9.65539572812356" calcext:value-type="float">
            <text:p>9,65539572812356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Inter2</text:p>
          </table:table-cell>
          <table:table-cell office:value-type="float" office:value="1264" calcext:value-type="float">
            <text:p>1264</text:p>
          </table:table-cell>
          <table:table-cell office:value-type="float" office:value="1269" calcext:value-type="float">
            <text:p>1269</text:p>
          </table:table-cell>
          <table:table-cell office:value-type="float" office:value="1729" calcext:value-type="float">
            <text:p>1729</text:p>
          </table:table-cell>
          <table:table-cell office:value-type="float" office:value="1213" calcext:value-type="float">
            <text:p>1213</text:p>
          </table:table-cell>
          <table:table-cell office:value-type="float" office:value="1209" calcext:value-type="float">
            <text:p>1209</text:p>
          </table:table-cell>
          <table:table-cell office:value-type="float" office:value="1212" calcext:value-type="float">
            <text:p>1212</text:p>
          </table:table-cell>
          <table:table-cell office:value-type="float" office:value="1211" calcext:value-type="float">
            <text:p>1211</text:p>
          </table:table-cell>
          <table:table-cell office:value-type="float" office:value="1203" calcext:value-type="float">
            <text:p>1203</text:p>
          </table:table-cell>
          <table:table-cell office:value-type="float" office:value="1214" calcext:value-type="float">
            <text:p>1214</text:p>
          </table:table-cell>
          <table:table-cell office:value-type="float" office:value="1272" calcext:value-type="float">
            <text:p>1272</text:p>
          </table:table-cell>
          <table:table-cell table:formula="of:=SUM([.B28:.K28])/10" office:value-type="float" office:value="1279.6" calcext:value-type="float">
            <text:p>1279,6</text:p>
          </table:table-cell>
          <table:table-cell table:formula="of:=SQRT(VAR([.B28:.K28])/10)" office:value-type="float" office:value="50.6886355880465" calcext:value-type="float">
            <text:p>50,688635588046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Inter3</text:p>
          </table:table-cell>
          <table:table-cell office:value-type="float" office:value="1211" calcext:value-type="float">
            <text:p>1211</text:p>
          </table:table-cell>
          <table:table-cell office:value-type="float" office:value="1257" calcext:value-type="float">
            <text:p>1257</text:p>
          </table:table-cell>
          <table:table-cell office:value-type="float" office:value="1735" calcext:value-type="float">
            <text:p>1735</text:p>
          </table:table-cell>
          <table:table-cell office:value-type="float" office:value="1221" calcext:value-type="float">
            <text:p>1221</text:p>
          </table:table-cell>
          <table:table-cell office:value-type="float" office:value="1208" calcext:value-type="float">
            <text:p>1208</text:p>
          </table:table-cell>
          <table:table-cell office:value-type="float" office:value="1216" calcext:value-type="float">
            <text:p>1216</text:p>
          </table:table-cell>
          <table:table-cell office:value-type="float" office:value="1210" calcext:value-type="float">
            <text:p>1210</text:p>
          </table:table-cell>
          <table:table-cell office:value-type="float" office:value="1209" calcext:value-type="float">
            <text:p>1209</text:p>
          </table:table-cell>
          <table:table-cell office:value-type="float" office:value="1273" calcext:value-type="float">
            <text:p>1273</text:p>
          </table:table-cell>
          <table:table-cell office:value-type="float" office:value="1210" calcext:value-type="float">
            <text:p>1210</text:p>
          </table:table-cell>
          <table:table-cell table:formula="of:=SUM([.B29:.K29])/10" office:value-type="float" office:value="1275" calcext:value-type="float">
            <text:p>1275</text:p>
          </table:table-cell>
          <table:table-cell table:formula="of:=SQRT(VAR([.B29:.K29])/10)" office:value-type="float" office:value="51.6092153700394" calcext:value-type="float">
            <text:p>51,6092153700394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Inter4</text:p>
          </table:table-cell>
          <table:table-cell office:value-type="float" office:value="1212" calcext:value-type="float">
            <text:p>1212</text:p>
          </table:table-cell>
          <table:table-cell office:value-type="float" office:value="1205" calcext:value-type="float">
            <text:p>1205</text:p>
          </table:table-cell>
          <table:table-cell office:value-type="float" office:value="1718" calcext:value-type="float">
            <text:p>1718</text:p>
          </table:table-cell>
          <table:table-cell office:value-type="float" office:value="1252" calcext:value-type="float">
            <text:p>1252</text:p>
          </table:table-cell>
          <table:table-cell office:value-type="float" office:value="1221" calcext:value-type="float">
            <text:p>1221</text:p>
          </table:table-cell>
          <table:table-cell office:value-type="float" office:value="1211" calcext:value-type="float">
            <text:p>1211</text:p>
          </table:table-cell>
          <table:table-cell office:value-type="float" office:value="1236" calcext:value-type="float">
            <text:p>1236</text:p>
          </table:table-cell>
          <table:table-cell office:value-type="float" office:value="1204" calcext:value-type="float">
            <text:p>1204</text:p>
          </table:table-cell>
          <table:table-cell office:value-type="float" office:value="1229" calcext:value-type="float">
            <text:p>1229</text:p>
          </table:table-cell>
          <table:table-cell office:value-type="float" office:value="1256" calcext:value-type="float">
            <text:p>1256</text:p>
          </table:table-cell>
          <table:table-cell table:formula="of:=SUM([.B30:.K30])/10" office:value-type="float" office:value="1274.4" calcext:value-type="float">
            <text:p>1274,4</text:p>
          </table:table-cell>
          <table:table-cell table:formula="of:=SQRT(VAR([.B30:.K30])/10)" office:value-type="float" office:value="49.6313520983573" calcext:value-type="float">
            <text:p>49,6313520983573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Inter7</text:p>
          </table:table-cell>
          <table:table-cell office:value-type="float" office:value="1212" calcext:value-type="float">
            <text:p>1212</text:p>
          </table:table-cell>
          <table:table-cell office:value-type="float" office:value="1205" calcext:value-type="float">
            <text:p>1205</text:p>
          </table:table-cell>
          <table:table-cell office:value-type="float" office:value="1750" calcext:value-type="float">
            <text:p>1750</text:p>
          </table:table-cell>
          <table:table-cell office:value-type="float" office:value="1212" calcext:value-type="float">
            <text:p>1212</text:p>
          </table:table-cell>
          <table:table-cell office:value-type="float" office:value="1221" calcext:value-type="float">
            <text:p>1221</text:p>
          </table:table-cell>
          <table:table-cell office:value-type="float" office:value="1219" calcext:value-type="float">
            <text:p>1219</text:p>
          </table:table-cell>
          <table:table-cell office:value-type="float" office:value="1210" calcext:value-type="float">
            <text:p>1210</text:p>
          </table:table-cell>
          <table:table-cell office:value-type="float" office:value="1218" calcext:value-type="float">
            <text:p>1218</text:p>
          </table:table-cell>
          <table:table-cell office:value-type="float" office:value="1215" calcext:value-type="float">
            <text:p>1215</text:p>
          </table:table-cell>
          <table:table-cell office:value-type="float" office:value="1271" calcext:value-type="float">
            <text:p>1271</text:p>
          </table:table-cell>
          <table:table-cell table:formula="of:=SUM([.B31:.K31])/10" office:value-type="float" office:value="1273.3" calcext:value-type="float">
            <text:p>1273,3</text:p>
          </table:table-cell>
          <table:table-cell table:formula="of:=SQRT(VAR([.B31:.K31])/10)" office:value-type="float" office:value="53.2891587890487" calcext:value-type="float">
            <text:p>53,2891587890487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Inter8</text:p>
          </table:table-cell>
          <table:table-cell office:value-type="float" office:value="1207" calcext:value-type="float">
            <text:p>1207</text:p>
          </table:table-cell>
          <table:table-cell office:value-type="float" office:value="1258" calcext:value-type="float">
            <text:p>1258</text:p>
          </table:table-cell>
          <table:table-cell office:value-type="float" office:value="1749" calcext:value-type="float">
            <text:p>1749</text:p>
          </table:table-cell>
          <table:table-cell office:value-type="float" office:value="1210" calcext:value-type="float">
            <text:p>1210</text:p>
          </table:table-cell>
          <table:table-cell office:value-type="float" office:value="1209" calcext:value-type="float">
            <text:p>1209</text:p>
          </table:table-cell>
          <table:table-cell office:value-type="float" office:value="1210" calcext:value-type="float">
            <text:p>1210</text:p>
          </table:table-cell>
          <table:table-cell office:value-type="float" office:value="1220" calcext:value-type="float">
            <text:p>1220</text:p>
          </table:table-cell>
          <table:table-cell office:value-type="float" office:value="1206" calcext:value-type="float">
            <text:p>1206</text:p>
          </table:table-cell>
          <table:table-cell office:value-type="float" office:value="1216" calcext:value-type="float">
            <text:p>1216</text:p>
          </table:table-cell>
          <table:table-cell office:value-type="float" office:value="1275" calcext:value-type="float">
            <text:p>1275</text:p>
          </table:table-cell>
          <table:table-cell table:formula="of:=SUM([.B32:.K32])/10" office:value-type="float" office:value="1276" calcext:value-type="float">
            <text:p>1276</text:p>
          </table:table-cell>
          <table:table-cell table:formula="of:=SQRT(VAR([.B32:.K32])/10)" office:value-type="float" office:value="53.088186591327" calcext:value-type="float">
            <text:p>53,088186591327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Inter11</text:p>
          </table:table-cell>
          <table:table-cell office:value-type="float" office:value="1218" calcext:value-type="float">
            <text:p>1218</text:p>
          </table:table-cell>
          <table:table-cell office:value-type="float" office:value="1203" calcext:value-type="float">
            <text:p>1203</text:p>
          </table:table-cell>
          <table:table-cell office:value-type="float" office:value="1251" calcext:value-type="float">
            <text:p>1251</text:p>
          </table:table-cell>
          <table:table-cell office:value-type="float" office:value="1246" calcext:value-type="float">
            <text:p>1246</text:p>
          </table:table-cell>
          <table:table-cell office:value-type="float" office:value="1235" calcext:value-type="float">
            <text:p>1235</text:p>
          </table:table-cell>
          <table:table-cell office:value-type="float" office:value="1216" calcext:value-type="float">
            <text:p>1216</text:p>
          </table:table-cell>
          <table:table-cell office:value-type="float" office:value="1213" calcext:value-type="float">
            <text:p>1213</text:p>
          </table:table-cell>
          <table:table-cell office:value-type="float" office:value="1204" calcext:value-type="float">
            <text:p>1204</text:p>
          </table:table-cell>
          <table:table-cell office:value-type="float" office:value="1218" calcext:value-type="float">
            <text:p>1218</text:p>
          </table:table-cell>
          <table:table-cell office:value-type="float" office:value="1212" calcext:value-type="float">
            <text:p>1212</text:p>
          </table:table-cell>
          <table:table-cell table:formula="of:=SUM([.B33:.K33])/10" office:value-type="float" office:value="1221.6" calcext:value-type="float">
            <text:p>1221,6</text:p>
          </table:table-cell>
          <table:table-cell table:formula="of:=SQRT(VAR([.B33:.K33])/10)" office:value-type="float" office:value="5.28982251330063" calcext:value-type="float">
            <text:p>5,28982251330063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Inter13</text:p>
          </table:table-cell>
          <table:table-cell office:value-type="float" office:value="1209" calcext:value-type="float">
            <text:p>1209</text:p>
          </table:table-cell>
          <table:table-cell office:value-type="float" office:value="1207" calcext:value-type="float">
            <text:p>1207</text:p>
          </table:table-cell>
          <table:table-cell office:value-type="float" office:value="1214" calcext:value-type="float">
            <text:p>1214</text:p>
          </table:table-cell>
          <table:table-cell office:value-type="float" office:value="1209" calcext:value-type="float">
            <text:p>1209</text:p>
          </table:table-cell>
          <table:table-cell office:value-type="float" office:value="1205" calcext:value-type="float">
            <text:p>1205</text:p>
          </table:table-cell>
          <table:table-cell office:value-type="float" office:value="1257" calcext:value-type="float">
            <text:p>1257</text:p>
          </table:table-cell>
          <table:table-cell office:value-type="float" office:value="1296" calcext:value-type="float">
            <text:p>1296</text:p>
          </table:table-cell>
          <table:table-cell office:value-type="float" office:value="1204" calcext:value-type="float">
            <text:p>1204</text:p>
          </table:table-cell>
          <table:table-cell office:value-type="float" office:value="1218" calcext:value-type="float">
            <text:p>1218</text:p>
          </table:table-cell>
          <table:table-cell office:value-type="float" office:value="1212" calcext:value-type="float">
            <text:p>1212</text:p>
          </table:table-cell>
          <table:table-cell table:formula="of:=SUM([.B34:.K34])/10" office:value-type="float" office:value="1223.1" calcext:value-type="float">
            <text:p>1223,1</text:p>
          </table:table-cell>
          <table:table-cell table:formula="of:=SQRT(VAR([.B34:.K34])/10)" office:value-type="float" office:value="9.4545109750731" calcext:value-type="float">
            <text:p>9,454510975073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Pred1</text:p>
          </table:table-cell>
          <table:table-cell office:value-type="float" office:value="1224" calcext:value-type="float">
            <text:p>1224</text:p>
          </table:table-cell>
          <table:table-cell office:value-type="float" office:value="1217" calcext:value-type="float">
            <text:p>1217</text:p>
          </table:table-cell>
          <table:table-cell office:value-type="float" office:value="1760" calcext:value-type="float">
            <text:p>1760</text:p>
          </table:table-cell>
          <table:table-cell office:value-type="float" office:value="1217" calcext:value-type="float">
            <text:p>1217</text:p>
          </table:table-cell>
          <table:table-cell office:value-type="float" office:value="1212" calcext:value-type="float">
            <text:p>1212</text:p>
          </table:table-cell>
          <table:table-cell office:value-type="float" office:value="1222" calcext:value-type="float">
            <text:p>1222</text:p>
          </table:table-cell>
          <table:table-cell office:value-type="float" office:value="1230" calcext:value-type="float">
            <text:p>1230</text:p>
          </table:table-cell>
          <table:table-cell office:value-type="float" office:value="1209" calcext:value-type="float">
            <text:p>1209</text:p>
          </table:table-cell>
          <table:table-cell office:value-type="float" office:value="1666" calcext:value-type="float">
            <text:p>1666</text:p>
          </table:table-cell>
          <table:table-cell office:value-type="float" office:value="1291" calcext:value-type="float">
            <text:p>1291</text:p>
          </table:table-cell>
          <table:table-cell table:formula="of:=SUM([.B35:.K35])/10" office:value-type="float" office:value="1324.8" calcext:value-type="float">
            <text:p>1324,8</text:p>
          </table:table-cell>
          <table:table-cell table:formula="of:=SQRT(VAR([.B35:.K35])/10)" office:value-type="float" office:value="65.493816502018" calcext:value-type="float">
            <text:p>65,493816502018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Pred3</text:p>
          </table:table-cell>
          <table:table-cell office:value-type="float" office:value="1221" calcext:value-type="float">
            <text:p>1221</text:p>
          </table:table-cell>
          <table:table-cell office:value-type="float" office:value="1215" calcext:value-type="float">
            <text:p>1215</text:p>
          </table:table-cell>
          <table:table-cell office:value-type="float" office:value="1755" calcext:value-type="float">
            <text:p>1755</text:p>
          </table:table-cell>
          <table:table-cell office:value-type="float" office:value="1248" calcext:value-type="float">
            <text:p>1248</text:p>
          </table:table-cell>
          <table:table-cell office:value-type="float" office:value="1215" calcext:value-type="float">
            <text:p>1215</text:p>
          </table:table-cell>
          <table:table-cell office:value-type="float" office:value="1228" calcext:value-type="float">
            <text:p>1228</text:p>
          </table:table-cell>
          <table:table-cell office:value-type="float" office:value="1216" calcext:value-type="float">
            <text:p>1216</text:p>
          </table:table-cell>
          <table:table-cell office:value-type="float" office:value="1252" calcext:value-type="float">
            <text:p>1252</text:p>
          </table:table-cell>
          <table:table-cell office:value-type="float" office:value="1751" calcext:value-type="float">
            <text:p>1751</text:p>
          </table:table-cell>
          <table:table-cell office:value-type="float" office:value="1221" calcext:value-type="float">
            <text:p>1221</text:p>
          </table:table-cell>
          <table:table-cell table:formula="of:=SUM([.B36:.K36])/10" office:value-type="float" office:value="1332.2" calcext:value-type="float">
            <text:p>1332,2</text:p>
          </table:table-cell>
          <table:table-cell table:formula="of:=SQRT(VAR([.B36:.K36])/10)" office:value-type="float" office:value="70.2564825004308" calcext:value-type="float">
            <text:p>70,2564825004308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Pred7</text:p>
          </table:table-cell>
          <table:table-cell office:value-type="float" office:value="1268" calcext:value-type="float">
            <text:p>1268</text:p>
          </table:table-cell>
          <table:table-cell office:value-type="float" office:value="1261" calcext:value-type="float">
            <text:p>1261</text:p>
          </table:table-cell>
          <table:table-cell office:value-type="float" office:value="1788" calcext:value-type="float">
            <text:p>1788</text:p>
          </table:table-cell>
          <table:table-cell office:value-type="float" office:value="1214" calcext:value-type="float">
            <text:p>1214</text:p>
          </table:table-cell>
          <table:table-cell office:value-type="float" office:value="1212" calcext:value-type="float">
            <text:p>1212</text:p>
          </table:table-cell>
          <table:table-cell office:value-type="float" office:value="1214" calcext:value-type="float">
            <text:p>1214</text:p>
          </table:table-cell>
          <table:table-cell office:value-type="float" office:value="1202" calcext:value-type="float">
            <text:p>1202</text:p>
          </table:table-cell>
          <table:table-cell office:value-type="float" office:value="1223" calcext:value-type="float">
            <text:p>1223</text:p>
          </table:table-cell>
          <table:table-cell office:value-type="float" office:value="1772" calcext:value-type="float">
            <text:p>1772</text:p>
          </table:table-cell>
          <table:table-cell office:value-type="float" office:value="1232" calcext:value-type="float">
            <text:p>1232</text:p>
          </table:table-cell>
          <table:table-cell table:formula="of:=SUM([.B37:.K37])/10" office:value-type="float" office:value="1338.6" calcext:value-type="float">
            <text:p>1338,6</text:p>
          </table:table-cell>
          <table:table-cell table:formula="of:=SQRT(VAR([.B37:.K37])/10)" office:value-type="float" office:value="73.8817674095277" calcext:value-type="float">
            <text:p>73,8817674095277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Pred9</text:p>
          </table:table-cell>
          <table:table-cell office:value-type="float" office:value="1216" calcext:value-type="float">
            <text:p>1216</text:p>
          </table:table-cell>
          <table:table-cell office:value-type="float" office:value="1210" calcext:value-type="float">
            <text:p>1210</text:p>
          </table:table-cell>
          <table:table-cell office:value-type="float" office:value="1770" calcext:value-type="float">
            <text:p>1770</text:p>
          </table:table-cell>
          <table:table-cell office:value-type="float" office:value="1216" calcext:value-type="float">
            <text:p>1216</text:p>
          </table:table-cell>
          <table:table-cell office:value-type="float" office:value="1214" calcext:value-type="float">
            <text:p>1214</text:p>
          </table:table-cell>
          <table:table-cell office:value-type="float" office:value="1216" calcext:value-type="float">
            <text:p>1216</text:p>
          </table:table-cell>
          <table:table-cell office:value-type="float" office:value="1222" calcext:value-type="float">
            <text:p>1222</text:p>
          </table:table-cell>
          <table:table-cell office:value-type="float" office:value="1212" calcext:value-type="float">
            <text:p>1212</text:p>
          </table:table-cell>
          <table:table-cell office:value-type="float" office:value="1748" calcext:value-type="float">
            <text:p>1748</text:p>
          </table:table-cell>
          <table:table-cell office:value-type="float" office:value="1211" calcext:value-type="float">
            <text:p>1211</text:p>
          </table:table-cell>
          <table:table-cell table:formula="of:=SUM([.B38:.K38])/10" office:value-type="float" office:value="1323.5" calcext:value-type="float">
            <text:p>1323,5</text:p>
          </table:table-cell>
          <table:table-cell table:formula="of:=SQRT(VAR([.B38:.K38])/10)" office:value-type="float" office:value="72.6096488843674" calcext:value-type="float">
            <text:p>72,6096488843674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Sanitizers2</text:p>
          </table:table-cell>
          <table:table-cell office:value-type="float" office:value="1207" calcext:value-type="float">
            <text:p>1207</text:p>
          </table:table-cell>
          <table:table-cell office:value-type="float" office:value="1208" calcext:value-type="float">
            <text:p>1208</text:p>
          </table:table-cell>
          <table:table-cell office:value-type="float" office:value="1746" calcext:value-type="float">
            <text:p>1746</text:p>
          </table:table-cell>
          <table:table-cell office:value-type="float" office:value="1213" calcext:value-type="float">
            <text:p>1213</text:p>
          </table:table-cell>
          <table:table-cell office:value-type="float" office:value="1209" calcext:value-type="float">
            <text:p>1209</text:p>
          </table:table-cell>
          <table:table-cell office:value-type="float" office:value="1268" calcext:value-type="float">
            <text:p>1268</text:p>
          </table:table-cell>
          <table:table-cell office:value-type="float" office:value="1236" calcext:value-type="float">
            <text:p>1236</text:p>
          </table:table-cell>
          <table:table-cell office:value-type="float" office:value="1258" calcext:value-type="float">
            <text:p>1258</text:p>
          </table:table-cell>
          <table:table-cell office:value-type="float" office:value="1218" calcext:value-type="float">
            <text:p>1218</text:p>
          </table:table-cell>
          <table:table-cell office:value-type="float" office:value="1213" calcext:value-type="float">
            <text:p>1213</text:p>
          </table:table-cell>
          <table:table-cell table:formula="of:=SUM([.B39:.K39])/10" office:value-type="float" office:value="1277.6" calcext:value-type="float">
            <text:p>1277,6</text:p>
          </table:table-cell>
          <table:table-cell table:formula="of:=SQRT(VAR([.B39:.K39])/10)" office:value-type="float" office:value="52.4974496735053" calcext:value-type="float">
            <text:p>52,4974496735053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Sanitizers4</text:p>
          </table:table-cell>
          <table:table-cell office:value-type="float" office:value="1260" calcext:value-type="float">
            <text:p>1260</text:p>
          </table:table-cell>
          <table:table-cell office:value-type="float" office:value="1217" calcext:value-type="float">
            <text:p>1217</text:p>
          </table:table-cell>
          <table:table-cell office:value-type="float" office:value="1762" calcext:value-type="float">
            <text:p>1762</text:p>
          </table:table-cell>
          <table:table-cell office:value-type="float" office:value="1213" calcext:value-type="float">
            <text:p>1213</text:p>
          </table:table-cell>
          <table:table-cell office:value-type="float" office:value="1207" calcext:value-type="float">
            <text:p>1207</text:p>
          </table:table-cell>
          <table:table-cell office:value-type="float" office:value="1208" calcext:value-type="float">
            <text:p>1208</text:p>
          </table:table-cell>
          <table:table-cell office:value-type="float" office:value="1249" calcext:value-type="float">
            <text:p>1249</text:p>
          </table:table-cell>
          <table:table-cell office:value-type="float" office:value="1244" calcext:value-type="float">
            <text:p>1244</text:p>
          </table:table-cell>
          <table:table-cell office:value-type="float" office:value="1286" calcext:value-type="float">
            <text:p>1286</text:p>
          </table:table-cell>
          <table:table-cell office:value-type="float" office:value="1221" calcext:value-type="float">
            <text:p>1221</text:p>
          </table:table-cell>
          <table:table-cell table:formula="of:=SUM([.B40:.K40])/10" office:value-type="float" office:value="1286.7" calcext:value-type="float">
            <text:p>1286,7</text:p>
          </table:table-cell>
          <table:table-cell table:formula="of:=SQRT(VAR([.B40:.K40])/10)" office:value-type="float" office:value="53.4394881046674" calcext:value-type="float">
            <text:p>53,4394881046674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Session2</text:p>
          </table:table-cell>
          <table:table-cell office:value-type="float" office:value="1253" calcext:value-type="float">
            <text:p>1253</text:p>
          </table:table-cell>
          <table:table-cell office:value-type="float" office:value="1206" calcext:value-type="float">
            <text:p>1206</text:p>
          </table:table-cell>
          <table:table-cell office:value-type="float" office:value="1223" calcext:value-type="float">
            <text:p>1223</text:p>
          </table:table-cell>
          <table:table-cell office:value-type="float" office:value="1213" calcext:value-type="float">
            <text:p>1213</text:p>
          </table:table-cell>
          <table:table-cell office:value-type="float" office:value="1203" calcext:value-type="float">
            <text:p>1203</text:p>
          </table:table-cell>
          <table:table-cell office:value-type="float" office:value="1223" calcext:value-type="float">
            <text:p>1223</text:p>
          </table:table-cell>
          <table:table-cell office:value-type="float" office:value="1210" calcext:value-type="float">
            <text:p>1210</text:p>
          </table:table-cell>
          <table:table-cell office:value-type="float" office:value="1207" calcext:value-type="float">
            <text:p>1207</text:p>
          </table:table-cell>
          <table:table-cell office:value-type="float" office:value="1214" calcext:value-type="float">
            <text:p>1214</text:p>
          </table:table-cell>
          <table:table-cell office:value-type="float" office:value="1213" calcext:value-type="float">
            <text:p>1213</text:p>
          </table:table-cell>
          <table:table-cell table:formula="of:=SUM([.B41:.K41])/10" office:value-type="float" office:value="1216.5" calcext:value-type="float">
            <text:p>1216,5</text:p>
          </table:table-cell>
          <table:table-cell table:formula="of:=SQRT(VAR([.B41:.K41])/10)" office:value-type="float" office:value="4.56131072780134" calcext:value-type="float">
            <text:p>4,56131072780134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StrongUpdates3</text:p>
          </table:table-cell>
          <table:table-cell table:number-columns-repeated="2" office:value-type="float" office:value="1213" calcext:value-type="float">
            <text:p>1213</text:p>
          </table:table-cell>
          <table:table-cell office:value-type="float" office:value="1774" calcext:value-type="float">
            <text:p>1774</text:p>
          </table:table-cell>
          <table:table-cell office:value-type="float" office:value="1217" calcext:value-type="float">
            <text:p>1217</text:p>
          </table:table-cell>
          <table:table-cell office:value-type="float" office:value="1220" calcext:value-type="float">
            <text:p>1220</text:p>
          </table:table-cell>
          <table:table-cell office:value-type="float" office:value="1221" calcext:value-type="float">
            <text:p>1221</text:p>
          </table:table-cell>
          <table:table-cell office:value-type="float" office:value="1212" calcext:value-type="float">
            <text:p>1212</text:p>
          </table:table-cell>
          <table:table-cell office:value-type="float" office:value="1205" calcext:value-type="float">
            <text:p>1205</text:p>
          </table:table-cell>
          <table:table-cell office:value-type="float" office:value="1219" calcext:value-type="float">
            <text:p>1219</text:p>
          </table:table-cell>
          <table:table-cell office:value-type="float" office:value="1227" calcext:value-type="float">
            <text:p>1227</text:p>
          </table:table-cell>
          <table:table-cell table:formula="of:=SUM([.B42:.K42])/10" office:value-type="float" office:value="1272.1" calcext:value-type="float">
            <text:p>1272,1</text:p>
          </table:table-cell>
          <table:table-cell table:formula="of:=SQRT(VAR([.B42:.K42])/10)" office:value-type="float" office:value="55.7991338045075" calcext:value-type="float">
            <text:p>55,799133804507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StrongUpdates4</text:p>
          </table:table-cell>
          <table:table-cell office:value-type="float" office:value="1207" calcext:value-type="float">
            <text:p>1207</text:p>
          </table:table-cell>
          <table:table-cell office:value-type="float" office:value="1257" calcext:value-type="float">
            <text:p>1257</text:p>
          </table:table-cell>
          <table:table-cell office:value-type="float" office:value="1708" calcext:value-type="float">
            <text:p>1708</text:p>
          </table:table-cell>
          <table:table-cell office:value-type="float" office:value="1214" calcext:value-type="float">
            <text:p>1214</text:p>
          </table:table-cell>
          <table:table-cell office:value-type="float" office:value="1207" calcext:value-type="float">
            <text:p>1207</text:p>
          </table:table-cell>
          <table:table-cell office:value-type="float" office:value="1219" calcext:value-type="float">
            <text:p>1219</text:p>
          </table:table-cell>
          <table:table-cell office:value-type="float" office:value="1210" calcext:value-type="float">
            <text:p>1210</text:p>
          </table:table-cell>
          <table:table-cell office:value-type="float" office:value="1205" calcext:value-type="float">
            <text:p>1205</text:p>
          </table:table-cell>
          <table:table-cell office:value-type="float" office:value="1291" calcext:value-type="float">
            <text:p>1291</text:p>
          </table:table-cell>
          <table:table-cell office:value-type="float" office:value="1214" calcext:value-type="float">
            <text:p>1214</text:p>
          </table:table-cell>
          <table:table-cell table:formula="of:=SUM([.B43:.K43])/10" office:value-type="float" office:value="1273.2" calcext:value-type="float">
            <text:p>1273,2</text:p>
          </table:table-cell>
          <table:table-cell table:formula="of:=SQRT(VAR([.B43:.K43])/10)" office:value-type="float" office:value="49.1016632440627" calcext:value-type="float">
            <text:p>49,1016632440627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StrongUpdates5</text:p>
          </table:table-cell>
          <table:table-cell office:value-type="float" office:value="1209" calcext:value-type="float">
            <text:p>1209</text:p>
          </table:table-cell>
          <table:table-cell office:value-type="float" office:value="1220" calcext:value-type="float">
            <text:p>1220</text:p>
          </table:table-cell>
          <table:table-cell office:value-type="float" office:value="1637" calcext:value-type="float">
            <text:p>1637</text:p>
          </table:table-cell>
          <table:table-cell office:value-type="float" office:value="1214" calcext:value-type="float">
            <text:p>1214</text:p>
          </table:table-cell>
          <table:table-cell office:value-type="float" office:value="1203" calcext:value-type="float">
            <text:p>1203</text:p>
          </table:table-cell>
          <table:table-cell office:value-type="float" office:value="1211" calcext:value-type="float">
            <text:p>1211</text:p>
          </table:table-cell>
          <table:table-cell office:value-type="float" office:value="1208" calcext:value-type="float">
            <text:p>1208</text:p>
          </table:table-cell>
          <table:table-cell office:value-type="float" office:value="1259" calcext:value-type="float">
            <text:p>1259</text:p>
          </table:table-cell>
          <table:table-cell office:value-type="float" office:value="1216" calcext:value-type="float">
            <text:p>1216</text:p>
          </table:table-cell>
          <table:table-cell office:value-type="float" office:value="1274" calcext:value-type="float">
            <text:p>1274</text:p>
          </table:table-cell>
          <table:table-cell table:formula="of:=SUM([.B44:.K44])/10" office:value-type="float" office:value="1265.1" calcext:value-type="float">
            <text:p>1265,1</text:p>
          </table:table-cell>
          <table:table-cell table:formula="of:=SQRT(VAR([.B44:.K44])/10)" office:value-type="float" office:value="41.9884772553402" calcext:value-type="float">
            <text:p>41,9884772553402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Conf1</text:p>
          </table:table-cell>
          <table:table-cell office:value-type="float" office:value="1306" calcext:value-type="float">
            <text:p>1306</text:p>
          </table:table-cell>
          <table:table-cell office:value-type="float" office:value="1212" calcext:value-type="float">
            <text:p>1212</text:p>
          </table:table-cell>
          <table:table-cell office:value-type="float" office:value="1909" calcext:value-type="float">
            <text:p>1909</text:p>
          </table:table-cell>
          <table:table-cell table:number-columns-repeated="2" office:value-type="float" office:value="1218" calcext:value-type="float">
            <text:p>1218</text:p>
          </table:table-cell>
          <table:table-cell office:value-type="float" office:value="1283" calcext:value-type="float">
            <text:p>1283</text:p>
          </table:table-cell>
          <table:table-cell office:value-type="float" office:value="1220" calcext:value-type="float">
            <text:p>1220</text:p>
          </table:table-cell>
          <table:table-cell office:value-type="float" office:value="1341" calcext:value-type="float">
            <text:p>1341</text:p>
          </table:table-cell>
          <table:table-cell office:value-type="float" office:value="1753" calcext:value-type="float">
            <text:p>1753</text:p>
          </table:table-cell>
          <table:table-cell office:value-type="float" office:value="1226" calcext:value-type="float">
            <text:p>1226</text:p>
          </table:table-cell>
          <table:table-cell table:formula="of:=SUM([.B45:.K45])/10" office:value-type="float" office:value="1368.6" calcext:value-type="float">
            <text:p>1368,6</text:p>
          </table:table-cell>
          <table:table-cell table:formula="of:=SQRT(VAR([.B45:.K45])/10)" office:value-type="float" office:value="79.1696069629417" calcext:value-type="float">
            <text:p>79,1696069629417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Conf2</text:p>
          </table:table-cell>
          <table:table-cell office:value-type="float" office:value="1214" calcext:value-type="float">
            <text:p>1214</text:p>
          </table:table-cell>
          <table:table-cell office:value-type="float" office:value="1292" calcext:value-type="float">
            <text:p>1292</text:p>
          </table:table-cell>
          <table:table-cell office:value-type="float" office:value="1239" calcext:value-type="float">
            <text:p>1239</text:p>
          </table:table-cell>
          <table:table-cell office:value-type="float" office:value="1366" calcext:value-type="float">
            <text:p>1366</text:p>
          </table:table-cell>
          <table:table-cell office:value-type="float" office:value="1240" calcext:value-type="float">
            <text:p>1240</text:p>
          </table:table-cell>
          <table:table-cell office:value-type="float" office:value="1234" calcext:value-type="float">
            <text:p>1234</text:p>
          </table:table-cell>
          <table:table-cell office:value-type="float" office:value="1284" calcext:value-type="float">
            <text:p>1284</text:p>
          </table:table-cell>
          <table:table-cell office:value-type="float" office:value="1234" calcext:value-type="float">
            <text:p>1234</text:p>
          </table:table-cell>
          <table:table-cell office:value-type="float" office:value="1777" calcext:value-type="float">
            <text:p>1777</text:p>
          </table:table-cell>
          <table:table-cell office:value-type="float" office:value="1222" calcext:value-type="float">
            <text:p>1222</text:p>
          </table:table-cell>
          <table:table-cell table:formula="of:=SUM([.B46:.K46])/10" office:value-type="float" office:value="1310.2" calcext:value-type="float">
            <text:p>1310,2</text:p>
          </table:table-cell>
          <table:table-cell table:formula="of:=SQRT(VAR([.B46:.K46])/10)" office:value-type="float" office:value="53.8183776955212" calcext:value-type="float">
            <text:p>53,8183776955212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Int1</text:p>
          </table:table-cell>
          <table:table-cell office:value-type="float" office:value="1293" calcext:value-type="float">
            <text:p>1293</text:p>
          </table:table-cell>
          <table:table-cell office:value-type="float" office:value="1244" calcext:value-type="float">
            <text:p>1244</text:p>
          </table:table-cell>
          <table:table-cell office:value-type="float" office:value="1758" calcext:value-type="float">
            <text:p>1758</text:p>
          </table:table-cell>
          <table:table-cell office:value-type="float" office:value="1274" calcext:value-type="float">
            <text:p>1274</text:p>
          </table:table-cell>
          <table:table-cell office:value-type="float" office:value="1244" calcext:value-type="float">
            <text:p>1244</text:p>
          </table:table-cell>
          <table:table-cell office:value-type="float" office:value="1250" calcext:value-type="float">
            <text:p>1250</text:p>
          </table:table-cell>
          <table:table-cell office:value-type="float" office:value="1247" calcext:value-type="float">
            <text:p>1247</text:p>
          </table:table-cell>
          <table:table-cell office:value-type="float" office:value="1235" calcext:value-type="float">
            <text:p>1235</text:p>
          </table:table-cell>
          <table:table-cell office:value-type="float" office:value="1815" calcext:value-type="float">
            <text:p>1815</text:p>
          </table:table-cell>
          <table:table-cell office:value-type="float" office:value="1294" calcext:value-type="float">
            <text:p>1294</text:p>
          </table:table-cell>
          <table:table-cell table:formula="of:=SUM([.B47:.K47])/10" office:value-type="float" office:value="1365.4" calcext:value-type="float">
            <text:p>1365,4</text:p>
          </table:table-cell>
          <table:table-cell table:formula="of:=SQRT(VAR([.B47:.K47])/10)" office:value-type="float" office:value="70.6151069767181" calcext:value-type="float">
            <text:p>70,615106976718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Int2</text:p>
          </table:table-cell>
          <table:table-cell office:value-type="float" office:value="1255" calcext:value-type="float">
            <text:p>1255</text:p>
          </table:table-cell>
          <table:table-cell office:value-type="float" office:value="1209" calcext:value-type="float">
            <text:p>1209</text:p>
          </table:table-cell>
          <table:table-cell office:value-type="float" office:value="1957" calcext:value-type="float">
            <text:p>1957</text:p>
          </table:table-cell>
          <table:table-cell office:value-type="float" office:value="1272" calcext:value-type="float">
            <text:p>1272</text:p>
          </table:table-cell>
          <table:table-cell office:value-type="float" office:value="1212" calcext:value-type="float">
            <text:p>1212</text:p>
          </table:table-cell>
          <table:table-cell office:value-type="float" office:value="1216" calcext:value-type="float">
            <text:p>1216</text:p>
          </table:table-cell>
          <table:table-cell office:value-type="float" office:value="1222" calcext:value-type="float">
            <text:p>1222</text:p>
          </table:table-cell>
          <table:table-cell office:value-type="float" office:value="1210" calcext:value-type="float">
            <text:p>1210</text:p>
          </table:table-cell>
          <table:table-cell office:value-type="float" office:value="1692" calcext:value-type="float">
            <text:p>1692</text:p>
          </table:table-cell>
          <table:table-cell office:value-type="float" office:value="1212" calcext:value-type="float">
            <text:p>1212</text:p>
          </table:table-cell>
          <table:table-cell table:formula="of:=SUM([.B48:.K48])/10" office:value-type="float" office:value="1345.7" calcext:value-type="float">
            <text:p>1345,7</text:p>
          </table:table-cell>
          <table:table-cell table:formula="of:=SQRT(VAR([.B48:.K48])/10)" office:value-type="float" office:value="82.4786908506946" calcext:value-type="float">
            <text:p>82,4786908506946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IPServlet</text:p>
          </table:table-cell>
          <table:table-cell office:value-type="float" office:value="1845" calcext:value-type="float">
            <text:p>1845</text:p>
          </table:table-cell>
          <table:table-cell office:value-type="float" office:value="1910" calcext:value-type="float">
            <text:p>1910</text:p>
          </table:table-cell>
          <table:table-cell office:value-type="float" office:value="1758" calcext:value-type="float">
            <text:p>1758</text:p>
          </table:table-cell>
          <table:table-cell office:value-type="float" office:value="1818" calcext:value-type="float">
            <text:p>1818</text:p>
          </table:table-cell>
          <table:table-cell office:value-type="float" office:value="1796" calcext:value-type="float">
            <text:p>1796</text:p>
          </table:table-cell>
          <table:table-cell office:value-type="float" office:value="1792" calcext:value-type="float">
            <text:p>1792</text:p>
          </table:table-cell>
          <table:table-cell office:value-type="float" office:value="1921" calcext:value-type="float">
            <text:p>1921</text:p>
          </table:table-cell>
          <table:table-cell office:value-type="float" office:value="1729" calcext:value-type="float">
            <text:p>1729</text:p>
          </table:table-cell>
          <table:table-cell office:value-type="float" office:value="1701" calcext:value-type="float">
            <text:p>1701</text:p>
          </table:table-cell>
          <table:table-cell office:value-type="float" office:value="1740" calcext:value-type="float">
            <text:p>1740</text:p>
          </table:table-cell>
          <table:table-cell table:formula="of:=SUM([.B49:.K49])/10" office:value-type="float" office:value="1801" calcext:value-type="float">
            <text:p>1801</text:p>
          </table:table-cell>
          <table:table-cell table:formula="of:=SQRT(VAR([.B49:.K49])/10)" office:value-type="float" office:value="23.4203140694379" calcext:value-type="float">
            <text:p>23,4203140694379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Swing</text:p>
          </table:table-cell>
          <table:table-cell table:number-columns-repeated="78"/>
        </table:table-row>
        <table:table-row table:style-name="ro1">
          <table:table-cell office:value-type="string" calcext:value-type="string">
            <text:p>Conf1</text:p>
          </table:table-cell>
          <table:table-cell office:value-type="float" office:value="402" calcext:value-type="float">
            <text:p>402</text:p>
          </table:table-cell>
          <table:table-cell office:value-type="float" office:value="394" calcext:value-type="float">
            <text:p>394</text:p>
          </table:table-cell>
          <table:table-cell office:value-type="float" office:value="464" calcext:value-type="float">
            <text:p>464</text:p>
          </table:table-cell>
          <table:table-cell office:value-type="float" office:value="391" calcext:value-type="float">
            <text:p>391</text:p>
          </table:table-cell>
          <table:table-cell office:value-type="float" office:value="387" calcext:value-type="float">
            <text:p>387</text:p>
          </table:table-cell>
          <table:table-cell office:value-type="float" office:value="389" calcext:value-type="float">
            <text:p>389</text:p>
          </table:table-cell>
          <table:table-cell office:value-type="float" office:value="397" calcext:value-type="float">
            <text:p>397</text:p>
          </table:table-cell>
          <table:table-cell office:value-type="float" office:value="405" calcext:value-type="float">
            <text:p>405</text:p>
          </table:table-cell>
          <table:table-cell office:value-type="float" office:value="382" calcext:value-type="float">
            <text:p>382</text:p>
          </table:table-cell>
          <table:table-cell office:value-type="float" office:value="409" calcext:value-type="float">
            <text:p>409</text:p>
          </table:table-cell>
          <table:table-cell table:formula="of:=SUM([.B51:.K51])/10" office:value-type="float" office:value="402" calcext:value-type="float">
            <text:p>402</text:p>
          </table:table-cell>
          <table:table-cell table:formula="of:=SQRT(VAR([.B51:.K51])/10)" office:value-type="float" office:value="7.38316403116652" calcext:value-type="float">
            <text:p>7,38316403116652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Conf2</text:p>
          </table:table-cell>
          <table:table-cell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float" office:value="443" calcext:value-type="float">
            <text:p>443</text:p>
          </table:table-cell>
          <table:table-cell office:value-type="float" office:value="382" calcext:value-type="float">
            <text:p>382</text:p>
          </table:table-cell>
          <table:table-cell office:value-type="float" office:value="381" calcext:value-type="float">
            <text:p>381</text:p>
          </table:table-cell>
          <table:table-cell office:value-type="float" office:value="376" calcext:value-type="float">
            <text:p>376</text:p>
          </table:table-cell>
          <table:table-cell office:value-type="float" office:value="385" calcext:value-type="float">
            <text:p>385</text:p>
          </table:table-cell>
          <table:table-cell office:value-type="float" office:value="383" calcext:value-type="float">
            <text:p>383</text:p>
          </table:table-cell>
          <table:table-cell office:value-type="float" office:value="387" calcext:value-type="float">
            <text:p>387</text:p>
          </table:table-cell>
          <table:table-cell table:formula="of:=SUM([.B52:.K52])/10" office:value-type="float" office:value="388.6" calcext:value-type="float">
            <text:p>388,6</text:p>
          </table:table-cell>
          <table:table-cell table:formula="of:=SQRT(VAR([.B52:.K52])/10)" office:value-type="float" office:value="6.11228271597445" calcext:value-type="float">
            <text:p>6,11228271597445</text:p>
          </table:table-cell>
          <table:table-cell table:number-columns-repeated="66"/>
        </table:table-row>
        <table:table-row table:style-name="ro1">
          <table:table-cell table:style-name="ce16" office:value-type="string" calcext:value-type="string">
            <text:p>ExtendedPassword</text:p>
          </table:table-cell>
          <table:table-cell office:value-type="float" office:value="381" calcext:value-type="float">
            <text:p>381</text:p>
          </table:table-cell>
          <table:table-cell office:value-type="float" office:value="393" calcext:value-type="float">
            <text:p>393</text:p>
          </table:table-cell>
          <table:table-cell office:value-type="float" office:value="398" calcext:value-type="float">
            <text:p>398</text:p>
          </table:table-cell>
          <table:table-cell office:value-type="float" office:value="409" calcext:value-type="float">
            <text:p>409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402" calcext:value-type="float">
            <text:p>402</text:p>
          </table:table-cell>
          <table:table-cell office:value-type="float" office:value="411" calcext:value-type="float">
            <text:p>411</text:p>
          </table:table-cell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table:formula="of:=SUM([.B53:.K53])/10" office:value-type="float" office:value="396.2" calcext:value-type="float">
            <text:p>396,2</text:p>
          </table:table-cell>
          <table:table-cell table:formula="of:=SQRT(VAR([.B53:.K53])/10)" office:value-type="float" office:value="3.40848614164379" calcext:value-type="float">
            <text:p>3,40848614164379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NoIf</text:p>
          </table:table-cell>
          <table:table-cell office:value-type="float" office:value="377" calcext:value-type="float">
            <text:p>377</text:p>
          </table:table-cell>
          <table:table-cell office:value-type="float" office:value="527" calcext:value-type="float">
            <text:p>527</text:p>
          </table:table-cell>
          <table:table-cell office:value-type="float" office:value="395" calcext:value-type="float">
            <text:p>395</text:p>
          </table:table-cell>
          <table:table-cell office:value-type="float" office:value="391" calcext:value-type="float">
            <text:p>391</text:p>
          </table:table-cell>
          <table:table-cell office:value-type="float" office:value="402" calcext:value-type="float">
            <text:p>402</text:p>
          </table:table-cell>
          <table:table-cell office:value-type="float" office:value="398" calcext:value-type="float">
            <text:p>398</text:p>
          </table:table-cell>
          <table:table-cell office:value-type="float" office:value="395" calcext:value-type="float">
            <text:p>395</text:p>
          </table:table-cell>
          <table:table-cell office:value-type="float" office:value="506" calcext:value-type="float">
            <text:p>506</text:p>
          </table:table-cell>
          <table:table-cell table:number-columns-repeated="2" office:value-type="float" office:value="375" calcext:value-type="float">
            <text:p>375</text:p>
          </table:table-cell>
          <table:table-cell table:formula="of:=SUM([.B54:.K54])/10" office:value-type="float" office:value="414.1" calcext:value-type="float">
            <text:p>414,1</text:p>
          </table:table-cell>
          <table:table-cell table:formula="of:=SQRT(VAR([.B54:.K54])/10)" office:value-type="float" office:value="17.4148404146196" calcext:value-type="float">
            <text:p>17,4148404146196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SwingWorker</text:p>
          </table:table-cell>
          <table:table-cell office:value-type="float" office:value="389" calcext:value-type="float">
            <text:p>389</text:p>
          </table:table-cell>
          <table:table-cell office:value-type="float" office:value="393" calcext:value-type="float">
            <text:p>393</text:p>
          </table:table-cell>
          <table:table-cell office:value-type="float" office:value="379" calcext:value-type="float">
            <text:p>379</text:p>
          </table:table-cell>
          <table:table-cell office:value-type="float" office:value="394" calcext:value-type="float">
            <text:p>394</text:p>
          </table:table-cell>
          <table:table-cell office:value-type="float" office:value="389" calcext:value-type="float">
            <text:p>389</text:p>
          </table:table-cell>
          <table:table-cell table:number-columns-repeated="2" office:value-type="float" office:value="386" calcext:value-type="float">
            <text:p>386</text:p>
          </table:table-cell>
          <table:table-cell office:value-type="float" office:value="442" calcext:value-type="float">
            <text:p>442</text:p>
          </table:table-cell>
          <table:table-cell office:value-type="float" office:value="386" calcext:value-type="float">
            <text:p>386</text:p>
          </table:table-cell>
          <table:table-cell office:value-type="float" office:value="391" calcext:value-type="float">
            <text:p>391</text:p>
          </table:table-cell>
          <table:table-cell table:formula="of:=SUM([.B55:.K55])/10" office:value-type="float" office:value="393.5" calcext:value-type="float">
            <text:p>393,5</text:p>
          </table:table-cell>
          <table:table-cell table:formula="of:=SQRT(VAR([.B55:.K55])/10)" office:value-type="float" office:value="5.55627773083944" calcext:value-type="float">
            <text:p>5,55627773083944</text:p>
          </table:table-cell>
          <table:table-cell table:number-columns-repeated="66"/>
        </table:table-row>
        <table:table-row table:style-name="ro1">
          <table:table-cell table:style-name="ce16" office:value-type="string" calcext:value-type="string">
            <text:p>JavaFX</text:p>
          </table:table-cell>
          <table:table-cell table:number-columns-repeated="78"/>
        </table:table-row>
        <table:table-row table:style-name="ro1">
          <table:table-cell office:value-type="string" calcext:value-type="string">
            <text:p>Conf1</text:p>
          </table:table-cell>
          <table:table-cell office:value-type="float" office:value="1509" calcext:value-type="float">
            <text:p>1509</text:p>
          </table:table-cell>
          <table:table-cell office:value-type="float" office:value="1483" calcext:value-type="float">
            <text:p>1483</text:p>
          </table:table-cell>
          <table:table-cell office:value-type="float" office:value="1508" calcext:value-type="float">
            <text:p>1508</text:p>
          </table:table-cell>
          <table:table-cell office:value-type="float" office:value="1487" calcext:value-type="float">
            <text:p>1487</text:p>
          </table:table-cell>
          <table:table-cell office:value-type="float" office:value="1481" calcext:value-type="float">
            <text:p>1481</text:p>
          </table:table-cell>
          <table:table-cell office:value-type="float" office:value="1528" calcext:value-type="float">
            <text:p>1528</text:p>
          </table:table-cell>
          <table:table-cell office:value-type="float" office:value="1492" calcext:value-type="float">
            <text:p>1492</text:p>
          </table:table-cell>
          <table:table-cell office:value-type="float" office:value="1541" calcext:value-type="float">
            <text:p>1541</text:p>
          </table:table-cell>
          <table:table-cell office:value-type="float" office:value="1519" calcext:value-type="float">
            <text:p>1519</text:p>
          </table:table-cell>
          <table:table-cell office:value-type="float" office:value="1534" calcext:value-type="float">
            <text:p>1534</text:p>
          </table:table-cell>
          <table:table-cell table:formula="of:=SUM([.B57:.K57])/10" office:value-type="float" office:value="1508.2" calcext:value-type="float">
            <text:p>1508,2</text:p>
          </table:table-cell>
          <table:table-cell table:formula="of:=SQRT(VAR([.B57:.K57])/10)" office:value-type="float" office:value="6.9423018917039" calcext:value-type="float">
            <text:p>6,9423018917039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ExtendedPassword</text:p>
          </table:table-cell>
          <table:table-cell office:value-type="float" office:value="1576" calcext:value-type="float">
            <text:p>1576</text:p>
          </table:table-cell>
          <table:table-cell office:value-type="float" office:value="1572" calcext:value-type="float">
            <text:p>1572</text:p>
          </table:table-cell>
          <table:table-cell office:value-type="float" office:value="1612" calcext:value-type="float">
            <text:p>1612</text:p>
          </table:table-cell>
          <table:table-cell office:value-type="float" office:value="1579" calcext:value-type="float">
            <text:p>1579</text:p>
          </table:table-cell>
          <table:table-cell office:value-type="float" office:value="1587" calcext:value-type="float">
            <text:p>1587</text:p>
          </table:table-cell>
          <table:table-cell office:value-type="float" office:value="1552" calcext:value-type="float">
            <text:p>1552</text:p>
          </table:table-cell>
          <table:table-cell office:value-type="float" office:value="1558" calcext:value-type="float">
            <text:p>1558</text:p>
          </table:table-cell>
          <table:table-cell office:value-type="float" office:value="1578" calcext:value-type="float">
            <text:p>1578</text:p>
          </table:table-cell>
          <table:table-cell office:value-type="float" office:value="1586" calcext:value-type="float">
            <text:p>1586</text:p>
          </table:table-cell>
          <table:table-cell office:value-type="float" office:value="1630" calcext:value-type="float">
            <text:p>1630</text:p>
          </table:table-cell>
          <table:table-cell table:formula="of:=SUM([.B58:.K58])/10" office:value-type="float" office:value="1583" calcext:value-type="float">
            <text:p>1583</text:p>
          </table:table-cell>
          <table:table-cell table:formula="of:=SQRT(VAR([.B58:.K58])/10)" office:value-type="float" office:value="7.35753581937141" calcext:value-type="float">
            <text:p>7,3575358193714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Password</text:p>
          </table:table-cell>
          <table:table-cell office:value-type="float" office:value="1077" calcext:value-type="float">
            <text:p>1077</text:p>
          </table:table-cell>
          <table:table-cell office:value-type="float" office:value="1529" calcext:value-type="float">
            <text:p>1529</text:p>
          </table:table-cell>
          <table:table-cell office:value-type="float" office:value="1541" calcext:value-type="float">
            <text:p>1541</text:p>
          </table:table-cell>
          <table:table-cell office:value-type="float" office:value="1535" calcext:value-type="float">
            <text:p>1535</text:p>
          </table:table-cell>
          <table:table-cell office:value-type="float" office:value="1480" calcext:value-type="float">
            <text:p>1480</text:p>
          </table:table-cell>
          <table:table-cell office:value-type="float" office:value="1559" calcext:value-type="float">
            <text:p>1559</text:p>
          </table:table-cell>
          <table:table-cell office:value-type="float" office:value="1554" calcext:value-type="float">
            <text:p>1554</text:p>
          </table:table-cell>
          <table:table-cell office:value-type="float" office:value="1517" calcext:value-type="float">
            <text:p>1517</text:p>
          </table:table-cell>
          <table:table-cell table:number-columns-repeated="2" office:value-type="float" office:value="1579" calcext:value-type="float">
            <text:p>1579</text:p>
          </table:table-cell>
          <table:table-cell table:formula="of:=SUM([.B59:.K59])/10" office:value-type="float" office:value="1495" calcext:value-type="float">
            <text:p>1495</text:p>
          </table:table-cell>
          <table:table-cell table:formula="of:=SQRT(VAR([.B59:.K59])/10)" office:value-type="float" office:value="47.3748644090701" calcext:value-type="float">
            <text:p>47,374864409070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Worker</text:p>
          </table:table-cell>
          <table:table-cell office:value-type="float" office:value="1513" calcext:value-type="float">
            <text:p>1513</text:p>
          </table:table-cell>
          <table:table-cell office:value-type="float" office:value="1523" calcext:value-type="float">
            <text:p>1523</text:p>
          </table:table-cell>
          <table:table-cell office:value-type="float" office:value="1519" calcext:value-type="float">
            <text:p>1519</text:p>
          </table:table-cell>
          <table:table-cell office:value-type="float" office:value="1548" calcext:value-type="float">
            <text:p>1548</text:p>
          </table:table-cell>
          <table:table-cell office:value-type="float" office:value="1555" calcext:value-type="float">
            <text:p>1555</text:p>
          </table:table-cell>
          <table:table-cell office:value-type="float" office:value="1527" calcext:value-type="float">
            <text:p>1527</text:p>
          </table:table-cell>
          <table:table-cell office:value-type="float" office:value="1529" calcext:value-type="float">
            <text:p>1529</text:p>
          </table:table-cell>
          <table:table-cell office:value-type="float" office:value="1526" calcext:value-type="float">
            <text:p>1526</text:p>
          </table:table-cell>
          <table:table-cell office:value-type="float" office:value="1578" calcext:value-type="float">
            <text:p>1578</text:p>
          </table:table-cell>
          <table:table-cell office:value-type="float" office:value="1527" calcext:value-type="float">
            <text:p>1527</text:p>
          </table:table-cell>
          <table:table-cell table:formula="of:=SUM([.B60:.K60])/10" office:value-type="float" office:value="1534.5" calcext:value-type="float">
            <text:p>1534,5</text:p>
          </table:table-cell>
          <table:table-cell table:formula="of:=SQRT(VAR([.B60:.K60])/10)" office:value-type="float" office:value="6.27561417977024" calcext:value-type="float">
            <text:p>6,27561417977024</text:p>
          </table:table-cell>
          <table:table-cell table:number-columns-repeated="66"/>
        </table:table-row>
        <table:table-row table:style-name="ro1">
          <table:table-cell table:style-name="ce16" office:value-type="string" calcext:value-type="string">
            <text:p>Performance tests</text:p>
          </table:table-cell>
          <table:table-cell table:number-columns-repeated="78"/>
        </table:table-row>
        <table:table-row table:style-name="ro1">
          <table:table-cell table:style-name="ce5" office:value-type="string" calcext:value-type="string">
            <text:p>JGGit</text:p>
          </table:table-cell>
          <table:table-cell office:value-type="float" office:value="2963" calcext:value-type="float">
            <text:p>2963</text:p>
          </table:table-cell>
          <table:table-cell office:value-type="float" office:value="2903" calcext:value-type="float">
            <text:p>2903</text:p>
          </table:table-cell>
          <table:table-cell office:value-type="float" office:value="2911" calcext:value-type="float">
            <text:p>2911</text:p>
          </table:table-cell>
          <table:table-cell office:value-type="float" office:value="2924" calcext:value-type="float">
            <text:p>2924</text:p>
          </table:table-cell>
          <table:table-cell office:value-type="float" office:value="2865" calcext:value-type="float">
            <text:p>2865</text:p>
          </table:table-cell>
          <table:table-cell office:value-type="float" office:value="2941" calcext:value-type="float">
            <text:p>2941</text:p>
          </table:table-cell>
          <table:table-cell office:value-type="float" office:value="2834" calcext:value-type="float">
            <text:p>2834</text:p>
          </table:table-cell>
          <table:table-cell office:value-type="float" office:value="3050" calcext:value-type="float">
            <text:p>3050</text:p>
          </table:table-cell>
          <table:table-cell office:value-type="float" office:value="3053" calcext:value-type="float">
            <text:p>3053</text:p>
          </table:table-cell>
          <table:table-cell office:value-type="float" office:value="2864" calcext:value-type="float">
            <text:p>2864</text:p>
          </table:table-cell>
          <table:table-cell table:formula="of:=SUM([.B62:.K62])/10" office:value-type="float" office:value="2930.8" calcext:value-type="float">
            <text:p>2930,8</text:p>
          </table:table-cell>
          <table:table-cell table:formula="of:=SQRT(VAR([.B62:.K62])/10)" office:value-type="float" office:value="23.4889099127416" calcext:value-type="float">
            <text:p>23,4889099127416</text:p>
          </table:table-cell>
          <table:table-cell table:number-columns-repeated="66"/>
        </table:table-row>
        <table:table-row table:style-name="ro1">
          <table:table-cell table:style-name="ce5" office:value-type="string" calcext:value-type="string">
            <text:p>JPPass</text:p>
          </table:table-cell>
          <table:table-cell office:value-type="float" office:value="2998" calcext:value-type="float">
            <text:p>2998</text:p>
          </table:table-cell>
          <table:table-cell office:value-type="float" office:value="2907" calcext:value-type="float">
            <text:p>2907</text:p>
          </table:table-cell>
          <table:table-cell office:value-type="float" office:value="2955" calcext:value-type="float">
            <text:p>2955</text:p>
          </table:table-cell>
          <table:table-cell office:value-type="float" office:value="3060" calcext:value-type="float">
            <text:p>3060</text:p>
          </table:table-cell>
          <table:table-cell office:value-type="float" office:value="3147" calcext:value-type="float">
            <text:p>3147</text:p>
          </table:table-cell>
          <table:table-cell office:value-type="float" office:value="2918" calcext:value-type="float">
            <text:p>2918</text:p>
          </table:table-cell>
          <table:table-cell office:value-type="float" office:value="3114" calcext:value-type="float">
            <text:p>3114</text:p>
          </table:table-cell>
          <table:table-cell office:value-type="float" office:value="3096" calcext:value-type="float">
            <text:p>3096</text:p>
          </table:table-cell>
          <table:table-cell office:value-type="float" office:value="3118" calcext:value-type="float">
            <text:p>3118</text:p>
          </table:table-cell>
          <table:table-cell office:value-type="float" office:value="2929" calcext:value-type="float">
            <text:p>2929</text:p>
          </table:table-cell>
          <table:table-cell table:formula="of:=SUM([.B63:.K63])/10" office:value-type="float" office:value="3024.2" calcext:value-type="float">
            <text:p>3024,2</text:p>
          </table:table-cell>
          <table:table-cell table:formula="of:=SQRT(VAR([.B63:.K63])/10)" office:value-type="float" office:value="29.4262920985072" calcext:value-type="float">
            <text:p>29,4262920985072</text:p>
          </table:table-cell>
          <table:table-cell table:number-columns-repeated="66"/>
        </table:table-row>
        <table:table-row table:style-name="ro1">
          <table:table-cell table:style-name="ce5" office:value-type="string" calcext:value-type="string">
            <text:p>OSIP Mon</text:p>
          </table:table-cell>
          <table:table-cell office:value-type="float" office:value="3545" calcext:value-type="float">
            <text:p>3545</text:p>
          </table:table-cell>
          <table:table-cell office:value-type="float" office:value="3515" calcext:value-type="float">
            <text:p>3515</text:p>
          </table:table-cell>
          <table:table-cell office:value-type="float" office:value="3526" calcext:value-type="float">
            <text:p>3526</text:p>
          </table:table-cell>
          <table:table-cell office:value-type="float" office:value="3536" calcext:value-type="float">
            <text:p>3536</text:p>
          </table:table-cell>
          <table:table-cell office:value-type="float" office:value="3518" calcext:value-type="float">
            <text:p>3518</text:p>
          </table:table-cell>
          <table:table-cell office:value-type="float" office:value="3531" calcext:value-type="float">
            <text:p>3531</text:p>
          </table:table-cell>
          <table:table-cell office:value-type="float" office:value="3498" calcext:value-type="float">
            <text:p>3498</text:p>
          </table:table-cell>
          <table:table-cell office:value-type="float" office:value="3603" calcext:value-type="float">
            <text:p>3603</text:p>
          </table:table-cell>
          <table:table-cell office:value-type="float" office:value="3569" calcext:value-type="float">
            <text:p>3569</text:p>
          </table:table-cell>
          <table:table-cell office:value-type="float" office:value="3531" calcext:value-type="float">
            <text:p>3531</text:p>
          </table:table-cell>
          <table:table-cell table:formula="of:=SUM([.B64:.K64])/10" office:value-type="float" office:value="3537.2" calcext:value-type="float">
            <text:p>3537,2</text:p>
          </table:table-cell>
          <table:table-cell table:formula="of:=SQRT(VAR([.B64:.K64])/10)" office:value-type="float" office:value="9.43021149756934" calcext:value-type="float">
            <text:p>9,43021149756934</text:p>
          </table:table-cell>
          <table:table-cell table:number-columns-repeated="66"/>
        </table:table-row>
        <table:table-row table:style-name="ro1">
          <table:table-cell table:style-name="ce5" office:value-type="string" calcext:value-type="string">
            <text:p>OSIP Sim</text:p>
          </table:table-cell>
          <table:table-cell office:value-type="float" office:value="5056" calcext:value-type="float">
            <text:p>5056</text:p>
          </table:table-cell>
          <table:table-cell office:value-type="float" office:value="5095" calcext:value-type="float">
            <text:p>5095</text:p>
          </table:table-cell>
          <table:table-cell office:value-type="float" office:value="4961" calcext:value-type="float">
            <text:p>4961</text:p>
          </table:table-cell>
          <table:table-cell office:value-type="float" office:value="4973" calcext:value-type="float">
            <text:p>4973</text:p>
          </table:table-cell>
          <table:table-cell office:value-type="float" office:value="5023" calcext:value-type="float">
            <text:p>5023</text:p>
          </table:table-cell>
          <table:table-cell office:value-type="float" office:value="5156" calcext:value-type="float">
            <text:p>5156</text:p>
          </table:table-cell>
          <table:table-cell office:value-type="float" office:value="4943" calcext:value-type="float">
            <text:p>4943</text:p>
          </table:table-cell>
          <table:table-cell office:value-type="float" office:value="4991" calcext:value-type="float">
            <text:p>4991</text:p>
          </table:table-cell>
          <table:table-cell office:value-type="float" office:value="5049" calcext:value-type="float">
            <text:p>5049</text:p>
          </table:table-cell>
          <table:table-cell office:value-type="float" office:value="5202" calcext:value-type="float">
            <text:p>5202</text:p>
          </table:table-cell>
          <table:table-cell table:formula="of:=SUM([.B65:.K65])/10" office:value-type="float" office:value="5044.9" calcext:value-type="float">
            <text:p>5044,9</text:p>
          </table:table-cell>
          <table:table-cell table:formula="of:=SQRT(VAR([.B65:.K65])/10)" office:value-type="float" office:value="27.0084143267324" calcext:value-type="float">
            <text:p>27,0084143267324</text:p>
          </table:table-cell>
          <table:table-cell table:number-columns-repeated="66"/>
        </table:table-row>
      </table:table>
      <table:table table:name="SDG" table:style-name="ta1">
        <table:table-column table:style-name="co1" table:default-cell-style-name="ce17"/>
        <table:table-column table:style-name="co7" table:number-columns-repeated="9" table:default-cell-style-name="ce17"/>
        <table:table-column table:style-name="co8" table:default-cell-style-name="ce17"/>
        <table:table-column table:style-name="co9" table:default-cell-style-name="ce17"/>
        <table:table-column table:style-name="co5" table:default-cell-style-name="ce22"/>
        <table:table-row table:style-name="ro1">
          <table:table-cell table:style-name="ce20" office:value-type="string" calcext:value-type="string">
            <text:p>Servlets</text:p>
          </table:table-cell>
          <table:table-cell office:value-type="string" calcext:value-type="string">
            <text:p>SDGZ1</text:p>
          </table:table-cell>
          <table:table-cell office:value-type="string" calcext:value-type="string">
            <text:p>SDGZ2</text:p>
          </table:table-cell>
          <table:table-cell office:value-type="string" calcext:value-type="string">
            <text:p>SDGZ3</text:p>
          </table:table-cell>
          <table:table-cell office:value-type="string" calcext:value-type="string">
            <text:p>SDGZ4</text:p>
          </table:table-cell>
          <table:table-cell office:value-type="string" calcext:value-type="string">
            <text:p>SDGZ5</text:p>
          </table:table-cell>
          <table:table-cell office:value-type="string" calcext:value-type="string">
            <text:p>SDGZ6</text:p>
          </table:table-cell>
          <table:table-cell office:value-type="string" calcext:value-type="string">
            <text:p>SDGZ7</text:p>
          </table:table-cell>
          <table:table-cell office:value-type="string" calcext:value-type="string">
            <text:p>SDGZ8</text:p>
          </table:table-cell>
          <table:table-cell office:value-type="string" calcext:value-type="string">
            <text:p>SDGZ9</text:p>
          </table:table-cell>
          <table:table-cell office:value-type="string" calcext:value-type="string">
            <text:p>SDGZ10</text:p>
          </table:table-cell>
          <table:table-cell office:value-type="string" calcext:value-type="string">
            <text:p>SDGZ D</text:p>
          </table:table-cell>
          <table:table-cell table:style-name="ce17" office:value-type="string" calcext:value-type="string">
            <text:p>SDGZ SA</text:p>
          </table:table-cell>
        </table:table-row>
        <table:table-row table:style-name="ro1">
          <table:table-cell office:value-type="string" calcext:value-type="string">
            <text:p>Aliasing1</text:p>
          </table:table-cell>
          <table:table-cell office:value-type="float" office:value="79033" calcext:value-type="float">
            <text:p>79033</text:p>
          </table:table-cell>
          <table:table-cell office:value-type="float" office:value="76874" calcext:value-type="float">
            <text:p>76874</text:p>
          </table:table-cell>
          <table:table-cell office:value-type="float" office:value="77744" calcext:value-type="float">
            <text:p>77744</text:p>
          </table:table-cell>
          <table:table-cell office:value-type="float" office:value="77782" calcext:value-type="float">
            <text:p>77782</text:p>
          </table:table-cell>
          <table:table-cell office:value-type="float" office:value="79626" calcext:value-type="float">
            <text:p>79626</text:p>
          </table:table-cell>
          <table:table-cell office:value-type="float" office:value="77095" calcext:value-type="float">
            <text:p>77095</text:p>
          </table:table-cell>
          <table:table-cell office:value-type="float" office:value="135831" calcext:value-type="float">
            <text:p>135831</text:p>
          </table:table-cell>
          <table:table-cell office:value-type="float" office:value="76627" calcext:value-type="float">
            <text:p>76627</text:p>
          </table:table-cell>
          <table:table-cell office:value-type="float" office:value="79395" calcext:value-type="float">
            <text:p>79395</text:p>
          </table:table-cell>
          <table:table-cell office:value-type="float" office:value="78594" calcext:value-type="float">
            <text:p>78594</text:p>
          </table:table-cell>
          <table:table-cell table:formula="of:=SUM([.B2:.K2])/10" office:value-type="float" office:value="83860.1" calcext:value-type="float">
            <text:p>83860,1</text:p>
          </table:table-cell>
          <table:table-cell table:formula="of:=SQRT(VAR([.B2:.K2])/10)" office:value-type="float" office:value="5784.18510240543" calcext:value-type="float">
            <text:p>5784,18510240543</text:p>
          </table:table-cell>
        </table:table-row>
        <table:table-row table:style-name="ro1">
          <table:table-cell office:value-type="string" calcext:value-type="string">
            <text:p>Aliasing2</text:p>
          </table:table-cell>
          <table:table-cell office:value-type="float" office:value="73395" calcext:value-type="float">
            <text:p>73395</text:p>
          </table:table-cell>
          <table:table-cell office:value-type="float" office:value="75729" calcext:value-type="float">
            <text:p>75729</text:p>
          </table:table-cell>
          <table:table-cell office:value-type="float" office:value="72446" calcext:value-type="float">
            <text:p>72446</text:p>
          </table:table-cell>
          <table:table-cell office:value-type="float" office:value="72216" calcext:value-type="float">
            <text:p>72216</text:p>
          </table:table-cell>
          <table:table-cell office:value-type="float" office:value="74551" calcext:value-type="float">
            <text:p>74551</text:p>
          </table:table-cell>
          <table:table-cell office:value-type="float" office:value="71955" calcext:value-type="float">
            <text:p>71955</text:p>
          </table:table-cell>
          <table:table-cell office:value-type="float" office:value="127010" calcext:value-type="float">
            <text:p>127010</text:p>
          </table:table-cell>
          <table:table-cell office:value-type="float" office:value="76338" calcext:value-type="float">
            <text:p>76338</text:p>
          </table:table-cell>
          <table:table-cell office:value-type="float" office:value="73968" calcext:value-type="float">
            <text:p>73968</text:p>
          </table:table-cell>
          <table:table-cell office:value-type="float" office:value="72389" calcext:value-type="float">
            <text:p>72389</text:p>
          </table:table-cell>
          <table:table-cell table:formula="of:=SUM([.B3:.K3])/10" office:value-type="float" office:value="78999.7" calcext:value-type="float">
            <text:p>78999,7</text:p>
          </table:table-cell>
          <table:table-cell table:formula="of:=SQRT(VAR([.B3:.K3])/10)" office:value-type="float" office:value="5355.77710109996" calcext:value-type="float">
            <text:p>5355,77710109996</text:p>
          </table:table-cell>
        </table:table-row>
        <table:table-row table:style-name="ro1">
          <table:table-cell office:value-type="string" calcext:value-type="string">
            <text:p>Aliasing5</text:p>
          </table:table-cell>
          <table:table-cell office:value-type="float" office:value="74145" calcext:value-type="float">
            <text:p>74145</text:p>
          </table:table-cell>
          <table:table-cell office:value-type="float" office:value="72822" calcext:value-type="float">
            <text:p>72822</text:p>
          </table:table-cell>
          <table:table-cell office:value-type="float" office:value="72905" calcext:value-type="float">
            <text:p>72905</text:p>
          </table:table-cell>
          <table:table-cell office:value-type="float" office:value="70436" calcext:value-type="float">
            <text:p>70436</text:p>
          </table:table-cell>
          <table:table-cell office:value-type="float" office:value="73588" calcext:value-type="float">
            <text:p>73588</text:p>
          </table:table-cell>
          <table:table-cell office:value-type="float" office:value="72092" calcext:value-type="float">
            <text:p>72092</text:p>
          </table:table-cell>
          <table:table-cell office:value-type="float" office:value="126053" calcext:value-type="float">
            <text:p>126053</text:p>
          </table:table-cell>
          <table:table-cell office:value-type="float" office:value="72048" calcext:value-type="float">
            <text:p>72048</text:p>
          </table:table-cell>
          <table:table-cell office:value-type="float" office:value="73295" calcext:value-type="float">
            <text:p>73295</text:p>
          </table:table-cell>
          <table:table-cell office:value-type="float" office:value="72539" calcext:value-type="float">
            <text:p>72539</text:p>
          </table:table-cell>
          <table:table-cell table:formula="of:=SUM([.B4:.K4])/10" office:value-type="float" office:value="77992.3" calcext:value-type="float">
            <text:p>77992,3</text:p>
          </table:table-cell>
          <table:table-cell table:formula="of:=SQRT(VAR([.B4:.K4])/10)" office:value-type="float" office:value="5349.65430253831" calcext:value-type="float">
            <text:p>5349,65430253831</text:p>
          </table:table-cell>
        </table:table-row>
        <table:table-row table:style-name="ro1">
          <table:table-cell office:value-type="string" calcext:value-type="string">
            <text:p>Aliasing6</text:p>
          </table:table-cell>
          <table:table-cell office:value-type="float" office:value="71527" calcext:value-type="float">
            <text:p>71527</text:p>
          </table:table-cell>
          <table:table-cell office:value-type="float" office:value="72566" calcext:value-type="float">
            <text:p>72566</text:p>
          </table:table-cell>
          <table:table-cell office:value-type="float" office:value="70611" calcext:value-type="float">
            <text:p>70611</text:p>
          </table:table-cell>
          <table:table-cell office:value-type="float" office:value="71588" calcext:value-type="float">
            <text:p>71588</text:p>
          </table:table-cell>
          <table:table-cell office:value-type="float" office:value="72766" calcext:value-type="float">
            <text:p>72766</text:p>
          </table:table-cell>
          <table:table-cell office:value-type="float" office:value="70321" calcext:value-type="float">
            <text:p>70321</text:p>
          </table:table-cell>
          <table:table-cell office:value-type="float" office:value="125528" calcext:value-type="float">
            <text:p>125528</text:p>
          </table:table-cell>
          <table:table-cell office:value-type="float" office:value="72057" calcext:value-type="float">
            <text:p>72057</text:p>
          </table:table-cell>
          <table:table-cell office:value-type="float" office:value="71730" calcext:value-type="float">
            <text:p>71730</text:p>
          </table:table-cell>
          <table:table-cell office:value-type="float" office:value="72747" calcext:value-type="float">
            <text:p>72747</text:p>
          </table:table-cell>
          <table:table-cell table:formula="of:=SUM([.B5:.K5])/10" office:value-type="float" office:value="77144.1" calcext:value-type="float">
            <text:p>77144,1</text:p>
          </table:table-cell>
          <table:table-cell table:formula="of:=SQRT(VAR([.B5:.K5])/10)" office:value-type="float" office:value="5382.3912910527" calcext:value-type="float">
            <text:p>5382,3912910527</text:p>
          </table:table-cell>
        </table:table-row>
        <table:table-row table:style-name="ro1">
          <table:table-cell office:value-type="string" calcext:value-type="string">
            <text:p>Arrays2</text:p>
          </table:table-cell>
          <table:table-cell office:value-type="float" office:value="72388" calcext:value-type="float">
            <text:p>72388</text:p>
          </table:table-cell>
          <table:table-cell office:value-type="float" office:value="72352" calcext:value-type="float">
            <text:p>72352</text:p>
          </table:table-cell>
          <table:table-cell office:value-type="float" office:value="120654" calcext:value-type="float">
            <text:p>120654</text:p>
          </table:table-cell>
          <table:table-cell office:value-type="float" office:value="72627" calcext:value-type="float">
            <text:p>72627</text:p>
          </table:table-cell>
          <table:table-cell office:value-type="float" office:value="74667" calcext:value-type="float">
            <text:p>74667</text:p>
          </table:table-cell>
          <table:table-cell office:value-type="float" office:value="72400" calcext:value-type="float">
            <text:p>72400</text:p>
          </table:table-cell>
          <table:table-cell office:value-type="float" office:value="76143" calcext:value-type="float">
            <text:p>76143</text:p>
          </table:table-cell>
          <table:table-cell office:value-type="float" office:value="73525" calcext:value-type="float">
            <text:p>73525</text:p>
          </table:table-cell>
          <table:table-cell office:value-type="float" office:value="128388" calcext:value-type="float">
            <text:p>128388</text:p>
          </table:table-cell>
          <table:table-cell office:value-type="float" office:value="75185" calcext:value-type="float">
            <text:p>75185</text:p>
          </table:table-cell>
          <table:table-cell table:formula="of:=SUM([.B6:.K6])/10" office:value-type="float" office:value="83832.9" calcext:value-type="float">
            <text:p>83832,9</text:p>
          </table:table-cell>
          <table:table-cell table:formula="of:=SQRT(VAR([.B6:.K6])/10)" office:value-type="float" office:value="6818.45355626105" calcext:value-type="float">
            <text:p>6818,45355626105</text:p>
          </table:table-cell>
        </table:table-row>
        <table:table-row table:style-name="ro1">
          <table:table-cell office:value-type="string" calcext:value-type="string">
            <text:p>Arrays4</text:p>
          </table:table-cell>
          <table:table-cell office:value-type="float" office:value="76328" calcext:value-type="float">
            <text:p>76328</text:p>
          </table:table-cell>
          <table:table-cell office:value-type="float" office:value="72376" calcext:value-type="float">
            <text:p>72376</text:p>
          </table:table-cell>
          <table:table-cell office:value-type="float" office:value="121865" calcext:value-type="float">
            <text:p>121865</text:p>
          </table:table-cell>
          <table:table-cell office:value-type="float" office:value="75652" calcext:value-type="float">
            <text:p>75652</text:p>
          </table:table-cell>
          <table:table-cell office:value-type="float" office:value="74554" calcext:value-type="float">
            <text:p>74554</text:p>
          </table:table-cell>
          <table:table-cell office:value-type="float" office:value="75556" calcext:value-type="float">
            <text:p>75556</text:p>
          </table:table-cell>
          <table:table-cell office:value-type="float" office:value="72859" calcext:value-type="float">
            <text:p>72859</text:p>
          </table:table-cell>
          <table:table-cell office:value-type="float" office:value="75058" calcext:value-type="float">
            <text:p>75058</text:p>
          </table:table-cell>
          <table:table-cell office:value-type="float" office:value="119514" calcext:value-type="float">
            <text:p>119514</text:p>
          </table:table-cell>
          <table:table-cell office:value-type="float" office:value="78460" calcext:value-type="float">
            <text:p>78460</text:p>
          </table:table-cell>
          <table:table-cell table:formula="of:=SUM([.B7:.K7])/10" office:value-type="float" office:value="84222.2" calcext:value-type="float">
            <text:p>84222,2</text:p>
          </table:table-cell>
          <table:table-cell table:formula="of:=SQRT(VAR([.B7:.K7])/10)" office:value-type="float" office:value="6104.16583945387" calcext:value-type="float">
            <text:p>6104,16583945387</text:p>
          </table:table-cell>
        </table:table-row>
        <table:table-row table:style-name="ro1">
          <table:table-cell office:value-type="string" calcext:value-type="string">
            <text:p>Arrays5</text:p>
          </table:table-cell>
          <table:table-cell office:value-type="float" office:value="74114" calcext:value-type="float">
            <text:p>74114</text:p>
          </table:table-cell>
          <table:table-cell office:value-type="float" office:value="72601" calcext:value-type="float">
            <text:p>72601</text:p>
          </table:table-cell>
          <table:table-cell office:value-type="float" office:value="122868" calcext:value-type="float">
            <text:p>122868</text:p>
          </table:table-cell>
          <table:table-cell office:value-type="float" office:value="71855" calcext:value-type="float">
            <text:p>71855</text:p>
          </table:table-cell>
          <table:table-cell office:value-type="float" office:value="72677" calcext:value-type="float">
            <text:p>72677</text:p>
          </table:table-cell>
          <table:table-cell office:value-type="float" office:value="71953" calcext:value-type="float">
            <text:p>71953</text:p>
          </table:table-cell>
          <table:table-cell office:value-type="float" office:value="73105" calcext:value-type="float">
            <text:p>73105</text:p>
          </table:table-cell>
          <table:table-cell office:value-type="float" office:value="73040" calcext:value-type="float">
            <text:p>73040</text:p>
          </table:table-cell>
          <table:table-cell office:value-type="float" office:value="105162" calcext:value-type="float">
            <text:p>105162</text:p>
          </table:table-cell>
          <table:table-cell office:value-type="float" office:value="73843" calcext:value-type="float">
            <text:p>73843</text:p>
          </table:table-cell>
          <table:table-cell table:formula="of:=SUM([.B8:.K8])/10" office:value-type="float" office:value="81121.8" calcext:value-type="float">
            <text:p>81121,8</text:p>
          </table:table-cell>
          <table:table-cell table:formula="of:=SQRT(VAR([.B8:.K8])/10)" office:value-type="float" office:value="5643.29528398278" calcext:value-type="float">
            <text:p>5643,29528398278</text:p>
          </table:table-cell>
        </table:table-row>
        <table:table-row table:style-name="ro1">
          <table:table-cell office:value-type="string" calcext:value-type="string">
            <text:p>Arrays10</text:p>
          </table:table-cell>
          <table:table-cell office:value-type="float" office:value="76448" calcext:value-type="float">
            <text:p>76448</text:p>
          </table:table-cell>
          <table:table-cell office:value-type="float" office:value="72672" calcext:value-type="float">
            <text:p>72672</text:p>
          </table:table-cell>
          <table:table-cell office:value-type="float" office:value="118034" calcext:value-type="float">
            <text:p>118034</text:p>
          </table:table-cell>
          <table:table-cell office:value-type="float" office:value="71023" calcext:value-type="float">
            <text:p>71023</text:p>
          </table:table-cell>
          <table:table-cell office:value-type="float" office:value="71336" calcext:value-type="float">
            <text:p>71336</text:p>
          </table:table-cell>
          <table:table-cell office:value-type="float" office:value="72517" calcext:value-type="float">
            <text:p>72517</text:p>
          </table:table-cell>
          <table:table-cell office:value-type="float" office:value="70268" calcext:value-type="float">
            <text:p>70268</text:p>
          </table:table-cell>
          <table:table-cell office:value-type="float" office:value="72144" calcext:value-type="float">
            <text:p>72144</text:p>
          </table:table-cell>
          <table:table-cell office:value-type="float" office:value="81451" calcext:value-type="float">
            <text:p>81451</text:p>
          </table:table-cell>
          <table:table-cell office:value-type="float" office:value="73319" calcext:value-type="float">
            <text:p>73319</text:p>
          </table:table-cell>
          <table:table-cell table:formula="of:=SUM([.B9:.K9])/10" office:value-type="float" office:value="77921.2" calcext:value-type="float">
            <text:p>77921,2</text:p>
          </table:table-cell>
          <table:table-cell table:formula="of:=SQRT(VAR([.B9:.K9])/10)" office:value-type="float" office:value="4575.90766418108" calcext:value-type="float">
            <text:p>4575,90766418108</text:p>
          </table:table-cell>
        </table:table-row>
        <table:table-row table:style-name="ro1">
          <table:table-cell office:value-type="string" calcext:value-type="string">
            <text:p>Basic4</text:p>
          </table:table-cell>
          <table:table-cell office:value-type="float" office:value="73712" calcext:value-type="float">
            <text:p>73712</text:p>
          </table:table-cell>
          <table:table-cell office:value-type="float" office:value="72808" calcext:value-type="float">
            <text:p>72808</text:p>
          </table:table-cell>
          <table:table-cell office:value-type="float" office:value="122711" calcext:value-type="float">
            <text:p>122711</text:p>
          </table:table-cell>
          <table:table-cell office:value-type="float" office:value="71603" calcext:value-type="float">
            <text:p>71603</text:p>
          </table:table-cell>
          <table:table-cell office:value-type="float" office:value="71245" calcext:value-type="float">
            <text:p>71245</text:p>
          </table:table-cell>
          <table:table-cell office:value-type="float" office:value="72638" calcext:value-type="float">
            <text:p>72638</text:p>
          </table:table-cell>
          <table:table-cell office:value-type="float" office:value="72288" calcext:value-type="float">
            <text:p>72288</text:p>
          </table:table-cell>
          <table:table-cell office:value-type="float" office:value="73204" calcext:value-type="float">
            <text:p>73204</text:p>
          </table:table-cell>
          <table:table-cell office:value-type="float" office:value="72169" calcext:value-type="float">
            <text:p>72169</text:p>
          </table:table-cell>
          <table:table-cell office:value-type="float" office:value="71128" calcext:value-type="float">
            <text:p>71128</text:p>
          </table:table-cell>
          <table:table-cell table:formula="of:=SUM([.B10:.K10])/10" office:value-type="float" office:value="77350.6" calcext:value-type="float">
            <text:p>77350,6</text:p>
          </table:table-cell>
          <table:table-cell table:formula="of:=SQRT(VAR([.B10:.K10])/10)" office:value-type="float" office:value="5046.84313694104" calcext:value-type="float">
            <text:p>5046,84313694104</text:p>
          </table:table-cell>
        </table:table-row>
        <table:table-row table:style-name="ro1">
          <table:table-cell office:value-type="string" calcext:value-type="string">
            <text:p>Basic7</text:p>
          </table:table-cell>
          <table:table-cell office:value-type="float" office:value="73966" calcext:value-type="float">
            <text:p>73966</text:p>
          </table:table-cell>
          <table:table-cell office:value-type="float" office:value="70411" calcext:value-type="float">
            <text:p>70411</text:p>
          </table:table-cell>
          <table:table-cell office:value-type="float" office:value="123435" calcext:value-type="float">
            <text:p>123435</text:p>
          </table:table-cell>
          <table:table-cell office:value-type="float" office:value="73993" calcext:value-type="float">
            <text:p>73993</text:p>
          </table:table-cell>
          <table:table-cell office:value-type="float" office:value="73651" calcext:value-type="float">
            <text:p>73651</text:p>
          </table:table-cell>
          <table:table-cell office:value-type="float" office:value="70958" calcext:value-type="float">
            <text:p>70958</text:p>
          </table:table-cell>
          <table:table-cell office:value-type="float" office:value="73276" calcext:value-type="float">
            <text:p>73276</text:p>
          </table:table-cell>
          <table:table-cell office:value-type="float" office:value="74341" calcext:value-type="float">
            <text:p>74341</text:p>
          </table:table-cell>
          <table:table-cell office:value-type="float" office:value="74808" calcext:value-type="float">
            <text:p>74808</text:p>
          </table:table-cell>
          <table:table-cell office:value-type="float" office:value="73242" calcext:value-type="float">
            <text:p>73242</text:p>
          </table:table-cell>
          <table:table-cell table:formula="of:=SUM([.B11:.K11])/10" office:value-type="float" office:value="78208.1" calcext:value-type="float">
            <text:p>78208,1</text:p>
          </table:table-cell>
          <table:table-cell table:formula="of:=SQRT(VAR([.B11:.K11])/10)" office:value-type="float" office:value="5045.19985828114" calcext:value-type="float">
            <text:p>5045,19985828114</text:p>
          </table:table-cell>
        </table:table-row>
        <table:table-row table:style-name="ro1">
          <table:table-cell office:value-type="string" calcext:value-type="string">
            <text:p>Basic8</text:p>
          </table:table-cell>
          <table:table-cell office:value-type="float" office:value="73789" calcext:value-type="float">
            <text:p>73789</text:p>
          </table:table-cell>
          <table:table-cell office:value-type="float" office:value="74526" calcext:value-type="float">
            <text:p>74526</text:p>
          </table:table-cell>
          <table:table-cell office:value-type="float" office:value="120849" calcext:value-type="float">
            <text:p>120849</text:p>
          </table:table-cell>
          <table:table-cell office:value-type="float" office:value="69767" calcext:value-type="float">
            <text:p>69767</text:p>
          </table:table-cell>
          <table:table-cell office:value-type="float" office:value="71425" calcext:value-type="float">
            <text:p>71425</text:p>
          </table:table-cell>
          <table:table-cell office:value-type="float" office:value="71999" calcext:value-type="float">
            <text:p>71999</text:p>
          </table:table-cell>
          <table:table-cell office:value-type="float" office:value="70189" calcext:value-type="float">
            <text:p>70189</text:p>
          </table:table-cell>
          <table:table-cell office:value-type="float" office:value="71998" calcext:value-type="float">
            <text:p>71998</text:p>
          </table:table-cell>
          <table:table-cell office:value-type="float" office:value="77662" calcext:value-type="float">
            <text:p>77662</text:p>
          </table:table-cell>
          <table:table-cell office:value-type="float" office:value="75984" calcext:value-type="float">
            <text:p>75984</text:p>
          </table:table-cell>
          <table:table-cell table:formula="of:=SUM([.B12:.K12])/10" office:value-type="float" office:value="77818.8" calcext:value-type="float">
            <text:p>77818,8</text:p>
          </table:table-cell>
          <table:table-cell table:formula="of:=SQRT(VAR([.B12:.K12])/10)" office:value-type="float" office:value="4846.24574467471" calcext:value-type="float">
            <text:p>4846,24574467471</text:p>
          </table:table-cell>
        </table:table-row>
        <table:table-row table:style-name="ro1">
          <table:table-cell office:value-type="string" calcext:value-type="string">
            <text:p>Basic14</text:p>
          </table:table-cell>
          <table:table-cell office:value-type="float" office:value="43565" calcext:value-type="float">
            <text:p>43565</text:p>
          </table:table-cell>
          <table:table-cell office:value-type="float" office:value="44055" calcext:value-type="float">
            <text:p>44055</text:p>
          </table:table-cell>
          <table:table-cell office:value-type="float" office:value="73948" calcext:value-type="float">
            <text:p>73948</text:p>
          </table:table-cell>
          <table:table-cell office:value-type="float" office:value="43074" calcext:value-type="float">
            <text:p>43074</text:p>
          </table:table-cell>
          <table:table-cell office:value-type="float" office:value="43176" calcext:value-type="float">
            <text:p>43176</text:p>
          </table:table-cell>
          <table:table-cell office:value-type="float" office:value="43276" calcext:value-type="float">
            <text:p>43276</text:p>
          </table:table-cell>
          <table:table-cell office:value-type="float" office:value="44428" calcext:value-type="float">
            <text:p>44428</text:p>
          </table:table-cell>
          <table:table-cell office:value-type="float" office:value="43143" calcext:value-type="float">
            <text:p>43143</text:p>
          </table:table-cell>
          <table:table-cell office:value-type="float" office:value="61888" calcext:value-type="float">
            <text:p>61888</text:p>
          </table:table-cell>
          <table:table-cell office:value-type="float" office:value="43593" calcext:value-type="float">
            <text:p>43593</text:p>
          </table:table-cell>
          <table:table-cell table:formula="of:=SUM([.B13:.K13])/10" office:value-type="float" office:value="48414.6" calcext:value-type="float">
            <text:p>48414,6</text:p>
          </table:table-cell>
          <table:table-cell table:formula="of:=SQRT(VAR([.B13:.K13])/10)" office:value-type="float" office:value="3375.25715300166" calcext:value-type="float">
            <text:p>3375,25715300166</text:p>
          </table:table-cell>
        </table:table-row>
        <table:table-row table:style-name="ro1">
          <table:table-cell office:value-type="string" calcext:value-type="string">
            <text:p>Basic23</text:p>
          </table:table-cell>
          <table:table-cell office:value-type="float" office:value="73402" calcext:value-type="float">
            <text:p>73402</text:p>
          </table:table-cell>
          <table:table-cell office:value-type="float" office:value="70736" calcext:value-type="float">
            <text:p>70736</text:p>
          </table:table-cell>
          <table:table-cell office:value-type="float" office:value="122885" calcext:value-type="float">
            <text:p>122885</text:p>
          </table:table-cell>
          <table:table-cell office:value-type="float" office:value="73185" calcext:value-type="float">
            <text:p>73185</text:p>
          </table:table-cell>
          <table:table-cell office:value-type="float" office:value="72048" calcext:value-type="float">
            <text:p>72048</text:p>
          </table:table-cell>
          <table:table-cell office:value-type="float" office:value="74221" calcext:value-type="float">
            <text:p>74221</text:p>
          </table:table-cell>
          <table:table-cell office:value-type="float" office:value="72598" calcext:value-type="float">
            <text:p>72598</text:p>
          </table:table-cell>
          <table:table-cell office:value-type="float" office:value="74391" calcext:value-type="float">
            <text:p>74391</text:p>
          </table:table-cell>
          <table:table-cell office:value-type="float" office:value="95202" calcext:value-type="float">
            <text:p>95202</text:p>
          </table:table-cell>
          <table:table-cell office:value-type="float" office:value="72830" calcext:value-type="float">
            <text:p>72830</text:p>
          </table:table-cell>
          <table:table-cell table:formula="of:=SUM([.B14:.K14])/10" office:value-type="float" office:value="80149.8" calcext:value-type="float">
            <text:p>80149,8</text:p>
          </table:table-cell>
          <table:table-cell table:formula="of:=SQRT(VAR([.B14:.K14])/10)" office:value-type="float" office:value="5249.43349705471" calcext:value-type="float">
            <text:p>5249,43349705471</text:p>
          </table:table-cell>
        </table:table-row>
        <table:table-row table:style-name="ro1">
          <table:table-cell office:value-type="string" calcext:value-type="string">
            <text:p>Basic28</text:p>
          </table:table-cell>
          <table:table-cell office:value-type="float" office:value="72534" calcext:value-type="float">
            <text:p>72534</text:p>
          </table:table-cell>
          <table:table-cell office:value-type="float" office:value="73862" calcext:value-type="float">
            <text:p>73862</text:p>
          </table:table-cell>
          <table:table-cell office:value-type="float" office:value="121017" calcext:value-type="float">
            <text:p>121017</text:p>
          </table:table-cell>
          <table:table-cell office:value-type="float" office:value="71578" calcext:value-type="float">
            <text:p>71578</text:p>
          </table:table-cell>
          <table:table-cell office:value-type="float" office:value="72184" calcext:value-type="float">
            <text:p>72184</text:p>
          </table:table-cell>
          <table:table-cell office:value-type="float" office:value="75058" calcext:value-type="float">
            <text:p>75058</text:p>
          </table:table-cell>
          <table:table-cell office:value-type="float" office:value="73494" calcext:value-type="float">
            <text:p>73494</text:p>
          </table:table-cell>
          <table:table-cell office:value-type="float" office:value="72997" calcext:value-type="float">
            <text:p>72997</text:p>
          </table:table-cell>
          <table:table-cell office:value-type="float" office:value="87152" calcext:value-type="float">
            <text:p>87152</text:p>
          </table:table-cell>
          <table:table-cell office:value-type="float" office:value="76974" calcext:value-type="float">
            <text:p>76974</text:p>
          </table:table-cell>
          <table:table-cell table:formula="of:=SUM([.B15:.K15])/10" office:value-type="float" office:value="79685" calcext:value-type="float">
            <text:p>79685</text:p>
          </table:table-cell>
          <table:table-cell table:formula="of:=SQRT(VAR([.B15:.K15])/10)" office:value-type="float" office:value="4810.797309756" calcext:value-type="float">
            <text:p>4810,797309756</text:p>
          </table:table-cell>
        </table:table-row>
        <table:table-row table:style-name="ro1">
          <table:table-cell office:value-type="string" calcext:value-type="string">
            <text:p>Basic31</text:p>
          </table:table-cell>
          <table:table-cell office:value-type="float" office:value="48249" calcext:value-type="float">
            <text:p>48249</text:p>
          </table:table-cell>
          <table:table-cell office:value-type="float" office:value="49666" calcext:value-type="float">
            <text:p>49666</text:p>
          </table:table-cell>
          <table:table-cell office:value-type="float" office:value="82656" calcext:value-type="float">
            <text:p>82656</text:p>
          </table:table-cell>
          <table:table-cell office:value-type="float" office:value="47208" calcext:value-type="float">
            <text:p>47208</text:p>
          </table:table-cell>
          <table:table-cell office:value-type="float" office:value="48163" calcext:value-type="float">
            <text:p>48163</text:p>
          </table:table-cell>
          <table:table-cell office:value-type="float" office:value="50128" calcext:value-type="float">
            <text:p>50128</text:p>
          </table:table-cell>
          <table:table-cell office:value-type="float" office:value="49651" calcext:value-type="float">
            <text:p>49651</text:p>
          </table:table-cell>
          <table:table-cell office:value-type="float" office:value="49395" calcext:value-type="float">
            <text:p>49395</text:p>
          </table:table-cell>
          <table:table-cell office:value-type="float" office:value="54317" calcext:value-type="float">
            <text:p>54317</text:p>
          </table:table-cell>
          <table:table-cell office:value-type="float" office:value="49659" calcext:value-type="float">
            <text:p>49659</text:p>
          </table:table-cell>
          <table:table-cell table:formula="of:=SUM([.B16:.K16])/10" office:value-type="float" office:value="52909.2" calcext:value-type="float">
            <text:p>52909,2</text:p>
          </table:table-cell>
          <table:table-cell table:formula="of:=SQRT(VAR([.B16:.K16])/10)" office:value-type="float" office:value="3358.87590257349" calcext:value-type="float">
            <text:p>3358,87590257349</text:p>
          </table:table-cell>
        </table:table-row>
        <table:table-row table:style-name="ro1">
          <table:table-cell office:value-type="string" calcext:value-type="string">
            <text:p>Basic35</text:p>
          </table:table-cell>
          <table:table-cell office:value-type="float" office:value="42731" calcext:value-type="float">
            <text:p>42731</text:p>
          </table:table-cell>
          <table:table-cell office:value-type="float" office:value="41653" calcext:value-type="float">
            <text:p>41653</text:p>
          </table:table-cell>
          <table:table-cell office:value-type="float" office:value="71516" calcext:value-type="float">
            <text:p>71516</text:p>
          </table:table-cell>
          <table:table-cell office:value-type="float" office:value="42383" calcext:value-type="float">
            <text:p>42383</text:p>
          </table:table-cell>
          <table:table-cell office:value-type="float" office:value="43443" calcext:value-type="float">
            <text:p>43443</text:p>
          </table:table-cell>
          <table:table-cell office:value-type="float" office:value="41888" calcext:value-type="float">
            <text:p>41888</text:p>
          </table:table-cell>
          <table:table-cell office:value-type="float" office:value="42921" calcext:value-type="float">
            <text:p>42921</text:p>
          </table:table-cell>
          <table:table-cell office:value-type="float" office:value="42596" calcext:value-type="float">
            <text:p>42596</text:p>
          </table:table-cell>
          <table:table-cell office:value-type="float" office:value="48955" calcext:value-type="float">
            <text:p>48955</text:p>
          </table:table-cell>
          <table:table-cell office:value-type="float" office:value="42464" calcext:value-type="float">
            <text:p>42464</text:p>
          </table:table-cell>
          <table:table-cell table:formula="of:=SUM([.B17:.K17])/10" office:value-type="float" office:value="46055" calcext:value-type="float">
            <text:p>46055</text:p>
          </table:table-cell>
          <table:table-cell table:formula="of:=SQRT(VAR([.B17:.K17])/10)" office:value-type="float" office:value="2904.88293128044" calcext:value-type="float">
            <text:p>2904,88293128044</text:p>
          </table:table-cell>
        </table:table-row>
        <table:table-row table:style-name="ro1">
          <table:table-cell office:value-type="string" calcext:value-type="string">
            <text:p>Collections3</text:p>
          </table:table-cell>
          <table:table-cell office:value-type="float" office:value="73147" calcext:value-type="float">
            <text:p>73147</text:p>
          </table:table-cell>
          <table:table-cell office:value-type="float" office:value="72245" calcext:value-type="float">
            <text:p>72245</text:p>
          </table:table-cell>
          <table:table-cell office:value-type="float" office:value="70665" calcext:value-type="float">
            <text:p>70665</text:p>
          </table:table-cell>
          <table:table-cell office:value-type="float" office:value="71931" calcext:value-type="float">
            <text:p>71931</text:p>
          </table:table-cell>
          <table:table-cell office:value-type="float" office:value="72016" calcext:value-type="float">
            <text:p>72016</text:p>
          </table:table-cell>
          <table:table-cell office:value-type="float" office:value="72386" calcext:value-type="float">
            <text:p>72386</text:p>
          </table:table-cell>
          <table:table-cell office:value-type="float" office:value="122501" calcext:value-type="float">
            <text:p>122501</text:p>
          </table:table-cell>
          <table:table-cell office:value-type="float" office:value="72882" calcext:value-type="float">
            <text:p>72882</text:p>
          </table:table-cell>
          <table:table-cell office:value-type="float" office:value="70899" calcext:value-type="float">
            <text:p>70899</text:p>
          </table:table-cell>
          <table:table-cell office:value-type="float" office:value="72741" calcext:value-type="float">
            <text:p>72741</text:p>
          </table:table-cell>
          <table:table-cell table:formula="of:=SUM([.B18:.K18])/10" office:value-type="float" office:value="77141.3" calcext:value-type="float">
            <text:p>77141,3</text:p>
          </table:table-cell>
          <table:table-cell table:formula="of:=SQRT(VAR([.B18:.K18])/10)" office:value-type="float" office:value="5046.31044768794" calcext:value-type="float">
            <text:p>5046,31044768794</text:p>
          </table:table-cell>
        </table:table-row>
        <table:table-row table:style-name="ro1">
          <table:table-cell office:value-type="string" calcext:value-type="string">
            <text:p>Collections6</text:p>
          </table:table-cell>
          <table:table-cell office:value-type="float" office:value="73569" calcext:value-type="float">
            <text:p>73569</text:p>
          </table:table-cell>
          <table:table-cell office:value-type="float" office:value="69385" calcext:value-type="float">
            <text:p>69385</text:p>
          </table:table-cell>
          <table:table-cell office:value-type="float" office:value="74391" calcext:value-type="float">
            <text:p>74391</text:p>
          </table:table-cell>
          <table:table-cell office:value-type="float" office:value="70451" calcext:value-type="float">
            <text:p>70451</text:p>
          </table:table-cell>
          <table:table-cell office:value-type="float" office:value="71311" calcext:value-type="float">
            <text:p>71311</text:p>
          </table:table-cell>
          <table:table-cell office:value-type="float" office:value="71903" calcext:value-type="float">
            <text:p>71903</text:p>
          </table:table-cell>
          <table:table-cell office:value-type="float" office:value="122897" calcext:value-type="float">
            <text:p>122897</text:p>
          </table:table-cell>
          <table:table-cell office:value-type="float" office:value="73799" calcext:value-type="float">
            <text:p>73799</text:p>
          </table:table-cell>
          <table:table-cell office:value-type="float" office:value="73734" calcext:value-type="float">
            <text:p>73734</text:p>
          </table:table-cell>
          <table:table-cell office:value-type="float" office:value="72250" calcext:value-type="float">
            <text:p>72250</text:p>
          </table:table-cell>
          <table:table-cell table:formula="of:=SUM([.B19:.K19])/10" office:value-type="float" office:value="77369" calcext:value-type="float">
            <text:p>77369</text:p>
          </table:table-cell>
          <table:table-cell table:formula="of:=SQRT(VAR([.B19:.K19])/10)" office:value-type="float" office:value="5084.23385903258" calcext:value-type="float">
            <text:p>5084,23385903258</text:p>
          </table:table-cell>
        </table:table-row>
        <table:table-row table:style-name="ro1">
          <table:table-cell office:value-type="string" calcext:value-type="string">
            <text:p>Collections7</text:p>
          </table:table-cell>
          <table:table-cell office:value-type="float" office:value="436341" calcext:value-type="float">
            <text:p>436341</text:p>
          </table:table-cell>
          <table:table-cell office:value-type="float" office:value="425345" calcext:value-type="float">
            <text:p>425345</text:p>
          </table:table-cell>
          <table:table-cell office:value-type="float" office:value="423636" calcext:value-type="float">
            <text:p>423636</text:p>
          </table:table-cell>
          <table:table-cell office:value-type="float" office:value="442045" calcext:value-type="float">
            <text:p>442045</text:p>
          </table:table-cell>
          <table:table-cell office:value-type="float" office:value="428834" calcext:value-type="float">
            <text:p>428834</text:p>
          </table:table-cell>
          <table:table-cell office:value-type="float" office:value="428193" calcext:value-type="float">
            <text:p>428193</text:p>
          </table:table-cell>
          <table:table-cell office:value-type="float" office:value="427080" calcext:value-type="float">
            <text:p>427080</text:p>
          </table:table-cell>
          <table:table-cell office:value-type="float" office:value="434684" calcext:value-type="float">
            <text:p>434684</text:p>
          </table:table-cell>
          <table:table-cell office:value-type="float" office:value="422283" calcext:value-type="float">
            <text:p>422283</text:p>
          </table:table-cell>
          <table:table-cell office:value-type="float" office:value="423725" calcext:value-type="float">
            <text:p>423725</text:p>
          </table:table-cell>
          <table:table-cell table:formula="of:=SUM([.B20:.K20])/10" office:value-type="float" office:value="429216.6" calcext:value-type="float">
            <text:p>429216,6</text:p>
          </table:table-cell>
          <table:table-cell table:formula="of:=SQRT(VAR([.B20:.K20])/10)" office:value-type="float" office:value="2042.17054027218" calcext:value-type="float">
            <text:p>2042,17054027218</text:p>
          </table:table-cell>
        </table:table-row>
        <table:table-row table:style-name="ro1">
          <table:table-cell office:value-type="string" calcext:value-type="string">
            <text:p>Collections8</text:p>
          </table:table-cell>
          <table:table-cell office:value-type="float" office:value="71337" calcext:value-type="float">
            <text:p>71337</text:p>
          </table:table-cell>
          <table:table-cell office:value-type="float" office:value="71047" calcext:value-type="float">
            <text:p>71047</text:p>
          </table:table-cell>
          <table:table-cell office:value-type="float" office:value="125763" calcext:value-type="float">
            <text:p>125763</text:p>
          </table:table-cell>
          <table:table-cell office:value-type="float" office:value="72468" calcext:value-type="float">
            <text:p>72468</text:p>
          </table:table-cell>
          <table:table-cell office:value-type="float" office:value="69754" calcext:value-type="float">
            <text:p>69754</text:p>
          </table:table-cell>
          <table:table-cell office:value-type="float" office:value="69855" calcext:value-type="float">
            <text:p>69855</text:p>
          </table:table-cell>
          <table:table-cell office:value-type="float" office:value="71552" calcext:value-type="float">
            <text:p>71552</text:p>
          </table:table-cell>
          <table:table-cell office:value-type="float" office:value="71287" calcext:value-type="float">
            <text:p>71287</text:p>
          </table:table-cell>
          <table:table-cell office:value-type="float" office:value="119111" calcext:value-type="float">
            <text:p>119111</text:p>
          </table:table-cell>
          <table:table-cell office:value-type="float" office:value="70865" calcext:value-type="float">
            <text:p>70865</text:p>
          </table:table-cell>
          <table:table-cell table:formula="of:=SUM([.B21:.K21])/10" office:value-type="float" office:value="81303.9" calcext:value-type="float">
            <text:p>81303,9</text:p>
          </table:table-cell>
          <table:table-cell table:formula="of:=SQRT(VAR([.B21:.K21])/10)" office:value-type="float" office:value="6877.89581752055" calcext:value-type="float">
            <text:p>6877,89581752055</text:p>
          </table:table-cell>
        </table:table-row>
        <table:table-row table:style-name="ro1">
          <table:table-cell office:value-type="string" calcext:value-type="string">
            <text:p>Collections11</text:p>
          </table:table-cell>
          <table:table-cell office:value-type="float" office:value="71142" calcext:value-type="float">
            <text:p>71142</text:p>
          </table:table-cell>
          <table:table-cell office:value-type="float" office:value="71999" calcext:value-type="float">
            <text:p>71999</text:p>
          </table:table-cell>
          <table:table-cell office:value-type="float" office:value="124018" calcext:value-type="float">
            <text:p>124018</text:p>
          </table:table-cell>
          <table:table-cell office:value-type="float" office:value="69962" calcext:value-type="float">
            <text:p>69962</text:p>
          </table:table-cell>
          <table:table-cell office:value-type="float" office:value="71598" calcext:value-type="float">
            <text:p>71598</text:p>
          </table:table-cell>
          <table:table-cell office:value-type="float" office:value="72298" calcext:value-type="float">
            <text:p>72298</text:p>
          </table:table-cell>
          <table:table-cell office:value-type="float" office:value="74719" calcext:value-type="float">
            <text:p>74719</text:p>
          </table:table-cell>
          <table:table-cell office:value-type="float" office:value="70774" calcext:value-type="float">
            <text:p>70774</text:p>
          </table:table-cell>
          <table:table-cell office:value-type="float" office:value="74236" calcext:value-type="float">
            <text:p>74236</text:p>
          </table:table-cell>
          <table:table-cell office:value-type="float" office:value="72997" calcext:value-type="float">
            <text:p>72997</text:p>
          </table:table-cell>
          <table:table-cell table:formula="of:=SUM([.B22:.K22])/10" office:value-type="float" office:value="77374.3" calcext:value-type="float">
            <text:p>77374,3</text:p>
          </table:table-cell>
          <table:table-cell table:formula="of:=SQRT(VAR([.B22:.K22])/10)" office:value-type="float" office:value="5203.70709537388" calcext:value-type="float">
            <text:p>5203,70709537388</text:p>
          </table:table-cell>
        </table:table-row>
        <table:table-row table:style-name="ro1">
          <table:table-cell office:value-type="string" calcext:value-type="string">
            <text:p>Collections13</text:p>
          </table:table-cell>
          <table:table-cell office:value-type="float" office:value="72356" calcext:value-type="float">
            <text:p>72356</text:p>
          </table:table-cell>
          <table:table-cell office:value-type="float" office:value="70875" calcext:value-type="float">
            <text:p>70875</text:p>
          </table:table-cell>
          <table:table-cell office:value-type="float" office:value="125946" calcext:value-type="float">
            <text:p>125946</text:p>
          </table:table-cell>
          <table:table-cell office:value-type="float" office:value="73027" calcext:value-type="float">
            <text:p>73027</text:p>
          </table:table-cell>
          <table:table-cell office:value-type="float" office:value="73005" calcext:value-type="float">
            <text:p>73005</text:p>
          </table:table-cell>
          <table:table-cell office:value-type="float" office:value="73404" calcext:value-type="float">
            <text:p>73404</text:p>
          </table:table-cell>
          <table:table-cell office:value-type="float" office:value="72402" calcext:value-type="float">
            <text:p>72402</text:p>
          </table:table-cell>
          <table:table-cell office:value-type="float" office:value="72917" calcext:value-type="float">
            <text:p>72917</text:p>
          </table:table-cell>
          <table:table-cell office:value-type="float" office:value="73523" calcext:value-type="float">
            <text:p>73523</text:p>
          </table:table-cell>
          <table:table-cell office:value-type="float" office:value="76037" calcext:value-type="float">
            <text:p>76037</text:p>
          </table:table-cell>
          <table:table-cell table:formula="of:=SUM([.B23:.K23])/10" office:value-type="float" office:value="78349.2" calcext:value-type="float">
            <text:p>78349,2</text:p>
          </table:table-cell>
          <table:table-cell table:formula="of:=SQRT(VAR([.B23:.K23])/10)" office:value-type="float" office:value="5304.18622054526" calcext:value-type="float">
            <text:p>5304,18622054526</text:p>
          </table:table-cell>
        </table:table-row>
        <table:table-row table:style-name="ro1">
          <table:table-cell office:value-type="string" calcext:value-type="string">
            <text:p>Collections14</text:p>
          </table:table-cell>
          <table:table-cell office:value-type="float" office:value="74630" calcext:value-type="float">
            <text:p>74630</text:p>
          </table:table-cell>
          <table:table-cell office:value-type="float" office:value="71902" calcext:value-type="float">
            <text:p>71902</text:p>
          </table:table-cell>
          <table:table-cell office:value-type="float" office:value="125158" calcext:value-type="float">
            <text:p>125158</text:p>
          </table:table-cell>
          <table:table-cell office:value-type="float" office:value="72067" calcext:value-type="float">
            <text:p>72067</text:p>
          </table:table-cell>
          <table:table-cell office:value-type="float" office:value="71819" calcext:value-type="float">
            <text:p>71819</text:p>
          </table:table-cell>
          <table:table-cell office:value-type="float" office:value="77364" calcext:value-type="float">
            <text:p>77364</text:p>
          </table:table-cell>
          <table:table-cell office:value-type="float" office:value="71502" calcext:value-type="float">
            <text:p>71502</text:p>
          </table:table-cell>
          <table:table-cell office:value-type="float" office:value="70937" calcext:value-type="float">
            <text:p>70937</text:p>
          </table:table-cell>
          <table:table-cell office:value-type="float" office:value="73437" calcext:value-type="float">
            <text:p>73437</text:p>
          </table:table-cell>
          <table:table-cell office:value-type="float" office:value="78056" calcext:value-type="float">
            <text:p>78056</text:p>
          </table:table-cell>
          <table:table-cell table:formula="of:=SUM([.B24:.K24])/10" office:value-type="float" office:value="78687.2" calcext:value-type="float">
            <text:p>78687,2</text:p>
          </table:table-cell>
          <table:table-cell table:formula="of:=SQRT(VAR([.B24:.K24])/10)" office:value-type="float" office:value="5222.21840217354" calcext:value-type="float">
            <text:p>5222,21840217354</text:p>
          </table:table-cell>
        </table:table-row>
        <table:table-row table:style-name="ro1">
          <table:table-cell office:value-type="string" calcext:value-type="string">
            <text:p>Datastructures2</text:p>
          </table:table-cell>
          <table:table-cell office:value-type="float" office:value="72865" calcext:value-type="float">
            <text:p>72865</text:p>
          </table:table-cell>
          <table:table-cell office:value-type="float" office:value="69939" calcext:value-type="float">
            <text:p>69939</text:p>
          </table:table-cell>
          <table:table-cell office:value-type="float" office:value="117719" calcext:value-type="float">
            <text:p>117719</text:p>
          </table:table-cell>
          <table:table-cell office:value-type="float" office:value="71120" calcext:value-type="float">
            <text:p>71120</text:p>
          </table:table-cell>
          <table:table-cell office:value-type="float" office:value="71207" calcext:value-type="float">
            <text:p>71207</text:p>
          </table:table-cell>
          <table:table-cell office:value-type="float" office:value="75357" calcext:value-type="float">
            <text:p>75357</text:p>
          </table:table-cell>
          <table:table-cell office:value-type="float" office:value="73988" calcext:value-type="float">
            <text:p>73988</text:p>
          </table:table-cell>
          <table:table-cell office:value-type="float" office:value="73456" calcext:value-type="float">
            <text:p>73456</text:p>
          </table:table-cell>
          <table:table-cell office:value-type="float" office:value="77406" calcext:value-type="float">
            <text:p>77406</text:p>
          </table:table-cell>
          <table:table-cell office:value-type="float" office:value="75056" calcext:value-type="float">
            <text:p>75056</text:p>
          </table:table-cell>
          <table:table-cell table:formula="of:=SUM([.B25:.K25])/10" office:value-type="float" office:value="77811.3" calcext:value-type="float">
            <text:p>77811,3</text:p>
          </table:table-cell>
          <table:table-cell table:formula="of:=SQRT(VAR([.B25:.K25])/10)" office:value-type="float" office:value="4490.50798920469" calcext:value-type="float">
            <text:p>4490,50798920469</text:p>
          </table:table-cell>
        </table:table-row>
        <table:table-row table:style-name="ro1">
          <table:table-cell office:value-type="string" calcext:value-type="string">
            <text:p>Datastructures4</text:p>
          </table:table-cell>
          <table:table-cell office:value-type="float" office:value="73114" calcext:value-type="float">
            <text:p>73114</text:p>
          </table:table-cell>
          <table:table-cell office:value-type="float" office:value="69350" calcext:value-type="float">
            <text:p>69350</text:p>
          </table:table-cell>
          <table:table-cell office:value-type="float" office:value="105687" calcext:value-type="float">
            <text:p>105687</text:p>
          </table:table-cell>
          <table:table-cell office:value-type="float" office:value="74012" calcext:value-type="float">
            <text:p>74012</text:p>
          </table:table-cell>
          <table:table-cell office:value-type="float" office:value="74052" calcext:value-type="float">
            <text:p>74052</text:p>
          </table:table-cell>
          <table:table-cell office:value-type="float" office:value="73359" calcext:value-type="float">
            <text:p>73359</text:p>
          </table:table-cell>
          <table:table-cell office:value-type="float" office:value="73424" calcext:value-type="float">
            <text:p>73424</text:p>
          </table:table-cell>
          <table:table-cell office:value-type="float" office:value="73459" calcext:value-type="float">
            <text:p>73459</text:p>
          </table:table-cell>
          <table:table-cell office:value-type="float" office:value="72556" calcext:value-type="float">
            <text:p>72556</text:p>
          </table:table-cell>
          <table:table-cell office:value-type="float" office:value="73438" calcext:value-type="float">
            <text:p>73438</text:p>
          </table:table-cell>
          <table:table-cell table:formula="of:=SUM([.B26:.K26])/10" office:value-type="float" office:value="76245.1" calcext:value-type="float">
            <text:p>76245,1</text:p>
          </table:table-cell>
          <table:table-cell table:formula="of:=SQRT(VAR([.B26:.K26])/10)" office:value-type="float" office:value="3299.0030327358" calcext:value-type="float">
            <text:p>3299,0030327358</text:p>
          </table:table-cell>
        </table:table-row>
        <table:table-row table:style-name="ro1">
          <table:table-cell office:value-type="string" calcext:value-type="string">
            <text:p>Datastructures6</text:p>
          </table:table-cell>
          <table:table-cell office:value-type="float" office:value="74302" calcext:value-type="float">
            <text:p>74302</text:p>
          </table:table-cell>
          <table:table-cell office:value-type="float" office:value="73135" calcext:value-type="float">
            <text:p>73135</text:p>
          </table:table-cell>
          <table:table-cell office:value-type="float" office:value="103531" calcext:value-type="float">
            <text:p>103531</text:p>
          </table:table-cell>
          <table:table-cell office:value-type="float" office:value="72832" calcext:value-type="float">
            <text:p>72832</text:p>
          </table:table-cell>
          <table:table-cell office:value-type="float" office:value="73647" calcext:value-type="float">
            <text:p>73647</text:p>
          </table:table-cell>
          <table:table-cell office:value-type="float" office:value="73828" calcext:value-type="float">
            <text:p>73828</text:p>
          </table:table-cell>
          <table:table-cell office:value-type="float" office:value="73682" calcext:value-type="float">
            <text:p>73682</text:p>
          </table:table-cell>
          <table:table-cell office:value-type="float" office:value="72573" calcext:value-type="float">
            <text:p>72573</text:p>
          </table:table-cell>
          <table:table-cell office:value-type="float" office:value="74306" calcext:value-type="float">
            <text:p>74306</text:p>
          </table:table-cell>
          <table:table-cell office:value-type="float" office:value="74413" calcext:value-type="float">
            <text:p>74413</text:p>
          </table:table-cell>
          <table:table-cell table:formula="of:=SUM([.B27:.K27])/10" office:value-type="float" office:value="76624.9" calcext:value-type="float">
            <text:p>76624,9</text:p>
          </table:table-cell>
          <table:table-cell table:formula="of:=SQRT(VAR([.B27:.K27])/10)" office:value-type="float" office:value="2996.17991022643" calcext:value-type="float">
            <text:p>2996,17991022643</text:p>
          </table:table-cell>
        </table:table-row>
        <table:table-row table:style-name="ro1">
          <table:table-cell office:value-type="string" calcext:value-type="string">
            <text:p>Inter2</text:p>
          </table:table-cell>
          <table:table-cell office:value-type="float" office:value="73926" calcext:value-type="float">
            <text:p>73926</text:p>
          </table:table-cell>
          <table:table-cell office:value-type="float" office:value="72834" calcext:value-type="float">
            <text:p>72834</text:p>
          </table:table-cell>
          <table:table-cell office:value-type="float" office:value="126735" calcext:value-type="float">
            <text:p>126735</text:p>
          </table:table-cell>
          <table:table-cell office:value-type="float" office:value="74035" calcext:value-type="float">
            <text:p>74035</text:p>
          </table:table-cell>
          <table:table-cell office:value-type="float" office:value="72633" calcext:value-type="float">
            <text:p>72633</text:p>
          </table:table-cell>
          <table:table-cell office:value-type="float" office:value="70476" calcext:value-type="float">
            <text:p>70476</text:p>
          </table:table-cell>
          <table:table-cell office:value-type="float" office:value="73864" calcext:value-type="float">
            <text:p>73864</text:p>
          </table:table-cell>
          <table:table-cell office:value-type="float" office:value="73563" calcext:value-type="float">
            <text:p>73563</text:p>
          </table:table-cell>
          <table:table-cell office:value-type="float" office:value="74078" calcext:value-type="float">
            <text:p>74078</text:p>
          </table:table-cell>
          <table:table-cell office:value-type="float" office:value="72700" calcext:value-type="float">
            <text:p>72700</text:p>
          </table:table-cell>
          <table:table-cell table:formula="of:=SUM([.B28:.K28])/10" office:value-type="float" office:value="78484.4" calcext:value-type="float">
            <text:p>78484,4</text:p>
          </table:table-cell>
          <table:table-cell table:formula="of:=SQRT(VAR([.B28:.K28])/10)" office:value-type="float" office:value="5372.19266470095" calcext:value-type="float">
            <text:p>5372,19266470095</text:p>
          </table:table-cell>
        </table:table-row>
        <table:table-row table:style-name="ro1">
          <table:table-cell office:value-type="string" calcext:value-type="string">
            <text:p>Inter3</text:p>
          </table:table-cell>
          <table:table-cell office:value-type="float" office:value="71956" calcext:value-type="float">
            <text:p>71956</text:p>
          </table:table-cell>
          <table:table-cell office:value-type="float" office:value="70209" calcext:value-type="float">
            <text:p>70209</text:p>
          </table:table-cell>
          <table:table-cell office:value-type="float" office:value="131325" calcext:value-type="float">
            <text:p>131325</text:p>
          </table:table-cell>
          <table:table-cell office:value-type="float" office:value="40352" calcext:value-type="float">
            <text:p>40352</text:p>
          </table:table-cell>
          <table:table-cell office:value-type="float" office:value="73501" calcext:value-type="float">
            <text:p>73501</text:p>
          </table:table-cell>
          <table:table-cell office:value-type="float" office:value="73953" calcext:value-type="float">
            <text:p>73953</text:p>
          </table:table-cell>
          <table:table-cell office:value-type="float" office:value="75459" calcext:value-type="float">
            <text:p>75459</text:p>
          </table:table-cell>
          <table:table-cell office:value-type="float" office:value="70337" calcext:value-type="float">
            <text:p>70337</text:p>
          </table:table-cell>
          <table:table-cell office:value-type="float" office:value="74816" calcext:value-type="float">
            <text:p>74816</text:p>
          </table:table-cell>
          <table:table-cell office:value-type="float" office:value="76828" calcext:value-type="float">
            <text:p>76828</text:p>
          </table:table-cell>
          <table:table-cell table:formula="of:=SUM([.B29:.K29])/10" office:value-type="float" office:value="75873.6" calcext:value-type="float">
            <text:p>75873,6</text:p>
          </table:table-cell>
          <table:table-cell table:formula="of:=SQRT(VAR([.B29:.K29])/10)" office:value-type="float" office:value="7012.88518561845" calcext:value-type="float">
            <text:p>7012,88518561845</text:p>
          </table:table-cell>
        </table:table-row>
        <table:table-row table:style-name="ro1">
          <table:table-cell office:value-type="string" calcext:value-type="string">
            <text:p>Inter4</text:p>
          </table:table-cell>
          <table:table-cell office:value-type="float" office:value="69531" calcext:value-type="float">
            <text:p>69531</text:p>
          </table:table-cell>
          <table:table-cell office:value-type="float" office:value="69001" calcext:value-type="float">
            <text:p>69001</text:p>
          </table:table-cell>
          <table:table-cell office:value-type="float" office:value="133955" calcext:value-type="float">
            <text:p>133955</text:p>
          </table:table-cell>
          <table:table-cell office:value-type="float" office:value="72199" calcext:value-type="float">
            <text:p>72199</text:p>
          </table:table-cell>
          <table:table-cell office:value-type="float" office:value="74699" calcext:value-type="float">
            <text:p>74699</text:p>
          </table:table-cell>
          <table:table-cell office:value-type="float" office:value="77930" calcext:value-type="float">
            <text:p>77930</text:p>
          </table:table-cell>
          <table:table-cell office:value-type="float" office:value="72899" calcext:value-type="float">
            <text:p>72899</text:p>
          </table:table-cell>
          <table:table-cell office:value-type="float" office:value="76061" calcext:value-type="float">
            <text:p>76061</text:p>
          </table:table-cell>
          <table:table-cell office:value-type="float" office:value="71765" calcext:value-type="float">
            <text:p>71765</text:p>
          </table:table-cell>
          <table:table-cell office:value-type="float" office:value="71480" calcext:value-type="float">
            <text:p>71480</text:p>
          </table:table-cell>
          <table:table-cell table:formula="of:=SUM([.B30:.K30])/10" office:value-type="float" office:value="78952" calcext:value-type="float">
            <text:p>78952</text:p>
          </table:table-cell>
          <table:table-cell table:formula="of:=SQRT(VAR([.B30:.K30])/10)" office:value-type="float" office:value="6173.71092797697" calcext:value-type="float">
            <text:p>6173,71092797697</text:p>
          </table:table-cell>
        </table:table-row>
        <table:table-row table:style-name="ro1">
          <table:table-cell office:value-type="string" calcext:value-type="string">
            <text:p>Inter7</text:p>
          </table:table-cell>
          <table:table-cell office:value-type="float" office:value="75145" calcext:value-type="float">
            <text:p>75145</text:p>
          </table:table-cell>
          <table:table-cell office:value-type="float" office:value="73371" calcext:value-type="float">
            <text:p>73371</text:p>
          </table:table-cell>
          <table:table-cell office:value-type="float" office:value="120229" calcext:value-type="float">
            <text:p>120229</text:p>
          </table:table-cell>
          <table:table-cell office:value-type="float" office:value="70673" calcext:value-type="float">
            <text:p>70673</text:p>
          </table:table-cell>
          <table:table-cell office:value-type="float" office:value="72693" calcext:value-type="float">
            <text:p>72693</text:p>
          </table:table-cell>
          <table:table-cell office:value-type="float" office:value="71836" calcext:value-type="float">
            <text:p>71836</text:p>
          </table:table-cell>
          <table:table-cell office:value-type="float" office:value="72222" calcext:value-type="float">
            <text:p>72222</text:p>
          </table:table-cell>
          <table:table-cell office:value-type="float" office:value="70608" calcext:value-type="float">
            <text:p>70608</text:p>
          </table:table-cell>
          <table:table-cell office:value-type="float" office:value="72299" calcext:value-type="float">
            <text:p>72299</text:p>
          </table:table-cell>
          <table:table-cell office:value-type="float" office:value="73217" calcext:value-type="float">
            <text:p>73217</text:p>
          </table:table-cell>
          <table:table-cell table:formula="of:=SUM([.B31:.K31])/10" office:value-type="float" office:value="77229.3" calcext:value-type="float">
            <text:p>77229,3</text:p>
          </table:table-cell>
          <table:table-cell table:formula="of:=SQRT(VAR([.B31:.K31])/10)" office:value-type="float" office:value="4796.03636593107" calcext:value-type="float">
            <text:p>4796,03636593107</text:p>
          </table:table-cell>
        </table:table-row>
        <table:table-row table:style-name="ro1">
          <table:table-cell office:value-type="string" calcext:value-type="string">
            <text:p>Inter8</text:p>
          </table:table-cell>
          <table:table-cell office:value-type="float" office:value="72161" calcext:value-type="float">
            <text:p>72161</text:p>
          </table:table-cell>
          <table:table-cell office:value-type="float" office:value="73206" calcext:value-type="float">
            <text:p>73206</text:p>
          </table:table-cell>
          <table:table-cell office:value-type="float" office:value="125778" calcext:value-type="float">
            <text:p>125778</text:p>
          </table:table-cell>
          <table:table-cell office:value-type="float" office:value="70659" calcext:value-type="float">
            <text:p>70659</text:p>
          </table:table-cell>
          <table:table-cell office:value-type="float" office:value="70319" calcext:value-type="float">
            <text:p>70319</text:p>
          </table:table-cell>
          <table:table-cell office:value-type="float" office:value="71492" calcext:value-type="float">
            <text:p>71492</text:p>
          </table:table-cell>
          <table:table-cell office:value-type="float" office:value="73834" calcext:value-type="float">
            <text:p>73834</text:p>
          </table:table-cell>
          <table:table-cell office:value-type="float" office:value="73034" calcext:value-type="float">
            <text:p>73034</text:p>
          </table:table-cell>
          <table:table-cell office:value-type="float" office:value="73277" calcext:value-type="float">
            <text:p>73277</text:p>
          </table:table-cell>
          <table:table-cell office:value-type="float" office:value="74540" calcext:value-type="float">
            <text:p>74540</text:p>
          </table:table-cell>
          <table:table-cell table:formula="of:=SUM([.B32:.K32])/10" office:value-type="float" office:value="77830" calcext:value-type="float">
            <text:p>77830</text:p>
          </table:table-cell>
          <table:table-cell table:formula="of:=SQRT(VAR([.B32:.K32])/10)" office:value-type="float" office:value="5344.8436085633" calcext:value-type="float">
            <text:p>5344,8436085633</text:p>
          </table:table-cell>
        </table:table-row>
        <table:table-row table:style-name="ro1">
          <table:table-cell office:value-type="string" calcext:value-type="string">
            <text:p>Inter11</text:p>
          </table:table-cell>
          <table:table-cell office:value-type="float" office:value="72189" calcext:value-type="float">
            <text:p>72189</text:p>
          </table:table-cell>
          <table:table-cell office:value-type="float" office:value="71524" calcext:value-type="float">
            <text:p>71524</text:p>
          </table:table-cell>
          <table:table-cell office:value-type="float" office:value="97679" calcext:value-type="float">
            <text:p>97679</text:p>
          </table:table-cell>
          <table:table-cell office:value-type="float" office:value="73627" calcext:value-type="float">
            <text:p>73627</text:p>
          </table:table-cell>
          <table:table-cell office:value-type="float" office:value="71185" calcext:value-type="float">
            <text:p>71185</text:p>
          </table:table-cell>
          <table:table-cell office:value-type="float" office:value="74239" calcext:value-type="float">
            <text:p>74239</text:p>
          </table:table-cell>
          <table:table-cell office:value-type="float" office:value="72856" calcext:value-type="float">
            <text:p>72856</text:p>
          </table:table-cell>
          <table:table-cell office:value-type="float" office:value="73801" calcext:value-type="float">
            <text:p>73801</text:p>
          </table:table-cell>
          <table:table-cell office:value-type="float" office:value="73256" calcext:value-type="float">
            <text:p>73256</text:p>
          </table:table-cell>
          <table:table-cell office:value-type="float" office:value="76925" calcext:value-type="float">
            <text:p>76925</text:p>
          </table:table-cell>
          <table:table-cell table:formula="of:=SUM([.B33:.K33])/10" office:value-type="float" office:value="75728.1" calcext:value-type="float">
            <text:p>75728,1</text:p>
          </table:table-cell>
          <table:table-cell table:formula="of:=SQRT(VAR([.B33:.K33])/10)" office:value-type="float" office:value="2491.80883630078" calcext:value-type="float">
            <text:p>2491,80883630078</text:p>
          </table:table-cell>
        </table:table-row>
        <table:table-row table:style-name="ro1">
          <table:table-cell office:value-type="string" calcext:value-type="string">
            <text:p>Inter13</text:p>
          </table:table-cell>
          <table:table-cell office:value-type="float" office:value="74979" calcext:value-type="float">
            <text:p>74979</text:p>
          </table:table-cell>
          <table:table-cell office:value-type="float" office:value="72899" calcext:value-type="float">
            <text:p>72899</text:p>
          </table:table-cell>
          <table:table-cell office:value-type="float" office:value="88415" calcext:value-type="float">
            <text:p>88415</text:p>
          </table:table-cell>
          <table:table-cell office:value-type="float" office:value="70061" calcext:value-type="float">
            <text:p>70061</text:p>
          </table:table-cell>
          <table:table-cell office:value-type="float" office:value="71664" calcext:value-type="float">
            <text:p>71664</text:p>
          </table:table-cell>
          <table:table-cell office:value-type="float" office:value="76450" calcext:value-type="float">
            <text:p>76450</text:p>
          </table:table-cell>
          <table:table-cell office:value-type="float" office:value="72839" calcext:value-type="float">
            <text:p>72839</text:p>
          </table:table-cell>
          <table:table-cell office:value-type="float" office:value="70389" calcext:value-type="float">
            <text:p>70389</text:p>
          </table:table-cell>
          <table:table-cell office:value-type="float" office:value="77840" calcext:value-type="float">
            <text:p>77840</text:p>
          </table:table-cell>
          <table:table-cell office:value-type="float" office:value="74366" calcext:value-type="float">
            <text:p>74366</text:p>
          </table:table-cell>
          <table:table-cell table:formula="of:=SUM([.B34:.K34])/10" office:value-type="float" office:value="74990.2" calcext:value-type="float">
            <text:p>74990,2</text:p>
          </table:table-cell>
          <table:table-cell table:formula="of:=SQRT(VAR([.B34:.K34])/10)" office:value-type="float" office:value="1687.86459962482" calcext:value-type="float">
            <text:p>1687,86459962482</text:p>
          </table:table-cell>
        </table:table-row>
        <table:table-row table:style-name="ro1">
          <table:table-cell office:value-type="string" calcext:value-type="string">
            <text:p>Pred1</text:p>
          </table:table-cell>
          <table:table-cell office:value-type="float" office:value="72117" calcext:value-type="float">
            <text:p>72117</text:p>
          </table:table-cell>
          <table:table-cell office:value-type="float" office:value="72693" calcext:value-type="float">
            <text:p>72693</text:p>
          </table:table-cell>
          <table:table-cell office:value-type="float" office:value="124560" calcext:value-type="float">
            <text:p>124560</text:p>
          </table:table-cell>
          <table:table-cell office:value-type="float" office:value="72958" calcext:value-type="float">
            <text:p>72958</text:p>
          </table:table-cell>
          <table:table-cell office:value-type="float" office:value="72399" calcext:value-type="float">
            <text:p>72399</text:p>
          </table:table-cell>
          <table:table-cell office:value-type="float" office:value="72620" calcext:value-type="float">
            <text:p>72620</text:p>
          </table:table-cell>
          <table:table-cell office:value-type="float" office:value="74685" calcext:value-type="float">
            <text:p>74685</text:p>
          </table:table-cell>
          <table:table-cell office:value-type="float" office:value="71586" calcext:value-type="float">
            <text:p>71586</text:p>
          </table:table-cell>
          <table:table-cell office:value-type="float" office:value="123571" calcext:value-type="float">
            <text:p>123571</text:p>
          </table:table-cell>
          <table:table-cell office:value-type="float" office:value="106971" calcext:value-type="float">
            <text:p>106971</text:p>
          </table:table-cell>
          <table:table-cell table:formula="of:=SUM([.B35:.K35])/10" office:value-type="float" office:value="86416" calcext:value-type="float">
            <text:p>86416</text:p>
          </table:table-cell>
          <table:table-cell table:formula="of:=SQRT(VAR([.B35:.K35])/10)" office:value-type="float" office:value="7130.69877049617" calcext:value-type="float">
            <text:p>7130,69877049617</text:p>
          </table:table-cell>
        </table:table-row>
        <table:table-row table:style-name="ro1">
          <table:table-cell office:value-type="string" calcext:value-type="string">
            <text:p>Pred3</text:p>
          </table:table-cell>
          <table:table-cell office:value-type="float" office:value="73114" calcext:value-type="float">
            <text:p>73114</text:p>
          </table:table-cell>
          <table:table-cell office:value-type="float" office:value="71655" calcext:value-type="float">
            <text:p>71655</text:p>
          </table:table-cell>
          <table:table-cell office:value-type="float" office:value="123522" calcext:value-type="float">
            <text:p>123522</text:p>
          </table:table-cell>
          <table:table-cell office:value-type="float" office:value="72817" calcext:value-type="float">
            <text:p>72817</text:p>
          </table:table-cell>
          <table:table-cell office:value-type="float" office:value="72149" calcext:value-type="float">
            <text:p>72149</text:p>
          </table:table-cell>
          <table:table-cell office:value-type="float" office:value="75367" calcext:value-type="float">
            <text:p>75367</text:p>
          </table:table-cell>
          <table:table-cell office:value-type="float" office:value="73019" calcext:value-type="float">
            <text:p>73019</text:p>
          </table:table-cell>
          <table:table-cell office:value-type="float" office:value="75098" calcext:value-type="float">
            <text:p>75098</text:p>
          </table:table-cell>
          <table:table-cell office:value-type="float" office:value="125460" calcext:value-type="float">
            <text:p>125460</text:p>
          </table:table-cell>
          <table:table-cell office:value-type="float" office:value="73924" calcext:value-type="float">
            <text:p>73924</text:p>
          </table:table-cell>
          <table:table-cell table:formula="of:=SUM([.B36:.K36])/10" office:value-type="float" office:value="83612.5" calcext:value-type="float">
            <text:p>83612,5</text:p>
          </table:table-cell>
          <table:table-cell table:formula="of:=SQRT(VAR([.B36:.K36])/10)" office:value-type="float" office:value="6824.55587688068" calcext:value-type="float">
            <text:p>6824,55587688068</text:p>
          </table:table-cell>
        </table:table-row>
        <table:table-row table:style-name="ro1">
          <table:table-cell office:value-type="string" calcext:value-type="string">
            <text:p>Pred7</text:p>
          </table:table-cell>
          <table:table-cell office:value-type="float" office:value="73611" calcext:value-type="float">
            <text:p>73611</text:p>
          </table:table-cell>
          <table:table-cell office:value-type="float" office:value="75195" calcext:value-type="float">
            <text:p>75195</text:p>
          </table:table-cell>
          <table:table-cell office:value-type="float" office:value="125227" calcext:value-type="float">
            <text:p>125227</text:p>
          </table:table-cell>
          <table:table-cell office:value-type="float" office:value="70256" calcext:value-type="float">
            <text:p>70256</text:p>
          </table:table-cell>
          <table:table-cell office:value-type="float" office:value="72442" calcext:value-type="float">
            <text:p>72442</text:p>
          </table:table-cell>
          <table:table-cell office:value-type="float" office:value="72874" calcext:value-type="float">
            <text:p>72874</text:p>
          </table:table-cell>
          <table:table-cell office:value-type="float" office:value="74226" calcext:value-type="float">
            <text:p>74226</text:p>
          </table:table-cell>
          <table:table-cell office:value-type="float" office:value="71738" calcext:value-type="float">
            <text:p>71738</text:p>
          </table:table-cell>
          <table:table-cell office:value-type="float" office:value="125813" calcext:value-type="float">
            <text:p>125813</text:p>
          </table:table-cell>
          <table:table-cell office:value-type="float" office:value="71613" calcext:value-type="float">
            <text:p>71613</text:p>
          </table:table-cell>
          <table:table-cell table:formula="of:=SUM([.B37:.K37])/10" office:value-type="float" office:value="83299.5" calcext:value-type="float">
            <text:p>83299,5</text:p>
          </table:table-cell>
          <table:table-cell table:formula="of:=SQRT(VAR([.B37:.K37])/10)" office:value-type="float" office:value="7050.72345106042" calcext:value-type="float">
            <text:p>7050,72345106042</text:p>
          </table:table-cell>
        </table:table-row>
        <table:table-row table:style-name="ro1">
          <table:table-cell office:value-type="string" calcext:value-type="string">
            <text:p>Pred9</text:p>
          </table:table-cell>
          <table:table-cell office:value-type="float" office:value="74373" calcext:value-type="float">
            <text:p>74373</text:p>
          </table:table-cell>
          <table:table-cell office:value-type="float" office:value="71470" calcext:value-type="float">
            <text:p>71470</text:p>
          </table:table-cell>
          <table:table-cell office:value-type="float" office:value="122009" calcext:value-type="float">
            <text:p>122009</text:p>
          </table:table-cell>
          <table:table-cell office:value-type="float" office:value="72546" calcext:value-type="float">
            <text:p>72546</text:p>
          </table:table-cell>
          <table:table-cell office:value-type="float" office:value="73608" calcext:value-type="float">
            <text:p>73608</text:p>
          </table:table-cell>
          <table:table-cell office:value-type="float" office:value="71050" calcext:value-type="float">
            <text:p>71050</text:p>
          </table:table-cell>
          <table:table-cell office:value-type="float" office:value="73129" calcext:value-type="float">
            <text:p>73129</text:p>
          </table:table-cell>
          <table:table-cell office:value-type="float" office:value="73706" calcext:value-type="float">
            <text:p>73706</text:p>
          </table:table-cell>
          <table:table-cell office:value-type="float" office:value="122952" calcext:value-type="float">
            <text:p>122952</text:p>
          </table:table-cell>
          <table:table-cell office:value-type="float" office:value="76085" calcext:value-type="float">
            <text:p>76085</text:p>
          </table:table-cell>
          <table:table-cell table:formula="of:=SUM([.B38:.K38])/10" office:value-type="float" office:value="83092.8" calcext:value-type="float">
            <text:p>83092,8</text:p>
          </table:table-cell>
          <table:table-cell table:formula="of:=SQRT(VAR([.B38:.K38])/10)" office:value-type="float" office:value="6580.3367674712" calcext:value-type="float">
            <text:p>6580,3367674712</text:p>
          </table:table-cell>
        </table:table-row>
        <table:table-row table:style-name="ro1">
          <table:table-cell office:value-type="string" calcext:value-type="string">
            <text:p>Sanitizers2</text:p>
          </table:table-cell>
          <table:table-cell office:value-type="float" office:value="73329" calcext:value-type="float">
            <text:p>73329</text:p>
          </table:table-cell>
          <table:table-cell office:value-type="float" office:value="71276" calcext:value-type="float">
            <text:p>71276</text:p>
          </table:table-cell>
          <table:table-cell office:value-type="float" office:value="127046" calcext:value-type="float">
            <text:p>127046</text:p>
          </table:table-cell>
          <table:table-cell office:value-type="float" office:value="71392" calcext:value-type="float">
            <text:p>71392</text:p>
          </table:table-cell>
          <table:table-cell office:value-type="float" office:value="71440" calcext:value-type="float">
            <text:p>71440</text:p>
          </table:table-cell>
          <table:table-cell office:value-type="float" office:value="77338" calcext:value-type="float">
            <text:p>77338</text:p>
          </table:table-cell>
          <table:table-cell office:value-type="float" office:value="73054" calcext:value-type="float">
            <text:p>73054</text:p>
          </table:table-cell>
          <table:table-cell office:value-type="float" office:value="71525" calcext:value-type="float">
            <text:p>71525</text:p>
          </table:table-cell>
          <table:table-cell office:value-type="float" office:value="71245" calcext:value-type="float">
            <text:p>71245</text:p>
          </table:table-cell>
          <table:table-cell office:value-type="float" office:value="73077" calcext:value-type="float">
            <text:p>73077</text:p>
          </table:table-cell>
          <table:table-cell table:formula="of:=SUM([.B39:.K39])/10" office:value-type="float" office:value="78072.2" calcext:value-type="float">
            <text:p>78072,2</text:p>
          </table:table-cell>
          <table:table-cell table:formula="of:=SQRT(VAR([.B39:.K39])/10)" office:value-type="float" office:value="5473.04547314483" calcext:value-type="float">
            <text:p>5473,04547314483</text:p>
          </table:table-cell>
        </table:table-row>
        <table:table-row table:style-name="ro1">
          <table:table-cell office:value-type="string" calcext:value-type="string">
            <text:p>Sanitizers4</text:p>
          </table:table-cell>
          <table:table-cell office:value-type="float" office:value="72765" calcext:value-type="float">
            <text:p>72765</text:p>
          </table:table-cell>
          <table:table-cell office:value-type="float" office:value="70030" calcext:value-type="float">
            <text:p>70030</text:p>
          </table:table-cell>
          <table:table-cell office:value-type="float" office:value="124251" calcext:value-type="float">
            <text:p>124251</text:p>
          </table:table-cell>
          <table:table-cell office:value-type="float" office:value="74130" calcext:value-type="float">
            <text:p>74130</text:p>
          </table:table-cell>
          <table:table-cell office:value-type="float" office:value="74993" calcext:value-type="float">
            <text:p>74993</text:p>
          </table:table-cell>
          <table:table-cell office:value-type="float" office:value="71815" calcext:value-type="float">
            <text:p>71815</text:p>
          </table:table-cell>
          <table:table-cell office:value-type="float" office:value="72458" calcext:value-type="float">
            <text:p>72458</text:p>
          </table:table-cell>
          <table:table-cell office:value-type="float" office:value="75154" calcext:value-type="float">
            <text:p>75154</text:p>
          </table:table-cell>
          <table:table-cell office:value-type="float" office:value="70620" calcext:value-type="float">
            <text:p>70620</text:p>
          </table:table-cell>
          <table:table-cell office:value-type="float" office:value="72183" calcext:value-type="float">
            <text:p>72183</text:p>
          </table:table-cell>
          <table:table-cell table:formula="of:=SUM([.B40:.K40])/10" office:value-type="float" office:value="77839.9" calcext:value-type="float">
            <text:p>77839,9</text:p>
          </table:table-cell>
          <table:table-cell table:formula="of:=SQRT(VAR([.B40:.K40])/10)" office:value-type="float" office:value="5184.60686273425" calcext:value-type="float">
            <text:p>5184,60686273425</text:p>
          </table:table-cell>
        </table:table-row>
        <table:table-row table:style-name="ro1">
          <table:table-cell office:value-type="string" calcext:value-type="string">
            <text:p>Session2</text:p>
          </table:table-cell>
          <table:table-cell office:value-type="float" office:value="76825" calcext:value-type="float">
            <text:p>76825</text:p>
          </table:table-cell>
          <table:table-cell office:value-type="float" office:value="79457" calcext:value-type="float">
            <text:p>79457</text:p>
          </table:table-cell>
          <table:table-cell office:value-type="float" office:value="94267" calcext:value-type="float">
            <text:p>94267</text:p>
          </table:table-cell>
          <table:table-cell office:value-type="float" office:value="76312" calcext:value-type="float">
            <text:p>76312</text:p>
          </table:table-cell>
          <table:table-cell office:value-type="float" office:value="74634" calcext:value-type="float">
            <text:p>74634</text:p>
          </table:table-cell>
          <table:table-cell office:value-type="float" office:value="76921" calcext:value-type="float">
            <text:p>76921</text:p>
          </table:table-cell>
          <table:table-cell office:value-type="float" office:value="77163" calcext:value-type="float">
            <text:p>77163</text:p>
          </table:table-cell>
          <table:table-cell office:value-type="float" office:value="73357" calcext:value-type="float">
            <text:p>73357</text:p>
          </table:table-cell>
          <table:table-cell office:value-type="float" office:value="76625" calcext:value-type="float">
            <text:p>76625</text:p>
          </table:table-cell>
          <table:table-cell office:value-type="float" office:value="74591" calcext:value-type="float">
            <text:p>74591</text:p>
          </table:table-cell>
          <table:table-cell table:formula="of:=SUM([.B41:.K41])/10" office:value-type="float" office:value="78015.2" calcext:value-type="float">
            <text:p>78015,2</text:p>
          </table:table-cell>
          <table:table-cell table:formula="of:=SQRT(VAR([.B41:.K41])/10)" office:value-type="float" office:value="1883.34783947216" calcext:value-type="float">
            <text:p>1883,34783947216</text:p>
          </table:table-cell>
        </table:table-row>
        <table:table-row table:style-name="ro1">
          <table:table-cell office:value-type="string" calcext:value-type="string">
            <text:p>StrongUpdates3</text:p>
          </table:table-cell>
          <table:table-cell office:value-type="float" office:value="73500" calcext:value-type="float">
            <text:p>73500</text:p>
          </table:table-cell>
          <table:table-cell office:value-type="float" office:value="72128" calcext:value-type="float">
            <text:p>72128</text:p>
          </table:table-cell>
          <table:table-cell office:value-type="float" office:value="120413" calcext:value-type="float">
            <text:p>120413</text:p>
          </table:table-cell>
          <table:table-cell office:value-type="float" office:value="71954" calcext:value-type="float">
            <text:p>71954</text:p>
          </table:table-cell>
          <table:table-cell office:value-type="float" office:value="73158" calcext:value-type="float">
            <text:p>73158</text:p>
          </table:table-cell>
          <table:table-cell office:value-type="float" office:value="75048" calcext:value-type="float">
            <text:p>75048</text:p>
          </table:table-cell>
          <table:table-cell office:value-type="float" office:value="74784" calcext:value-type="float">
            <text:p>74784</text:p>
          </table:table-cell>
          <table:table-cell office:value-type="float" office:value="72575" calcext:value-type="float">
            <text:p>72575</text:p>
          </table:table-cell>
          <table:table-cell office:value-type="float" office:value="75579" calcext:value-type="float">
            <text:p>75579</text:p>
          </table:table-cell>
          <table:table-cell office:value-type="float" office:value="74935" calcext:value-type="float">
            <text:p>74935</text:p>
          </table:table-cell>
          <table:table-cell table:formula="of:=SUM([.B42:.K42])/10" office:value-type="float" office:value="78407.4" calcext:value-type="float">
            <text:p>78407,4</text:p>
          </table:table-cell>
          <table:table-cell table:formula="of:=SQRT(VAR([.B42:.K42])/10)" office:value-type="float" office:value="4685.29061875805" calcext:value-type="float">
            <text:p>4685,29061875805</text:p>
          </table:table-cell>
        </table:table-row>
        <table:table-row table:style-name="ro1">
          <table:table-cell office:value-type="string" calcext:value-type="string">
            <text:p>StrongUpdates4</text:p>
          </table:table-cell>
          <table:table-cell office:value-type="float" office:value="72253" calcext:value-type="float">
            <text:p>72253</text:p>
          </table:table-cell>
          <table:table-cell office:value-type="float" office:value="71412" calcext:value-type="float">
            <text:p>71412</text:p>
          </table:table-cell>
          <table:table-cell office:value-type="float" office:value="116575" calcext:value-type="float">
            <text:p>116575</text:p>
          </table:table-cell>
          <table:table-cell office:value-type="float" office:value="73185" calcext:value-type="float">
            <text:p>73185</text:p>
          </table:table-cell>
          <table:table-cell office:value-type="float" office:value="74524" calcext:value-type="float">
            <text:p>74524</text:p>
          </table:table-cell>
          <table:table-cell office:value-type="float" office:value="76742" calcext:value-type="float">
            <text:p>76742</text:p>
          </table:table-cell>
          <table:table-cell office:value-type="float" office:value="72822" calcext:value-type="float">
            <text:p>72822</text:p>
          </table:table-cell>
          <table:table-cell office:value-type="float" office:value="74642" calcext:value-type="float">
            <text:p>74642</text:p>
          </table:table-cell>
          <table:table-cell office:value-type="float" office:value="74400" calcext:value-type="float">
            <text:p>74400</text:p>
          </table:table-cell>
          <table:table-cell office:value-type="float" office:value="75897" calcext:value-type="float">
            <text:p>75897</text:p>
          </table:table-cell>
          <table:table-cell table:formula="of:=SUM([.B43:.K43])/10" office:value-type="float" office:value="78245.2" calcext:value-type="float">
            <text:p>78245,2</text:p>
          </table:table-cell>
          <table:table-cell table:formula="of:=SQRT(VAR([.B43:.K43])/10)" office:value-type="float" office:value="4289.75390332722" calcext:value-type="float">
            <text:p>4289,75390332722</text:p>
          </table:table-cell>
        </table:table-row>
        <table:table-row table:style-name="ro1">
          <table:table-cell office:value-type="string" calcext:value-type="string">
            <text:p>StrongUpdates5</text:p>
          </table:table-cell>
          <table:table-cell office:value-type="float" office:value="75180" calcext:value-type="float">
            <text:p>75180</text:p>
          </table:table-cell>
          <table:table-cell office:value-type="float" office:value="72796" calcext:value-type="float">
            <text:p>72796</text:p>
          </table:table-cell>
          <table:table-cell office:value-type="float" office:value="97711" calcext:value-type="float">
            <text:p>97711</text:p>
          </table:table-cell>
          <table:table-cell office:value-type="float" office:value="72294" calcext:value-type="float">
            <text:p>72294</text:p>
          </table:table-cell>
          <table:table-cell office:value-type="float" office:value="71711" calcext:value-type="float">
            <text:p>71711</text:p>
          </table:table-cell>
          <table:table-cell office:value-type="float" office:value="73546" calcext:value-type="float">
            <text:p>73546</text:p>
          </table:table-cell>
          <table:table-cell office:value-type="float" office:value="72768" calcext:value-type="float">
            <text:p>72768</text:p>
          </table:table-cell>
          <table:table-cell office:value-type="float" office:value="73866" calcext:value-type="float">
            <text:p>73866</text:p>
          </table:table-cell>
          <table:table-cell office:value-type="float" office:value="71045" calcext:value-type="float">
            <text:p>71045</text:p>
          </table:table-cell>
          <table:table-cell office:value-type="float" office:value="73620" calcext:value-type="float">
            <text:p>73620</text:p>
          </table:table-cell>
          <table:table-cell table:formula="of:=SUM([.B44:.K44])/10" office:value-type="float" office:value="75453.7" calcext:value-type="float">
            <text:p>75453,7</text:p>
          </table:table-cell>
          <table:table-cell table:formula="of:=SQRT(VAR([.B44:.K44])/10)" office:value-type="float" office:value="2500.42080480688" calcext:value-type="float">
            <text:p>2500,42080480688</text:p>
          </table:table-cell>
        </table:table-row>
        <table:table-row table:style-name="ro1">
          <table:table-cell office:value-type="string" calcext:value-type="string">
            <text:p>Conf1</text:p>
          </table:table-cell>
          <table:table-cell office:value-type="float" office:value="47455" calcext:value-type="float">
            <text:p>47455</text:p>
          </table:table-cell>
          <table:table-cell office:value-type="float" office:value="47250" calcext:value-type="float">
            <text:p>47250</text:p>
          </table:table-cell>
          <table:table-cell office:value-type="float" office:value="79277" calcext:value-type="float">
            <text:p>79277</text:p>
          </table:table-cell>
          <table:table-cell office:value-type="float" office:value="46435" calcext:value-type="float">
            <text:p>46435</text:p>
          </table:table-cell>
          <table:table-cell office:value-type="float" office:value="46660" calcext:value-type="float">
            <text:p>46660</text:p>
          </table:table-cell>
          <table:table-cell office:value-type="float" office:value="45849" calcext:value-type="float">
            <text:p>45849</text:p>
          </table:table-cell>
          <table:table-cell office:value-type="float" office:value="47004" calcext:value-type="float">
            <text:p>47004</text:p>
          </table:table-cell>
          <table:table-cell office:value-type="float" office:value="45290" calcext:value-type="float">
            <text:p>45290</text:p>
          </table:table-cell>
          <table:table-cell office:value-type="float" office:value="84148" calcext:value-type="float">
            <text:p>84148</text:p>
          </table:table-cell>
          <table:table-cell office:value-type="float" office:value="46906" calcext:value-type="float">
            <text:p>46906</text:p>
          </table:table-cell>
          <table:table-cell table:formula="of:=SUM([.B45:.K45])/10" office:value-type="float" office:value="53627.4" calcext:value-type="float">
            <text:p>53627,4</text:p>
          </table:table-cell>
          <table:table-cell table:formula="of:=SQRT(VAR([.B45:.K45])/10)" office:value-type="float" office:value="4699.31014842723" calcext:value-type="float">
            <text:p>4699,31014842723</text:p>
          </table:table-cell>
        </table:table-row>
        <table:table-row table:style-name="ro1">
          <table:table-cell office:value-type="string" calcext:value-type="string">
            <text:p>Conf2</text:p>
          </table:table-cell>
          <table:table-cell office:value-type="float" office:value="46784" calcext:value-type="float">
            <text:p>46784</text:p>
          </table:table-cell>
          <table:table-cell office:value-type="float" office:value="46864" calcext:value-type="float">
            <text:p>46864</text:p>
          </table:table-cell>
          <table:table-cell office:value-type="float" office:value="48868" calcext:value-type="float">
            <text:p>48868</text:p>
          </table:table-cell>
          <table:table-cell office:value-type="float" office:value="48255" calcext:value-type="float">
            <text:p>48255</text:p>
          </table:table-cell>
          <table:table-cell office:value-type="float" office:value="45933" calcext:value-type="float">
            <text:p>45933</text:p>
          </table:table-cell>
          <table:table-cell office:value-type="float" office:value="45916" calcext:value-type="float">
            <text:p>45916</text:p>
          </table:table-cell>
          <table:table-cell office:value-type="float" office:value="46916" calcext:value-type="float">
            <text:p>46916</text:p>
          </table:table-cell>
          <table:table-cell office:value-type="float" office:value="47056" calcext:value-type="float">
            <text:p>47056</text:p>
          </table:table-cell>
          <table:table-cell office:value-type="float" office:value="86503" calcext:value-type="float">
            <text:p>86503</text:p>
          </table:table-cell>
          <table:table-cell office:value-type="float" office:value="48516" calcext:value-type="float">
            <text:p>48516</text:p>
          </table:table-cell>
          <table:table-cell table:formula="of:=SUM([.B46:.K46])/10" office:value-type="float" office:value="51161.1" calcext:value-type="float">
            <text:p>51161,1</text:p>
          </table:table-cell>
          <table:table-cell table:formula="of:=SQRT(VAR([.B46:.K46])/10)" office:value-type="float" office:value="3939.95356839533" calcext:value-type="float">
            <text:p>3939,95356839533</text:p>
          </table:table-cell>
        </table:table-row>
        <table:table-row table:style-name="ro1">
          <table:table-cell office:value-type="string" calcext:value-type="string">
            <text:p>Int1</text:p>
          </table:table-cell>
          <table:table-cell office:value-type="float" office:value="81248" calcext:value-type="float">
            <text:p>81248</text:p>
          </table:table-cell>
          <table:table-cell office:value-type="float" office:value="75612" calcext:value-type="float">
            <text:p>75612</text:p>
          </table:table-cell>
          <table:table-cell office:value-type="float" office:value="134561" calcext:value-type="float">
            <text:p>134561</text:p>
          </table:table-cell>
          <table:table-cell office:value-type="float" office:value="78740" calcext:value-type="float">
            <text:p>78740</text:p>
          </table:table-cell>
          <table:table-cell office:value-type="float" office:value="79161" calcext:value-type="float">
            <text:p>79161</text:p>
          </table:table-cell>
          <table:table-cell office:value-type="float" office:value="79421" calcext:value-type="float">
            <text:p>79421</text:p>
          </table:table-cell>
          <table:table-cell office:value-type="float" office:value="78277" calcext:value-type="float">
            <text:p>78277</text:p>
          </table:table-cell>
          <table:table-cell office:value-type="float" office:value="82632" calcext:value-type="float">
            <text:p>82632</text:p>
          </table:table-cell>
          <table:table-cell office:value-type="float" office:value="131458" calcext:value-type="float">
            <text:p>131458</text:p>
          </table:table-cell>
          <table:table-cell office:value-type="float" office:value="79620" calcext:value-type="float">
            <text:p>79620</text:p>
          </table:table-cell>
          <table:table-cell table:formula="of:=SUM([.B47:.K47])/10" office:value-type="float" office:value="90073" calcext:value-type="float">
            <text:p>90073</text:p>
          </table:table-cell>
          <table:table-cell table:formula="of:=SQRT(VAR([.B47:.K47])/10)" office:value-type="float" office:value="7183.04682955329" calcext:value-type="float">
            <text:p>7183,04682955329</text:p>
          </table:table-cell>
        </table:table-row>
        <table:table-row table:style-name="ro1">
          <table:table-cell office:value-type="string" calcext:value-type="string">
            <text:p>Int2</text:p>
          </table:table-cell>
          <table:table-cell office:value-type="float" office:value="76301" calcext:value-type="float">
            <text:p>76301</text:p>
          </table:table-cell>
          <table:table-cell office:value-type="float" office:value="73409" calcext:value-type="float">
            <text:p>73409</text:p>
          </table:table-cell>
          <table:table-cell office:value-type="float" office:value="139117" calcext:value-type="float">
            <text:p>139117</text:p>
          </table:table-cell>
          <table:table-cell office:value-type="float" office:value="75620" calcext:value-type="float">
            <text:p>75620</text:p>
          </table:table-cell>
          <table:table-cell office:value-type="float" office:value="74866" calcext:value-type="float">
            <text:p>74866</text:p>
          </table:table-cell>
          <table:table-cell office:value-type="float" office:value="74314" calcext:value-type="float">
            <text:p>74314</text:p>
          </table:table-cell>
          <table:table-cell office:value-type="float" office:value="75907" calcext:value-type="float">
            <text:p>75907</text:p>
          </table:table-cell>
          <table:table-cell office:value-type="float" office:value="73506" calcext:value-type="float">
            <text:p>73506</text:p>
          </table:table-cell>
          <table:table-cell office:value-type="float" office:value="131720" calcext:value-type="float">
            <text:p>131720</text:p>
          </table:table-cell>
          <table:table-cell office:value-type="float" office:value="73794" calcext:value-type="float">
            <text:p>73794</text:p>
          </table:table-cell>
          <table:table-cell table:formula="of:=SUM([.B48:.K48])/10" office:value-type="float" office:value="86855.4" calcext:value-type="float">
            <text:p>86855,4</text:p>
          </table:table-cell>
          <table:table-cell table:formula="of:=SQRT(VAR([.B48:.K48])/10)" office:value-type="float" office:value="8118.73618544715" calcext:value-type="float">
            <text:p>8118,73618544715</text:p>
          </table:table-cell>
        </table:table-row>
        <table:table-row table:style-name="ro1">
          <table:table-cell office:value-type="string" calcext:value-type="string">
            <text:p>IPServlet</text:p>
          </table:table-cell>
          <table:table-cell office:value-type="float" office:value="50533" calcext:value-type="float">
            <text:p>50533</text:p>
          </table:table-cell>
          <table:table-cell office:value-type="float" office:value="49331" calcext:value-type="float">
            <text:p>49331</text:p>
          </table:table-cell>
          <table:table-cell office:value-type="float" office:value="51319" calcext:value-type="float">
            <text:p>51319</text:p>
          </table:table-cell>
          <table:table-cell office:value-type="float" office:value="49037" calcext:value-type="float">
            <text:p>49037</text:p>
          </table:table-cell>
          <table:table-cell office:value-type="float" office:value="50057" calcext:value-type="float">
            <text:p>50057</text:p>
          </table:table-cell>
          <table:table-cell office:value-type="float" office:value="50207" calcext:value-type="float">
            <text:p>50207</text:p>
          </table:table-cell>
          <table:table-cell office:value-type="float" office:value="50041" calcext:value-type="float">
            <text:p>50041</text:p>
          </table:table-cell>
          <table:table-cell office:value-type="float" office:value="50447" calcext:value-type="float">
            <text:p>50447</text:p>
          </table:table-cell>
          <table:table-cell office:value-type="float" office:value="50303" calcext:value-type="float">
            <text:p>50303</text:p>
          </table:table-cell>
          <table:table-cell office:value-type="float" office:value="50573" calcext:value-type="float">
            <text:p>50573</text:p>
          </table:table-cell>
          <table:table-cell table:formula="of:=SUM([.B49:.K49])/10" office:value-type="float" office:value="50184.8" calcext:value-type="float">
            <text:p>50184,8</text:p>
          </table:table-cell>
          <table:table-cell table:formula="of:=SQRT(VAR([.B49:.K49])/10)" office:value-type="float" office:value="203.442473441511" calcext:value-type="float">
            <text:p>203,442473441511</text:p>
          </table:table-cell>
        </table:table-row>
        <table:table-row table:style-name="ro1">
          <table:table-cell table:style-name="ce16" office:value-type="string" calcext:value-type="string">
            <text:p>Sw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f1</text:p>
          </table:table-cell>
          <table:table-cell office:value-type="float" office:value="86544" calcext:value-type="float">
            <text:p>86544</text:p>
          </table:table-cell>
          <table:table-cell office:value-type="float" office:value="84107" calcext:value-type="float">
            <text:p>84107</text:p>
          </table:table-cell>
          <table:table-cell office:value-type="float" office:value="84814" calcext:value-type="float">
            <text:p>84814</text:p>
          </table:table-cell>
          <table:table-cell office:value-type="float" office:value="89677" calcext:value-type="float">
            <text:p>89677</text:p>
          </table:table-cell>
          <table:table-cell office:value-type="float" office:value="88477" calcext:value-type="float">
            <text:p>88477</text:p>
          </table:table-cell>
          <table:table-cell office:value-type="float" office:value="83056" calcext:value-type="float">
            <text:p>83056</text:p>
          </table:table-cell>
          <table:table-cell office:value-type="float" office:value="86791" calcext:value-type="float">
            <text:p>86791</text:p>
          </table:table-cell>
          <table:table-cell office:value-type="float" office:value="93035" calcext:value-type="float">
            <text:p>93035</text:p>
          </table:table-cell>
          <table:table-cell office:value-type="float" office:value="85080" calcext:value-type="float">
            <text:p>85080</text:p>
          </table:table-cell>
          <table:table-cell office:value-type="float" office:value="84297" calcext:value-type="float">
            <text:p>84297</text:p>
          </table:table-cell>
          <table:table-cell table:formula="of:=SUM([.B51:.K51])/10" office:value-type="float" office:value="86587.8" calcext:value-type="float">
            <text:p>86587,8</text:p>
          </table:table-cell>
          <table:table-cell table:formula="of:=SQRT(VAR([.B51:.K51])/10)" office:value-type="float" office:value="966.191846604206" calcext:value-type="float">
            <text:p>966,191846604206</text:p>
          </table:table-cell>
        </table:table-row>
        <table:table-row table:style-name="ro1">
          <table:table-cell office:value-type="string" calcext:value-type="string">
            <text:p>Conf2</text:p>
          </table:table-cell>
          <table:table-cell office:value-type="float" office:value="95431" calcext:value-type="float">
            <text:p>95431</text:p>
          </table:table-cell>
          <table:table-cell office:value-type="float" office:value="89980" calcext:value-type="float">
            <text:p>89980</text:p>
          </table:table-cell>
          <table:table-cell office:value-type="float" office:value="91791" calcext:value-type="float">
            <text:p>91791</text:p>
          </table:table-cell>
          <table:table-cell office:value-type="float" office:value="92782" calcext:value-type="float">
            <text:p>92782</text:p>
          </table:table-cell>
          <table:table-cell office:value-type="float" office:value="93425" calcext:value-type="float">
            <text:p>93425</text:p>
          </table:table-cell>
          <table:table-cell office:value-type="float" office:value="89471" calcext:value-type="float">
            <text:p>89471</text:p>
          </table:table-cell>
          <table:table-cell office:value-type="float" office:value="95467" calcext:value-type="float">
            <text:p>95467</text:p>
          </table:table-cell>
          <table:table-cell office:value-type="float" office:value="91808" calcext:value-type="float">
            <text:p>91808</text:p>
          </table:table-cell>
          <table:table-cell office:value-type="float" office:value="95910" calcext:value-type="float">
            <text:p>95910</text:p>
          </table:table-cell>
          <table:table-cell office:value-type="float" office:value="91869" calcext:value-type="float">
            <text:p>91869</text:p>
          </table:table-cell>
          <table:table-cell table:formula="of:=SUM([.B52:.K52])/10" office:value-type="float" office:value="92793.4" calcext:value-type="float">
            <text:p>92793,4</text:p>
          </table:table-cell>
          <table:table-cell table:formula="of:=SQRT(VAR([.B52:.K52])/10)" office:value-type="float" office:value="714.929758787533" calcext:value-type="float">
            <text:p>714,929758787533</text:p>
          </table:table-cell>
        </table:table-row>
        <table:table-row table:style-name="ro1">
          <table:table-cell office:value-type="string" calcext:value-type="string">
            <text:p>ExtendedPassword</text:p>
          </table:table-cell>
          <table:table-cell office:value-type="float" office:value="86910" calcext:value-type="float">
            <text:p>86910</text:p>
          </table:table-cell>
          <table:table-cell office:value-type="float" office:value="83995" calcext:value-type="float">
            <text:p>83995</text:p>
          </table:table-cell>
          <table:table-cell office:value-type="float" office:value="85156" calcext:value-type="float">
            <text:p>85156</text:p>
          </table:table-cell>
          <table:table-cell office:value-type="float" office:value="86904" calcext:value-type="float">
            <text:p>86904</text:p>
          </table:table-cell>
          <table:table-cell office:value-type="float" office:value="89332" calcext:value-type="float">
            <text:p>89332</text:p>
          </table:table-cell>
          <table:table-cell office:value-type="float" office:value="83242" calcext:value-type="float">
            <text:p>83242</text:p>
          </table:table-cell>
          <table:table-cell office:value-type="float" office:value="87347" calcext:value-type="float">
            <text:p>87347</text:p>
          </table:table-cell>
          <table:table-cell office:value-type="float" office:value="87410" calcext:value-type="float">
            <text:p>87410</text:p>
          </table:table-cell>
          <table:table-cell office:value-type="float" office:value="86740" calcext:value-type="float">
            <text:p>86740</text:p>
          </table:table-cell>
          <table:table-cell office:value-type="float" office:value="85171" calcext:value-type="float">
            <text:p>85171</text:p>
          </table:table-cell>
          <table:table-cell table:formula="of:=SUM([.B53:.K53])/10" office:value-type="float" office:value="86220.7" calcext:value-type="float">
            <text:p>86220,7</text:p>
          </table:table-cell>
          <table:table-cell table:formula="of:=SQRT(VAR([.B53:.K53])/10)" office:value-type="float" office:value="573.844056439649" calcext:value-type="float">
            <text:p>573,844056439649</text:p>
          </table:table-cell>
        </table:table-row>
        <table:table-row table:style-name="ro1">
          <table:table-cell office:value-type="string" calcext:value-type="string">
            <text:p>NoIf</text:p>
          </table:table-cell>
          <table:table-cell office:value-type="float" office:value="89448" calcext:value-type="float">
            <text:p>89448</text:p>
          </table:table-cell>
          <table:table-cell office:value-type="float" office:value="80950" calcext:value-type="float">
            <text:p>80950</text:p>
          </table:table-cell>
          <table:table-cell office:value-type="float" office:value="82365" calcext:value-type="float">
            <text:p>82365</text:p>
          </table:table-cell>
          <table:table-cell office:value-type="float" office:value="85916" calcext:value-type="float">
            <text:p>85916</text:p>
          </table:table-cell>
          <table:table-cell office:value-type="float" office:value="84289" calcext:value-type="float">
            <text:p>84289</text:p>
          </table:table-cell>
          <table:table-cell office:value-type="float" office:value="82553" calcext:value-type="float">
            <text:p>82553</text:p>
          </table:table-cell>
          <table:table-cell office:value-type="float" office:value="84911" calcext:value-type="float">
            <text:p>84911</text:p>
          </table:table-cell>
          <table:table-cell office:value-type="float" office:value="87109" calcext:value-type="float">
            <text:p>87109</text:p>
          </table:table-cell>
          <table:table-cell office:value-type="float" office:value="82710" calcext:value-type="float">
            <text:p>82710</text:p>
          </table:table-cell>
          <table:table-cell office:value-type="float" office:value="88166" calcext:value-type="float">
            <text:p>88166</text:p>
          </table:table-cell>
          <table:table-cell table:formula="of:=SUM([.B54:.K54])/10" office:value-type="float" office:value="84841.7" calcext:value-type="float">
            <text:p>84841,7</text:p>
          </table:table-cell>
          <table:table-cell table:formula="of:=SQRT(VAR([.B54:.K54])/10)" office:value-type="float" office:value="881.511858494636" calcext:value-type="float">
            <text:p>881,511858494636</text:p>
          </table:table-cell>
        </table:table-row>
        <table:table-row table:style-name="ro1">
          <table:table-cell office:value-type="string" calcext:value-type="string">
            <text:p>SwingWorker</text:p>
          </table:table-cell>
          <table:table-cell office:value-type="float" office:value="90911" calcext:value-type="float">
            <text:p>90911</text:p>
          </table:table-cell>
          <table:table-cell office:value-type="float" office:value="82581" calcext:value-type="float">
            <text:p>82581</text:p>
          </table:table-cell>
          <table:table-cell office:value-type="float" office:value="91436" calcext:value-type="float">
            <text:p>91436</text:p>
          </table:table-cell>
          <table:table-cell office:value-type="float" office:value="89171" calcext:value-type="float">
            <text:p>89171</text:p>
          </table:table-cell>
          <table:table-cell office:value-type="float" office:value="92403" calcext:value-type="float">
            <text:p>92403</text:p>
          </table:table-cell>
          <table:table-cell office:value-type="float" office:value="89426" calcext:value-type="float">
            <text:p>89426</text:p>
          </table:table-cell>
          <table:table-cell office:value-type="float" office:value="90405" calcext:value-type="float">
            <text:p>90405</text:p>
          </table:table-cell>
          <table:table-cell office:value-type="float" office:value="91667" calcext:value-type="float">
            <text:p>91667</text:p>
          </table:table-cell>
          <table:table-cell office:value-type="float" office:value="85657" calcext:value-type="float">
            <text:p>85657</text:p>
          </table:table-cell>
          <table:table-cell office:value-type="float" office:value="90541" calcext:value-type="float">
            <text:p>90541</text:p>
          </table:table-cell>
          <table:table-cell table:formula="of:=SUM([.B55:.K55])/10" office:value-type="float" office:value="89419.8" calcext:value-type="float">
            <text:p>89419,8</text:p>
          </table:table-cell>
          <table:table-cell table:formula="of:=SQRT(VAR([.B55:.K55])/10)" office:value-type="float" office:value="962.95625607351" calcext:value-type="float">
            <text:p>962,95625607351</text:p>
          </table:table-cell>
        </table:table-row>
        <table:table-row table:style-name="ro1">
          <table:table-cell table:style-name="ce16" office:value-type="string" calcext:value-type="string">
            <text:p>JavaFX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f1</text:p>
          </table:table-cell>
          <table:table-cell office:value-type="float" office:value="149785" calcext:value-type="float">
            <text:p>149785</text:p>
          </table:table-cell>
          <table:table-cell office:value-type="float" office:value="140864" calcext:value-type="float">
            <text:p>140864</text:p>
          </table:table-cell>
          <table:table-cell office:value-type="float" office:value="167016" calcext:value-type="float">
            <text:p>167016</text:p>
          </table:table-cell>
          <table:table-cell office:value-type="float" office:value="144045" calcext:value-type="float">
            <text:p>144045</text:p>
          </table:table-cell>
          <table:table-cell office:value-type="float" office:value="146019" calcext:value-type="float">
            <text:p>146019</text:p>
          </table:table-cell>
          <table:table-cell office:value-type="float" office:value="149711" calcext:value-type="float">
            <text:p>149711</text:p>
          </table:table-cell>
          <table:table-cell office:value-type="float" office:value="150527" calcext:value-type="float">
            <text:p>150527</text:p>
          </table:table-cell>
          <table:table-cell office:value-type="float" office:value="148749" calcext:value-type="float">
            <text:p>148749</text:p>
          </table:table-cell>
          <table:table-cell office:value-type="float" office:value="143785" calcext:value-type="float">
            <text:p>143785</text:p>
          </table:table-cell>
          <table:table-cell office:value-type="float" office:value="143995" calcext:value-type="float">
            <text:p>143995</text:p>
          </table:table-cell>
          <table:table-cell table:formula="of:=SUM([.B57:.K57])/10" office:value-type="float" office:value="148449.6" calcext:value-type="float">
            <text:p>148449,6</text:p>
          </table:table-cell>
          <table:table-cell table:formula="of:=SQRT(VAR([.B57:.K57])/10)" office:value-type="float" office:value="2302.0340339216" calcext:value-type="float">
            <text:p>2302,0340339216</text:p>
          </table:table-cell>
        </table:table-row>
        <table:table-row table:style-name="ro1">
          <table:table-cell office:value-type="string" calcext:value-type="string">
            <text:p>ExtendedPassword</text:p>
          </table:table-cell>
          <table:table-cell office:value-type="float" office:value="155535" calcext:value-type="float">
            <text:p>155535</text:p>
          </table:table-cell>
          <table:table-cell office:value-type="float" office:value="163382" calcext:value-type="float">
            <text:p>163382</text:p>
          </table:table-cell>
          <table:table-cell office:value-type="float" office:value="153355" calcext:value-type="float">
            <text:p>153355</text:p>
          </table:table-cell>
          <table:table-cell office:value-type="float" office:value="157075" calcext:value-type="float">
            <text:p>157075</text:p>
          </table:table-cell>
          <table:table-cell office:value-type="float" office:value="154839" calcext:value-type="float">
            <text:p>154839</text:p>
          </table:table-cell>
          <table:table-cell office:value-type="float" office:value="147225" calcext:value-type="float">
            <text:p>147225</text:p>
          </table:table-cell>
          <table:table-cell office:value-type="float" office:value="152219" calcext:value-type="float">
            <text:p>152219</text:p>
          </table:table-cell>
          <table:table-cell office:value-type="float" office:value="156191" calcext:value-type="float">
            <text:p>156191</text:p>
          </table:table-cell>
          <table:table-cell office:value-type="float" office:value="140879" calcext:value-type="float">
            <text:p>140879</text:p>
          </table:table-cell>
          <table:table-cell office:value-type="float" office:value="149702" calcext:value-type="float">
            <text:p>149702</text:p>
          </table:table-cell>
          <table:table-cell table:formula="of:=SUM([.B58:.K58])/10" office:value-type="float" office:value="153040.2" calcext:value-type="float">
            <text:p>153040,2</text:p>
          </table:table-cell>
          <table:table-cell table:formula="of:=SQRT(VAR([.B58:.K58])/10)" office:value-type="float" office:value="1932.89670816742" calcext:value-type="float">
            <text:p>1932,89670816742</text:p>
          </table:table-cell>
        </table:table-row>
        <table:table-row table:style-name="ro1">
          <table:table-cell office:value-type="string" calcext:value-type="string">
            <text:p>Password</text:p>
          </table:table-cell>
          <table:table-cell office:value-type="float" office:value="154489" calcext:value-type="float">
            <text:p>154489</text:p>
          </table:table-cell>
          <table:table-cell office:value-type="float" office:value="140249" calcext:value-type="float">
            <text:p>140249</text:p>
          </table:table-cell>
          <table:table-cell office:value-type="float" office:value="141046" calcext:value-type="float">
            <text:p>141046</text:p>
          </table:table-cell>
          <table:table-cell office:value-type="float" office:value="148336" calcext:value-type="float">
            <text:p>148336</text:p>
          </table:table-cell>
          <table:table-cell office:value-type="float" office:value="144463" calcext:value-type="float">
            <text:p>144463</text:p>
          </table:table-cell>
          <table:table-cell office:value-type="float" office:value="150926" calcext:value-type="float">
            <text:p>150926</text:p>
          </table:table-cell>
          <table:table-cell office:value-type="float" office:value="156508" calcext:value-type="float">
            <text:p>156508</text:p>
          </table:table-cell>
          <table:table-cell office:value-type="float" office:value="145969" calcext:value-type="float">
            <text:p>145969</text:p>
          </table:table-cell>
          <table:table-cell office:value-type="float" office:value="146190" calcext:value-type="float">
            <text:p>146190</text:p>
          </table:table-cell>
          <table:table-cell office:value-type="float" office:value="147819" calcext:value-type="float">
            <text:p>147819</text:p>
          </table:table-cell>
          <table:table-cell table:formula="of:=SUM([.B59:.K59])/10" office:value-type="float" office:value="147599.5" calcext:value-type="float">
            <text:p>147599,5</text:p>
          </table:table-cell>
          <table:table-cell table:formula="of:=SQRT(VAR([.B59:.K59])/10)" office:value-type="float" office:value="1666.47953116076" calcext:value-type="float">
            <text:p>1666,47953116076</text:p>
          </table:table-cell>
        </table:table-row>
        <table:table-row table:style-name="ro1">
          <table:table-cell office:value-type="string" calcext:value-type="string">
            <text:p>Worker</text:p>
          </table:table-cell>
          <table:table-cell office:value-type="float" office:value="151218" calcext:value-type="float">
            <text:p>151218</text:p>
          </table:table-cell>
          <table:table-cell office:value-type="float" office:value="152884" calcext:value-type="float">
            <text:p>152884</text:p>
          </table:table-cell>
          <table:table-cell office:value-type="float" office:value="154270" calcext:value-type="float">
            <text:p>154270</text:p>
          </table:table-cell>
          <table:table-cell office:value-type="float" office:value="156325" calcext:value-type="float">
            <text:p>156325</text:p>
          </table:table-cell>
          <table:table-cell office:value-type="float" office:value="154432" calcext:value-type="float">
            <text:p>154432</text:p>
          </table:table-cell>
          <table:table-cell office:value-type="float" office:value="146789" calcext:value-type="float">
            <text:p>146789</text:p>
          </table:table-cell>
          <table:table-cell office:value-type="float" office:value="156714" calcext:value-type="float">
            <text:p>156714</text:p>
          </table:table-cell>
          <table:table-cell office:value-type="float" office:value="154036" calcext:value-type="float">
            <text:p>154036</text:p>
          </table:table-cell>
          <table:table-cell office:value-type="float" office:value="144445" calcext:value-type="float">
            <text:p>144445</text:p>
          </table:table-cell>
          <table:table-cell office:value-type="float" office:value="146467" calcext:value-type="float">
            <text:p>146467</text:p>
          </table:table-cell>
          <table:table-cell table:formula="of:=SUM([.B60:.K60])/10" office:value-type="float" office:value="151758" calcext:value-type="float">
            <text:p>151758</text:p>
          </table:table-cell>
          <table:table-cell table:formula="of:=SQRT(VAR([.B60:.K60])/10)" office:value-type="float" office:value="1381.60219391192" calcext:value-type="float">
            <text:p>1381,60219391192</text:p>
          </table:table-cell>
        </table:table-row>
        <table:table-row table:style-name="ro1">
          <table:table-cell table:style-name="ce19"/>
          <table:table-cell table:style-name="Default" table:number-columns-repeated="11"/>
          <table:table-cell table:style-name="ce23"/>
        </table:table-row>
        <table:table-row table:style-name="ro1" table:number-rows-repeated="3">
          <table:table-cell table:style-name="ce21"/>
          <table:table-cell table:style-name="Default" table:number-columns-repeated="11"/>
          <table:table-cell table:style-name="ce23"/>
        </table:table-row>
        <table:table-row table:style-name="ro1">
          <table:table-cell table:style-name="ce21"/>
          <table:table-cell table:style-name="Default" table:number-columns-repeated="11"/>
          <table:table-cell table:style-name="ce23"/>
        </table:table-row>
      </table:table>
      <table:table table:name="Joana" table:style-name="ta1">
        <table:table-column table:style-name="co1" table:default-cell-style-name="ce17"/>
        <table:table-column table:style-name="co10" table:number-columns-repeated="9" table:default-cell-style-name="ce17"/>
        <table:table-column table:style-name="co4" table:number-columns-repeated="2" table:default-cell-style-name="ce17"/>
        <table:table-column table:style-name="co5" table:default-cell-style-name="ce17"/>
        <table:table-row table:style-name="ro1">
          <table:table-cell table:style-name="ce16" office:value-type="string" calcext:value-type="string">
            <text:p>Servlets</text:p>
          </table:table-cell>
          <table:table-cell office:value-type="string" calcext:value-type="string">
            <text:p>JOZ1</text:p>
          </table:table-cell>
          <table:table-cell office:value-type="string" calcext:value-type="string">
            <text:p>JOZ2</text:p>
          </table:table-cell>
          <table:table-cell office:value-type="string" calcext:value-type="string">
            <text:p>JOZ3</text:p>
          </table:table-cell>
          <table:table-cell office:value-type="string" calcext:value-type="string">
            <text:p>JOZ4</text:p>
          </table:table-cell>
          <table:table-cell office:value-type="string" calcext:value-type="string">
            <text:p>JOZ5</text:p>
          </table:table-cell>
          <table:table-cell office:value-type="string" calcext:value-type="string">
            <text:p>JOZ6</text:p>
          </table:table-cell>
          <table:table-cell office:value-type="string" calcext:value-type="string">
            <text:p>JOZ7</text:p>
          </table:table-cell>
          <table:table-cell office:value-type="string" calcext:value-type="string">
            <text:p>JOZ8</text:p>
          </table:table-cell>
          <table:table-cell office:value-type="string" calcext:value-type="string">
            <text:p>JOZ9</text:p>
          </table:table-cell>
          <table:table-cell office:value-type="string" calcext:value-type="string">
            <text:p>JOZ10</text:p>
          </table:table-cell>
          <table:table-cell office:value-type="string" calcext:value-type="string">
            <text:p>JOZ D</text:p>
          </table:table-cell>
          <table:table-cell office:value-type="string" calcext:value-type="string">
            <text:p>JOZ SA</text:p>
          </table:table-cell>
        </table:table-row>
        <table:table-row table:style-name="ro1">
          <table:table-cell office:value-type="string" calcext:value-type="string">
            <text:p>Aliasing1</text:p>
          </table:table-cell>
          <table:table-cell office:value-type="float" office:value="239" calcext:value-type="float">
            <text:p>239</text:p>
          </table:table-cell>
          <table:table-cell office:value-type="float" office:value="242" calcext:value-type="float">
            <text:p>242</text:p>
          </table:table-cell>
          <table:table-cell office:value-type="float" office:value="226" calcext:value-type="float">
            <text:p>226</text:p>
          </table:table-cell>
          <table:table-cell office:value-type="float" office:value="249" calcext:value-type="float">
            <text:p>249</text:p>
          </table:table-cell>
          <table:table-cell office:value-type="float" office:value="215" calcext:value-type="float">
            <text:p>215</text:p>
          </table:table-cell>
          <table:table-cell office:value-type="float" office:value="265" calcext:value-type="float">
            <text:p>265</text:p>
          </table:table-cell>
          <table:table-cell office:value-type="float" office:value="336" calcext:value-type="float">
            <text:p>336</text:p>
          </table:table-cell>
          <table:table-cell office:value-type="float" office:value="248" calcext:value-type="float">
            <text:p>248</text:p>
          </table:table-cell>
          <table:table-cell office:value-type="float" office:value="258" calcext:value-type="float">
            <text:p>258</text:p>
          </table:table-cell>
          <table:table-cell office:value-type="float" office:value="244" calcext:value-type="float">
            <text:p>244</text:p>
          </table:table-cell>
          <table:table-cell table:formula="of:=SUM([.B2:.K2])/10" office:value-type="float" office:value="252.2" calcext:value-type="float">
            <text:p>252,2</text:p>
          </table:table-cell>
          <table:table-cell table:formula="of:=SQRT(VAR([.B2:.K2])/10)" office:value-type="float" office:value="10.3621104671458" calcext:value-type="float">
            <text:p>10,3621104671458</text:p>
          </table:table-cell>
        </table:table-row>
        <table:table-row table:style-name="ro1">
          <table:table-cell office:value-type="string" calcext:value-type="string">
            <text:p>Aliasing2</text:p>
          </table:table-cell>
          <table:table-cell table:number-columns-repeated="2" office:value-type="float" office:value="215" calcext:value-type="float">
            <text:p>215</text:p>
          </table:table-cell>
          <table:table-cell office:value-type="float" office:value="226" calcext:value-type="float">
            <text:p>226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30" calcext:value-type="float">
            <text:p>230</text:p>
          </table:table-cell>
          <table:table-cell office:value-type="float" office:value="285" calcext:value-type="float">
            <text:p>285</text:p>
          </table:table-cell>
          <table:table-cell office:value-type="float" office:value="196" calcext:value-type="float">
            <text:p>196</text:p>
          </table:table-cell>
          <table:table-cell office:value-type="float" office:value="221" calcext:value-type="float">
            <text:p>221</text:p>
          </table:table-cell>
          <table:table-cell office:value-type="float" office:value="231" calcext:value-type="float">
            <text:p>231</text:p>
          </table:table-cell>
          <table:table-cell table:formula="of:=SUM([.B3:.K3])/10" office:value-type="float" office:value="224.4" calcext:value-type="float">
            <text:p>224,4</text:p>
          </table:table-cell>
          <table:table-cell table:formula="of:=SQRT(VAR([.B3:.K3])/10)" office:value-type="float" office:value="7.47469806153473" calcext:value-type="float">
            <text:p>7,47469806153473</text:p>
          </table:table-cell>
        </table:table-row>
        <table:table-row table:style-name="ro1">
          <table:table-cell office:value-type="string" calcext:value-type="string">
            <text:p>Aliasing5</text:p>
          </table:table-cell>
          <table:table-cell office:value-type="float" office:value="199" calcext:value-type="float">
            <text:p>199</text:p>
          </table:table-cell>
          <table:table-cell office:value-type="float" office:value="196" calcext:value-type="float">
            <text:p>196</text:p>
          </table:table-cell>
          <table:table-cell office:value-type="float" office:value="189" calcext:value-type="float">
            <text:p>189</text:p>
          </table:table-cell>
          <table:table-cell office:value-type="float" office:value="210" calcext:value-type="float">
            <text:p>210</text:p>
          </table:table-cell>
          <table:table-cell office:value-type="float" office:value="195" calcext:value-type="float">
            <text:p>195</text:p>
          </table:table-cell>
          <table:table-cell office:value-type="float" office:value="184" calcext:value-type="float">
            <text:p>184</text:p>
          </table:table-cell>
          <table:table-cell office:value-type="float" office:value="259" calcext:value-type="float">
            <text:p>259</text:p>
          </table:table-cell>
          <table:table-cell office:value-type="float" office:value="201" calcext:value-type="float">
            <text:p>201</text:p>
          </table:table-cell>
          <table:table-cell office:value-type="float" office:value="199" calcext:value-type="float">
            <text:p>199</text:p>
          </table:table-cell>
          <table:table-cell office:value-type="float" office:value="195" calcext:value-type="float">
            <text:p>195</text:p>
          </table:table-cell>
          <table:table-cell table:formula="of:=SUM([.B4:.K4])/10" office:value-type="float" office:value="202.7" calcext:value-type="float">
            <text:p>202,7</text:p>
          </table:table-cell>
          <table:table-cell table:formula="of:=SQRT(VAR([.B4:.K4])/10)" office:value-type="float" office:value="6.62830630285328" calcext:value-type="float">
            <text:p>6,62830630285328</text:p>
          </table:table-cell>
        </table:table-row>
        <table:table-row table:style-name="ro1">
          <table:table-cell office:value-type="string" calcext:value-type="string">
            <text:p>Aliasing6</text:p>
          </table:table-cell>
          <table:table-cell office:value-type="float" office:value="275" calcext:value-type="float">
            <text:p>275</text:p>
          </table:table-cell>
          <table:table-cell office:value-type="float" office:value="171" calcext:value-type="float">
            <text:p>171</text:p>
          </table:table-cell>
          <table:table-cell office:value-type="float" office:value="182" calcext:value-type="float">
            <text:p>182</text:p>
          </table:table-cell>
          <table:table-cell office:value-type="float" office:value="169" calcext:value-type="float">
            <text:p>169</text:p>
          </table:table-cell>
          <table:table-cell office:value-type="float" office:value="187" calcext:value-type="float">
            <text:p>187</text:p>
          </table:table-cell>
          <table:table-cell office:value-type="float" office:value="173" calcext:value-type="float">
            <text:p>173</text:p>
          </table:table-cell>
          <table:table-cell office:value-type="float" office:value="258" calcext:value-type="float">
            <text:p>258</text:p>
          </table:table-cell>
          <table:table-cell office:value-type="float" office:value="174" calcext:value-type="float">
            <text:p>174</text:p>
          </table:table-cell>
          <table:table-cell office:value-type="float" office:value="279" calcext:value-type="float">
            <text:p>279</text:p>
          </table:table-cell>
          <table:table-cell office:value-type="float" office:value="191" calcext:value-type="float">
            <text:p>191</text:p>
          </table:table-cell>
          <table:table-cell table:formula="of:=SUM([.B5:.K5])/10" office:value-type="float" office:value="205.9" calcext:value-type="float">
            <text:p>205,9</text:p>
          </table:table-cell>
          <table:table-cell table:formula="of:=SQRT(VAR([.B5:.K5])/10)" office:value-type="float" office:value="14.4001928999425" calcext:value-type="float">
            <text:p>14,4001928999425</text:p>
          </table:table-cell>
        </table:table-row>
        <table:table-row table:style-name="ro1">
          <table:table-cell office:value-type="string" calcext:value-type="string">
            <text:p>Arrays2</text:p>
          </table:table-cell>
          <table:table-cell office:value-type="float" office:value="180" calcext:value-type="float">
            <text:p>180</text:p>
          </table:table-cell>
          <table:table-cell office:value-type="float" office:value="178" calcext:value-type="float">
            <text:p>178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79" calcext:value-type="float">
            <text:p>179</text:p>
          </table:table-cell>
          <table:table-cell office:value-type="float" office:value="189" calcext:value-type="float">
            <text:p>189</text:p>
          </table:table-cell>
          <table:table-cell office:value-type="float" office:value="176" calcext:value-type="float">
            <text:p>176</text:p>
          </table:table-cell>
          <table:table-cell office:value-type="float" office:value="246" calcext:value-type="float">
            <text:p>246</text:p>
          </table:table-cell>
          <table:table-cell office:value-type="float" office:value="193" calcext:value-type="float">
            <text:p>193</text:p>
          </table:table-cell>
          <table:table-cell table:formula="of:=SUM([.B6:.K6])/10" office:value-type="float" office:value="194.1" calcext:value-type="float">
            <text:p>194,1</text:p>
          </table:table-cell>
          <table:table-cell table:formula="of:=SQRT(VAR([.B6:.K6])/10)" office:value-type="float" office:value="8.24951177006521" calcext:value-type="float">
            <text:p>8,24951177006521</text:p>
          </table:table-cell>
        </table:table-row>
        <table:table-row table:style-name="ro1">
          <table:table-cell office:value-type="string" calcext:value-type="string">
            <text:p>Arrays4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248" calcext:value-type="float">
            <text:p>248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177" calcext:value-type="float">
            <text:p>177</text:p>
          </table:table-cell>
          <table:table-cell office:value-type="float" office:value="168" calcext:value-type="float">
            <text:p>168</text:p>
          </table:table-cell>
          <table:table-cell office:value-type="float" office:value="196" calcext:value-type="float">
            <text:p>196</text:p>
          </table:table-cell>
          <table:table-cell table:formula="of:=SUM([.B7:.K7])/10" office:value-type="float" office:value="186.9" calcext:value-type="float">
            <text:p>186,9</text:p>
          </table:table-cell>
          <table:table-cell table:formula="of:=SQRT(VAR([.B7:.K7])/10)" office:value-type="float" office:value="7.12343550074915" calcext:value-type="float">
            <text:p>7,12343550074915</text:p>
          </table:table-cell>
        </table:table-row>
        <table:table-row table:style-name="ro1">
          <table:table-cell office:value-type="string" calcext:value-type="string">
            <text:p>Arrays5</text:p>
          </table:table-cell>
          <table:table-cell office:value-type="float" office:value="186" calcext:value-type="float">
            <text:p>186</text:p>
          </table:table-cell>
          <table:table-cell office:value-type="float" office:value="176" calcext:value-type="float">
            <text:p>176</text:p>
          </table:table-cell>
          <table:table-cell office:value-type="float" office:value="259" calcext:value-type="float">
            <text:p>259</text:p>
          </table:table-cell>
          <table:table-cell office:value-type="float" office:value="185" calcext:value-type="float">
            <text:p>185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 office:value-type="float" office:value="167" calcext:value-type="float">
            <text:p>167</text:p>
          </table:table-cell>
          <table:table-cell office:value-type="float" office:value="194" calcext:value-type="float">
            <text:p>194</text:p>
          </table:table-cell>
          <table:table-cell table:formula="of:=SUM([.B8:.K8])/10" office:value-type="float" office:value="188.7" calcext:value-type="float">
            <text:p>188,7</text:p>
          </table:table-cell>
          <table:table-cell table:formula="of:=SQRT(VAR([.B8:.K8])/10)" office:value-type="float" office:value="8.11863425843425" calcext:value-type="float">
            <text:p>8,11863425843425</text:p>
          </table:table-cell>
        </table:table-row>
        <table:table-row table:style-name="ro1">
          <table:table-cell office:value-type="string" calcext:value-type="string">
            <text:p>Arrays10</text:p>
          </table:table-cell>
          <table:table-cell office:value-type="float" office:value="180" calcext:value-type="float">
            <text:p>180</text:p>
          </table:table-cell>
          <table:table-cell office:value-type="float" office:value="175" calcext:value-type="float">
            <text:p>175</text:p>
          </table:table-cell>
          <table:table-cell office:value-type="float" office:value="232" calcext:value-type="float">
            <text:p>232</text:p>
          </table:table-cell>
          <table:table-cell office:value-type="float" office:value="182" calcext:value-type="float">
            <text:p>182</text:p>
          </table:table-cell>
          <table:table-cell office:value-type="float" office:value="181" calcext:value-type="float">
            <text:p>181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77" calcext:value-type="float">
            <text:p>177</text:p>
          </table:table-cell>
          <table:table-cell office:value-type="float" office:value="156" calcext:value-type="float">
            <text:p>156</text:p>
          </table:table-cell>
          <table:table-cell office:value-type="float" office:value="192" calcext:value-type="float">
            <text:p>192</text:p>
          </table:table-cell>
          <table:table-cell table:formula="of:=SUM([.B9:.K9])/10" office:value-type="float" office:value="183.2" calcext:value-type="float">
            <text:p>183,2</text:p>
          </table:table-cell>
          <table:table-cell table:formula="of:=SQRT(VAR([.B9:.K9])/10)" office:value-type="float" office:value="6.11519055758327" calcext:value-type="float">
            <text:p>6,11519055758327</text:p>
          </table:table-cell>
        </table:table-row>
        <table:table-row table:style-name="ro1">
          <table:table-cell office:value-type="string" calcext:value-type="string">
            <text:p>Basic4</text:p>
          </table:table-cell>
          <table:table-cell office:value-type="float" office:value="181" calcext:value-type="float">
            <text:p>181</text:p>
          </table:table-cell>
          <table:table-cell office:value-type="float" office:value="180" calcext:value-type="float">
            <text:p>180</text:p>
          </table:table-cell>
          <table:table-cell office:value-type="float" office:value="233" calcext:value-type="float">
            <text:p>233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office:value-type="float" office:value="184" calcext:value-type="float">
            <text:p>184</text:p>
          </table:table-cell>
          <table:table-cell office:value-type="float" office:value="186" calcext:value-type="float">
            <text:p>186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94" calcext:value-type="float">
            <text:p>194</text:p>
          </table:table-cell>
          <table:table-cell table:formula="of:=SUM([.B10:.K10])/10" office:value-type="float" office:value="189.8" calcext:value-type="float">
            <text:p>189,8</text:p>
          </table:table-cell>
          <table:table-cell table:formula="of:=SQRT(VAR([.B10:.K10])/10)" office:value-type="float" office:value="4.96386945839634" calcext:value-type="float">
            <text:p>4,96386945839634</text:p>
          </table:table-cell>
        </table:table-row>
        <table:table-row table:style-name="ro1">
          <table:table-cell office:value-type="string" calcext:value-type="string">
            <text:p>Basic7</text:p>
          </table:table-cell>
          <table:table-cell office:value-type="float" office:value="182" calcext:value-type="float">
            <text:p>182</text:p>
          </table:table-cell>
          <table:table-cell office:value-type="float" office:value="177" calcext:value-type="float">
            <text:p>177</text:p>
          </table:table-cell>
          <table:table-cell office:value-type="float" office:value="241" calcext:value-type="float">
            <text:p>241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float" office:value="177" calcext:value-type="float">
            <text:p>177</text:p>
          </table:table-cell>
          <table:table-cell office:value-type="float" office:value="188" calcext:value-type="float">
            <text:p>188</text:p>
          </table:table-cell>
          <table:table-cell office:value-type="float" office:value="195" calcext:value-type="float">
            <text:p>195</text:p>
          </table:table-cell>
          <table:table-cell table:formula="of:=SUM([.B11:.K11])/10" office:value-type="float" office:value="189.3" calcext:value-type="float">
            <text:p>189,3</text:p>
          </table:table-cell>
          <table:table-cell table:formula="of:=SQRT(VAR([.B11:.K11])/10)" office:value-type="float" office:value="5.98897134554656" calcext:value-type="float">
            <text:p>5,98897134554656</text:p>
          </table:table-cell>
        </table:table-row>
        <table:table-row table:style-name="ro1">
          <table:table-cell office:value-type="string" calcext:value-type="string">
            <text:p>Basic8</text:p>
          </table:table-cell>
          <table:table-cell office:value-type="float" office:value="183" calcext:value-type="float">
            <text:p>183</text:p>
          </table:table-cell>
          <table:table-cell office:value-type="float" office:value="181" calcext:value-type="float">
            <text:p>181</text:p>
          </table:table-cell>
          <table:table-cell office:value-type="float" office:value="244" calcext:value-type="float">
            <text:p>244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1" calcext:value-type="float">
            <text:p>181</text:p>
          </table:table-cell>
          <table:table-cell office:value-type="float" office:value="187" calcext:value-type="float">
            <text:p>187</text:p>
          </table:table-cell>
          <table:table-cell office:value-type="float" office:value="180" calcext:value-type="float">
            <text:p>180</text:p>
          </table:table-cell>
          <table:table-cell office:value-type="float" office:value="187" calcext:value-type="float">
            <text:p>187</text:p>
          </table:table-cell>
          <table:table-cell office:value-type="float" office:value="194" calcext:value-type="float">
            <text:p>194</text:p>
          </table:table-cell>
          <table:table-cell table:formula="of:=SUM([.B12:.K12])/10" office:value-type="float" office:value="191" calcext:value-type="float">
            <text:p>191</text:p>
          </table:table-cell>
          <table:table-cell table:formula="of:=SQRT(VAR([.B12:.K12])/10)" office:value-type="float" office:value="6.03324125159934" calcext:value-type="float">
            <text:p>6,03324125159934</text:p>
          </table:table-cell>
        </table:table-row>
        <table:table-row table:style-name="ro1">
          <table:table-cell office:value-type="string" calcext:value-type="string">
            <text:p>Basic14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122" calcext:value-type="float">
            <text:p>122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94" calcext:value-type="float">
            <text:p>94</text:p>
          </table:table-cell>
          <table:table-cell table:formula="of:=SUM([.B13:.K13])/10" office:value-type="float" office:value="91.5" calcext:value-type="float">
            <text:p>91,5</text:p>
          </table:table-cell>
          <table:table-cell table:formula="of:=SQRT(VAR([.B13:.K13])/10)" office:value-type="float" office:value="3.50634345785527" calcext:value-type="float">
            <text:p>3,50634345785527</text:p>
          </table:table-cell>
        </table:table-row>
        <table:table-row table:style-name="ro1">
          <table:table-cell office:value-type="string" calcext:value-type="string">
            <text:p>Basic23</text:p>
          </table:table-cell>
          <table:table-cell office:value-type="float" office:value="282" calcext:value-type="float">
            <text:p>282</text:p>
          </table:table-cell>
          <table:table-cell office:value-type="float" office:value="267" calcext:value-type="float">
            <text:p>267</text:p>
          </table:table-cell>
          <table:table-cell office:value-type="float" office:value="384" calcext:value-type="float">
            <text:p>384</text:p>
          </table:table-cell>
          <table:table-cell office:value-type="float" office:value="271" calcext:value-type="float">
            <text:p>271</text:p>
          </table:table-cell>
          <table:table-cell office:value-type="float" office:value="269" calcext:value-type="float">
            <text:p>269</text:p>
          </table:table-cell>
          <table:table-cell office:value-type="float" office:value="265" calcext:value-type="float">
            <text:p>265</text:p>
          </table:table-cell>
          <table:table-cell office:value-type="float" office:value="257" calcext:value-type="float">
            <text:p>257</text:p>
          </table:table-cell>
          <table:table-cell office:value-type="float" office:value="266" calcext:value-type="float">
            <text:p>266</text:p>
          </table:table-cell>
          <table:table-cell office:value-type="float" office:value="226" calcext:value-type="float">
            <text:p>226</text:p>
          </table:table-cell>
          <table:table-cell office:value-type="float" office:value="236" calcext:value-type="float">
            <text:p>236</text:p>
          </table:table-cell>
          <table:table-cell table:formula="of:=SUM([.B14:.K14])/10" office:value-type="float" office:value="272.3" calcext:value-type="float">
            <text:p>272,3</text:p>
          </table:table-cell>
          <table:table-cell table:formula="of:=SQRT(VAR([.B14:.K14])/10)" office:value-type="float" office:value="13.4990123095482" calcext:value-type="float">
            <text:p>13,4990123095482</text:p>
          </table:table-cell>
        </table:table-row>
        <table:table-row table:style-name="ro1">
          <table:table-cell office:value-type="string" calcext:value-type="string">
            <text:p>Basic28</text:p>
          </table:table-cell>
          <table:table-cell office:value-type="float" office:value="184" calcext:value-type="float">
            <text:p>184</text:p>
          </table:table-cell>
          <table:table-cell office:value-type="float" office:value="176" calcext:value-type="float">
            <text:p>176</text:p>
          </table:table-cell>
          <table:table-cell office:value-type="float" office:value="245" calcext:value-type="float">
            <text:p>245</text:p>
          </table:table-cell>
          <table:table-cell table:number-columns-repeated="2" office:value-type="float" office:value="181" calcext:value-type="float">
            <text:p>181</text:p>
          </table:table-cell>
          <table:table-cell office:value-type="float" office:value="177" calcext:value-type="float">
            <text:p>177</text:p>
          </table:table-cell>
          <table:table-cell office:value-type="float" office:value="182" calcext:value-type="float">
            <text:p>182</text:p>
          </table:table-cell>
          <table:table-cell office:value-type="float" office:value="175" calcext:value-type="float">
            <text:p>175</text:p>
          </table:table-cell>
          <table:table-cell office:value-type="float" office:value="156" calcext:value-type="float">
            <text:p>156</text:p>
          </table:table-cell>
          <table:table-cell office:value-type="float" office:value="196" calcext:value-type="float">
            <text:p>196</text:p>
          </table:table-cell>
          <table:table-cell table:formula="of:=SUM([.B15:.K15])/10" office:value-type="float" office:value="185.3" calcext:value-type="float">
            <text:p>185,3</text:p>
          </table:table-cell>
          <table:table-cell table:formula="of:=SQRT(VAR([.B15:.K15])/10)" office:value-type="float" office:value="7.33946713173223" calcext:value-type="float">
            <text:p>7,33946713173223</text:p>
          </table:table-cell>
        </table:table-row>
        <table:table-row table:style-name="ro1">
          <table:table-cell office:value-type="string" calcext:value-type="string">
            <text:p>Basic31</text:p>
          </table:table-cell>
          <table:table-cell office:value-type="float" office:value="101" calcext:value-type="float">
            <text:p>101</text:p>
          </table:table-cell>
          <table:table-cell office:value-type="float" office:value="96" calcext:value-type="float">
            <text:p>96</text:p>
          </table:table-cell>
          <table:table-cell office:value-type="float" office:value="147" calcext:value-type="float">
            <text:p>147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float" office:value="109" calcext:value-type="float">
            <text:p>109</text:p>
          </table:table-cell>
          <table:table-cell table:formula="of:=SUM([.B16:.K16])/10" office:value-type="float" office:value="104" calcext:value-type="float">
            <text:p>104</text:p>
          </table:table-cell>
          <table:table-cell table:formula="of:=SQRT(VAR([.B16:.K16])/10)" office:value-type="float" office:value="5.06622805119022" calcext:value-type="float">
            <text:p>5,06622805119022</text:p>
          </table:table-cell>
        </table:table-row>
        <table:table-row table:style-name="ro1">
          <table:table-cell office:value-type="string" calcext:value-type="string">
            <text:p>Basic35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188" calcext:value-type="float">
            <text:p>188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130" calcext:value-type="float">
            <text:p>130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  <table:table-cell table:formula="of:=SUM([.B17:.K17])/10" office:value-type="float" office:value="100.8" calcext:value-type="float">
            <text:p>100,8</text:p>
          </table:table-cell>
          <table:table-cell table:formula="of:=SQRT(VAR([.B17:.K17])/10)" office:value-type="float" office:value="10.7370593946594" calcext:value-type="float">
            <text:p>10,7370593946594</text:p>
          </table:table-cell>
        </table:table-row>
        <table:table-row table:style-name="ro1">
          <table:table-cell office:value-type="string" calcext:value-type="string">
            <text:p>Collections3</text:p>
          </table:table-cell>
          <table:table-cell office:value-type="float" office:value="185" calcext:value-type="float">
            <text:p>185</text:p>
          </table:table-cell>
          <table:table-cell office:value-type="float" office:value="177" calcext:value-type="float">
            <text:p>177</text:p>
          </table:table-cell>
          <table:table-cell office:value-type="float" office:value="181" calcext:value-type="float">
            <text:p>181</text:p>
          </table:table-cell>
          <table:table-cell office:value-type="float" office:value="212" calcext:value-type="float">
            <text:p>212</text:p>
          </table:table-cell>
          <table:table-cell office:value-type="float" office:value="256" calcext:value-type="float">
            <text:p>256</text:p>
          </table:table-cell>
          <table:table-cell office:value-type="float" office:value="170" calcext:value-type="float">
            <text:p>170</text:p>
          </table:table-cell>
          <table:table-cell office:value-type="float" office:value="257" calcext:value-type="float">
            <text:p>257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office:value-type="float" office:value="183" calcext:value-type="float">
            <text:p>183</text:p>
          </table:table-cell>
          <table:table-cell table:formula="of:=SUM([.B18:.K18])/10" office:value-type="float" office:value="200.3" calcext:value-type="float">
            <text:p>200,3</text:p>
          </table:table-cell>
          <table:table-cell table:formula="of:=SQRT(VAR([.B18:.K18])/10)" office:value-type="float" office:value="9.99783309856024" calcext:value-type="float">
            <text:p>9,99783309856024</text:p>
          </table:table-cell>
        </table:table-row>
        <table:table-row table:style-name="ro1">
          <table:table-cell office:value-type="string" calcext:value-type="string">
            <text:p>Collections6</text:p>
          </table:table-cell>
          <table:table-cell office:value-type="float" office:value="260" calcext:value-type="float">
            <text:p>260</text:p>
          </table:table-cell>
          <table:table-cell office:value-type="float" office:value="200" calcext:value-type="float">
            <text:p>200</text:p>
          </table:table-cell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  <table:table-cell office:value-type="float" office:value="174" calcext:value-type="float">
            <text:p>174</text:p>
          </table:table-cell>
          <table:table-cell office:value-type="float" office:value="261" calcext:value-type="float">
            <text:p>261</text:p>
          </table:table-cell>
          <table:table-cell office:value-type="float" office:value="180" calcext:value-type="float">
            <text:p>180</text:p>
          </table:table-cell>
          <table:table-cell office:value-type="float" office:value="203" calcext:value-type="float">
            <text:p>203</text:p>
          </table:table-cell>
          <table:table-cell office:value-type="float" office:value="189" calcext:value-type="float">
            <text:p>189</text:p>
          </table:table-cell>
          <table:table-cell table:formula="of:=SUM([.B19:.K19])/10" office:value-type="float" office:value="201.7" calcext:value-type="float">
            <text:p>201,7</text:p>
          </table:table-cell>
          <table:table-cell table:formula="of:=SQRT(VAR([.B19:.K19])/10)" office:value-type="float" office:value="10.2155110820099" calcext:value-type="float">
            <text:p>10,2155110820099</text:p>
          </table:table-cell>
        </table:table-row>
        <table:table-row table:style-name="ro1">
          <table:table-cell office:value-type="string" calcext:value-type="string">
            <text:p>Collections7</text:p>
          </table:table-cell>
          <table:table-cell office:value-type="float" office:value="5123" calcext:value-type="float">
            <text:p>5123</text:p>
          </table:table-cell>
          <table:table-cell office:value-type="float" office:value="5045" calcext:value-type="float">
            <text:p>5045</text:p>
          </table:table-cell>
          <table:table-cell office:value-type="float" office:value="4986" calcext:value-type="float">
            <text:p>4986</text:p>
          </table:table-cell>
          <table:table-cell office:value-type="float" office:value="5270" calcext:value-type="float">
            <text:p>5270</text:p>
          </table:table-cell>
          <table:table-cell office:value-type="float" office:value="4927" calcext:value-type="float">
            <text:p>4927</text:p>
          </table:table-cell>
          <table:table-cell office:value-type="float" office:value="5393" calcext:value-type="float">
            <text:p>5393</text:p>
          </table:table-cell>
          <table:table-cell office:value-type="float" office:value="5355" calcext:value-type="float">
            <text:p>5355</text:p>
          </table:table-cell>
          <table:table-cell office:value-type="float" office:value="5339" calcext:value-type="float">
            <text:p>5339</text:p>
          </table:table-cell>
          <table:table-cell office:value-type="float" office:value="7521" calcext:value-type="float">
            <text:p>7521</text:p>
          </table:table-cell>
          <table:table-cell office:value-type="float" office:value="5306" calcext:value-type="float">
            <text:p>5306</text:p>
          </table:table-cell>
          <table:table-cell table:formula="of:=SUM([.B20:.K20])/10" office:value-type="float" office:value="5426.5" calcext:value-type="float">
            <text:p>5426,5</text:p>
          </table:table-cell>
          <table:table-cell table:formula="of:=SQRT(VAR([.B20:.K20])/10)" office:value-type="float" office:value="238.537872604471" calcext:value-type="float">
            <text:p>238,537872604471</text:p>
          </table:table-cell>
        </table:table-row>
        <table:table-row table:style-name="ro1">
          <table:table-cell office:value-type="string" calcext:value-type="string">
            <text:p>Collections8</text:p>
          </table:table-cell>
          <table:table-cell office:value-type="float" office:value="183" calcext:value-type="float">
            <text:p>183</text:p>
          </table:table-cell>
          <table:table-cell office:value-type="float" office:value="177" calcext:value-type="float">
            <text:p>177</text:p>
          </table:table-cell>
          <table:table-cell office:value-type="float" office:value="247" calcext:value-type="float">
            <text:p>247</text:p>
          </table:table-cell>
          <table:table-cell office:value-type="float" office:value="183" calcext:value-type="float">
            <text:p>183</text:p>
          </table:table-cell>
          <table:table-cell office:value-type="float" office:value="189" calcext:value-type="float">
            <text:p>189</text:p>
          </table:table-cell>
          <table:table-cell office:value-type="float" office:value="182" calcext:value-type="float">
            <text:p>182</text:p>
          </table:table-cell>
          <table:table-cell office:value-type="float" office:value="188" calcext:value-type="float">
            <text:p>188</text:p>
          </table:table-cell>
          <table:table-cell office:value-type="float" office:value="174" calcext:value-type="float">
            <text:p>174</text:p>
          </table:table-cell>
          <table:table-cell office:value-type="float" office:value="240" calcext:value-type="float">
            <text:p>240</text:p>
          </table:table-cell>
          <table:table-cell office:value-type="float" office:value="194" calcext:value-type="float">
            <text:p>194</text:p>
          </table:table-cell>
          <table:table-cell table:formula="of:=SUM([.B21:.K21])/10" office:value-type="float" office:value="195.7" calcext:value-type="float">
            <text:p>195,7</text:p>
          </table:table-cell>
          <table:table-cell table:formula="of:=SQRT(VAR([.B21:.K21])/10)" office:value-type="float" office:value="8.18677795798404" calcext:value-type="float">
            <text:p>8,18677795798404</text:p>
          </table:table-cell>
        </table:table-row>
        <table:table-row table:style-name="ro1">
          <table:table-cell office:value-type="string" calcext:value-type="string">
            <text:p>Collections11</text:p>
          </table:table-cell>
          <table:table-cell office:value-type="float" office:value="181" calcext:value-type="float">
            <text:p>181</text:p>
          </table:table-cell>
          <table:table-cell office:value-type="float" office:value="177" calcext:value-type="float">
            <text:p>177</text:p>
          </table:table-cell>
          <table:table-cell office:value-type="float" office:value="251" calcext:value-type="float">
            <text:p>251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float" office:value="182" calcext:value-type="float">
            <text:p>182</text:p>
          </table:table-cell>
          <table:table-cell office:value-type="float" office:value="192" calcext:value-type="float">
            <text:p>192</text:p>
          </table:table-cell>
          <table:table-cell office:value-type="float" office:value="196" calcext:value-type="float">
            <text:p>196</text:p>
          </table:table-cell>
          <table:table-cell table:formula="of:=SUM([.B22:.K22])/10" office:value-type="float" office:value="191.6" calcext:value-type="float">
            <text:p>191,6</text:p>
          </table:table-cell>
          <table:table-cell table:formula="of:=SQRT(VAR([.B22:.K22])/10)" office:value-type="float" office:value="6.84300129085671" calcext:value-type="float">
            <text:p>6,84300129085671</text:p>
          </table:table-cell>
        </table:table-row>
        <table:table-row table:style-name="ro1">
          <table:table-cell office:value-type="string" calcext:value-type="string">
            <text:p>Collections13</text:p>
          </table:table-cell>
          <table:table-cell office:value-type="float" office:value="232" calcext:value-type="float">
            <text:p>232</text:p>
          </table:table-cell>
          <table:table-cell office:value-type="float" office:value="219" calcext:value-type="float">
            <text:p>219</text:p>
          </table:table-cell>
          <table:table-cell office:value-type="float" office:value="305" calcext:value-type="float">
            <text:p>305</text:p>
          </table:table-cell>
          <table:table-cell office:value-type="float" office:value="236" calcext:value-type="float">
            <text:p>236</text:p>
          </table:table-cell>
          <table:table-cell office:value-type="float" office:value="233" calcext:value-type="float">
            <text:p>233</text:p>
          </table:table-cell>
          <table:table-cell office:value-type="float" office:value="226" calcext:value-type="float">
            <text:p>226</text:p>
          </table:table-cell>
          <table:table-cell office:value-type="float" office:value="243" calcext:value-type="float">
            <text:p>243</text:p>
          </table:table-cell>
          <table:table-cell office:value-type="float" office:value="232" calcext:value-type="float">
            <text:p>232</text:p>
          </table:table-cell>
          <table:table-cell office:value-type="float" office:value="230" calcext:value-type="float">
            <text:p>230</text:p>
          </table:table-cell>
          <table:table-cell office:value-type="float" office:value="235" calcext:value-type="float">
            <text:p>235</text:p>
          </table:table-cell>
          <table:table-cell table:formula="of:=SUM([.B23:.K23])/10" office:value-type="float" office:value="239.1" calcext:value-type="float">
            <text:p>239,1</text:p>
          </table:table-cell>
          <table:table-cell table:formula="of:=SQRT(VAR([.B23:.K23])/10)" office:value-type="float" office:value="7.58719681803204" calcext:value-type="float">
            <text:p>7,58719681803204</text:p>
          </table:table-cell>
        </table:table-row>
        <table:table-row table:style-name="ro1">
          <table:table-cell office:value-type="string" calcext:value-type="string">
            <text:p>Collections14</text:p>
          </table:table-cell>
          <table:table-cell office:value-type="float" office:value="232" calcext:value-type="float">
            <text:p>232</text:p>
          </table:table-cell>
          <table:table-cell office:value-type="float" office:value="216" calcext:value-type="float">
            <text:p>216</text:p>
          </table:table-cell>
          <table:table-cell office:value-type="float" office:value="315" calcext:value-type="float">
            <text:p>315</text:p>
          </table:table-cell>
          <table:table-cell office:value-type="float" office:value="225" calcext:value-type="float">
            <text:p>225</text:p>
          </table:table-cell>
          <table:table-cell office:value-type="float" office:value="222" calcext:value-type="float">
            <text:p>222</text:p>
          </table:table-cell>
          <table:table-cell office:value-type="float" office:value="234" calcext:value-type="float">
            <text:p>234</text:p>
          </table:table-cell>
          <table:table-cell office:value-type="float" office:value="225" calcext:value-type="float">
            <text:p>225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234" calcext:value-type="float">
            <text:p>234</text:p>
          </table:table-cell>
          <table:table-cell table:formula="of:=SUM([.B24:.K24])/10" office:value-type="float" office:value="236.2" calcext:value-type="float">
            <text:p>236,2</text:p>
          </table:table-cell>
          <table:table-cell table:formula="of:=SQRT(VAR([.B24:.K24])/10)" office:value-type="float" office:value="8.94402345455084" calcext:value-type="float">
            <text:p>8,94402345455084</text:p>
          </table:table-cell>
        </table:table-row>
        <table:table-row table:style-name="ro1">
          <table:table-cell office:value-type="string" calcext:value-type="string">
            <text:p>Datastructures2</text:p>
          </table:table-cell>
          <table:table-cell office:value-type="float" office:value="198" calcext:value-type="float">
            <text:p>198</text:p>
          </table:table-cell>
          <table:table-cell office:value-type="float" office:value="180" calcext:value-type="float">
            <text:p>180</text:p>
          </table:table-cell>
          <table:table-cell office:value-type="float" office:value="223" calcext:value-type="float">
            <text:p>223</text:p>
          </table:table-cell>
          <table:table-cell office:value-type="float" office:value="179" calcext:value-type="float">
            <text:p>179</text:p>
          </table:table-cell>
          <table:table-cell office:value-type="float" office:value="196" calcext:value-type="float">
            <text:p>196</text:p>
          </table:table-cell>
          <table:table-cell office:value-type="float" office:value="177" calcext:value-type="float">
            <text:p>177</text:p>
          </table:table-cell>
          <table:table-cell office:value-type="float" office:value="181" calcext:value-type="float">
            <text:p>181</text:p>
          </table:table-cell>
          <table:table-cell office:value-type="float" office:value="178" calcext:value-type="float">
            <text:p>178</text:p>
          </table:table-cell>
          <table:table-cell office:value-type="float" office:value="158" calcext:value-type="float">
            <text:p>158</text:p>
          </table:table-cell>
          <table:table-cell office:value-type="float" office:value="198" calcext:value-type="float">
            <text:p>198</text:p>
          </table:table-cell>
          <table:table-cell table:formula="of:=SUM([.B25:.K25])/10" office:value-type="float" office:value="186.8" calcext:value-type="float">
            <text:p>186,8</text:p>
          </table:table-cell>
          <table:table-cell table:formula="of:=SQRT(VAR([.B25:.K25])/10)" office:value-type="float" office:value="5.56736522563012" calcext:value-type="float">
            <text:p>5,56736522563012</text:p>
          </table:table-cell>
        </table:table-row>
        <table:table-row table:style-name="ro1">
          <table:table-cell office:value-type="string" calcext:value-type="string">
            <text:p>Datastructures4</text:p>
          </table:table-cell>
          <table:table-cell office:value-type="float" office:value="181" calcext:value-type="float">
            <text:p>181</text:p>
          </table:table-cell>
          <table:table-cell office:value-type="float" office:value="176" calcext:value-type="float">
            <text:p>176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float" office:value="179" calcext:value-type="float">
            <text:p>179</text:p>
          </table:table-cell>
          <table:table-cell office:value-type="float" office:value="187" calcext:value-type="float">
            <text:p>187</text:p>
          </table:table-cell>
          <table:table-cell office:value-type="float" office:value="193" calcext:value-type="float">
            <text:p>193</text:p>
          </table:table-cell>
          <table:table-cell table:formula="of:=SUM([.B26:.K26])/10" office:value-type="float" office:value="185.3" calcext:value-type="float">
            <text:p>185,3</text:p>
          </table:table-cell>
          <table:table-cell table:formula="of:=SQRT(VAR([.B26:.K26])/10)" office:value-type="float" office:value="2.62488094968134" calcext:value-type="float">
            <text:p>2,62488094968134</text:p>
          </table:table-cell>
        </table:table-row>
        <table:table-row table:style-name="ro1">
          <table:table-cell office:value-type="string" calcext:value-type="string">
            <text:p>Datastructures6</text:p>
          </table:table-cell>
          <table:table-cell office:value-type="float" office:value="183" calcext:value-type="float">
            <text:p>183</text:p>
          </table:table-cell>
          <table:table-cell office:value-type="float" office:value="178" calcext:value-type="float">
            <text:p>178</text:p>
          </table:table-cell>
          <table:table-cell office:value-type="float" office:value="244" calcext:value-type="float">
            <text:p>244</text:p>
          </table:table-cell>
          <table:table-cell office:value-type="float" office:value="185" calcext:value-type="float">
            <text:p>185</text:p>
          </table:table-cell>
          <table:table-cell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 office:value-type="float" office:value="190" calcext:value-type="float">
            <text:p>190</text:p>
          </table:table-cell>
          <table:table-cell office:value-type="float" office:value="179" calcext:value-type="float">
            <text:p>179</text:p>
          </table:table-cell>
          <table:table-cell office:value-type="float" office:value="188" calcext:value-type="float">
            <text:p>188</text:p>
          </table:table-cell>
          <table:table-cell office:value-type="float" office:value="198" calcext:value-type="float">
            <text:p>198</text:p>
          </table:table-cell>
          <table:table-cell table:formula="of:=SUM([.B27:.K27])/10" office:value-type="float" office:value="190.6" calcext:value-type="float">
            <text:p>190,6</text:p>
          </table:table-cell>
          <table:table-cell table:formula="of:=SQRT(VAR([.B27:.K27])/10)" office:value-type="float" office:value="6.24001424499799" calcext:value-type="float">
            <text:p>6,24001424499799</text:p>
          </table:table-cell>
        </table:table-row>
        <table:table-row table:style-name="ro1">
          <table:table-cell office:value-type="string" calcext:value-type="string">
            <text:p>Inter2</text:p>
          </table:table-cell>
          <table:table-cell office:value-type="float" office:value="185" calcext:value-type="float">
            <text:p>185</text:p>
          </table:table-cell>
          <table:table-cell office:value-type="float" office:value="176" calcext:value-type="float">
            <text:p>176</text:p>
          </table:table-cell>
          <table:table-cell office:value-type="float" office:value="243" calcext:value-type="float">
            <text:p>243</text:p>
          </table:table-cell>
          <table:table-cell office:value-type="float" office:value="188" calcext:value-type="float">
            <text:p>188</text:p>
          </table:table-cell>
          <table:table-cell office:value-type="float" office:value="182" calcext:value-type="float">
            <text:p>182</text:p>
          </table:table-cell>
          <table:table-cell office:value-type="float" office:value="180" calcext:value-type="float">
            <text:p>180</text:p>
          </table:table-cell>
          <table:table-cell office:value-type="float" office:value="185" calcext:value-type="float">
            <text:p>185</text:p>
          </table:table-cell>
          <table:table-cell office:value-type="float" office:value="178" calcext:value-type="float">
            <text:p>178</text:p>
          </table:table-cell>
          <table:table-cell office:value-type="float" office:value="187" calcext:value-type="float">
            <text:p>187</text:p>
          </table:table-cell>
          <table:table-cell office:value-type="float" office:value="194" calcext:value-type="float">
            <text:p>194</text:p>
          </table:table-cell>
          <table:table-cell table:formula="of:=SUM([.B28:.K28])/10" office:value-type="float" office:value="189.8" calcext:value-type="float">
            <text:p>189,8</text:p>
          </table:table-cell>
          <table:table-cell table:formula="of:=SQRT(VAR([.B28:.K28])/10)" office:value-type="float" office:value="6.13876571017696" calcext:value-type="float">
            <text:p>6,13876571017696</text:p>
          </table:table-cell>
        </table:table-row>
        <table:table-row table:style-name="ro1">
          <table:table-cell office:value-type="string" calcext:value-type="string">
            <text:p>Inter3</text:p>
          </table:table-cell>
          <table:table-cell office:value-type="float" office:value="185" calcext:value-type="float">
            <text:p>185</text:p>
          </table:table-cell>
          <table:table-cell office:value-type="float" office:value="179" calcext:value-type="float">
            <text:p>179</text:p>
          </table:table-cell>
          <table:table-cell office:value-type="float" office:value="251" calcext:value-type="float">
            <text:p>251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79" calcext:value-type="float">
            <text:p>179</text:p>
          </table:table-cell>
          <table:table-cell office:value-type="float" office:value="184" calcext:value-type="float">
            <text:p>184</text:p>
          </table:table-cell>
          <table:table-cell office:value-type="float" office:value="178" calcext:value-type="float">
            <text:p>178</text:p>
          </table:table-cell>
          <table:table-cell office:value-type="float" office:value="190" calcext:value-type="float">
            <text:p>190</text:p>
          </table:table-cell>
          <table:table-cell office:value-type="float" office:value="195" calcext:value-type="float">
            <text:p>195</text:p>
          </table:table-cell>
          <table:table-cell table:formula="of:=SUM([.B29:.K29])/10" office:value-type="float" office:value="190.8" calcext:value-type="float">
            <text:p>190,8</text:p>
          </table:table-cell>
          <table:table-cell table:formula="of:=SQRT(VAR([.B29:.K29])/10)" office:value-type="float" office:value="6.88928314284021" calcext:value-type="float">
            <text:p>6,88928314284021</text:p>
          </table:table-cell>
        </table:table-row>
        <table:table-row table:style-name="ro1">
          <table:table-cell office:value-type="string" calcext:value-type="string">
            <text:p>Inter4</text:p>
          </table:table-cell>
          <table:table-cell office:value-type="float" office:value="181" calcext:value-type="float">
            <text:p>181</text:p>
          </table:table-cell>
          <table:table-cell office:value-type="float" office:value="175" calcext:value-type="float">
            <text:p>175</text:p>
          </table:table-cell>
          <table:table-cell office:value-type="float" office:value="256" calcext:value-type="float">
            <text:p>256</text:p>
          </table:table-cell>
          <table:table-cell office:value-type="float" office:value="175" calcext:value-type="float">
            <text:p>175</text:p>
          </table:table-cell>
          <table:table-cell office:value-type="float" office:value="184" calcext:value-type="float">
            <text:p>184</text:p>
          </table:table-cell>
          <table:table-cell office:value-type="float" office:value="179" calcext:value-type="float">
            <text:p>179</text:p>
          </table:table-cell>
          <table:table-cell office:value-type="float" office:value="184" calcext:value-type="float">
            <text:p>184</text:p>
          </table:table-cell>
          <table:table-cell office:value-type="float" office:value="180" calcext:value-type="float">
            <text:p>180</text:p>
          </table:table-cell>
          <table:table-cell office:value-type="float" office:value="188" calcext:value-type="float">
            <text:p>188</text:p>
          </table:table-cell>
          <table:table-cell office:value-type="float" office:value="192" calcext:value-type="float">
            <text:p>192</text:p>
          </table:table-cell>
          <table:table-cell table:formula="of:=SUM([.B30:.K30])/10" office:value-type="float" office:value="189.4" calcext:value-type="float">
            <text:p>189,4</text:p>
          </table:table-cell>
          <table:table-cell table:formula="of:=SQRT(VAR([.B30:.K30])/10)" office:value-type="float" office:value="7.58975918224317" calcext:value-type="float">
            <text:p>7,58975918224317</text:p>
          </table:table-cell>
        </table:table-row>
        <table:table-row table:style-name="ro1">
          <table:table-cell office:value-type="string" calcext:value-type="string">
            <text:p>Inter7</text:p>
          </table:table-cell>
          <table:table-cell office:value-type="float" office:value="186" calcext:value-type="float">
            <text:p>186</text:p>
          </table:table-cell>
          <table:table-cell office:value-type="float" office:value="180" calcext:value-type="float">
            <text:p>180</text:p>
          </table:table-cell>
          <table:table-cell office:value-type="float" office:value="238" calcext:value-type="float">
            <text:p>238</text:p>
          </table:table-cell>
          <table:table-cell office:value-type="float" office:value="185" calcext:value-type="float">
            <text:p>185</text:p>
          </table:table-cell>
          <table:table-cell office:value-type="float" office:value="181" calcext:value-type="float">
            <text:p>181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185" calcext:value-type="float">
            <text:p>185</text:p>
          </table:table-cell>
          <table:table-cell office:value-type="float" office:value="194" calcext:value-type="float">
            <text:p>194</text:p>
          </table:table-cell>
          <table:table-cell table:formula="of:=SUM([.B31:.K31])/10" office:value-type="float" office:value="188.7" calcext:value-type="float">
            <text:p>188,7</text:p>
          </table:table-cell>
          <table:table-cell table:formula="of:=SQRT(VAR([.B31:.K31])/10)" office:value-type="float" office:value="5.67068484988072" calcext:value-type="float">
            <text:p>5,67068484988072</text:p>
          </table:table-cell>
        </table:table-row>
        <table:table-row table:style-name="ro1">
          <table:table-cell office:value-type="string" calcext:value-type="string">
            <text:p>Inter8</text:p>
          </table:table-cell>
          <table:table-cell office:value-type="float" office:value="186" calcext:value-type="float">
            <text:p>186</text:p>
          </table:table-cell>
          <table:table-cell office:value-type="float" office:value="175" calcext:value-type="float">
            <text:p>175</text:p>
          </table:table-cell>
          <table:table-cell office:value-type="float" office:value="163" calcext:value-type="float">
            <text:p>163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80" calcext:value-type="float">
            <text:p>180</text:p>
          </table:table-cell>
          <table:table-cell office:value-type="float" office:value="187" calcext:value-type="float">
            <text:p>187</text:p>
          </table:table-cell>
          <table:table-cell office:value-type="float" office:value="180" calcext:value-type="float">
            <text:p>180</text:p>
          </table:table-cell>
          <table:table-cell office:value-type="float" office:value="191" calcext:value-type="float">
            <text:p>191</text:p>
          </table:table-cell>
          <table:table-cell office:value-type="float" office:value="196" calcext:value-type="float">
            <text:p>196</text:p>
          </table:table-cell>
          <table:table-cell table:formula="of:=SUM([.B32:.K32])/10" office:value-type="float" office:value="183.5" calcext:value-type="float">
            <text:p>183,5</text:p>
          </table:table-cell>
          <table:table-cell table:formula="of:=SQRT(VAR([.B32:.K32])/10)" office:value-type="float" office:value="2.97862757360201" calcext:value-type="float">
            <text:p>2,97862757360201</text:p>
          </table:table-cell>
        </table:table-row>
        <table:table-row table:style-name="ro1">
          <table:table-cell office:value-type="string" calcext:value-type="string">
            <text:p>Inter11</text:p>
          </table:table-cell>
          <table:table-cell office:value-type="float" office:value="185" calcext:value-type="float">
            <text:p>185</text:p>
          </table:table-cell>
          <table:table-cell office:value-type="float" office:value="180" calcext:value-type="float">
            <text:p>180</text:p>
          </table:table-cell>
          <table:table-cell office:value-type="float" office:value="165" calcext:value-type="float">
            <text:p>165</text:p>
          </table:table-cell>
          <table:table-cell office:value-type="float" office:value="181" calcext:value-type="float">
            <text:p>181</text:p>
          </table:table-cell>
          <table:table-cell office:value-type="float" office:value="180" calcext:value-type="float">
            <text:p>180</text:p>
          </table:table-cell>
          <table:table-cell office:value-type="float" office:value="182" calcext:value-type="float">
            <text:p>182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8" calcext:value-type="float">
            <text:p>188</text:p>
          </table:table-cell>
          <table:table-cell office:value-type="float" office:value="191" calcext:value-type="float">
            <text:p>191</text:p>
          </table:table-cell>
          <table:table-cell table:formula="of:=SUM([.B33:.K33])/10" office:value-type="float" office:value="180.9" calcext:value-type="float">
            <text:p>180,9</text:p>
          </table:table-cell>
          <table:table-cell table:formula="of:=SQRT(VAR([.B33:.K33])/10)" office:value-type="float" office:value="2.20328038262143" calcext:value-type="float">
            <text:p>2,20328038262143</text:p>
          </table:table-cell>
        </table:table-row>
        <table:table-row table:style-name="ro1">
          <table:table-cell office:value-type="string" calcext:value-type="string">
            <text:p>Inter13</text:p>
          </table:table-cell>
          <table:table-cell office:value-type="float" office:value="183" calcext:value-type="float">
            <text:p>183</text:p>
          </table:table-cell>
          <table:table-cell office:value-type="float" office:value="179" calcext:value-type="float">
            <text:p>179</text:p>
          </table:table-cell>
          <table:table-cell office:value-type="float" office:value="167" calcext:value-type="float">
            <text:p>167</text:p>
          </table:table-cell>
          <table:table-cell office:value-type="float" office:value="179" calcext:value-type="float">
            <text:p>179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76" calcext:value-type="float">
            <text:p>176</text:p>
          </table:table-cell>
          <table:table-cell office:value-type="float" office:value="193" calcext:value-type="float">
            <text:p>193</text:p>
          </table:table-cell>
          <table:table-cell office:value-type="float" office:value="196" calcext:value-type="float">
            <text:p>196</text:p>
          </table:table-cell>
          <table:table-cell table:formula="of:=SUM([.B34:.K34])/10" office:value-type="float" office:value="181.5" calcext:value-type="float">
            <text:p>181,5</text:p>
          </table:table-cell>
          <table:table-cell table:formula="of:=SQRT(VAR([.B34:.K34])/10)" office:value-type="float" office:value="2.60448331408234" calcext:value-type="float">
            <text:p>2,60448331408234</text:p>
          </table:table-cell>
        </table:table-row>
        <table:table-row table:style-name="ro1">
          <table:table-cell office:value-type="string" calcext:value-type="string">
            <text:p>Pred1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  <table:table-cell table:formula="of:=SUM([.B35:.K35])/10" office:value-type="float" office:value="66.1" calcext:value-type="float">
            <text:p>66,1</text:p>
          </table:table-cell>
          <table:table-cell table:formula="of:=SQRT(VAR([.B35:.K35])/10)" office:value-type="float" office:value="3.9028479629909" calcext:value-type="float">
            <text:p>3,9028479629909</text:p>
          </table:table-cell>
        </table:table-row>
        <table:table-row table:style-name="ro1">
          <table:table-cell office:value-type="string" calcext:value-type="string">
            <text:p>Pred3</text:p>
          </table:table-cell>
          <table:table-cell office:value-type="float" office:value="183" calcext:value-type="float">
            <text:p>183</text:p>
          </table:table-cell>
          <table:table-cell office:value-type="float" office:value="177" calcext:value-type="float">
            <text:p>177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185" calcext:value-type="float">
            <text:p>185</text:p>
          </table:table-cell>
          <table:table-cell office:value-type="float" office:value="177" calcext:value-type="float">
            <text:p>177</text:p>
          </table:table-cell>
          <table:table-cell office:value-type="float" office:value="183" calcext:value-type="float">
            <text:p>183</text:p>
          </table:table-cell>
          <table:table-cell office:value-type="float" office:value="182" calcext:value-type="float">
            <text:p>182</text:p>
          </table:table-cell>
          <table:table-cell office:value-type="float" office:value="298" calcext:value-type="float">
            <text:p>298</text:p>
          </table:table-cell>
          <table:table-cell office:value-type="float" office:value="206" calcext:value-type="float">
            <text:p>206</text:p>
          </table:table-cell>
          <table:table-cell table:formula="of:=SUM([.B36:.K36])/10" office:value-type="float" office:value="202.2" calcext:value-type="float">
            <text:p>202,2</text:p>
          </table:table-cell>
          <table:table-cell table:formula="of:=SQRT(VAR([.B36:.K36])/10)" office:value-type="float" office:value="12.8761622992084" calcext:value-type="float">
            <text:p>12,8761622992084</text:p>
          </table:table-cell>
        </table:table-row>
        <table:table-row table:style-name="ro1">
          <table:table-cell office:value-type="string" calcext:value-type="string">
            <text:p>Pred7</text:p>
          </table:table-cell>
          <table:table-cell office:value-type="float" office:value="179" calcext:value-type="float">
            <text:p>179</text:p>
          </table:table-cell>
          <table:table-cell office:value-type="float" office:value="178" calcext:value-type="float">
            <text:p>178</text:p>
          </table:table-cell>
          <table:table-cell office:value-type="float" office:value="248" calcext:value-type="float">
            <text:p>248</text:p>
          </table:table-cell>
          <table:table-cell office:value-type="float" office:value="181" calcext:value-type="float">
            <text:p>181</text:p>
          </table:table-cell>
          <table:table-cell office:value-type="float" office:value="179" calcext:value-type="float">
            <text:p>179</text:p>
          </table:table-cell>
          <table:table-cell office:value-type="float" office:value="177" calcext:value-type="float">
            <text:p>177</text:p>
          </table:table-cell>
          <table:table-cell office:value-type="float" office:value="186" calcext:value-type="float">
            <text:p>186</text:p>
          </table:table-cell>
          <table:table-cell office:value-type="float" office:value="178" calcext:value-type="float">
            <text:p>178</text:p>
          </table:table-cell>
          <table:table-cell office:value-type="float" office:value="267" calcext:value-type="float">
            <text:p>267</text:p>
          </table:table-cell>
          <table:table-cell office:value-type="float" office:value="194" calcext:value-type="float">
            <text:p>194</text:p>
          </table:table-cell>
          <table:table-cell table:formula="of:=SUM([.B37:.K37])/10" office:value-type="float" office:value="196.7" calcext:value-type="float">
            <text:p>196,7</text:p>
          </table:table-cell>
          <table:table-cell table:formula="of:=SQRT(VAR([.B37:.K37])/10)" office:value-type="float" office:value="10.3580886267689" calcext:value-type="float">
            <text:p>10,3580886267689</text:p>
          </table:table-cell>
        </table:table-row>
        <table:table-row table:style-name="ro1">
          <table:table-cell office:value-type="string" calcext:value-type="string">
            <text:p>Pred9</text:p>
          </table:table-cell>
          <table:table-cell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 office:value-type="float" office:value="240" calcext:value-type="float">
            <text:p>240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76" calcext:value-type="float">
            <text:p>176</text:p>
          </table:table-cell>
          <table:table-cell office:value-type="float" office:value="182" calcext:value-type="float">
            <text:p>182</text:p>
          </table:table-cell>
          <table:table-cell office:value-type="float" office:value="177" calcext:value-type="float">
            <text:p>177</text:p>
          </table:table-cell>
          <table:table-cell office:value-type="float" office:value="247" calcext:value-type="float">
            <text:p>247</text:p>
          </table:table-cell>
          <table:table-cell office:value-type="float" office:value="193" calcext:value-type="float">
            <text:p>193</text:p>
          </table:table-cell>
          <table:table-cell table:formula="of:=SUM([.B38:.K38])/10" office:value-type="float" office:value="194.5" calcext:value-type="float">
            <text:p>194,5</text:p>
          </table:table-cell>
          <table:table-cell table:formula="of:=SQRT(VAR([.B38:.K38])/10)" office:value-type="float" office:value="8.32032317748402" calcext:value-type="float">
            <text:p>8,32032317748402</text:p>
          </table:table-cell>
        </table:table-row>
        <table:table-row table:style-name="ro1">
          <table:table-cell office:value-type="string" calcext:value-type="string">
            <text:p>Sanitizers2</text:p>
          </table:table-cell>
          <table:table-cell office:value-type="float" office:value="183" calcext:value-type="float">
            <text:p>183</text:p>
          </table:table-cell>
          <table:table-cell office:value-type="float" office:value="179" calcext:value-type="float">
            <text:p>179</text:p>
          </table:table-cell>
          <table:table-cell office:value-type="float" office:value="246" calcext:value-type="float">
            <text:p>246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float" office:value="183" calcext:value-type="float">
            <text:p>183</text:p>
          </table:table-cell>
          <table:table-cell office:value-type="float" office:value="190" calcext:value-type="float">
            <text:p>190</text:p>
          </table:table-cell>
          <table:table-cell office:value-type="float" office:value="181" calcext:value-type="float">
            <text:p>181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table:formula="of:=SUM([.B39:.K39])/10" office:value-type="float" office:value="191.3" calcext:value-type="float">
            <text:p>191,3</text:p>
          </table:table-cell>
          <table:table-cell table:formula="of:=SQRT(VAR([.B39:.K39])/10)" office:value-type="float" office:value="6.23262028007126" calcext:value-type="float">
            <text:p>6,23262028007126</text:p>
          </table:table-cell>
        </table:table-row>
        <table:table-row table:style-name="ro1">
          <table:table-cell office:value-type="string" calcext:value-type="string">
            <text:p>Sanitizers4</text:p>
          </table:table-cell>
          <table:table-cell office:value-type="float" office:value="181" calcext:value-type="float">
            <text:p>181</text:p>
          </table:table-cell>
          <table:table-cell office:value-type="float" office:value="179" calcext:value-type="float">
            <text:p>179</text:p>
          </table:table-cell>
          <table:table-cell office:value-type="float" office:value="242" calcext:value-type="float">
            <text:p>242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float" office:value="186" calcext:value-type="float">
            <text:p>186</text:p>
          </table:table-cell>
          <table:table-cell office:value-type="float" office:value="194" calcext:value-type="float">
            <text:p>194</text:p>
          </table:table-cell>
          <table:table-cell table:formula="of:=SUM([.B40:.K40])/10" office:value-type="float" office:value="189.9" calcext:value-type="float">
            <text:p>189,9</text:p>
          </table:table-cell>
          <table:table-cell table:formula="of:=SQRT(VAR([.B40:.K40])/10)" office:value-type="float" office:value="5.93567369573347" calcext:value-type="float">
            <text:p>5,93567369573347</text:p>
          </table:table-cell>
        </table:table-row>
        <table:table-row table:style-name="ro1">
          <table:table-cell office:value-type="string" calcext:value-type="string">
            <text:p>Session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82" calcext:value-type="float">
            <text:p>182</text:p>
          </table:table-cell>
          <table:table-cell office:value-type="float" office:value="204" calcext:value-type="float">
            <text:p>204</text:p>
          </table:table-cell>
          <table:table-cell office:value-type="float" office:value="195" calcext:value-type="float">
            <text:p>195</text:p>
          </table:table-cell>
          <table:table-cell office:value-type="float" office:value="190" calcext:value-type="float">
            <text:p>190</text:p>
          </table:table-cell>
          <table:table-cell office:value-type="float" office:value="213" calcext:value-type="float">
            <text:p>213</text:p>
          </table:table-cell>
          <table:table-cell office:value-type="float" office:value="193" calcext:value-type="float">
            <text:p>193</text:p>
          </table:table-cell>
          <table:table-cell office:value-type="float" office:value="200" calcext:value-type="float">
            <text:p>200</text:p>
          </table:table-cell>
          <table:table-cell office:value-type="float" office:value="208" calcext:value-type="float">
            <text:p>208</text:p>
          </table:table-cell>
          <table:table-cell table:formula="of:=SUM([.B41:.K41])/10" office:value-type="float" office:value="197.2" calcext:value-type="float">
            <text:p>197,2</text:p>
          </table:table-cell>
          <table:table-cell table:formula="of:=SQRT(VAR([.B41:.K41])/10)" office:value-type="float" office:value="2.89367125522809" calcext:value-type="float">
            <text:p>2,89367125522809</text:p>
          </table:table-cell>
        </table:table-row>
        <table:table-row table:style-name="ro1">
          <table:table-cell office:value-type="string" calcext:value-type="string">
            <text:p>StrongUpdates3</text:p>
          </table:table-cell>
          <table:table-cell office:value-type="float" office:value="182" calcext:value-type="float">
            <text:p>182</text:p>
          </table:table-cell>
          <table:table-cell office:value-type="float" office:value="177" calcext:value-type="float">
            <text:p>177</text:p>
          </table:table-cell>
          <table:table-cell office:value-type="float" office:value="238" calcext:value-type="float">
            <text:p>238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183" calcext:value-type="float">
            <text:p>183</text:p>
          </table:table-cell>
          <table:table-cell office:value-type="float" office:value="181" calcext:value-type="float">
            <text:p>181</text:p>
          </table:table-cell>
          <table:table-cell office:value-type="float" office:value="186" calcext:value-type="float">
            <text:p>186</text:p>
          </table:table-cell>
          <table:table-cell office:value-type="float" office:value="192" calcext:value-type="float">
            <text:p>192</text:p>
          </table:table-cell>
          <table:table-cell table:formula="of:=SUM([.B42:.K42])/10" office:value-type="float" office:value="187.2" calcext:value-type="float">
            <text:p>187,2</text:p>
          </table:table-cell>
          <table:table-cell table:formula="of:=SQRT(VAR([.B42:.K42])/10)" office:value-type="float" office:value="5.85149553533112" calcext:value-type="float">
            <text:p>5,85149553533112</text:p>
          </table:table-cell>
        </table:table-row>
        <table:table-row table:style-name="ro1">
          <table:table-cell office:value-type="string" calcext:value-type="string">
            <text:p>StrongUpdates4</text:p>
          </table:table-cell>
          <table:table-cell office:value-type="float" office:value="184" calcext:value-type="float">
            <text:p>184</text:p>
          </table:table-cell>
          <table:table-cell office:value-type="float" office:value="175" calcext:value-type="float">
            <text:p>175</text:p>
          </table:table-cell>
          <table:table-cell office:value-type="float" office:value="213" calcext:value-type="float">
            <text:p>213</text:p>
          </table:table-cell>
          <table:table-cell office:value-type="float" office:value="186" calcext:value-type="float">
            <text:p>186</text:p>
          </table:table-cell>
          <table:table-cell office:value-type="float" office:value="181" calcext:value-type="float">
            <text:p>181</text:p>
          </table:table-cell>
          <table:table-cell office:value-type="float" office:value="176" calcext:value-type="float">
            <text:p>176</text:p>
          </table:table-cell>
          <table:table-cell office:value-type="float" office:value="183" calcext:value-type="float">
            <text:p>183</text:p>
          </table:table-cell>
          <table:table-cell office:value-type="float" office:value="177" calcext:value-type="float">
            <text:p>177</text:p>
          </table:table-cell>
          <table:table-cell office:value-type="float" office:value="188" calcext:value-type="float">
            <text:p>188</text:p>
          </table:table-cell>
          <table:table-cell office:value-type="float" office:value="192" calcext:value-type="float">
            <text:p>192</text:p>
          </table:table-cell>
          <table:table-cell table:formula="of:=SUM([.B43:.K43])/10" office:value-type="float" office:value="185.5" calcext:value-type="float">
            <text:p>185,5</text:p>
          </table:table-cell>
          <table:table-cell table:formula="of:=SQRT(VAR([.B43:.K43])/10)" office:value-type="float" office:value="3.50634345785527" calcext:value-type="float">
            <text:p>3,50634345785527</text:p>
          </table:table-cell>
        </table:table-row>
        <table:table-row table:style-name="ro1">
          <table:table-cell office:value-type="string" calcext:value-type="string">
            <text:p>StrongUpdates5</text:p>
          </table:table-cell>
          <table:table-cell office:value-type="float" office:value="179" calcext:value-type="float">
            <text:p>179</text:p>
          </table:table-cell>
          <table:table-cell office:value-type="float" office:value="174" calcext:value-type="float">
            <text:p>174</text:p>
          </table:table-cell>
          <table:table-cell office:value-type="float" office:value="165" calcext:value-type="float">
            <text:p>165</text:p>
          </table:table-cell>
          <table:table-cell office:value-type="float" office:value="181" calcext:value-type="float">
            <text:p>181</text:p>
          </table:table-cell>
          <table:table-cell office:value-type="float" office:value="179" calcext:value-type="float">
            <text:p>179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189" calcext:value-type="float">
            <text:p>189</text:p>
          </table:table-cell>
          <table:table-cell office:value-type="float" office:value="191" calcext:value-type="float">
            <text:p>191</text:p>
          </table:table-cell>
          <table:table-cell table:formula="of:=SUM([.B44:.K44])/10" office:value-type="float" office:value="179.6" calcext:value-type="float">
            <text:p>179,6</text:p>
          </table:table-cell>
          <table:table-cell table:formula="of:=SQRT(VAR([.B44:.K44])/10)" office:value-type="float" office:value="2.28132515096916" calcext:value-type="float">
            <text:p>2,28132515096916</text:p>
          </table:table-cell>
        </table:table-row>
        <table:table-row table:style-name="ro1">
          <table:table-cell office:value-type="string" calcext:value-type="string">
            <text:p>Conf1</text:p>
          </table:table-cell>
          <table:table-cell office:value-type="float" office:value="99" calcext:value-type="float">
            <text:p>99</text:p>
          </table:table-cell>
          <table:table-cell office:value-type="float" office:value="143" calcext:value-type="float">
            <text:p>143</text:p>
          </table:table-cell>
          <table:table-cell office:value-type="float" office:value="217" calcext:value-type="float">
            <text:p>217</text:p>
          </table:table-cell>
          <table:table-cell office:value-type="float" office:value="98" calcext:value-type="float">
            <text:p>98</text:p>
          </table:table-cell>
          <table:table-cell office:value-type="float" office:value="101" calcext:value-type="float">
            <text:p>101</text:p>
          </table:table-cell>
          <table:table-cell office:value-type="float" office:value="97" calcext:value-type="float">
            <text:p>97</text:p>
          </table:table-cell>
          <table:table-cell office:value-type="float" office:value="102" calcext:value-type="float">
            <text:p>102</text:p>
          </table:table-cell>
          <table:table-cell office:value-type="float" office:value="93" calcext:value-type="float">
            <text:p>93</text:p>
          </table:table-cell>
          <table:table-cell office:value-type="float" office:value="142" calcext:value-type="float">
            <text:p>142</text:p>
          </table:table-cell>
          <table:table-cell office:value-type="float" office:value="106" calcext:value-type="float">
            <text:p>106</text:p>
          </table:table-cell>
          <table:table-cell table:formula="of:=SUM([.B45:.K45])/10" office:value-type="float" office:value="119.8" calcext:value-type="float">
            <text:p>119,8</text:p>
          </table:table-cell>
          <table:table-cell table:formula="of:=SQRT(VAR([.B45:.K45])/10)" office:value-type="float" office:value="12.2409149984795" calcext:value-type="float">
            <text:p>12,2409149984795</text:p>
          </table:table-cell>
        </table:table-row>
        <table:table-row table:style-name="ro1">
          <table:table-cell office:value-type="string" calcext:value-type="string">
            <text:p>Conf2</text:p>
          </table:table-cell>
          <table:table-cell office:value-type="float" office:value="105" calcext:value-type="float">
            <text:p>105</text:p>
          </table:table-cell>
          <table:table-cell office:value-type="float" office:value="137" calcext:value-type="float">
            <text:p>137</text:p>
          </table:table-cell>
          <table:table-cell office:value-type="float" office:value="116" calcext:value-type="float">
            <text:p>116</text:p>
          </table:table-cell>
          <table:table-cell office:value-type="float" office:value="137" calcext:value-type="float">
            <text:p>137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100" calcext:value-type="float">
            <text:p>100</text:p>
          </table:table-cell>
          <table:table-cell table:formula="of:=SUM([.B46:.K46])/10" office:value-type="float" office:value="132.1" calcext:value-type="float">
            <text:p>132,1</text:p>
          </table:table-cell>
          <table:table-cell table:formula="of:=SQRT(VAR([.B46:.K46])/10)" office:value-type="float" office:value="7.2792704152118" calcext:value-type="float">
            <text:p>7,2792704152118</text:p>
          </table:table-cell>
        </table:table-row>
        <table:table-row table:style-name="ro1">
          <table:table-cell office:value-type="string" calcext:value-type="string">
            <text:p>Int1</text:p>
          </table:table-cell>
          <table:table-cell office:value-type="float" office:value="206" calcext:value-type="float">
            <text:p>206</text:p>
          </table:table-cell>
          <table:table-cell office:value-type="float" office:value="201" calcext:value-type="float">
            <text:p>201</text:p>
          </table:table-cell>
          <table:table-cell office:value-type="float" office:value="279" calcext:value-type="float">
            <text:p>279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02" calcext:value-type="float">
            <text:p>202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338" calcext:value-type="float">
            <text:p>338</text:p>
          </table:table-cell>
          <table:table-cell office:value-type="float" office:value="223" calcext:value-type="float">
            <text:p>223</text:p>
          </table:table-cell>
          <table:table-cell table:formula="of:=SUM([.B47:.K47])/10" office:value-type="float" office:value="227.2" calcext:value-type="float">
            <text:p>227,2</text:p>
          </table:table-cell>
          <table:table-cell table:formula="of:=SQRT(VAR([.B47:.K47])/10)" office:value-type="float" office:value="14.3896567791668" calcext:value-type="float">
            <text:p>14,3896567791668</text:p>
          </table:table-cell>
        </table:table-row>
        <table:table-row table:style-name="ro1">
          <table:table-cell office:value-type="string" calcext:value-type="string">
            <text:p>Int2</text:p>
          </table:table-cell>
          <table:table-cell office:value-type="float" office:value="192" calcext:value-type="float">
            <text:p>192</text:p>
          </table:table-cell>
          <table:table-cell office:value-type="float" office:value="187" calcext:value-type="float">
            <text:p>187</text:p>
          </table:table-cell>
          <table:table-cell office:value-type="float" office:value="264" calcext:value-type="float">
            <text:p>264</text:p>
          </table:table-cell>
          <table:table-cell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office:value-type="float" office:value="184" calcext:value-type="float">
            <text:p>184</text:p>
          </table:table-cell>
          <table:table-cell office:value-type="float" office:value="183" calcext:value-type="float">
            <text:p>183</text:p>
          </table:table-cell>
          <table:table-cell office:value-type="float" office:value="260" calcext:value-type="float">
            <text:p>260</text:p>
          </table:table-cell>
          <table:table-cell office:value-type="float" office:value="204" calcext:value-type="float">
            <text:p>204</text:p>
          </table:table-cell>
          <table:table-cell table:formula="of:=SUM([.B48:.K48])/10" office:value-type="float" office:value="204.9" calcext:value-type="float">
            <text:p>204,9</text:p>
          </table:table-cell>
          <table:table-cell table:formula="of:=SQRT(VAR([.B48:.K48])/10)" office:value-type="float" office:value="9.69702130668084" calcext:value-type="float">
            <text:p>9,69702130668084</text:p>
          </table:table-cell>
        </table:table-row>
        <table:table-row table:style-name="ro1">
          <table:table-cell office:value-type="string" calcext:value-type="string">
            <text:p>IPServlet</text:p>
          </table:table-cell>
          <table:table-cell office:value-type="float" office:value="203" calcext:value-type="float">
            <text:p>203</text:p>
          </table:table-cell>
          <table:table-cell office:value-type="float" office:value="209" calcext:value-type="float">
            <text:p>209</text:p>
          </table:table-cell>
          <table:table-cell office:value-type="float" office:value="193" calcext:value-type="float">
            <text:p>193</text:p>
          </table:table-cell>
          <table:table-cell office:value-type="float" office:value="157" calcext:value-type="float">
            <text:p>157</text:p>
          </table:table-cell>
          <table:table-cell office:value-type="float" office:value="204" calcext:value-type="float">
            <text:p>204</text:p>
          </table:table-cell>
          <table:table-cell office:value-type="float" office:value="220" calcext:value-type="float">
            <text:p>220</text:p>
          </table:table-cell>
          <table:table-cell office:value-type="float" office:value="197" calcext:value-type="float">
            <text:p>197</text:p>
          </table:table-cell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float" office:value="221" calcext:value-type="float">
            <text:p>221</text:p>
          </table:table-cell>
          <table:table-cell table:formula="of:=SUM([.B49:.K49])/10" office:value-type="float" office:value="199.5" calcext:value-type="float">
            <text:p>199,5</text:p>
          </table:table-cell>
          <table:table-cell table:formula="of:=SQRT(VAR([.B49:.K49])/10)" office:value-type="float" office:value="5.66911711723165" calcext:value-type="float">
            <text:p>5,66911711723165</text:p>
          </table:table-cell>
        </table:table-row>
        <table:table-row table:style-name="ro1">
          <table:table-cell table:style-name="ce16" office:value-type="string" calcext:value-type="string">
            <text:p>Sw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f1</text:p>
          </table:table-cell>
          <table:table-cell office:value-type="float" office:value="132" calcext:value-type="float">
            <text:p>132</text:p>
          </table:table-cell>
          <table:table-cell office:value-type="float" office:value="210" calcext:value-type="float">
            <text:p>210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135" calcext:value-type="float">
            <text:p>135</text:p>
          </table:table-cell>
          <table:table-cell office:value-type="float" office:value="170" calcext:value-type="float">
            <text:p>170</text:p>
          </table:table-cell>
          <table:table-cell office:value-type="float" office:value="128" calcext:value-type="float">
            <text:p>128</text:p>
          </table:table-cell>
          <table:table-cell office:value-type="float" office:value="138" calcext:value-type="float">
            <text:p>138</text:p>
          </table:table-cell>
          <table:table-cell table:formula="of:=SUM([.B51:.K51])/10" office:value-type="float" office:value="139.4" calcext:value-type="float">
            <text:p>139,4</text:p>
          </table:table-cell>
          <table:table-cell table:formula="of:=SQRT(VAR([.B51:.K51])/10)" office:value-type="float" office:value="9.19444276602872" calcext:value-type="float">
            <text:p>9,19444276602872</text:p>
          </table:table-cell>
        </table:table-row>
        <table:table-row table:style-name="ro1">
          <table:table-cell office:value-type="string" calcext:value-type="string">
            <text:p>Conf2</text:p>
          </table:table-cell>
          <table:table-cell office:value-type="float" office:value="396" calcext:value-type="float">
            <text:p>396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396" calcext:value-type="float">
            <text:p>396</text:p>
          </table:table-cell>
          <table:table-cell office:value-type="float" office:value="385" calcext:value-type="float">
            <text:p>385</text:p>
          </table:table-cell>
          <table:table-cell office:value-type="float" office:value="406" calcext:value-type="float">
            <text:p>406</text:p>
          </table:table-cell>
          <table:table-cell office:value-type="float" office:value="409" calcext:value-type="float">
            <text:p>409</text:p>
          </table:table-cell>
          <table:table-cell table:formula="of:=SUM([.B52:.K52])/10" office:value-type="float" office:value="397.9" calcext:value-type="float">
            <text:p>397,9</text:p>
          </table:table-cell>
          <table:table-cell table:formula="of:=SQRT(VAR([.B52:.K52])/10)" office:value-type="float" office:value="2.37790757693491" calcext:value-type="float">
            <text:p>2,37790757693491</text:p>
          </table:table-cell>
        </table:table-row>
        <table:table-row table:style-name="ro1">
          <table:table-cell office:value-type="string" calcext:value-type="string">
            <text:p>ExtendedPassword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9" calcext:value-type="float">
            <text:p>69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 office:value-type="float" office:value="73" calcext:value-type="float">
            <text:p>73</text:p>
          </table:table-cell>
          <table:table-cell table:formula="of:=SUM([.B53:.K53])/10" office:value-type="float" office:value="75.2" calcext:value-type="float">
            <text:p>75,2</text:p>
          </table:table-cell>
          <table:table-cell table:formula="of:=SQRT(VAR([.B53:.K53])/10)" office:value-type="float" office:value="2.12811862660165" calcext:value-type="float">
            <text:p>2,12811862660165</text:p>
          </table:table-cell>
        </table:table-row>
        <table:table-row table:style-name="ro1">
          <table:table-cell office:value-type="string" calcext:value-type="string">
            <text:p>NoIf</text:p>
          </table:table-cell>
          <table:table-cell office:value-type="float" office:value="123" calcext:value-type="float">
            <text:p>123</text:p>
          </table:table-cell>
          <table:table-cell office:value-type="float" office:value="130" calcext:value-type="float">
            <text:p>130</text:p>
          </table:table-cell>
          <table:table-cell office:value-type="float" office:value="121" calcext:value-type="float">
            <text:p>121</text:p>
          </table:table-cell>
          <table:table-cell office:value-type="float" office:value="130" calcext:value-type="float">
            <text:p>130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128" calcext:value-type="float">
            <text:p>128</text:p>
          </table:table-cell>
          <table:table-cell office:value-type="float" office:value="143" calcext:value-type="float">
            <text:p>143</text:p>
          </table:table-cell>
          <table:table-cell office:value-type="float" office:value="126" calcext:value-type="float">
            <text:p>126</text:p>
          </table:table-cell>
          <table:table-cell office:value-type="float" office:value="142" calcext:value-type="float">
            <text:p>142</text:p>
          </table:table-cell>
          <table:table-cell table:formula="of:=SUM([.B54:.K54])/10" office:value-type="float" office:value="128.7" calcext:value-type="float">
            <text:p>128,7</text:p>
          </table:table-cell>
          <table:table-cell table:formula="of:=SQRT(VAR([.B54:.K54])/10)" office:value-type="float" office:value="2.53004172121946" calcext:value-type="float">
            <text:p>2,53004172121946</text:p>
          </table:table-cell>
        </table:table-row>
        <table:table-row table:style-name="ro1">
          <table:table-cell office:value-type="string" calcext:value-type="string">
            <text:p>SwingWorker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59" calcext:value-type="float">
            <text:p>159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151" calcext:value-type="float">
            <text:p>151</text:p>
          </table:table-cell>
          <table:table-cell office:value-type="float" office:value="141" calcext:value-type="float">
            <text:p>141</text:p>
          </table:table-cell>
          <table:table-cell office:value-type="float" office:value="161" calcext:value-type="float">
            <text:p>161</text:p>
          </table:table-cell>
          <table:table-cell office:value-type="float" office:value="138" calcext:value-type="float">
            <text:p>138</text:p>
          </table:table-cell>
          <table:table-cell office:value-type="float" office:value="151" calcext:value-type="float">
            <text:p>151</text:p>
          </table:table-cell>
          <table:table-cell table:formula="of:=SUM([.B55:.K55])/10" office:value-type="float" office:value="147.3" calcext:value-type="float">
            <text:p>147,3</text:p>
          </table:table-cell>
          <table:table-cell table:formula="of:=SQRT(VAR([.B55:.K55])/10)" office:value-type="float" office:value="2.49911095303021" calcext:value-type="float">
            <text:p>2,49911095303021</text:p>
          </table:table-cell>
        </table:table-row>
        <table:table-row table:style-name="ro1">
          <table:table-cell table:style-name="ce16" office:value-type="string" calcext:value-type="string">
            <text:p>JavaFX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f1</text:p>
          </table:table-cell>
          <table:table-cell office:value-type="float" office:value="1025" calcext:value-type="float">
            <text:p>1025</text:p>
          </table:table-cell>
          <table:table-cell office:value-type="float" office:value="1037" calcext:value-type="float">
            <text:p>1037</text:p>
          </table:table-cell>
          <table:table-cell office:value-type="float" office:value="1028" calcext:value-type="float">
            <text:p>1028</text:p>
          </table:table-cell>
          <table:table-cell office:value-type="float" office:value="1006" calcext:value-type="float">
            <text:p>1006</text:p>
          </table:table-cell>
          <table:table-cell office:value-type="float" office:value="1043" calcext:value-type="float">
            <text:p>1043</text:p>
          </table:table-cell>
          <table:table-cell office:value-type="float" office:value="1089" calcext:value-type="float">
            <text:p>1089</text:p>
          </table:table-cell>
          <table:table-cell office:value-type="float" office:value="1050" calcext:value-type="float">
            <text:p>1050</text:p>
          </table:table-cell>
          <table:table-cell office:value-type="float" office:value="1045" calcext:value-type="float">
            <text:p>1045</text:p>
          </table:table-cell>
          <table:table-cell office:value-type="float" office:value="1170" calcext:value-type="float">
            <text:p>1170</text:p>
          </table:table-cell>
          <table:table-cell office:value-type="float" office:value="1133" calcext:value-type="float">
            <text:p>1133</text:p>
          </table:table-cell>
          <table:table-cell table:formula="of:=SUM([.B57:.K57])/10" office:value-type="float" office:value="1062.6" calcext:value-type="float">
            <text:p>1062,6</text:p>
          </table:table-cell>
          <table:table-cell table:formula="of:=SQRT(VAR([.B57:.K57])/10)" office:value-type="float" office:value="16.5026597182932" calcext:value-type="float">
            <text:p>16,5026597182932</text:p>
          </table:table-cell>
        </table:table-row>
        <table:table-row table:style-name="ro1">
          <table:table-cell office:value-type="string" calcext:value-type="string">
            <text:p>ExtendedPassword</text:p>
          </table:table-cell>
          <table:table-cell office:value-type="float" office:value="2077" calcext:value-type="float">
            <text:p>2077</text:p>
          </table:table-cell>
          <table:table-cell office:value-type="float" office:value="2123" calcext:value-type="float">
            <text:p>2123</text:p>
          </table:table-cell>
          <table:table-cell office:value-type="float" office:value="2125" calcext:value-type="float">
            <text:p>2125</text:p>
          </table:table-cell>
          <table:table-cell office:value-type="float" office:value="2431" calcext:value-type="float">
            <text:p>2431</text:p>
          </table:table-cell>
          <table:table-cell office:value-type="float" office:value="2170" calcext:value-type="float">
            <text:p>2170</text:p>
          </table:table-cell>
          <table:table-cell office:value-type="float" office:value="2125" calcext:value-type="float">
            <text:p>2125</text:p>
          </table:table-cell>
          <table:table-cell office:value-type="float" office:value="2082" calcext:value-type="float">
            <text:p>2082</text:p>
          </table:table-cell>
          <table:table-cell office:value-type="float" office:value="2507" calcext:value-type="float">
            <text:p>2507</text:p>
          </table:table-cell>
          <table:table-cell office:value-type="float" office:value="2188" calcext:value-type="float">
            <text:p>2188</text:p>
          </table:table-cell>
          <table:table-cell office:value-type="float" office:value="2411" calcext:value-type="float">
            <text:p>2411</text:p>
          </table:table-cell>
          <table:table-cell table:formula="of:=SUM([.B58:.K58])/10" office:value-type="float" office:value="2223.9" calcext:value-type="float">
            <text:p>2223,9</text:p>
          </table:table-cell>
          <table:table-cell table:formula="of:=SQRT(VAR([.B58:.K58])/10)" office:value-type="float" office:value="50.9569426084415" calcext:value-type="float">
            <text:p>50,9569426084415</text:p>
          </table:table-cell>
        </table:table-row>
        <table:table-row table:style-name="ro1">
          <table:table-cell office:value-type="string" calcext:value-type="string">
            <text:p>Password</text:p>
          </table:table-cell>
          <table:table-cell office:value-type="float" office:value="1532" calcext:value-type="float">
            <text:p>1532</text:p>
          </table:table-cell>
          <table:table-cell office:value-type="float" office:value="1097" calcext:value-type="float">
            <text:p>1097</text:p>
          </table:table-cell>
          <table:table-cell office:value-type="float" office:value="1124" calcext:value-type="float">
            <text:p>1124</text:p>
          </table:table-cell>
          <table:table-cell office:value-type="float" office:value="1142" calcext:value-type="float">
            <text:p>1142</text:p>
          </table:table-cell>
          <table:table-cell office:value-type="float" office:value="1175" calcext:value-type="float">
            <text:p>1175</text:p>
          </table:table-cell>
          <table:table-cell office:value-type="float" office:value="1457" calcext:value-type="float">
            <text:p>1457</text:p>
          </table:table-cell>
          <table:table-cell office:value-type="float" office:value="1084" calcext:value-type="float">
            <text:p>1084</text:p>
          </table:table-cell>
          <table:table-cell office:value-type="float" office:value="1082" calcext:value-type="float">
            <text:p>1082</text:p>
          </table:table-cell>
          <table:table-cell office:value-type="float" office:value="1114" calcext:value-type="float">
            <text:p>1114</text:p>
          </table:table-cell>
          <table:table-cell office:value-type="float" office:value="1137" calcext:value-type="float">
            <text:p>1137</text:p>
          </table:table-cell>
          <table:table-cell table:formula="of:=SUM([.B59:.K59])/10" office:value-type="float" office:value="1194.4" calcext:value-type="float">
            <text:p>1194,4</text:p>
          </table:table-cell>
          <table:table-cell table:formula="of:=SQRT(VAR([.B59:.K59])/10)" office:value-type="float" office:value="51.1075554318755" calcext:value-type="float">
            <text:p>51,1075554318755</text:p>
          </table:table-cell>
        </table:table-row>
        <table:table-row table:style-name="ro1">
          <table:table-cell office:value-type="string" calcext:value-type="string">
            <text:p>Worker</text:p>
          </table:table-cell>
          <table:table-cell office:value-type="float" office:value="1348" calcext:value-type="float">
            <text:p>1348</text:p>
          </table:table-cell>
          <table:table-cell office:value-type="float" office:value="1404" calcext:value-type="float">
            <text:p>1404</text:p>
          </table:table-cell>
          <table:table-cell office:value-type="float" office:value="1440" calcext:value-type="float">
            <text:p>1440</text:p>
          </table:table-cell>
          <table:table-cell office:value-type="float" office:value="1470" calcext:value-type="float">
            <text:p>1470</text:p>
          </table:table-cell>
          <table:table-cell office:value-type="float" office:value="1463" calcext:value-type="float">
            <text:p>1463</text:p>
          </table:table-cell>
          <table:table-cell office:value-type="float" office:value="1451" calcext:value-type="float">
            <text:p>1451</text:p>
          </table:table-cell>
          <table:table-cell office:value-type="float" office:value="1395" calcext:value-type="float">
            <text:p>1395</text:p>
          </table:table-cell>
          <table:table-cell office:value-type="float" office:value="1578" calcext:value-type="float">
            <text:p>1578</text:p>
          </table:table-cell>
          <table:table-cell office:value-type="float" office:value="1350" calcext:value-type="float">
            <text:p>1350</text:p>
          </table:table-cell>
          <table:table-cell office:value-type="float" office:value="1395" calcext:value-type="float">
            <text:p>1395</text:p>
          </table:table-cell>
          <table:table-cell table:formula="of:=SUM([.B60:.K60])/10" office:value-type="float" office:value="1429.4" calcext:value-type="float">
            <text:p>1429,4</text:p>
          </table:table-cell>
          <table:table-cell table:formula="of:=SQRT(VAR([.B60:.K60])/10)" office:value-type="float" office:value="21.4425330178648" calcext:value-type="float">
            <text:p>21,4425330178648</text:p>
          </table:table-cell>
        </table:table-row>
        <table:table-row table:style-name="ro1">
          <table:table-cell table:style-name="Default" table:number-columns-repeated="13"/>
        </table:table-row>
        <table:table-row table:style-name="ro1" table:number-rows-repeated="3">
          <table:table-cell table:style-name="ce21"/>
          <table:table-cell table:style-name="Default" table:number-columns-repeated="12"/>
        </table:table-row>
        <table:table-row table:style-name="ro1">
          <table:table-cell table:style-name="ce21"/>
          <table:table-cell table:style-name="Default" table:number-columns-repeated="12"/>
        </table:table-row>
      </table:table>
      <table:table table:name="Overall" table:style-name="ta1">
        <table:table-column table:style-name="co1" table:default-cell-style-name="ce17"/>
        <table:table-column table:style-name="co11" table:number-columns-repeated="9" table:default-cell-style-name="ce17"/>
        <table:table-column table:style-name="co12" table:default-cell-style-name="ce17"/>
        <table:table-column table:style-name="co13" table:default-cell-style-name="ce17"/>
        <table:table-column table:style-name="co5" table:default-cell-style-name="ce17"/>
        <table:table-column table:style-name="co14" table:default-cell-style-name="Default"/>
        <table:table-row table:style-name="ro1">
          <table:table-cell table:style-name="ce16" office:value-type="string" calcext:value-type="string">
            <text:p>Servlets</text:p>
          </table:table-cell>
          <table:table-cell office:value-type="string" calcext:value-type="string">
            <text:p>GZ1</text:p>
          </table:table-cell>
          <table:table-cell office:value-type="string" calcext:value-type="string">
            <text:p>GZ2</text:p>
          </table:table-cell>
          <table:table-cell office:value-type="string" calcext:value-type="string">
            <text:p>GZ3</text:p>
          </table:table-cell>
          <table:table-cell office:value-type="string" calcext:value-type="string">
            <text:p>GZ4</text:p>
          </table:table-cell>
          <table:table-cell office:value-type="string" calcext:value-type="string">
            <text:p>GZ5</text:p>
          </table:table-cell>
          <table:table-cell office:value-type="string" calcext:value-type="string">
            <text:p>GZ6</text:p>
          </table:table-cell>
          <table:table-cell office:value-type="string" calcext:value-type="string">
            <text:p>GZ7</text:p>
          </table:table-cell>
          <table:table-cell office:value-type="string" calcext:value-type="string">
            <text:p>GZ8</text:p>
          </table:table-cell>
          <table:table-cell office:value-type="string" calcext:value-type="string">
            <text:p>GZ9</text:p>
          </table:table-cell>
          <table:table-cell office:value-type="string" calcext:value-type="string">
            <text:p>GZ10</text:p>
          </table:table-cell>
          <table:table-cell office:value-type="string" calcext:value-type="string">
            <text:p>GZ D</text:p>
          </table:table-cell>
          <table:table-cell office:value-type="string" calcext:value-type="string">
            <text:p>GZ SA</text:p>
          </table:table-cell>
          <table:table-cell/>
        </table:table-row>
        <table:table-row table:style-name="ro1">
          <table:table-cell office:value-type="string" calcext:value-type="string">
            <text:p>Aliasing1</text:p>
          </table:table-cell>
          <table:table-cell office:value-type="float" office:value="111171" calcext:value-type="float">
            <text:p>111171</text:p>
          </table:table-cell>
          <table:table-cell office:value-type="float" office:value="107154" calcext:value-type="float">
            <text:p>107154</text:p>
          </table:table-cell>
          <table:table-cell office:value-type="float" office:value="109182" calcext:value-type="float">
            <text:p>109182</text:p>
          </table:table-cell>
          <table:table-cell office:value-type="float" office:value="107298" calcext:value-type="float">
            <text:p>107298</text:p>
          </table:table-cell>
          <table:table-cell office:value-type="float" office:value="109178" calcext:value-type="float">
            <text:p>109178</text:p>
          </table:table-cell>
          <table:table-cell office:value-type="float" office:value="108435" calcext:value-type="float">
            <text:p>108435</text:p>
          </table:table-cell>
          <table:table-cell office:value-type="float" office:value="180471" calcext:value-type="float">
            <text:p>180471</text:p>
          </table:table-cell>
          <table:table-cell office:value-type="float" office:value="107112" calcext:value-type="float">
            <text:p>107112</text:p>
          </table:table-cell>
          <table:table-cell office:value-type="float" office:value="112338" calcext:value-type="float">
            <text:p>112338</text:p>
          </table:table-cell>
          <table:table-cell office:value-type="float" office:value="110574" calcext:value-type="float">
            <text:p>110574</text:p>
          </table:table-cell>
          <table:table-cell table:formula="of:=SUM([.B2:.K2])/10" office:value-type="float" office:value="116291.3" calcext:value-type="float">
            <text:p>116291,3</text:p>
          </table:table-cell>
          <table:table-cell table:formula="of:=SQRT(VAR([.B2:.K2])/10)" office:value-type="float" office:value="7153.13400009627" calcext:value-type="float">
            <text:p>7153,13400009627</text:p>
          </table:table-cell>
          <table:table-cell/>
        </table:table-row>
        <table:table-row table:style-name="ro1">
          <table:table-cell office:value-type="string" calcext:value-type="string">
            <text:p>Aliasing2</text:p>
          </table:table-cell>
          <table:table-cell office:value-type="float" office:value="102378" calcext:value-type="float">
            <text:p>102378</text:p>
          </table:table-cell>
          <table:table-cell office:value-type="float" office:value="104911" calcext:value-type="float">
            <text:p>104911</text:p>
          </table:table-cell>
          <table:table-cell office:value-type="float" office:value="101598" calcext:value-type="float">
            <text:p>101598</text:p>
          </table:table-cell>
          <table:table-cell office:value-type="float" office:value="102191" calcext:value-type="float">
            <text:p>102191</text:p>
          </table:table-cell>
          <table:table-cell office:value-type="float" office:value="103953" calcext:value-type="float">
            <text:p>103953</text:p>
          </table:table-cell>
          <table:table-cell office:value-type="float" office:value="103663" calcext:value-type="float">
            <text:p>103663</text:p>
          </table:table-cell>
          <table:table-cell office:value-type="float" office:value="167663" calcext:value-type="float">
            <text:p>167663</text:p>
          </table:table-cell>
          <table:table-cell office:value-type="float" office:value="105493" calcext:value-type="float">
            <text:p>105493</text:p>
          </table:table-cell>
          <table:table-cell office:value-type="float" office:value="103492" calcext:value-type="float">
            <text:p>103492</text:p>
          </table:table-cell>
          <table:table-cell office:value-type="float" office:value="103865" calcext:value-type="float">
            <text:p>103865</text:p>
          </table:table-cell>
          <table:table-cell table:formula="of:=SUM([.B3:.K3])/10" office:value-type="float" office:value="109920.7" calcext:value-type="float">
            <text:p>109920,7</text:p>
          </table:table-cell>
          <table:table-cell table:formula="of:=SQRT(VAR([.B3:.K3])/10)" office:value-type="float" office:value="6426.98710309375" calcext:value-type="float">
            <text:p>6426,98710309375</text:p>
          </table:table-cell>
          <table:table-cell/>
        </table:table-row>
        <table:table-row table:style-name="ro1">
          <table:table-cell office:value-type="string" calcext:value-type="string">
            <text:p>Aliasing5</text:p>
          </table:table-cell>
          <table:table-cell office:value-type="float" office:value="103783" calcext:value-type="float">
            <text:p>103783</text:p>
          </table:table-cell>
          <table:table-cell office:value-type="float" office:value="101607" calcext:value-type="float">
            <text:p>101607</text:p>
          </table:table-cell>
          <table:table-cell office:value-type="float" office:value="102123" calcext:value-type="float">
            <text:p>102123</text:p>
          </table:table-cell>
          <table:table-cell office:value-type="float" office:value="98771" calcext:value-type="float">
            <text:p>98771</text:p>
          </table:table-cell>
          <table:table-cell office:value-type="float" office:value="104362" calcext:value-type="float">
            <text:p>104362</text:p>
          </table:table-cell>
          <table:table-cell office:value-type="float" office:value="103055" calcext:value-type="float">
            <text:p>103055</text:p>
          </table:table-cell>
          <table:table-cell office:value-type="float" office:value="168182" calcext:value-type="float">
            <text:p>168182</text:p>
          </table:table-cell>
          <table:table-cell office:value-type="float" office:value="101555" calcext:value-type="float">
            <text:p>101555</text:p>
          </table:table-cell>
          <table:table-cell office:value-type="float" office:value="103787" calcext:value-type="float">
            <text:p>103787</text:p>
          </table:table-cell>
          <table:table-cell office:value-type="float" office:value="104227" calcext:value-type="float">
            <text:p>104227</text:p>
          </table:table-cell>
          <table:table-cell table:formula="of:=SUM([.B4:.K4])/10" office:value-type="float" office:value="109145.2" calcext:value-type="float">
            <text:p>109145,2</text:p>
          </table:table-cell>
          <table:table-cell table:formula="of:=SQRT(VAR([.B4:.K4])/10)" office:value-type="float" office:value="6581.4017365435" calcext:value-type="float">
            <text:p>6581,4017365435</text:p>
          </table:table-cell>
          <table:table-cell/>
        </table:table-row>
        <table:table-row table:style-name="ro1">
          <table:table-cell office:value-type="string" calcext:value-type="string">
            <text:p>Aliasing6</text:p>
          </table:table-cell>
          <table:table-cell office:value-type="float" office:value="102128" calcext:value-type="float">
            <text:p>102128</text:p>
          </table:table-cell>
          <table:table-cell office:value-type="float" office:value="101753" calcext:value-type="float">
            <text:p>101753</text:p>
          </table:table-cell>
          <table:table-cell office:value-type="float" office:value="101497" calcext:value-type="float">
            <text:p>101497</text:p>
          </table:table-cell>
          <table:table-cell office:value-type="float" office:value="100913" calcext:value-type="float">
            <text:p>100913</text:p>
          </table:table-cell>
          <table:table-cell office:value-type="float" office:value="103994" calcext:value-type="float">
            <text:p>103994</text:p>
          </table:table-cell>
          <table:table-cell office:value-type="float" office:value="100236" calcext:value-type="float">
            <text:p>100236</text:p>
          </table:table-cell>
          <table:table-cell office:value-type="float" office:value="167245" calcext:value-type="float">
            <text:p>167245</text:p>
          </table:table-cell>
          <table:table-cell office:value-type="float" office:value="101676" calcext:value-type="float">
            <text:p>101676</text:p>
          </table:table-cell>
          <table:table-cell office:value-type="float" office:value="103389" calcext:value-type="float">
            <text:p>103389</text:p>
          </table:table-cell>
          <table:table-cell office:value-type="float" office:value="105698" calcext:value-type="float">
            <text:p>105698</text:p>
          </table:table-cell>
          <table:table-cell table:formula="of:=SUM([.B5:.K5])/10" office:value-type="float" office:value="108852.9" calcext:value-type="float">
            <text:p>108852,9</text:p>
          </table:table-cell>
          <table:table-cell table:formula="of:=SQRT(VAR([.B5:.K5])/10)" office:value-type="float" office:value="6507.77043652006" calcext:value-type="float">
            <text:p>6507,77043652006</text:p>
          </table:table-cell>
          <table:table-cell/>
        </table:table-row>
        <table:table-row table:style-name="ro1">
          <table:table-cell office:value-type="string" calcext:value-type="string">
            <text:p>Arrays2</text:p>
          </table:table-cell>
          <table:table-cell office:value-type="float" office:value="101352" calcext:value-type="float">
            <text:p>101352</text:p>
          </table:table-cell>
          <table:table-cell office:value-type="float" office:value="102634" calcext:value-type="float">
            <text:p>102634</text:p>
          </table:table-cell>
          <table:table-cell office:value-type="float" office:value="157502" calcext:value-type="float">
            <text:p>157502</text:p>
          </table:table-cell>
          <table:table-cell office:value-type="float" office:value="101146" calcext:value-type="float">
            <text:p>101146</text:p>
          </table:table-cell>
          <table:table-cell office:value-type="float" office:value="104061" calcext:value-type="float">
            <text:p>104061</text:p>
          </table:table-cell>
          <table:table-cell office:value-type="float" office:value="101208" calcext:value-type="float">
            <text:p>101208</text:p>
          </table:table-cell>
          <table:table-cell office:value-type="float" office:value="108174" calcext:value-type="float">
            <text:p>108174</text:p>
          </table:table-cell>
          <table:table-cell office:value-type="float" office:value="102024" calcext:value-type="float">
            <text:p>102024</text:p>
          </table:table-cell>
          <table:table-cell office:value-type="float" office:value="166551" calcext:value-type="float">
            <text:p>166551</text:p>
          </table:table-cell>
          <table:table-cell office:value-type="float" office:value="107982" calcext:value-type="float">
            <text:p>107982</text:p>
          </table:table-cell>
          <table:table-cell table:formula="of:=SUM([.B6:.K6])/10" office:value-type="float" office:value="115263.4" calcext:value-type="float">
            <text:p>115263,4</text:p>
          </table:table-cell>
          <table:table-cell table:formula="of:=SQRT(VAR([.B6:.K6])/10)" office:value-type="float" office:value="7865.85811268478" calcext:value-type="float">
            <text:p>7865,85811268478</text:p>
          </table:table-cell>
          <table:table-cell/>
        </table:table-row>
        <table:table-row table:style-name="ro1">
          <table:table-cell office:value-type="string" calcext:value-type="string">
            <text:p>Arrays4</text:p>
          </table:table-cell>
          <table:table-cell office:value-type="float" office:value="105728" calcext:value-type="float">
            <text:p>105728</text:p>
          </table:table-cell>
          <table:table-cell office:value-type="float" office:value="100919" calcext:value-type="float">
            <text:p>100919</text:p>
          </table:table-cell>
          <table:table-cell office:value-type="float" office:value="161131" calcext:value-type="float">
            <text:p>161131</text:p>
          </table:table-cell>
          <table:table-cell office:value-type="float" office:value="103918" calcext:value-type="float">
            <text:p>103918</text:p>
          </table:table-cell>
          <table:table-cell office:value-type="float" office:value="104327" calcext:value-type="float">
            <text:p>104327</text:p>
          </table:table-cell>
          <table:table-cell office:value-type="float" office:value="103940" calcext:value-type="float">
            <text:p>103940</text:p>
          </table:table-cell>
          <table:table-cell office:value-type="float" office:value="104467" calcext:value-type="float">
            <text:p>104467</text:p>
          </table:table-cell>
          <table:table-cell office:value-type="float" office:value="105437" calcext:value-type="float">
            <text:p>105437</text:p>
          </table:table-cell>
          <table:table-cell office:value-type="float" office:value="156956" calcext:value-type="float">
            <text:p>156956</text:p>
          </table:table-cell>
          <table:table-cell office:value-type="float" office:value="110407" calcext:value-type="float">
            <text:p>110407</text:p>
          </table:table-cell>
          <table:table-cell table:formula="of:=SUM([.B7:.K7])/10" office:value-type="float" office:value="115723" calcext:value-type="float">
            <text:p>115723</text:p>
          </table:table-cell>
          <table:table-cell table:formula="of:=SQRT(VAR([.B7:.K7])/10)" office:value-type="float" office:value="7264.77828062678" calcext:value-type="float">
            <text:p>7264,77828062678</text:p>
          </table:table-cell>
          <table:table-cell/>
        </table:table-row>
        <table:table-row table:style-name="ro1">
          <table:table-cell office:value-type="string" calcext:value-type="string">
            <text:p>Arrays5</text:p>
          </table:table-cell>
          <table:table-cell office:value-type="float" office:value="103496" calcext:value-type="float">
            <text:p>103496</text:p>
          </table:table-cell>
          <table:table-cell office:value-type="float" office:value="102207" calcext:value-type="float">
            <text:p>102207</text:p>
          </table:table-cell>
          <table:table-cell office:value-type="float" office:value="161212" calcext:value-type="float">
            <text:p>161212</text:p>
          </table:table-cell>
          <table:table-cell office:value-type="float" office:value="100349" calcext:value-type="float">
            <text:p>100349</text:p>
          </table:table-cell>
          <table:table-cell office:value-type="float" office:value="101012" calcext:value-type="float">
            <text:p>101012</text:p>
          </table:table-cell>
          <table:table-cell office:value-type="float" office:value="99789" calcext:value-type="float">
            <text:p>99789</text:p>
          </table:table-cell>
          <table:table-cell office:value-type="float" office:value="105508" calcext:value-type="float">
            <text:p>105508</text:p>
          </table:table-cell>
          <table:table-cell office:value-type="float" office:value="102102" calcext:value-type="float">
            <text:p>102102</text:p>
          </table:table-cell>
          <table:table-cell office:value-type="float" office:value="136278" calcext:value-type="float">
            <text:p>136278</text:p>
          </table:table-cell>
          <table:table-cell office:value-type="float" office:value="105369" calcext:value-type="float">
            <text:p>105369</text:p>
          </table:table-cell>
          <table:table-cell table:formula="of:=SUM([.B8:.K8])/10" office:value-type="float" office:value="111732.2" calcext:value-type="float">
            <text:p>111732,2</text:p>
          </table:table-cell>
          <table:table-cell table:formula="of:=SQRT(VAR([.B8:.K8])/10)" office:value-type="float" office:value="6470.80882768487" calcext:value-type="float">
            <text:p>6470,80882768487</text:p>
          </table:table-cell>
          <table:table-cell/>
        </table:table-row>
        <table:table-row table:style-name="ro1">
          <table:table-cell office:value-type="string" calcext:value-type="string">
            <text:p>Arrays10</text:p>
          </table:table-cell>
          <table:table-cell office:value-type="float" office:value="105693" calcext:value-type="float">
            <text:p>105693</text:p>
          </table:table-cell>
          <table:table-cell office:value-type="float" office:value="101995" calcext:value-type="float">
            <text:p>101995</text:p>
          </table:table-cell>
          <table:table-cell office:value-type="float" office:value="153884" calcext:value-type="float">
            <text:p>153884</text:p>
          </table:table-cell>
          <table:table-cell office:value-type="float" office:value="101721" calcext:value-type="float">
            <text:p>101721</text:p>
          </table:table-cell>
          <table:table-cell office:value-type="float" office:value="101222" calcext:value-type="float">
            <text:p>101222</text:p>
          </table:table-cell>
          <table:table-cell office:value-type="float" office:value="101594" calcext:value-type="float">
            <text:p>101594</text:p>
          </table:table-cell>
          <table:table-cell office:value-type="float" office:value="101832" calcext:value-type="float">
            <text:p>101832</text:p>
          </table:table-cell>
          <table:table-cell office:value-type="float" office:value="101353" calcext:value-type="float">
            <text:p>101353</text:p>
          </table:table-cell>
          <table:table-cell office:value-type="float" office:value="108101" calcext:value-type="float">
            <text:p>108101</text:p>
          </table:table-cell>
          <table:table-cell office:value-type="float" office:value="105371" calcext:value-type="float">
            <text:p>105371</text:p>
          </table:table-cell>
          <table:table-cell table:formula="of:=SUM([.B9:.K9])/10" office:value-type="float" office:value="108276.6" calcext:value-type="float">
            <text:p>108276,6</text:p>
          </table:table-cell>
          <table:table-cell table:formula="of:=SQRT(VAR([.B9:.K9])/10)" office:value-type="float" office:value="5122.40317993203" calcext:value-type="float">
            <text:p>5122,40317993203</text:p>
          </table:table-cell>
          <table:table-cell/>
        </table:table-row>
        <table:table-row table:style-name="ro1">
          <table:table-cell office:value-type="string" calcext:value-type="string">
            <text:p>Basic4</text:p>
          </table:table-cell>
          <table:table-cell office:value-type="float" office:value="102300" calcext:value-type="float">
            <text:p>102300</text:p>
          </table:table-cell>
          <table:table-cell office:value-type="float" office:value="101720" calcext:value-type="float">
            <text:p>101720</text:p>
          </table:table-cell>
          <table:table-cell office:value-type="float" office:value="159769" calcext:value-type="float">
            <text:p>159769</text:p>
          </table:table-cell>
          <table:table-cell office:value-type="float" office:value="101788" calcext:value-type="float">
            <text:p>101788</text:p>
          </table:table-cell>
          <table:table-cell office:value-type="float" office:value="101012" calcext:value-type="float">
            <text:p>101012</text:p>
          </table:table-cell>
          <table:table-cell office:value-type="float" office:value="103057" calcext:value-type="float">
            <text:p>103057</text:p>
          </table:table-cell>
          <table:table-cell office:value-type="float" office:value="103509" calcext:value-type="float">
            <text:p>103509</text:p>
          </table:table-cell>
          <table:table-cell office:value-type="float" office:value="101907" calcext:value-type="float">
            <text:p>101907</text:p>
          </table:table-cell>
          <table:table-cell office:value-type="float" office:value="103411" calcext:value-type="float">
            <text:p>103411</text:p>
          </table:table-cell>
          <table:table-cell office:value-type="float" office:value="102964" calcext:value-type="float">
            <text:p>102964</text:p>
          </table:table-cell>
          <table:table-cell table:formula="of:=SUM([.B10:.K10])/10" office:value-type="float" office:value="108143.7" calcext:value-type="float">
            <text:p>108143,7</text:p>
          </table:table-cell>
          <table:table-cell table:formula="of:=SQRT(VAR([.B10:.K10])/10)" office:value-type="float" office:value="5741.96980148025" calcext:value-type="float">
            <text:p>5741,96980148025</text:p>
          </table:table-cell>
          <table:table-cell/>
        </table:table-row>
        <table:table-row table:style-name="ro1">
          <table:table-cell office:value-type="string" calcext:value-type="string">
            <text:p>Basic7</text:p>
          </table:table-cell>
          <table:table-cell office:value-type="float" office:value="103369" calcext:value-type="float">
            <text:p>103369</text:p>
          </table:table-cell>
          <table:table-cell office:value-type="float" office:value="101819" calcext:value-type="float">
            <text:p>101819</text:p>
          </table:table-cell>
          <table:table-cell office:value-type="float" office:value="159707" calcext:value-type="float">
            <text:p>159707</text:p>
          </table:table-cell>
          <table:table-cell office:value-type="float" office:value="103145" calcext:value-type="float">
            <text:p>103145</text:p>
          </table:table-cell>
          <table:table-cell office:value-type="float" office:value="102939" calcext:value-type="float">
            <text:p>102939</text:p>
          </table:table-cell>
          <table:table-cell office:value-type="float" office:value="101406" calcext:value-type="float">
            <text:p>101406</text:p>
          </table:table-cell>
          <table:table-cell office:value-type="float" office:value="106851" calcext:value-type="float">
            <text:p>106851</text:p>
          </table:table-cell>
          <table:table-cell office:value-type="float" office:value="104070" calcext:value-type="float">
            <text:p>104070</text:p>
          </table:table-cell>
          <table:table-cell office:value-type="float" office:value="105836" calcext:value-type="float">
            <text:p>105836</text:p>
          </table:table-cell>
          <table:table-cell office:value-type="float" office:value="106283" calcext:value-type="float">
            <text:p>106283</text:p>
          </table:table-cell>
          <table:table-cell table:formula="of:=SUM([.B11:.K11])/10" office:value-type="float" office:value="109542.5" calcext:value-type="float">
            <text:p>109542,5</text:p>
          </table:table-cell>
          <table:table-cell table:formula="of:=SQRT(VAR([.B11:.K11])/10)" office:value-type="float" office:value="5604.09907171131" calcext:value-type="float">
            <text:p>5604,09907171131</text:p>
          </table:table-cell>
          <table:table-cell/>
        </table:table-row>
        <table:table-row table:style-name="ro1">
          <table:table-cell office:value-type="string" calcext:value-type="string">
            <text:p>Basic8</text:p>
          </table:table-cell>
          <table:table-cell office:value-type="float" office:value="103921" calcext:value-type="float">
            <text:p>103921</text:p>
          </table:table-cell>
          <table:table-cell office:value-type="float" office:value="104848" calcext:value-type="float">
            <text:p>104848</text:p>
          </table:table-cell>
          <table:table-cell office:value-type="float" office:value="158673" calcext:value-type="float">
            <text:p>158673</text:p>
          </table:table-cell>
          <table:table-cell office:value-type="float" office:value="98895" calcext:value-type="float">
            <text:p>98895</text:p>
          </table:table-cell>
          <table:table-cell office:value-type="float" office:value="101998" calcext:value-type="float">
            <text:p>101998</text:p>
          </table:table-cell>
          <table:table-cell office:value-type="float" office:value="101929" calcext:value-type="float">
            <text:p>101929</text:p>
          </table:table-cell>
          <table:table-cell office:value-type="float" office:value="104173" calcext:value-type="float">
            <text:p>104173</text:p>
          </table:table-cell>
          <table:table-cell office:value-type="float" office:value="103412" calcext:value-type="float">
            <text:p>103412</text:p>
          </table:table-cell>
          <table:table-cell office:value-type="float" office:value="109443" calcext:value-type="float">
            <text:p>109443</text:p>
          </table:table-cell>
          <table:table-cell office:value-type="float" office:value="107741" calcext:value-type="float">
            <text:p>107741</text:p>
          </table:table-cell>
          <table:table-cell table:formula="of:=SUM([.B12:.K12])/10" office:value-type="float" office:value="109503.3" calcext:value-type="float">
            <text:p>109503,3</text:p>
          </table:table-cell>
          <table:table-cell table:formula="of:=SQRT(VAR([.B12:.K12])/10)" office:value-type="float" office:value="5543.11809373669" calcext:value-type="float">
            <text:p>5543,11809373669</text:p>
          </table:table-cell>
          <table:table-cell/>
        </table:table-row>
        <table:table-row table:style-name="ro1">
          <table:table-cell office:value-type="string" calcext:value-type="string">
            <text:p>Basic14</text:p>
          </table:table-cell>
          <table:table-cell office:value-type="float" office:value="52481" calcext:value-type="float">
            <text:p>52481</text:p>
          </table:table-cell>
          <table:table-cell office:value-type="float" office:value="53524" calcext:value-type="float">
            <text:p>53524</text:p>
          </table:table-cell>
          <table:table-cell office:value-type="float" office:value="85613" calcext:value-type="float">
            <text:p>85613</text:p>
          </table:table-cell>
          <table:table-cell office:value-type="float" office:value="51075" calcext:value-type="float">
            <text:p>51075</text:p>
          </table:table-cell>
          <table:table-cell office:value-type="float" office:value="51381" calcext:value-type="float">
            <text:p>51381</text:p>
          </table:table-cell>
          <table:table-cell office:value-type="float" office:value="51176" calcext:value-type="float">
            <text:p>51176</text:p>
          </table:table-cell>
          <table:table-cell office:value-type="float" office:value="54550" calcext:value-type="float">
            <text:p>54550</text:p>
          </table:table-cell>
          <table:table-cell office:value-type="float" office:value="51067" calcext:value-type="float">
            <text:p>51067</text:p>
          </table:table-cell>
          <table:table-cell office:value-type="float" office:value="70575" calcext:value-type="float">
            <text:p>70575</text:p>
          </table:table-cell>
          <table:table-cell office:value-type="float" office:value="51994" calcext:value-type="float">
            <text:p>51994</text:p>
          </table:table-cell>
          <table:table-cell table:formula="of:=SUM([.B13:.K13])/10" office:value-type="float" office:value="57343.6" calcext:value-type="float">
            <text:p>57343,6</text:p>
          </table:table-cell>
          <table:table-cell table:formula="of:=SQRT(VAR([.B13:.K13])/10)" office:value-type="float" office:value="3653.26111303312" calcext:value-type="float">
            <text:p>3653,26111303312</text:p>
          </table:table-cell>
          <table:table-cell/>
        </table:table-row>
        <table:table-row table:style-name="ro1">
          <table:table-cell office:value-type="string" calcext:value-type="string">
            <text:p>Basic23</text:p>
          </table:table-cell>
          <table:table-cell office:value-type="float" office:value="102802" calcext:value-type="float">
            <text:p>102802</text:p>
          </table:table-cell>
          <table:table-cell office:value-type="float" office:value="100496" calcext:value-type="float">
            <text:p>100496</text:p>
          </table:table-cell>
          <table:table-cell office:value-type="float" office:value="160493" calcext:value-type="float">
            <text:p>160493</text:p>
          </table:table-cell>
          <table:table-cell office:value-type="float" office:value="103206" calcext:value-type="float">
            <text:p>103206</text:p>
          </table:table-cell>
          <table:table-cell office:value-type="float" office:value="101672" calcext:value-type="float">
            <text:p>101672</text:p>
          </table:table-cell>
          <table:table-cell office:value-type="float" office:value="104092" calcext:value-type="float">
            <text:p>104092</text:p>
          </table:table-cell>
          <table:table-cell office:value-type="float" office:value="104070" calcext:value-type="float">
            <text:p>104070</text:p>
          </table:table-cell>
          <table:table-cell office:value-type="float" office:value="103818" calcext:value-type="float">
            <text:p>103818</text:p>
          </table:table-cell>
          <table:table-cell office:value-type="float" office:value="123444" calcext:value-type="float">
            <text:p>123444</text:p>
          </table:table-cell>
          <table:table-cell office:value-type="float" office:value="105597" calcext:value-type="float">
            <text:p>105597</text:p>
          </table:table-cell>
          <table:table-cell table:formula="of:=SUM([.B14:.K14])/10" office:value-type="float" office:value="110969" calcext:value-type="float">
            <text:p>110969</text:p>
          </table:table-cell>
          <table:table-cell table:formula="of:=SQRT(VAR([.B14:.K14])/10)" office:value-type="float" office:value="5874.822656425" calcext:value-type="float">
            <text:p>5874,822656425</text:p>
          </table:table-cell>
          <table:table-cell/>
        </table:table-row>
        <table:table-row table:style-name="ro1">
          <table:table-cell office:value-type="string" calcext:value-type="string">
            <text:p>Basic28</text:p>
          </table:table-cell>
          <table:table-cell office:value-type="float" office:value="100978" calcext:value-type="float">
            <text:p>100978</text:p>
          </table:table-cell>
          <table:table-cell office:value-type="float" office:value="103389" calcext:value-type="float">
            <text:p>103389</text:p>
          </table:table-cell>
          <table:table-cell office:value-type="float" office:value="159352" calcext:value-type="float">
            <text:p>159352</text:p>
          </table:table-cell>
          <table:table-cell office:value-type="float" office:value="101182" calcext:value-type="float">
            <text:p>101182</text:p>
          </table:table-cell>
          <table:table-cell office:value-type="float" office:value="102441" calcext:value-type="float">
            <text:p>102441</text:p>
          </table:table-cell>
          <table:table-cell office:value-type="float" office:value="104557" calcext:value-type="float">
            <text:p>104557</text:p>
          </table:table-cell>
          <table:table-cell office:value-type="float" office:value="105189" calcext:value-type="float">
            <text:p>105189</text:p>
          </table:table-cell>
          <table:table-cell office:value-type="float" office:value="101442" calcext:value-type="float">
            <text:p>101442</text:p>
          </table:table-cell>
          <table:table-cell office:value-type="float" office:value="113321" calcext:value-type="float">
            <text:p>113321</text:p>
          </table:table-cell>
          <table:table-cell office:value-type="float" office:value="109200" calcext:value-type="float">
            <text:p>109200</text:p>
          </table:table-cell>
          <table:table-cell table:formula="of:=SUM([.B15:.K15])/10" office:value-type="float" office:value="110105.1" calcext:value-type="float">
            <text:p>110105,1</text:p>
          </table:table-cell>
          <table:table-cell table:formula="of:=SQRT(VAR([.B15:.K15])/10)" office:value-type="float" office:value="5610.69141005713" calcext:value-type="float">
            <text:p>5610,69141005713</text:p>
          </table:table-cell>
          <table:table-cell/>
        </table:table-row>
        <table:table-row table:style-name="ro1">
          <table:table-cell office:value-type="string" calcext:value-type="string">
            <text:p>Basic31</text:p>
          </table:table-cell>
          <table:table-cell office:value-type="float" office:value="57224" calcext:value-type="float">
            <text:p>57224</text:p>
          </table:table-cell>
          <table:table-cell office:value-type="float" office:value="58508" calcext:value-type="float">
            <text:p>58508</text:p>
          </table:table-cell>
          <table:table-cell office:value-type="float" office:value="95048" calcext:value-type="float">
            <text:p>95048</text:p>
          </table:table-cell>
          <table:table-cell office:value-type="float" office:value="56103" calcext:value-type="float">
            <text:p>56103</text:p>
          </table:table-cell>
          <table:table-cell office:value-type="float" office:value="58796" calcext:value-type="float">
            <text:p>58796</text:p>
          </table:table-cell>
          <table:table-cell office:value-type="float" office:value="59487" calcext:value-type="float">
            <text:p>59487</text:p>
          </table:table-cell>
          <table:table-cell office:value-type="float" office:value="59243" calcext:value-type="float">
            <text:p>59243</text:p>
          </table:table-cell>
          <table:table-cell office:value-type="float" office:value="58645" calcext:value-type="float">
            <text:p>58645</text:p>
          </table:table-cell>
          <table:table-cell office:value-type="float" office:value="62532" calcext:value-type="float">
            <text:p>62532</text:p>
          </table:table-cell>
          <table:table-cell office:value-type="float" office:value="59738" calcext:value-type="float">
            <text:p>59738</text:p>
          </table:table-cell>
          <table:table-cell table:formula="of:=SUM([.B16:.K16])/10" office:value-type="float" office:value="62532.4" calcext:value-type="float">
            <text:p>62532,4</text:p>
          </table:table-cell>
          <table:table-cell table:formula="of:=SQRT(VAR([.B16:.K16])/10)" office:value-type="float" office:value="3651.41096381476" calcext:value-type="float">
            <text:p>3651,41096381476</text:p>
          </table:table-cell>
          <table:table-cell/>
        </table:table-row>
        <table:table-row table:style-name="ro1">
          <table:table-cell office:value-type="string" calcext:value-type="string">
            <text:p>Basic35</text:p>
          </table:table-cell>
          <table:table-cell office:value-type="float" office:value="52224" calcext:value-type="float">
            <text:p>52224</text:p>
          </table:table-cell>
          <table:table-cell office:value-type="float" office:value="49921" calcext:value-type="float">
            <text:p>49921</text:p>
          </table:table-cell>
          <table:table-cell office:value-type="float" office:value="84049" calcext:value-type="float">
            <text:p>84049</text:p>
          </table:table-cell>
          <table:table-cell office:value-type="float" office:value="50250" calcext:value-type="float">
            <text:p>50250</text:p>
          </table:table-cell>
          <table:table-cell office:value-type="float" office:value="53232" calcext:value-type="float">
            <text:p>53232</text:p>
          </table:table-cell>
          <table:table-cell office:value-type="float" office:value="50967" calcext:value-type="float">
            <text:p>50967</text:p>
          </table:table-cell>
          <table:table-cell office:value-type="float" office:value="52963" calcext:value-type="float">
            <text:p>52963</text:p>
          </table:table-cell>
          <table:table-cell office:value-type="float" office:value="50673" calcext:value-type="float">
            <text:p>50673</text:p>
          </table:table-cell>
          <table:table-cell office:value-type="float" office:value="56275" calcext:value-type="float">
            <text:p>56275</text:p>
          </table:table-cell>
          <table:table-cell office:value-type="float" office:value="51204" calcext:value-type="float">
            <text:p>51204</text:p>
          </table:table-cell>
          <table:table-cell table:formula="of:=SUM([.B17:.K17])/10" office:value-type="float" office:value="55175.8" calcext:value-type="float">
            <text:p>55175,8</text:p>
          </table:table-cell>
          <table:table-cell table:formula="of:=SQRT(VAR([.B17:.K17])/10)" office:value-type="float" office:value="3262.41000488902" calcext:value-type="float">
            <text:p>3262,41000488902</text:p>
          </table:table-cell>
          <table:table-cell/>
        </table:table-row>
        <table:table-row table:style-name="ro1">
          <table:table-cell office:value-type="string" calcext:value-type="string">
            <text:p>Collections3</text:p>
          </table:table-cell>
          <table:table-cell office:value-type="float" office:value="102016" calcext:value-type="float">
            <text:p>102016</text:p>
          </table:table-cell>
          <table:table-cell office:value-type="float" office:value="102375" calcext:value-type="float">
            <text:p>102375</text:p>
          </table:table-cell>
          <table:table-cell office:value-type="float" office:value="100122" calcext:value-type="float">
            <text:p>100122</text:p>
          </table:table-cell>
          <table:table-cell office:value-type="float" office:value="101425" calcext:value-type="float">
            <text:p>101425</text:p>
          </table:table-cell>
          <table:table-cell office:value-type="float" office:value="101100" calcext:value-type="float">
            <text:p>101100</text:p>
          </table:table-cell>
          <table:table-cell office:value-type="float" office:value="101680" calcext:value-type="float">
            <text:p>101680</text:p>
          </table:table-cell>
          <table:table-cell office:value-type="float" office:value="163250" calcext:value-type="float">
            <text:p>163250</text:p>
          </table:table-cell>
          <table:table-cell office:value-type="float" office:value="102091" calcext:value-type="float">
            <text:p>102091</text:p>
          </table:table-cell>
          <table:table-cell office:value-type="float" office:value="102031" calcext:value-type="float">
            <text:p>102031</text:p>
          </table:table-cell>
          <table:table-cell office:value-type="float" office:value="104204" calcext:value-type="float">
            <text:p>104204</text:p>
          </table:table-cell>
          <table:table-cell table:formula="of:=SUM([.B18:.K18])/10" office:value-type="float" office:value="108029.4" calcext:value-type="float">
            <text:p>108029,4</text:p>
          </table:table-cell>
          <table:table-cell table:formula="of:=SQRT(VAR([.B18:.K18])/10)" office:value-type="float" office:value="6144.37728912468" calcext:value-type="float">
            <text:p>6144,37728912468</text:p>
          </table:table-cell>
          <table:table-cell/>
        </table:table-row>
        <table:table-row table:style-name="ro1">
          <table:table-cell office:value-type="string" calcext:value-type="string">
            <text:p>Collections6</text:p>
          </table:table-cell>
          <table:table-cell office:value-type="float" office:value="105034" calcext:value-type="float">
            <text:p>105034</text:p>
          </table:table-cell>
          <table:table-cell office:value-type="float" office:value="99367" calcext:value-type="float">
            <text:p>99367</text:p>
          </table:table-cell>
          <table:table-cell office:value-type="float" office:value="103991" calcext:value-type="float">
            <text:p>103991</text:p>
          </table:table-cell>
          <table:table-cell office:value-type="float" office:value="99664" calcext:value-type="float">
            <text:p>99664</text:p>
          </table:table-cell>
          <table:table-cell office:value-type="float" office:value="101513" calcext:value-type="float">
            <text:p>101513</text:p>
          </table:table-cell>
          <table:table-cell office:value-type="float" office:value="103238" calcext:value-type="float">
            <text:p>103238</text:p>
          </table:table-cell>
          <table:table-cell office:value-type="float" office:value="164719" calcext:value-type="float">
            <text:p>164719</text:p>
          </table:table-cell>
          <table:table-cell office:value-type="float" office:value="103711" calcext:value-type="float">
            <text:p>103711</text:p>
          </table:table-cell>
          <table:table-cell office:value-type="float" office:value="103917" calcext:value-type="float">
            <text:p>103917</text:p>
          </table:table-cell>
          <table:table-cell office:value-type="float" office:value="105914" calcext:value-type="float">
            <text:p>105914</text:p>
          </table:table-cell>
          <table:table-cell table:formula="of:=SUM([.B19:.K19])/10" office:value-type="float" office:value="109106.8" calcext:value-type="float">
            <text:p>109106,8</text:p>
          </table:table-cell>
          <table:table-cell table:formula="of:=SQRT(VAR([.B19:.K19])/10)" office:value-type="float" office:value="6216.33809641085" calcext:value-type="float">
            <text:p>6216,33809641085</text:p>
          </table:table-cell>
          <table:table-cell/>
        </table:table-row>
        <table:table-row table:style-name="ro1">
          <table:table-cell office:value-type="string" calcext:value-type="string">
            <text:p>Collections7</text:p>
          </table:table-cell>
          <table:table-cell office:value-type="float" office:value="10009253" calcext:value-type="float">
            <text:p>10009253</text:p>
          </table:table-cell>
          <table:table-cell office:value-type="float" office:value="11955116" calcext:value-type="float">
            <text:p>11955116</text:p>
          </table:table-cell>
          <table:table-cell office:value-type="float" office:value="11882455" calcext:value-type="float">
            <text:p>11882455</text:p>
          </table:table-cell>
          <table:table-cell office:value-type="float" office:value="13142669" calcext:value-type="float">
            <text:p>13142669</text:p>
          </table:table-cell>
          <table:table-cell office:value-type="float" office:value="12842950" calcext:value-type="float">
            <text:p>12842950</text:p>
          </table:table-cell>
          <table:table-cell office:value-type="float" office:value="11356211" calcext:value-type="float">
            <text:p>11356211</text:p>
          </table:table-cell>
          <table:table-cell office:value-type="float" office:value="11763181" calcext:value-type="float">
            <text:p>11763181</text:p>
          </table:table-cell>
          <table:table-cell office:value-type="float" office:value="15092420" calcext:value-type="float">
            <text:p>15092420</text:p>
          </table:table-cell>
          <table:table-cell office:value-type="float" office:value="11891123" calcext:value-type="float">
            <text:p>11891123</text:p>
          </table:table-cell>
          <table:table-cell office:value-type="float" office:value="9847853" calcext:value-type="float">
            <text:p>9847853</text:p>
          </table:table-cell>
          <table:table-cell table:formula="of:=SUM([.B20:.K20])/10" office:value-type="float" office:value="11978323.1" calcext:value-type="float">
            <text:p>11978323,1</text:p>
          </table:table-cell>
          <table:table-cell table:formula="of:=SQRT(VAR([.B20:.K20])/10)" office:value-type="float" office:value="479208.411712423" calcext:value-type="float">
            <text:p>479208,411712423</text:p>
          </table:table-cell>
          <table:table-cell/>
        </table:table-row>
        <table:table-row table:style-name="ro1">
          <table:table-cell office:value-type="string" calcext:value-type="string">
            <text:p>Collections8</text:p>
          </table:table-cell>
          <table:table-cell office:value-type="float" office:value="102670" calcext:value-type="float">
            <text:p>102670</text:p>
          </table:table-cell>
          <table:table-cell office:value-type="float" office:value="100571" calcext:value-type="float">
            <text:p>100571</text:p>
          </table:table-cell>
          <table:table-cell office:value-type="float" office:value="164646" calcext:value-type="float">
            <text:p>164646</text:p>
          </table:table-cell>
          <table:table-cell office:value-type="float" office:value="102448" calcext:value-type="float">
            <text:p>102448</text:p>
          </table:table-cell>
          <table:table-cell office:value-type="float" office:value="99472" calcext:value-type="float">
            <text:p>99472</text:p>
          </table:table-cell>
          <table:table-cell office:value-type="float" office:value="100718" calcext:value-type="float">
            <text:p>100718</text:p>
          </table:table-cell>
          <table:table-cell office:value-type="float" office:value="103370" calcext:value-type="float">
            <text:p>103370</text:p>
          </table:table-cell>
          <table:table-cell office:value-type="float" office:value="101877" calcext:value-type="float">
            <text:p>101877</text:p>
          </table:table-cell>
          <table:table-cell office:value-type="float" office:value="160372" calcext:value-type="float">
            <text:p>160372</text:p>
          </table:table-cell>
          <table:table-cell office:value-type="float" office:value="105678" calcext:value-type="float">
            <text:p>105678</text:p>
          </table:table-cell>
          <table:table-cell table:formula="of:=SUM([.B21:.K21])/10" office:value-type="float" office:value="114182.2" calcext:value-type="float">
            <text:p>114182,2</text:p>
          </table:table-cell>
          <table:table-cell table:formula="of:=SQRT(VAR([.B21:.K21])/10)" office:value-type="float" office:value="8078.70822842365" calcext:value-type="float">
            <text:p>8078,70822842365</text:p>
          </table:table-cell>
          <table:table-cell/>
        </table:table-row>
        <table:table-row table:style-name="ro1">
          <table:table-cell office:value-type="string" calcext:value-type="string">
            <text:p>Collections11</text:p>
          </table:table-cell>
          <table:table-cell office:value-type="float" office:value="101162" calcext:value-type="float">
            <text:p>101162</text:p>
          </table:table-cell>
          <table:table-cell office:value-type="float" office:value="101830" calcext:value-type="float">
            <text:p>101830</text:p>
          </table:table-cell>
          <table:table-cell office:value-type="float" office:value="162172" calcext:value-type="float">
            <text:p>162172</text:p>
          </table:table-cell>
          <table:table-cell office:value-type="float" office:value="99877" calcext:value-type="float">
            <text:p>99877</text:p>
          </table:table-cell>
          <table:table-cell office:value-type="float" office:value="101618" calcext:value-type="float">
            <text:p>101618</text:p>
          </table:table-cell>
          <table:table-cell office:value-type="float" office:value="101940" calcext:value-type="float">
            <text:p>101940</text:p>
          </table:table-cell>
          <table:table-cell office:value-type="float" office:value="107448" calcext:value-type="float">
            <text:p>107448</text:p>
          </table:table-cell>
          <table:table-cell office:value-type="float" office:value="101993" calcext:value-type="float">
            <text:p>101993</text:p>
          </table:table-cell>
          <table:table-cell office:value-type="float" office:value="106470" calcext:value-type="float">
            <text:p>106470</text:p>
          </table:table-cell>
          <table:table-cell office:value-type="float" office:value="104641" calcext:value-type="float">
            <text:p>104641</text:p>
          </table:table-cell>
          <table:table-cell table:formula="of:=SUM([.B22:.K22])/10" office:value-type="float" office:value="108915.1" calcext:value-type="float">
            <text:p>108915,1</text:p>
          </table:table-cell>
          <table:table-cell table:formula="of:=SQRT(VAR([.B22:.K22])/10)" office:value-type="float" office:value="5967.04638912754" calcext:value-type="float">
            <text:p>5967,04638912754</text:p>
          </table:table-cell>
          <table:table-cell/>
        </table:table-row>
        <table:table-row table:style-name="ro1">
          <table:table-cell office:value-type="string" calcext:value-type="string">
            <text:p>Collections13</text:p>
          </table:table-cell>
          <table:table-cell office:value-type="float" office:value="101879" calcext:value-type="float">
            <text:p>101879</text:p>
          </table:table-cell>
          <table:table-cell office:value-type="float" office:value="101007" calcext:value-type="float">
            <text:p>101007</text:p>
          </table:table-cell>
          <table:table-cell office:value-type="float" office:value="164851" calcext:value-type="float">
            <text:p>164851</text:p>
          </table:table-cell>
          <table:table-cell office:value-type="float" office:value="103066" calcext:value-type="float">
            <text:p>103066</text:p>
          </table:table-cell>
          <table:table-cell office:value-type="float" office:value="103441" calcext:value-type="float">
            <text:p>103441</text:p>
          </table:table-cell>
          <table:table-cell office:value-type="float" office:value="103566" calcext:value-type="float">
            <text:p>103566</text:p>
          </table:table-cell>
          <table:table-cell office:value-type="float" office:value="104474" calcext:value-type="float">
            <text:p>104474</text:p>
          </table:table-cell>
          <table:table-cell office:value-type="float" office:value="102948" calcext:value-type="float">
            <text:p>102948</text:p>
          </table:table-cell>
          <table:table-cell office:value-type="float" office:value="104910" calcext:value-type="float">
            <text:p>104910</text:p>
          </table:table-cell>
          <table:table-cell office:value-type="float" office:value="108469" calcext:value-type="float">
            <text:p>108469</text:p>
          </table:table-cell>
          <table:table-cell table:formula="of:=SUM([.B23:.K23])/10" office:value-type="float" office:value="109861.1" calcext:value-type="float">
            <text:p>109861,1</text:p>
          </table:table-cell>
          <table:table-cell table:formula="of:=SQRT(VAR([.B23:.K23])/10)" office:value-type="float" office:value="6143.00016540959" calcext:value-type="float">
            <text:p>6143,00016540959</text:p>
          </table:table-cell>
          <table:table-cell/>
        </table:table-row>
        <table:table-row table:style-name="ro1">
          <table:table-cell office:value-type="string" calcext:value-type="string">
            <text:p>Collections14</text:p>
          </table:table-cell>
          <table:table-cell office:value-type="float" office:value="103854" calcext:value-type="float">
            <text:p>103854</text:p>
          </table:table-cell>
          <table:table-cell office:value-type="float" office:value="102618" calcext:value-type="float">
            <text:p>102618</text:p>
          </table:table-cell>
          <table:table-cell office:value-type="float" office:value="163363" calcext:value-type="float">
            <text:p>163363</text:p>
          </table:table-cell>
          <table:table-cell office:value-type="float" office:value="101765" calcext:value-type="float">
            <text:p>101765</text:p>
          </table:table-cell>
          <table:table-cell office:value-type="float" office:value="102215" calcext:value-type="float">
            <text:p>102215</text:p>
          </table:table-cell>
          <table:table-cell office:value-type="float" office:value="107938" calcext:value-type="float">
            <text:p>107938</text:p>
          </table:table-cell>
          <table:table-cell office:value-type="float" office:value="103588" calcext:value-type="float">
            <text:p>103588</text:p>
          </table:table-cell>
          <table:table-cell office:value-type="float" office:value="101677" calcext:value-type="float">
            <text:p>101677</text:p>
          </table:table-cell>
          <table:table-cell office:value-type="float" office:value="105164" calcext:value-type="float">
            <text:p>105164</text:p>
          </table:table-cell>
          <table:table-cell office:value-type="float" office:value="109094" calcext:value-type="float">
            <text:p>109094</text:p>
          </table:table-cell>
          <table:table-cell table:formula="of:=SUM([.B24:.K24])/10" office:value-type="float" office:value="110127.6" calcext:value-type="float">
            <text:p>110127,6</text:p>
          </table:table-cell>
          <table:table-cell table:formula="of:=SQRT(VAR([.B24:.K24])/10)" office:value-type="float" office:value="5969.34882955326" calcext:value-type="float">
            <text:p>5969,34882955326</text:p>
          </table:table-cell>
          <table:table-cell/>
        </table:table-row>
        <table:table-row table:style-name="ro1">
          <table:table-cell office:value-type="string" calcext:value-type="string">
            <text:p>Datastructures2</text:p>
          </table:table-cell>
          <table:table-cell office:value-type="float" office:value="101910" calcext:value-type="float">
            <text:p>101910</text:p>
          </table:table-cell>
          <table:table-cell office:value-type="float" office:value="100080" calcext:value-type="float">
            <text:p>100080</text:p>
          </table:table-cell>
          <table:table-cell office:value-type="float" office:value="153839" calcext:value-type="float">
            <text:p>153839</text:p>
          </table:table-cell>
          <table:table-cell office:value-type="float" office:value="101274" calcext:value-type="float">
            <text:p>101274</text:p>
          </table:table-cell>
          <table:table-cell office:value-type="float" office:value="100782" calcext:value-type="float">
            <text:p>100782</text:p>
          </table:table-cell>
          <table:table-cell office:value-type="float" office:value="104049" calcext:value-type="float">
            <text:p>104049</text:p>
          </table:table-cell>
          <table:table-cell office:value-type="float" office:value="106488" calcext:value-type="float">
            <text:p>106488</text:p>
          </table:table-cell>
          <table:table-cell office:value-type="float" office:value="102428" calcext:value-type="float">
            <text:p>102428</text:p>
          </table:table-cell>
          <table:table-cell office:value-type="float" office:value="105299" calcext:value-type="float">
            <text:p>105299</text:p>
          </table:table-cell>
          <table:table-cell office:value-type="float" office:value="107322" calcext:value-type="float">
            <text:p>107322</text:p>
          </table:table-cell>
          <table:table-cell table:formula="of:=SUM([.B25:.K25])/10" office:value-type="float" office:value="108347.1" calcext:value-type="float">
            <text:p>108347,1</text:p>
          </table:table-cell>
          <table:table-cell table:formula="of:=SQRT(VAR([.B25:.K25])/10)" office:value-type="float" office:value="5114.0993025817" calcext:value-type="float">
            <text:p>5114,0993025817</text:p>
          </table:table-cell>
          <table:table-cell/>
        </table:table-row>
        <table:table-row table:style-name="ro1">
          <table:table-cell office:value-type="string" calcext:value-type="string">
            <text:p>Datastructures4</text:p>
          </table:table-cell>
          <table:table-cell office:value-type="float" office:value="103422" calcext:value-type="float">
            <text:p>103422</text:p>
          </table:table-cell>
          <table:table-cell office:value-type="float" office:value="98591" calcext:value-type="float">
            <text:p>98591</text:p>
          </table:table-cell>
          <table:table-cell office:value-type="float" office:value="138649" calcext:value-type="float">
            <text:p>138649</text:p>
          </table:table-cell>
          <table:table-cell office:value-type="float" office:value="102994" calcext:value-type="float">
            <text:p>102994</text:p>
          </table:table-cell>
          <table:table-cell office:value-type="float" office:value="104917" calcext:value-type="float">
            <text:p>104917</text:p>
          </table:table-cell>
          <table:table-cell office:value-type="float" office:value="103876" calcext:value-type="float">
            <text:p>103876</text:p>
          </table:table-cell>
          <table:table-cell office:value-type="float" office:value="104704" calcext:value-type="float">
            <text:p>104704</text:p>
          </table:table-cell>
          <table:table-cell office:value-type="float" office:value="103780" calcext:value-type="float">
            <text:p>103780</text:p>
          </table:table-cell>
          <table:table-cell office:value-type="float" office:value="102977" calcext:value-type="float">
            <text:p>102977</text:p>
          </table:table-cell>
          <table:table-cell office:value-type="float" office:value="105341" calcext:value-type="float">
            <text:p>105341</text:p>
          </table:table-cell>
          <table:table-cell table:formula="of:=SUM([.B26:.K26])/10" office:value-type="float" office:value="106925.1" calcext:value-type="float">
            <text:p>106925,1</text:p>
          </table:table-cell>
          <table:table-cell table:formula="of:=SQRT(VAR([.B26:.K26])/10)" office:value-type="float" office:value="3574.35245557383" calcext:value-type="float">
            <text:p>3574,35245557383</text:p>
          </table:table-cell>
          <table:table-cell/>
        </table:table-row>
        <table:table-row table:style-name="ro1">
          <table:table-cell office:value-type="string" calcext:value-type="string">
            <text:p>Datastructures6</text:p>
          </table:table-cell>
          <table:table-cell office:value-type="float" office:value="103587" calcext:value-type="float">
            <text:p>103587</text:p>
          </table:table-cell>
          <table:table-cell office:value-type="float" office:value="104843" calcext:value-type="float">
            <text:p>104843</text:p>
          </table:table-cell>
          <table:table-cell office:value-type="float" office:value="140473" calcext:value-type="float">
            <text:p>140473</text:p>
          </table:table-cell>
          <table:table-cell office:value-type="float" office:value="102414" calcext:value-type="float">
            <text:p>102414</text:p>
          </table:table-cell>
          <table:table-cell office:value-type="float" office:value="103288" calcext:value-type="float">
            <text:p>103288</text:p>
          </table:table-cell>
          <table:table-cell office:value-type="float" office:value="103396" calcext:value-type="float">
            <text:p>103396</text:p>
          </table:table-cell>
          <table:table-cell office:value-type="float" office:value="105493" calcext:value-type="float">
            <text:p>105493</text:p>
          </table:table-cell>
          <table:table-cell office:value-type="float" office:value="101749" calcext:value-type="float">
            <text:p>101749</text:p>
          </table:table-cell>
          <table:table-cell office:value-type="float" office:value="104680" calcext:value-type="float">
            <text:p>104680</text:p>
          </table:table-cell>
          <table:table-cell office:value-type="float" office:value="106909" calcext:value-type="float">
            <text:p>106909</text:p>
          </table:table-cell>
          <table:table-cell table:formula="of:=SUM([.B27:.K27])/10" office:value-type="float" office:value="107683.2" calcext:value-type="float">
            <text:p>107683,2</text:p>
          </table:table-cell>
          <table:table-cell table:formula="of:=SQRT(VAR([.B27:.K27])/10)" office:value-type="float" office:value="3674.39974175677" calcext:value-type="float">
            <text:p>3674,39974175677</text:p>
          </table:table-cell>
          <table:table-cell/>
        </table:table-row>
        <table:table-row table:style-name="ro1">
          <table:table-cell office:value-type="string" calcext:value-type="string">
            <text:p>Inter2</text:p>
          </table:table-cell>
          <table:table-cell office:value-type="float" office:value="103262" calcext:value-type="float">
            <text:p>103262</text:p>
          </table:table-cell>
          <table:table-cell office:value-type="float" office:value="103202" calcext:value-type="float">
            <text:p>103202</text:p>
          </table:table-cell>
          <table:table-cell office:value-type="float" office:value="164033" calcext:value-type="float">
            <text:p>164033</text:p>
          </table:table-cell>
          <table:table-cell office:value-type="float" office:value="103035" calcext:value-type="float">
            <text:p>103035</text:p>
          </table:table-cell>
          <table:table-cell office:value-type="float" office:value="104038" calcext:value-type="float">
            <text:p>104038</text:p>
          </table:table-cell>
          <table:table-cell office:value-type="float" office:value="100018" calcext:value-type="float">
            <text:p>100018</text:p>
          </table:table-cell>
          <table:table-cell office:value-type="float" office:value="105615" calcext:value-type="float">
            <text:p>105615</text:p>
          </table:table-cell>
          <table:table-cell office:value-type="float" office:value="102825" calcext:value-type="float">
            <text:p>102825</text:p>
          </table:table-cell>
          <table:table-cell office:value-type="float" office:value="106662" calcext:value-type="float">
            <text:p>106662</text:p>
          </table:table-cell>
          <table:table-cell office:value-type="float" office:value="104846" calcext:value-type="float">
            <text:p>104846</text:p>
          </table:table-cell>
          <table:table-cell table:formula="of:=SUM([.B28:.K28])/10" office:value-type="float" office:value="109753.6" calcext:value-type="float">
            <text:p>109753,6</text:p>
          </table:table-cell>
          <table:table-cell table:formula="of:=SQRT(VAR([.B28:.K28])/10)" office:value-type="float" office:value="6057.7619725073" calcext:value-type="float">
            <text:p>6057,7619725073</text:p>
          </table:table-cell>
          <table:table-cell/>
        </table:table-row>
        <table:table-row table:style-name="ro1">
          <table:table-cell office:value-type="string" calcext:value-type="string">
            <text:p>Inter3</text:p>
          </table:table-cell>
          <table:table-cell office:value-type="float" office:value="101905" calcext:value-type="float">
            <text:p>101905</text:p>
          </table:table-cell>
          <table:table-cell office:value-type="float" office:value="102170" calcext:value-type="float">
            <text:p>102170</text:p>
          </table:table-cell>
          <table:table-cell office:value-type="float" office:value="168628" calcext:value-type="float">
            <text:p>168628</text:p>
          </table:table-cell>
          <table:table-cell office:value-type="float" office:value="100356" calcext:value-type="float">
            <text:p>100356</text:p>
          </table:table-cell>
          <table:table-cell office:value-type="float" office:value="103377" calcext:value-type="float">
            <text:p>103377</text:p>
          </table:table-cell>
          <table:table-cell office:value-type="float" office:value="103689" calcext:value-type="float">
            <text:p>103689</text:p>
          </table:table-cell>
          <table:table-cell office:value-type="float" office:value="108309" calcext:value-type="float">
            <text:p>108309</text:p>
          </table:table-cell>
          <table:table-cell office:value-type="float" office:value="99517" calcext:value-type="float">
            <text:p>99517</text:p>
          </table:table-cell>
          <table:table-cell office:value-type="float" office:value="104970" calcext:value-type="float">
            <text:p>104970</text:p>
          </table:table-cell>
          <table:table-cell office:value-type="float" office:value="111177" calcext:value-type="float">
            <text:p>111177</text:p>
          </table:table-cell>
          <table:table-cell table:formula="of:=SUM([.B29:.K29])/10" office:value-type="float" office:value="110409.8" calcext:value-type="float">
            <text:p>110409,8</text:p>
          </table:table-cell>
          <table:table-cell table:formula="of:=SQRT(VAR([.B29:.K29])/10)" office:value-type="float" office:value="6564.66935242489" calcext:value-type="float">
            <text:p>6564,66935242489</text:p>
          </table:table-cell>
          <table:table-cell/>
        </table:table-row>
        <table:table-row table:style-name="ro1">
          <table:table-cell office:value-type="string" calcext:value-type="string">
            <text:p>Inter4</text:p>
          </table:table-cell>
          <table:table-cell office:value-type="float" office:value="98697" calcext:value-type="float">
            <text:p>98697</text:p>
          </table:table-cell>
          <table:table-cell office:value-type="float" office:value="100696" calcext:value-type="float">
            <text:p>100696</text:p>
          </table:table-cell>
          <table:table-cell office:value-type="float" office:value="172541" calcext:value-type="float">
            <text:p>172541</text:p>
          </table:table-cell>
          <table:table-cell office:value-type="float" office:value="101008" calcext:value-type="float">
            <text:p>101008</text:p>
          </table:table-cell>
          <table:table-cell office:value-type="float" office:value="103865" calcext:value-type="float">
            <text:p>103865</text:p>
          </table:table-cell>
          <table:table-cell office:value-type="float" office:value="108084" calcext:value-type="float">
            <text:p>108084</text:p>
          </table:table-cell>
          <table:table-cell office:value-type="float" office:value="104250" calcext:value-type="float">
            <text:p>104250</text:p>
          </table:table-cell>
          <table:table-cell office:value-type="float" office:value="105367" calcext:value-type="float">
            <text:p>105367</text:p>
          </table:table-cell>
          <table:table-cell office:value-type="float" office:value="102080" calcext:value-type="float">
            <text:p>102080</text:p>
          </table:table-cell>
          <table:table-cell office:value-type="float" office:value="104857" calcext:value-type="float">
            <text:p>104857</text:p>
          </table:table-cell>
          <table:table-cell table:formula="of:=SUM([.B30:.K30])/10" office:value-type="float" office:value="110144.5" calcext:value-type="float">
            <text:p>110144,5</text:p>
          </table:table-cell>
          <table:table-cell table:formula="of:=SQRT(VAR([.B30:.K30])/10)" office:value-type="float" office:value="6985.19027538501" calcext:value-type="float">
            <text:p>6985,19027538501</text:p>
          </table:table-cell>
          <table:table-cell/>
        </table:table-row>
        <table:table-row table:style-name="ro1">
          <table:table-cell office:value-type="string" calcext:value-type="string">
            <text:p>Inter7</text:p>
          </table:table-cell>
          <table:table-cell office:value-type="float" office:value="104571" calcext:value-type="float">
            <text:p>104571</text:p>
          </table:table-cell>
          <table:table-cell office:value-type="float" office:value="103616" calcext:value-type="float">
            <text:p>103616</text:p>
          </table:table-cell>
          <table:table-cell office:value-type="float" office:value="157813" calcext:value-type="float">
            <text:p>157813</text:p>
          </table:table-cell>
          <table:table-cell office:value-type="float" office:value="99458" calcext:value-type="float">
            <text:p>99458</text:p>
          </table:table-cell>
          <table:table-cell office:value-type="float" office:value="103752" calcext:value-type="float">
            <text:p>103752</text:p>
          </table:table-cell>
          <table:table-cell office:value-type="float" office:value="101172" calcext:value-type="float">
            <text:p>101172</text:p>
          </table:table-cell>
          <table:table-cell office:value-type="float" office:value="103830" calcext:value-type="float">
            <text:p>103830</text:p>
          </table:table-cell>
          <table:table-cell office:value-type="float" office:value="99697" calcext:value-type="float">
            <text:p>99697</text:p>
          </table:table-cell>
          <table:table-cell office:value-type="float" office:value="103150" calcext:value-type="float">
            <text:p>103150</text:p>
          </table:table-cell>
          <table:table-cell office:value-type="float" office:value="104943" calcext:value-type="float">
            <text:p>104943</text:p>
          </table:table-cell>
          <table:table-cell table:formula="of:=SUM([.B31:.K31])/10" office:value-type="float" office:value="108200.2" calcext:value-type="float">
            <text:p>108200,2</text:p>
          </table:table-cell>
          <table:table-cell table:formula="of:=SQRT(VAR([.B31:.K31])/10)" office:value-type="float" office:value="5546.51139165672" calcext:value-type="float">
            <text:p>5546,51139165672</text:p>
          </table:table-cell>
          <table:table-cell/>
        </table:table-row>
        <table:table-row table:style-name="ro1">
          <table:table-cell office:value-type="string" calcext:value-type="string">
            <text:p>Inter8</text:p>
          </table:table-cell>
          <table:table-cell office:value-type="float" office:value="102465" calcext:value-type="float">
            <text:p>102465</text:p>
          </table:table-cell>
          <table:table-cell office:value-type="float" office:value="102981" calcext:value-type="float">
            <text:p>102981</text:p>
          </table:table-cell>
          <table:table-cell office:value-type="float" office:value="154639" calcext:value-type="float">
            <text:p>154639</text:p>
          </table:table-cell>
          <table:table-cell office:value-type="float" office:value="101732" calcext:value-type="float">
            <text:p>101732</text:p>
          </table:table-cell>
          <table:table-cell office:value-type="float" office:value="101663" calcext:value-type="float">
            <text:p>101663</text:p>
          </table:table-cell>
          <table:table-cell office:value-type="float" office:value="100911" calcext:value-type="float">
            <text:p>100911</text:p>
          </table:table-cell>
          <table:table-cell office:value-type="float" office:value="106511" calcext:value-type="float">
            <text:p>106511</text:p>
          </table:table-cell>
          <table:table-cell office:value-type="float" office:value="102693" calcext:value-type="float">
            <text:p>102693</text:p>
          </table:table-cell>
          <table:table-cell office:value-type="float" office:value="104347" calcext:value-type="float">
            <text:p>104347</text:p>
          </table:table-cell>
          <table:table-cell office:value-type="float" office:value="106527" calcext:value-type="float">
            <text:p>106527</text:p>
          </table:table-cell>
          <table:table-cell table:formula="of:=SUM([.B32:.K32])/10" office:value-type="float" office:value="108446.9" calcext:value-type="float">
            <text:p>108446,9</text:p>
          </table:table-cell>
          <table:table-cell table:formula="of:=SQRT(VAR([.B32:.K32])/10)" office:value-type="float" office:value="5168.94630665778" calcext:value-type="float">
            <text:p>5168,94630665778</text:p>
          </table:table-cell>
          <table:table-cell/>
        </table:table-row>
        <table:table-row table:style-name="ro1">
          <table:table-cell office:value-type="string" calcext:value-type="string">
            <text:p>Inter11</text:p>
          </table:table-cell>
          <table:table-cell office:value-type="float" office:value="101502" calcext:value-type="float">
            <text:p>101502</text:p>
          </table:table-cell>
          <table:table-cell office:value-type="float" office:value="99852" calcext:value-type="float">
            <text:p>99852</text:p>
          </table:table-cell>
          <table:table-cell office:value-type="float" office:value="123715" calcext:value-type="float">
            <text:p>123715</text:p>
          </table:table-cell>
          <table:table-cell office:value-type="float" office:value="102622" calcext:value-type="float">
            <text:p>102622</text:p>
          </table:table-cell>
          <table:table-cell office:value-type="float" office:value="100873" calcext:value-type="float">
            <text:p>100873</text:p>
          </table:table-cell>
          <table:table-cell office:value-type="float" office:value="103753" calcext:value-type="float">
            <text:p>103753</text:p>
          </table:table-cell>
          <table:table-cell office:value-type="float" office:value="105205" calcext:value-type="float">
            <text:p>105205</text:p>
          </table:table-cell>
          <table:table-cell office:value-type="float" office:value="103281" calcext:value-type="float">
            <text:p>103281</text:p>
          </table:table-cell>
          <table:table-cell office:value-type="float" office:value="104530" calcext:value-type="float">
            <text:p>104530</text:p>
          </table:table-cell>
          <table:table-cell office:value-type="float" office:value="109238" calcext:value-type="float">
            <text:p>109238</text:p>
          </table:table-cell>
          <table:table-cell table:formula="of:=SUM([.B33:.K33])/10" office:value-type="float" office:value="105457.1" calcext:value-type="float">
            <text:p>105457,1</text:p>
          </table:table-cell>
          <table:table-cell table:formula="of:=SQRT(VAR([.B33:.K33])/10)" office:value-type="float" office:value="2191.70223266453" calcext:value-type="float">
            <text:p>2191,70223266453</text:p>
          </table:table-cell>
          <table:table-cell/>
        </table:table-row>
        <table:table-row table:style-name="ro1">
          <table:table-cell office:value-type="string" calcext:value-type="string">
            <text:p>Inter13</text:p>
          </table:table-cell>
          <table:table-cell office:value-type="float" office:value="104610" calcext:value-type="float">
            <text:p>104610</text:p>
          </table:table-cell>
          <table:table-cell office:value-type="float" office:value="102717" calcext:value-type="float">
            <text:p>102717</text:p>
          </table:table-cell>
          <table:table-cell office:value-type="float" office:value="115587" calcext:value-type="float">
            <text:p>115587</text:p>
          </table:table-cell>
          <table:table-cell office:value-type="float" office:value="99850" calcext:value-type="float">
            <text:p>99850</text:p>
          </table:table-cell>
          <table:table-cell office:value-type="float" office:value="101945" calcext:value-type="float">
            <text:p>101945</text:p>
          </table:table-cell>
          <table:table-cell office:value-type="float" office:value="106427" calcext:value-type="float">
            <text:p>106427</text:p>
          </table:table-cell>
          <table:table-cell office:value-type="float" office:value="104354" calcext:value-type="float">
            <text:p>104354</text:p>
          </table:table-cell>
          <table:table-cell office:value-type="float" office:value="99543" calcext:value-type="float">
            <text:p>99543</text:p>
          </table:table-cell>
          <table:table-cell office:value-type="float" office:value="108218" calcext:value-type="float">
            <text:p>108218</text:p>
          </table:table-cell>
          <table:table-cell office:value-type="float" office:value="107104" calcext:value-type="float">
            <text:p>107104</text:p>
          </table:table-cell>
          <table:table-cell table:formula="of:=SUM([.B34:.K34])/10" office:value-type="float" office:value="105035.5" calcext:value-type="float">
            <text:p>105035,5</text:p>
          </table:table-cell>
          <table:table-cell table:formula="of:=SQRT(VAR([.B34:.K34])/10)" office:value-type="float" office:value="1491.85385976271" calcext:value-type="float">
            <text:p>1491,85385976271</text:p>
          </table:table-cell>
          <table:table-cell/>
        </table:table-row>
        <table:table-row table:style-name="ro1">
          <table:table-cell office:value-type="string" calcext:value-type="string">
            <text:p>Pred1</text:p>
          </table:table-cell>
          <table:table-cell office:value-type="float" office:value="101362" calcext:value-type="float">
            <text:p>101362</text:p>
          </table:table-cell>
          <table:table-cell office:value-type="float" office:value="102346" calcext:value-type="float">
            <text:p>102346</text:p>
          </table:table-cell>
          <table:table-cell office:value-type="float" office:value="161246" calcext:value-type="float">
            <text:p>161246</text:p>
          </table:table-cell>
          <table:table-cell office:value-type="float" office:value="101103" calcext:value-type="float">
            <text:p>101103</text:p>
          </table:table-cell>
          <table:table-cell office:value-type="float" office:value="101785" calcext:value-type="float">
            <text:p>101785</text:p>
          </table:table-cell>
          <table:table-cell office:value-type="float" office:value="101462" calcext:value-type="float">
            <text:p>101462</text:p>
          </table:table-cell>
          <table:table-cell office:value-type="float" office:value="107374" calcext:value-type="float">
            <text:p>107374</text:p>
          </table:table-cell>
          <table:table-cell office:value-type="float" office:value="102007" calcext:value-type="float">
            <text:p>102007</text:p>
          </table:table-cell>
          <table:table-cell office:value-type="float" office:value="161332" calcext:value-type="float">
            <text:p>161332</text:p>
          </table:table-cell>
          <table:table-cell office:value-type="float" office:value="106971" calcext:value-type="float">
            <text:p>106971</text:p>
          </table:table-cell>
          <table:table-cell table:formula="of:=SUM([.B35:.K35])/10" office:value-type="float" office:value="114698.8" calcext:value-type="float">
            <text:p>114698,8</text:p>
          </table:table-cell>
          <table:table-cell table:formula="of:=SQRT(VAR([.B35:.K35])/10)" office:value-type="float" office:value="7798.17452256901" calcext:value-type="float">
            <text:p>7798,17452256901</text:p>
          </table:table-cell>
          <table:table-cell/>
        </table:table-row>
        <table:table-row table:style-name="ro1">
          <table:table-cell office:value-type="string" calcext:value-type="string">
            <text:p>Pred3</text:p>
          </table:table-cell>
          <table:table-cell office:value-type="float" office:value="101675" calcext:value-type="float">
            <text:p>101675</text:p>
          </table:table-cell>
          <table:table-cell office:value-type="float" office:value="100840" calcext:value-type="float">
            <text:p>100840</text:p>
          </table:table-cell>
          <table:table-cell office:value-type="float" office:value="161983" calcext:value-type="float">
            <text:p>161983</text:p>
          </table:table-cell>
          <table:table-cell office:value-type="float" office:value="101640" calcext:value-type="float">
            <text:p>101640</text:p>
          </table:table-cell>
          <table:table-cell office:value-type="float" office:value="101430" calcext:value-type="float">
            <text:p>101430</text:p>
          </table:table-cell>
          <table:table-cell office:value-type="float" office:value="104275" calcext:value-type="float">
            <text:p>104275</text:p>
          </table:table-cell>
          <table:table-cell office:value-type="float" office:value="104094" calcext:value-type="float">
            <text:p>104094</text:p>
          </table:table-cell>
          <table:table-cell office:value-type="float" office:value="103959" calcext:value-type="float">
            <text:p>103959</text:p>
          </table:table-cell>
          <table:table-cell office:value-type="float" office:value="164581" calcext:value-type="float">
            <text:p>164581</text:p>
          </table:table-cell>
          <table:table-cell office:value-type="float" office:value="106009" calcext:value-type="float">
            <text:p>106009</text:p>
          </table:table-cell>
          <table:table-cell table:formula="of:=SUM([.B36:.K36])/10" office:value-type="float" office:value="115048.6" calcext:value-type="float">
            <text:p>115048,6</text:p>
          </table:table-cell>
          <table:table-cell table:formula="of:=SQRT(VAR([.B36:.K36])/10)" office:value-type="float" office:value="8057.47284506059" calcext:value-type="float">
            <text:p>8057,47284506059</text:p>
          </table:table-cell>
          <table:table-cell/>
        </table:table-row>
        <table:table-row table:style-name="ro1">
          <table:table-cell office:value-type="string" calcext:value-type="string">
            <text:p>Pred7</text:p>
          </table:table-cell>
          <table:table-cell office:value-type="float" office:value="102263" calcext:value-type="float">
            <text:p>102263</text:p>
          </table:table-cell>
          <table:table-cell office:value-type="float" office:value="104998" calcext:value-type="float">
            <text:p>104998</text:p>
          </table:table-cell>
          <table:table-cell office:value-type="float" office:value="164119" calcext:value-type="float">
            <text:p>164119</text:p>
          </table:table-cell>
          <table:table-cell office:value-type="float" office:value="98620" calcext:value-type="float">
            <text:p>98620</text:p>
          </table:table-cell>
          <table:table-cell office:value-type="float" office:value="102387" calcext:value-type="float">
            <text:p>102387</text:p>
          </table:table-cell>
          <table:table-cell office:value-type="float" office:value="101959" calcext:value-type="float">
            <text:p>101959</text:p>
          </table:table-cell>
          <table:table-cell office:value-type="float" office:value="106708" calcext:value-type="float">
            <text:p>106708</text:p>
          </table:table-cell>
          <table:table-cell office:value-type="float" office:value="100481" calcext:value-type="float">
            <text:p>100481</text:p>
          </table:table-cell>
          <table:table-cell office:value-type="float" office:value="164845" calcext:value-type="float">
            <text:p>164845</text:p>
          </table:table-cell>
          <table:table-cell office:value-type="float" office:value="104732" calcext:value-type="float">
            <text:p>104732</text:p>
          </table:table-cell>
          <table:table-cell table:formula="of:=SUM([.B37:.K37])/10" office:value-type="float" office:value="115111.2" calcext:value-type="float">
            <text:p>115111,2</text:p>
          </table:table-cell>
          <table:table-cell table:formula="of:=SQRT(VAR([.B37:.K37])/10)" office:value-type="float" office:value="8260.88373238602" calcext:value-type="float">
            <text:p>8260,88373238602</text:p>
          </table:table-cell>
          <table:table-cell/>
        </table:table-row>
        <table:table-row table:style-name="ro1">
          <table:table-cell office:value-type="string" calcext:value-type="string">
            <text:p>Pred9</text:p>
          </table:table-cell>
          <table:table-cell office:value-type="float" office:value="104002" calcext:value-type="float">
            <text:p>104002</text:p>
          </table:table-cell>
          <table:table-cell office:value-type="float" office:value="101729" calcext:value-type="float">
            <text:p>101729</text:p>
          </table:table-cell>
          <table:table-cell office:value-type="float" office:value="159188" calcext:value-type="float">
            <text:p>159188</text:p>
          </table:table-cell>
          <table:table-cell office:value-type="float" office:value="101430" calcext:value-type="float">
            <text:p>101430</text:p>
          </table:table-cell>
          <table:table-cell office:value-type="float" office:value="102199" calcext:value-type="float">
            <text:p>102199</text:p>
          </table:table-cell>
          <table:table-cell office:value-type="float" office:value="101324" calcext:value-type="float">
            <text:p>101324</text:p>
          </table:table-cell>
          <table:table-cell office:value-type="float" office:value="104952" calcext:value-type="float">
            <text:p>104952</text:p>
          </table:table-cell>
          <table:table-cell office:value-type="float" office:value="102406" calcext:value-type="float">
            <text:p>102406</text:p>
          </table:table-cell>
          <table:table-cell office:value-type="float" office:value="162227" calcext:value-type="float">
            <text:p>162227</text:p>
          </table:table-cell>
          <table:table-cell office:value-type="float" office:value="107504" calcext:value-type="float">
            <text:p>107504</text:p>
          </table:table-cell>
          <table:table-cell table:formula="of:=SUM([.B38:.K38])/10" office:value-type="float" office:value="114696.1" calcext:value-type="float">
            <text:p>114696,1</text:p>
          </table:table-cell>
          <table:table-cell table:formula="of:=SQRT(VAR([.B38:.K38])/10)" office:value-type="float" office:value="7695.5437313494" calcext:value-type="float">
            <text:p>7695,5437313494</text:p>
          </table:table-cell>
          <table:table-cell/>
        </table:table-row>
        <table:table-row table:style-name="ro1">
          <table:table-cell office:value-type="string" calcext:value-type="string">
            <text:p>Sanitizers2</text:p>
          </table:table-cell>
          <table:table-cell office:value-type="float" office:value="105474" calcext:value-type="float">
            <text:p>105474</text:p>
          </table:table-cell>
          <table:table-cell office:value-type="float" office:value="101368" calcext:value-type="float">
            <text:p>101368</text:p>
          </table:table-cell>
          <table:table-cell office:value-type="float" office:value="164459" calcext:value-type="float">
            <text:p>164459</text:p>
          </table:table-cell>
          <table:table-cell office:value-type="float" office:value="101052" calcext:value-type="float">
            <text:p>101052</text:p>
          </table:table-cell>
          <table:table-cell office:value-type="float" office:value="101626" calcext:value-type="float">
            <text:p>101626</text:p>
          </table:table-cell>
          <table:table-cell office:value-type="float" office:value="106616" calcext:value-type="float">
            <text:p>106616</text:p>
          </table:table-cell>
          <table:table-cell office:value-type="float" office:value="106761" calcext:value-type="float">
            <text:p>106761</text:p>
          </table:table-cell>
          <table:table-cell office:value-type="float" office:value="102674" calcext:value-type="float">
            <text:p>102674</text:p>
          </table:table-cell>
          <table:table-cell office:value-type="float" office:value="103980" calcext:value-type="float">
            <text:p>103980</text:p>
          </table:table-cell>
          <table:table-cell office:value-type="float" office:value="105528" calcext:value-type="float">
            <text:p>105528</text:p>
          </table:table-cell>
          <table:table-cell table:formula="of:=SUM([.B39:.K39])/10" office:value-type="float" office:value="109953.8" calcext:value-type="float">
            <text:p>109953,8</text:p>
          </table:table-cell>
          <table:table-cell table:formula="of:=SQRT(VAR([.B39:.K39])/10)" office:value-type="float" office:value="6094.44196114606" calcext:value-type="float">
            <text:p>6094,44196114606</text:p>
          </table:table-cell>
          <table:table-cell/>
        </table:table-row>
        <table:table-row table:style-name="ro1">
          <table:table-cell office:value-type="string" calcext:value-type="string">
            <text:p>Sanitizers4</text:p>
          </table:table-cell>
          <table:table-cell office:value-type="float" office:value="103201" calcext:value-type="float">
            <text:p>103201</text:p>
          </table:table-cell>
          <table:table-cell office:value-type="float" office:value="99167" calcext:value-type="float">
            <text:p>99167</text:p>
          </table:table-cell>
          <table:table-cell office:value-type="float" office:value="161437" calcext:value-type="float">
            <text:p>161437</text:p>
          </table:table-cell>
          <table:table-cell office:value-type="float" office:value="103461" calcext:value-type="float">
            <text:p>103461</text:p>
          </table:table-cell>
          <table:table-cell office:value-type="float" office:value="104689" calcext:value-type="float">
            <text:p>104689</text:p>
          </table:table-cell>
          <table:table-cell office:value-type="float" office:value="101270" calcext:value-type="float">
            <text:p>101270</text:p>
          </table:table-cell>
          <table:table-cell office:value-type="float" office:value="104850" calcext:value-type="float">
            <text:p>104850</text:p>
          </table:table-cell>
          <table:table-cell office:value-type="float" office:value="104554" calcext:value-type="float">
            <text:p>104554</text:p>
          </table:table-cell>
          <table:table-cell office:value-type="float" office:value="101957" calcext:value-type="float">
            <text:p>101957</text:p>
          </table:table-cell>
          <table:table-cell office:value-type="float" office:value="104411" calcext:value-type="float">
            <text:p>104411</text:p>
          </table:table-cell>
          <table:table-cell table:formula="of:=SUM([.B40:.K40])/10" office:value-type="float" office:value="108899.7" calcext:value-type="float">
            <text:p>108899,7</text:p>
          </table:table-cell>
          <table:table-cell table:formula="of:=SQRT(VAR([.B40:.K40])/10)" office:value-type="float" office:value="5865.64857274018" calcext:value-type="float">
            <text:p>5865,64857274018</text:p>
          </table:table-cell>
          <table:table-cell/>
        </table:table-row>
        <table:table-row table:style-name="ro1">
          <table:table-cell office:value-type="string" calcext:value-type="string">
            <text:p>Session2</text:p>
          </table:table-cell>
          <table:table-cell office:value-type="float" office:value="108505" calcext:value-type="float">
            <text:p>108505</text:p>
          </table:table-cell>
          <table:table-cell office:value-type="float" office:value="112884" calcext:value-type="float">
            <text:p>112884</text:p>
          </table:table-cell>
          <table:table-cell office:value-type="float" office:value="123953" calcext:value-type="float">
            <text:p>123953</text:p>
          </table:table-cell>
          <table:table-cell office:value-type="float" office:value="108136" calcext:value-type="float">
            <text:p>108136</text:p>
          </table:table-cell>
          <table:table-cell office:value-type="float" office:value="106249" calcext:value-type="float">
            <text:p>106249</text:p>
          </table:table-cell>
          <table:table-cell office:value-type="float" office:value="107751" calcext:value-type="float">
            <text:p>107751</text:p>
          </table:table-cell>
          <table:table-cell office:value-type="float" office:value="113570" calcext:value-type="float">
            <text:p>113570</text:p>
          </table:table-cell>
          <table:table-cell office:value-type="float" office:value="105665" calcext:value-type="float">
            <text:p>105665</text:p>
          </table:table-cell>
          <table:table-cell office:value-type="float" office:value="109110" calcext:value-type="float">
            <text:p>109110</text:p>
          </table:table-cell>
          <table:table-cell office:value-type="float" office:value="110248" calcext:value-type="float">
            <text:p>110248</text:p>
          </table:table-cell>
          <table:table-cell table:formula="of:=SUM([.B41:.K41])/10" office:value-type="float" office:value="110607.1" calcext:value-type="float">
            <text:p>110607,1</text:p>
          </table:table-cell>
          <table:table-cell table:formula="of:=SQRT(VAR([.B41:.K41])/10)" office:value-type="float" office:value="1688.34637342776" calcext:value-type="float">
            <text:p>1688,34637342776</text:p>
          </table:table-cell>
          <table:table-cell/>
        </table:table-row>
        <table:table-row table:style-name="ro1">
          <table:table-cell office:value-type="string" calcext:value-type="string">
            <text:p>StrongUpdates3</text:p>
          </table:table-cell>
          <table:table-cell office:value-type="float" office:value="103894" calcext:value-type="float">
            <text:p>103894</text:p>
          </table:table-cell>
          <table:table-cell office:value-type="float" office:value="101426" calcext:value-type="float">
            <text:p>101426</text:p>
          </table:table-cell>
          <table:table-cell office:value-type="float" office:value="158069" calcext:value-type="float">
            <text:p>158069</text:p>
          </table:table-cell>
          <table:table-cell office:value-type="float" office:value="100861" calcext:value-type="float">
            <text:p>100861</text:p>
          </table:table-cell>
          <table:table-cell office:value-type="float" office:value="102637" calcext:value-type="float">
            <text:p>102637</text:p>
          </table:table-cell>
          <table:table-cell office:value-type="float" office:value="104290" calcext:value-type="float">
            <text:p>104290</text:p>
          </table:table-cell>
          <table:table-cell office:value-type="float" office:value="106662" calcext:value-type="float">
            <text:p>106662</text:p>
          </table:table-cell>
          <table:table-cell office:value-type="float" office:value="102249" calcext:value-type="float">
            <text:p>102249</text:p>
          </table:table-cell>
          <table:table-cell office:value-type="float" office:value="105343" calcext:value-type="float">
            <text:p>105343</text:p>
          </table:table-cell>
          <table:table-cell office:value-type="float" office:value="106795" calcext:value-type="float">
            <text:p>106795</text:p>
          </table:table-cell>
          <table:table-cell table:formula="of:=SUM([.B42:.K42])/10" office:value-type="float" office:value="109222.6" calcext:value-type="float">
            <text:p>109222,6</text:p>
          </table:table-cell>
          <table:table-cell table:formula="of:=SQRT(VAR([.B42:.K42])/10)" office:value-type="float" office:value="5465.95633027236" calcext:value-type="float">
            <text:p>5465,95633027236</text:p>
          </table:table-cell>
          <table:table-cell/>
        </table:table-row>
        <table:table-row table:style-name="ro1">
          <table:table-cell office:value-type="string" calcext:value-type="string">
            <text:p>StrongUpdates4</text:p>
          </table:table-cell>
          <table:table-cell office:value-type="float" office:value="102106" calcext:value-type="float">
            <text:p>102106</text:p>
          </table:table-cell>
          <table:table-cell office:value-type="float" office:value="102314" calcext:value-type="float">
            <text:p>102314</text:p>
          </table:table-cell>
          <table:table-cell office:value-type="float" office:value="145016" calcext:value-type="float">
            <text:p>145016</text:p>
          </table:table-cell>
          <table:table-cell office:value-type="float" office:value="103045" calcext:value-type="float">
            <text:p>103045</text:p>
          </table:table-cell>
          <table:table-cell office:value-type="float" office:value="104148" calcext:value-type="float">
            <text:p>104148</text:p>
          </table:table-cell>
          <table:table-cell office:value-type="float" office:value="105767" calcext:value-type="float">
            <text:p>105767</text:p>
          </table:table-cell>
          <table:table-cell office:value-type="float" office:value="105705" calcext:value-type="float">
            <text:p>105705</text:p>
          </table:table-cell>
          <table:table-cell office:value-type="float" office:value="103789" calcext:value-type="float">
            <text:p>103789</text:p>
          </table:table-cell>
          <table:table-cell office:value-type="float" office:value="104681" calcext:value-type="float">
            <text:p>104681</text:p>
          </table:table-cell>
          <table:table-cell office:value-type="float" office:value="107312" calcext:value-type="float">
            <text:p>107312</text:p>
          </table:table-cell>
          <table:table-cell table:formula="of:=SUM([.B43:.K43])/10" office:value-type="float" office:value="108388.3" calcext:value-type="float">
            <text:p>108388,3</text:p>
          </table:table-cell>
          <table:table-cell table:formula="of:=SQRT(VAR([.B43:.K43])/10)" office:value-type="float" office:value="4102.3180277876" calcext:value-type="float">
            <text:p>4102,3180277876</text:p>
          </table:table-cell>
          <table:table-cell/>
        </table:table-row>
        <table:table-row table:style-name="ro1">
          <table:table-cell office:value-type="string" calcext:value-type="string">
            <text:p>StrongUpdates5</text:p>
          </table:table-cell>
          <table:table-cell office:value-type="float" office:value="103832" calcext:value-type="float">
            <text:p>103832</text:p>
          </table:table-cell>
          <table:table-cell office:value-type="float" office:value="101761" calcext:value-type="float">
            <text:p>101761</text:p>
          </table:table-cell>
          <table:table-cell office:value-type="float" office:value="122337" calcext:value-type="float">
            <text:p>122337</text:p>
          </table:table-cell>
          <table:table-cell office:value-type="float" office:value="103719" calcext:value-type="float">
            <text:p>103719</text:p>
          </table:table-cell>
          <table:table-cell office:value-type="float" office:value="102591" calcext:value-type="float">
            <text:p>102591</text:p>
          </table:table-cell>
          <table:table-cell office:value-type="float" office:value="102097" calcext:value-type="float">
            <text:p>102097</text:p>
          </table:table-cell>
          <table:table-cell office:value-type="float" office:value="105244" calcext:value-type="float">
            <text:p>105244</text:p>
          </table:table-cell>
          <table:table-cell office:value-type="float" office:value="103723" calcext:value-type="float">
            <text:p>103723</text:p>
          </table:table-cell>
          <table:table-cell office:value-type="float" office:value="101713" calcext:value-type="float">
            <text:p>101713</text:p>
          </table:table-cell>
          <table:table-cell office:value-type="float" office:value="105579" calcext:value-type="float">
            <text:p>105579</text:p>
          </table:table-cell>
          <table:table-cell table:formula="of:=SUM([.B44:.K44])/10" office:value-type="float" office:value="105259.6" calcext:value-type="float">
            <text:p>105259,6</text:p>
          </table:table-cell>
          <table:table-cell table:formula="of:=SQRT(VAR([.B44:.K44])/10)" office:value-type="float" office:value="1944.94935209692" calcext:value-type="float">
            <text:p>1944,94935209692</text:p>
          </table:table-cell>
          <table:table-cell/>
        </table:table-row>
        <table:table-row table:style-name="ro1">
          <table:table-cell office:value-type="string" calcext:value-type="string">
            <text:p>Conf1</text:p>
          </table:table-cell>
          <table:table-cell office:value-type="float" office:value="56834" calcext:value-type="float">
            <text:p>56834</text:p>
          </table:table-cell>
          <table:table-cell office:value-type="float" office:value="58156" calcext:value-type="float">
            <text:p>58156</text:p>
          </table:table-cell>
          <table:table-cell office:value-type="float" office:value="93304" calcext:value-type="float">
            <text:p>93304</text:p>
          </table:table-cell>
          <table:table-cell office:value-type="float" office:value="56269" calcext:value-type="float">
            <text:p>56269</text:p>
          </table:table-cell>
          <table:table-cell office:value-type="float" office:value="55082" calcext:value-type="float">
            <text:p>55082</text:p>
          </table:table-cell>
          <table:table-cell office:value-type="float" office:value="45849" calcext:value-type="float">
            <text:p>45849</text:p>
          </table:table-cell>
          <table:table-cell office:value-type="float" office:value="56551" calcext:value-type="float">
            <text:p>56551</text:p>
          </table:table-cell>
          <table:table-cell office:value-type="float" office:value="56175" calcext:value-type="float">
            <text:p>56175</text:p>
          </table:table-cell>
          <table:table-cell office:value-type="float" office:value="96800" calcext:value-type="float">
            <text:p>96800</text:p>
          </table:table-cell>
          <table:table-cell office:value-type="float" office:value="58339" calcext:value-type="float">
            <text:p>58339</text:p>
          </table:table-cell>
          <table:table-cell table:formula="of:=SUM([.B45:.K45])/10" office:value-type="float" office:value="63335.9" calcext:value-type="float">
            <text:p>63335,9</text:p>
          </table:table-cell>
          <table:table-cell table:formula="of:=SQRT(VAR([.B45:.K45])/10)" office:value-type="float" office:value="5409.02646087486" calcext:value-type="float">
            <text:p>5409,02646087486</text:p>
          </table:table-cell>
          <table:table-cell/>
        </table:table-row>
        <table:table-row table:style-name="ro1">
          <table:table-cell office:value-type="string" calcext:value-type="string">
            <text:p>Conf2</text:p>
          </table:table-cell>
          <table:table-cell office:value-type="float" office:value="58428" calcext:value-type="float">
            <text:p>58428</text:p>
          </table:table-cell>
          <table:table-cell office:value-type="float" office:value="56744" calcext:value-type="float">
            <text:p>56744</text:p>
          </table:table-cell>
          <table:table-cell office:value-type="float" office:value="58684" calcext:value-type="float">
            <text:p>58684</text:p>
          </table:table-cell>
          <table:table-cell office:value-type="float" office:value="61173" calcext:value-type="float">
            <text:p>61173</text:p>
          </table:table-cell>
          <table:table-cell office:value-type="float" office:value="55818" calcext:value-type="float">
            <text:p>55818</text:p>
          </table:table-cell>
          <table:table-cell office:value-type="float" office:value="55807" calcext:value-type="float">
            <text:p>55807</text:p>
          </table:table-cell>
          <table:table-cell office:value-type="float" office:value="57008" calcext:value-type="float">
            <text:p>57008</text:p>
          </table:table-cell>
          <table:table-cell office:value-type="float" office:value="59275" calcext:value-type="float">
            <text:p>59275</text:p>
          </table:table-cell>
          <table:table-cell office:value-type="float" office:value="98814" calcext:value-type="float">
            <text:p>98814</text:p>
          </table:table-cell>
          <table:table-cell office:value-type="float" office:value="58029" calcext:value-type="float">
            <text:p>58029</text:p>
          </table:table-cell>
          <table:table-cell table:formula="of:=SUM([.B46:.K46])/10" office:value-type="float" office:value="61978" calcext:value-type="float">
            <text:p>61978</text:p>
          </table:table-cell>
          <table:table-cell table:formula="of:=SQRT(VAR([.B46:.K46])/10)" office:value-type="float" office:value="4125.82000469132" calcext:value-type="float">
            <text:p>4125,82000469132</text:p>
          </table:table-cell>
          <table:table-cell/>
        </table:table-row>
        <table:table-row table:style-name="ro1">
          <table:table-cell office:value-type="string" calcext:value-type="string">
            <text:p>Int1</text:p>
          </table:table-cell>
          <table:table-cell office:value-type="float" office:value="118149" calcext:value-type="float">
            <text:p>118149</text:p>
          </table:table-cell>
          <table:table-cell office:value-type="float" office:value="113903" calcext:value-type="float">
            <text:p>113903</text:p>
          </table:table-cell>
          <table:table-cell office:value-type="float" office:value="182610" calcext:value-type="float">
            <text:p>182610</text:p>
          </table:table-cell>
          <table:table-cell office:value-type="float" office:value="115622" calcext:value-type="float">
            <text:p>115622</text:p>
          </table:table-cell>
          <table:table-cell office:value-type="float" office:value="117818" calcext:value-type="float">
            <text:p>117818</text:p>
          </table:table-cell>
          <table:table-cell office:value-type="float" office:value="117765" calcext:value-type="float">
            <text:p>117765</text:p>
          </table:table-cell>
          <table:table-cell office:value-type="float" office:value="118652" calcext:value-type="float">
            <text:p>118652</text:p>
          </table:table-cell>
          <table:table-cell office:value-type="float" office:value="119876" calcext:value-type="float">
            <text:p>119876</text:p>
          </table:table-cell>
          <table:table-cell office:value-type="float" office:value="181925" calcext:value-type="float">
            <text:p>181925</text:p>
          </table:table-cell>
          <table:table-cell office:value-type="float" office:value="119781" calcext:value-type="float">
            <text:p>119781</text:p>
          </table:table-cell>
          <table:table-cell table:formula="of:=SUM([.B47:.K47])/10" office:value-type="float" office:value="130610.1" calcext:value-type="float">
            <text:p>130610,1</text:p>
          </table:table-cell>
          <table:table-cell table:formula="of:=SQRT(VAR([.B47:.K47])/10)" office:value-type="float" office:value="8628.36329844774" calcext:value-type="float">
            <text:p>8628,36329844774</text:p>
          </table:table-cell>
          <table:table-cell/>
        </table:table-row>
        <table:table-row table:style-name="ro1">
          <table:table-cell office:value-type="string" calcext:value-type="string">
            <text:p>Int2</text:p>
          </table:table-cell>
          <table:table-cell office:value-type="float" office:value="109762" calcext:value-type="float">
            <text:p>109762</text:p>
          </table:table-cell>
          <table:table-cell office:value-type="float" office:value="107061" calcext:value-type="float">
            <text:p>107061</text:p>
          </table:table-cell>
          <table:table-cell office:value-type="float" office:value="182133" calcext:value-type="float">
            <text:p>182133</text:p>
          </table:table-cell>
          <table:table-cell office:value-type="float" office:value="109231" calcext:value-type="float">
            <text:p>109231</text:p>
          </table:table-cell>
          <table:table-cell office:value-type="float" office:value="108632" calcext:value-type="float">
            <text:p>108632</text:p>
          </table:table-cell>
          <table:table-cell office:value-type="float" office:value="108638" calcext:value-type="float">
            <text:p>108638</text:p>
          </table:table-cell>
          <table:table-cell office:value-type="float" office:value="112183" calcext:value-type="float">
            <text:p>112183</text:p>
          </table:table-cell>
          <table:table-cell office:value-type="float" office:value="107196" calcext:value-type="float">
            <text:p>107196</text:p>
          </table:table-cell>
          <table:table-cell office:value-type="float" office:value="176005" calcext:value-type="float">
            <text:p>176005</text:p>
          </table:table-cell>
          <table:table-cell office:value-type="float" office:value="111054" calcext:value-type="float">
            <text:p>111054</text:p>
          </table:table-cell>
          <table:table-cell table:formula="of:=SUM([.B48:.K48])/10" office:value-type="float" office:value="123189.5" calcext:value-type="float">
            <text:p>123189,5</text:p>
          </table:table-cell>
          <table:table-cell table:formula="of:=SQRT(VAR([.B48:.K48])/10)" office:value-type="float" office:value="9337.47028940685" calcext:value-type="float">
            <text:p>9337,47028940685</text:p>
          </table:table-cell>
          <table:table-cell/>
        </table:table-row>
        <table:table-row table:style-name="ro1">
          <table:table-cell office:value-type="string" calcext:value-type="string">
            <text:p>IPServlet</text:p>
          </table:table-cell>
          <table:table-cell office:value-type="float" office:value="63260" calcext:value-type="float">
            <text:p>63260</text:p>
          </table:table-cell>
          <table:table-cell office:value-type="float" office:value="61672" calcext:value-type="float">
            <text:p>61672</text:p>
          </table:table-cell>
          <table:table-cell office:value-type="float" office:value="63800" calcext:value-type="float">
            <text:p>63800</text:p>
          </table:table-cell>
          <table:table-cell office:value-type="float" office:value="59393" calcext:value-type="float">
            <text:p>59393</text:p>
          </table:table-cell>
          <table:table-cell office:value-type="float" office:value="62059" calcext:value-type="float">
            <text:p>62059</text:p>
          </table:table-cell>
          <table:table-cell office:value-type="float" office:value="62438" calcext:value-type="float">
            <text:p>62438</text:p>
          </table:table-cell>
          <table:table-cell office:value-type="float" office:value="62492" calcext:value-type="float">
            <text:p>62492</text:p>
          </table:table-cell>
          <table:table-cell office:value-type="float" office:value="62536" calcext:value-type="float">
            <text:p>62536</text:p>
          </table:table-cell>
          <table:table-cell office:value-type="float" office:value="62339" calcext:value-type="float">
            <text:p>62339</text:p>
          </table:table-cell>
          <table:table-cell office:value-type="float" office:value="63236" calcext:value-type="float">
            <text:p>63236</text:p>
          </table:table-cell>
          <table:table-cell table:formula="of:=SUM([.B49:.K49])/10" office:value-type="float" office:value="62322.5" calcext:value-type="float">
            <text:p>62322,5</text:p>
          </table:table-cell>
          <table:table-cell table:formula="of:=SQRT(VAR([.B49:.K49])/10)" office:value-type="float" office:value="380.918079556922" calcext:value-type="float">
            <text:p>380,918079556922</text:p>
          </table:table-cell>
          <table:table-cell/>
        </table:table-row>
        <table:table-row table:style-name="ro1">
          <table:table-cell table:style-name="ce16" office:value-type="string" calcext:value-type="string">
            <text:p>Sw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nf1</text:p>
          </table:table-cell>
          <table:table-cell office:value-type="float" office:value="94552" calcext:value-type="float">
            <text:p>94552</text:p>
          </table:table-cell>
          <table:table-cell office:value-type="float" office:value="91704" calcext:value-type="float">
            <text:p>91704</text:p>
          </table:table-cell>
          <table:table-cell office:value-type="float" office:value="92457" calcext:value-type="float">
            <text:p>92457</text:p>
          </table:table-cell>
          <table:table-cell office:value-type="float" office:value="98366" calcext:value-type="float">
            <text:p>98366</text:p>
          </table:table-cell>
          <table:table-cell office:value-type="float" office:value="97103" calcext:value-type="float">
            <text:p>97103</text:p>
          </table:table-cell>
          <table:table-cell office:value-type="float" office:value="91028" calcext:value-type="float">
            <text:p>91028</text:p>
          </table:table-cell>
          <table:table-cell office:value-type="float" office:value="95304" calcext:value-type="float">
            <text:p>95304</text:p>
          </table:table-cell>
          <table:table-cell office:value-type="float" office:value="102405" calcext:value-type="float">
            <text:p>102405</text:p>
          </table:table-cell>
          <table:table-cell office:value-type="float" office:value="93049" calcext:value-type="float">
            <text:p>93049</text:p>
          </table:table-cell>
          <table:table-cell office:value-type="float" office:value="92103" calcext:value-type="float">
            <text:p>92103</text:p>
          </table:table-cell>
          <table:table-cell table:formula="of:=SUM([.B51:.K51])/10" office:value-type="float" office:value="94807.1" calcext:value-type="float">
            <text:p>94807,1</text:p>
          </table:table-cell>
          <table:table-cell table:formula="of:=SQRT(VAR([.B51:.K51])/10)" office:value-type="float" office:value="1134.38120625789" calcext:value-type="float">
            <text:p>1134,38120625789</text:p>
          </table:table-cell>
          <table:table-cell/>
        </table:table-row>
        <table:table-row table:style-name="ro1">
          <table:table-cell office:value-type="string" calcext:value-type="string">
            <text:p>Conf2</text:p>
          </table:table-cell>
          <table:table-cell office:value-type="float" office:value="133803" calcext:value-type="float">
            <text:p>133803</text:p>
          </table:table-cell>
          <table:table-cell office:value-type="float" office:value="125895" calcext:value-type="float">
            <text:p>125895</text:p>
          </table:table-cell>
          <table:table-cell office:value-type="float" office:value="127730" calcext:value-type="float">
            <text:p>127730</text:p>
          </table:table-cell>
          <table:table-cell office:value-type="float" office:value="132868" calcext:value-type="float">
            <text:p>132868</text:p>
          </table:table-cell>
          <table:table-cell office:value-type="float" office:value="133989" calcext:value-type="float">
            <text:p>133989</text:p>
          </table:table-cell>
          <table:table-cell office:value-type="float" office:value="128910" calcext:value-type="float">
            <text:p>128910</text:p>
          </table:table-cell>
          <table:table-cell office:value-type="float" office:value="134788" calcext:value-type="float">
            <text:p>134788</text:p>
          </table:table-cell>
          <table:table-cell office:value-type="float" office:value="136686" calcext:value-type="float">
            <text:p>136686</text:p>
          </table:table-cell>
          <table:table-cell office:value-type="float" office:value="134337" calcext:value-type="float">
            <text:p>134337</text:p>
          </table:table-cell>
          <table:table-cell office:value-type="float" office:value="127922" calcext:value-type="float">
            <text:p>127922</text:p>
          </table:table-cell>
          <table:table-cell table:formula="of:=SUM([.B52:.K52])/10" office:value-type="float" office:value="131692.8" calcext:value-type="float">
            <text:p>131692,8</text:p>
          </table:table-cell>
          <table:table-cell table:formula="of:=SQRT(VAR([.B52:.K52])/10)" office:value-type="float" office:value="1173.27582056016" calcext:value-type="float">
            <text:p>1173,27582056016</text:p>
          </table:table-cell>
          <table:table-cell/>
        </table:table-row>
        <table:table-row table:style-name="ro1">
          <table:table-cell office:value-type="string" calcext:value-type="string">
            <text:p>ExtendedPassword</text:p>
          </table:table-cell>
          <table:table-cell office:value-type="float" office:value="95348" calcext:value-type="float">
            <text:p>95348</text:p>
          </table:table-cell>
          <table:table-cell office:value-type="float" office:value="91742" calcext:value-type="float">
            <text:p>91742</text:p>
          </table:table-cell>
          <table:table-cell office:value-type="float" office:value="92678" calcext:value-type="float">
            <text:p>92678</text:p>
          </table:table-cell>
          <table:table-cell office:value-type="float" office:value="97330" calcext:value-type="float">
            <text:p>97330</text:p>
          </table:table-cell>
          <table:table-cell office:value-type="float" office:value="100201" calcext:value-type="float">
            <text:p>100201</text:p>
          </table:table-cell>
          <table:table-cell office:value-type="float" office:value="91285" calcext:value-type="float">
            <text:p>91285</text:p>
          </table:table-cell>
          <table:table-cell office:value-type="float" office:value="95704" calcext:value-type="float">
            <text:p>95704</text:p>
          </table:table-cell>
          <table:table-cell office:value-type="float" office:value="99300" calcext:value-type="float">
            <text:p>99300</text:p>
          </table:table-cell>
          <table:table-cell office:value-type="float" office:value="97467" calcext:value-type="float">
            <text:p>97467</text:p>
          </table:table-cell>
          <table:table-cell office:value-type="float" office:value="93453" calcext:value-type="float">
            <text:p>93453</text:p>
          </table:table-cell>
          <table:table-cell table:formula="of:=SUM([.B53:.K53])/10" office:value-type="float" office:value="95450.8" calcext:value-type="float">
            <text:p>95450,8</text:p>
          </table:table-cell>
          <table:table-cell table:formula="of:=SQRT(VAR([.B53:.K53])/10)" office:value-type="float" office:value="987.930415903198" calcext:value-type="float">
            <text:p>987,930415903198</text:p>
          </table:table-cell>
          <table:table-cell/>
        </table:table-row>
        <table:table-row table:style-name="ro1">
          <table:table-cell office:value-type="string" calcext:value-type="string">
            <text:p>NoIf</text:p>
          </table:table-cell>
          <table:table-cell office:value-type="float" office:value="97148" calcext:value-type="float">
            <text:p>97148</text:p>
          </table:table-cell>
          <table:table-cell office:value-type="float" office:value="88625" calcext:value-type="float">
            <text:p>88625</text:p>
          </table:table-cell>
          <table:table-cell office:value-type="float" office:value="89891" calcext:value-type="float">
            <text:p>89891</text:p>
          </table:table-cell>
          <table:table-cell office:value-type="float" office:value="93930" calcext:value-type="float">
            <text:p>93930</text:p>
          </table:table-cell>
          <table:table-cell office:value-type="float" office:value="92385" calcext:value-type="float">
            <text:p>92385</text:p>
          </table:table-cell>
          <table:table-cell office:value-type="float" office:value="90660" calcext:value-type="float">
            <text:p>90660</text:p>
          </table:table-cell>
          <table:table-cell office:value-type="float" office:value="93038" calcext:value-type="float">
            <text:p>93038</text:p>
          </table:table-cell>
          <table:table-cell office:value-type="float" office:value="96606" calcext:value-type="float">
            <text:p>96606</text:p>
          </table:table-cell>
          <table:table-cell office:value-type="float" office:value="90940" calcext:value-type="float">
            <text:p>90940</text:p>
          </table:table-cell>
          <table:table-cell office:value-type="float" office:value="98235" calcext:value-type="float">
            <text:p>98235</text:p>
          </table:table-cell>
          <table:table-cell table:formula="of:=SUM([.B54:.K54])/10" office:value-type="float" office:value="93145.8" calcext:value-type="float">
            <text:p>93145,8</text:p>
          </table:table-cell>
          <table:table-cell table:formula="of:=SQRT(VAR([.B54:.K54])/10)" office:value-type="float" office:value="1039.08113040107" calcext:value-type="float">
            <text:p>1039,08113040107</text:p>
          </table:table-cell>
          <table:table-cell/>
        </table:table-row>
        <table:table-row table:style-name="ro1">
          <table:table-cell office:value-type="string" calcext:value-type="string">
            <text:p>SwingWorker</text:p>
          </table:table-cell>
          <table:table-cell office:value-type="float" office:value="101496" calcext:value-type="float">
            <text:p>101496</text:p>
          </table:table-cell>
          <table:table-cell office:value-type="float" office:value="93311" calcext:value-type="float">
            <text:p>93311</text:p>
          </table:table-cell>
          <table:table-cell office:value-type="float" office:value="105164" calcext:value-type="float">
            <text:p>105164</text:p>
          </table:table-cell>
          <table:table-cell office:value-type="float" office:value="99670" calcext:value-type="float">
            <text:p>99670</text:p>
          </table:table-cell>
          <table:table-cell office:value-type="float" office:value="102798" calcext:value-type="float">
            <text:p>102798</text:p>
          </table:table-cell>
          <table:table-cell office:value-type="float" office:value="99876" calcext:value-type="float">
            <text:p>99876</text:p>
          </table:table-cell>
          <table:table-cell office:value-type="float" office:value="101341" calcext:value-type="float">
            <text:p>101341</text:p>
          </table:table-cell>
          <table:table-cell office:value-type="float" office:value="103660" calcext:value-type="float">
            <text:p>103660</text:p>
          </table:table-cell>
          <table:table-cell office:value-type="float" office:value="95772" calcext:value-type="float">
            <text:p>95772</text:p>
          </table:table-cell>
          <table:table-cell office:value-type="float" office:value="103724" calcext:value-type="float">
            <text:p>103724</text:p>
          </table:table-cell>
          <table:table-cell table:formula="of:=SUM([.B55:.K55])/10" office:value-type="float" office:value="100681.2" calcext:value-type="float">
            <text:p>100681,2</text:p>
          </table:table-cell>
          <table:table-cell table:formula="of:=SQRT(VAR([.B55:.K55])/10)" office:value-type="float" office:value="1173.30691068734" calcext:value-type="float">
            <text:p>1173,30691068734</text:p>
          </table:table-cell>
          <table:table-cell/>
        </table:table-row>
        <table:table-row table:style-name="ro1">
          <table:table-cell table:style-name="ce16" office:value-type="string" calcext:value-type="string">
            <text:p>JavaFX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nf1</text:p>
          </table:table-cell>
          <table:table-cell office:value-type="float" office:value="1863403" calcext:value-type="float">
            <text:p>1863403</text:p>
          </table:table-cell>
          <table:table-cell office:value-type="float" office:value="1891030" calcext:value-type="float">
            <text:p>1891030</text:p>
          </table:table-cell>
          <table:table-cell office:value-type="float" office:value="1725572" calcext:value-type="float">
            <text:p>1725572</text:p>
          </table:table-cell>
          <table:table-cell office:value-type="float" office:value="1486193" calcext:value-type="float">
            <text:p>1486193</text:p>
          </table:table-cell>
          <table:table-cell office:value-type="float" office:value="1786259" calcext:value-type="float">
            <text:p>1786259</text:p>
          </table:table-cell>
          <table:table-cell office:value-type="float" office:value="2639728" calcext:value-type="float">
            <text:p>2639728</text:p>
          </table:table-cell>
          <table:table-cell office:value-type="float" office:value="1891946" calcext:value-type="float">
            <text:p>1891946</text:p>
          </table:table-cell>
          <table:table-cell office:value-type="float" office:value="2174547" calcext:value-type="float">
            <text:p>2174547</text:p>
          </table:table-cell>
          <table:table-cell office:value-type="float" office:value="2347263" calcext:value-type="float">
            <text:p>2347263</text:p>
          </table:table-cell>
          <table:table-cell office:value-type="float" office:value="2536656" calcext:value-type="float">
            <text:p>2536656</text:p>
          </table:table-cell>
          <table:table-cell table:formula="of:=SUM([.B57:.K57])/10" office:value-type="float" office:value="2034259.7" calcext:value-type="float">
            <text:p>2034259,7</text:p>
          </table:table-cell>
          <table:table-cell table:formula="of:=SQRT(VAR([.B57:.K57])/10)" office:value-type="float" office:value="118498.710541325" calcext:value-type="float">
            <text:p>118498,710541325</text:p>
          </table:table-cell>
          <table:table-cell/>
        </table:table-row>
        <table:table-row table:style-name="ro1">
          <table:table-cell office:value-type="string" calcext:value-type="string">
            <text:p>ExtendedPassword</text:p>
          </table:table-cell>
          <table:table-cell office:value-type="float" office:value="1710313" calcext:value-type="float">
            <text:p>1710313</text:p>
          </table:table-cell>
          <table:table-cell office:value-type="float" office:value="2571202" calcext:value-type="float">
            <text:p>2571202</text:p>
          </table:table-cell>
          <table:table-cell office:value-type="float" office:value="2643987" calcext:value-type="float">
            <text:p>2643987</text:p>
          </table:table-cell>
          <table:table-cell office:value-type="float" office:value="2816809" calcext:value-type="float">
            <text:p>2816809</text:p>
          </table:table-cell>
          <table:table-cell office:value-type="float" office:value="2605994" calcext:value-type="float">
            <text:p>2605994</text:p>
          </table:table-cell>
          <table:table-cell office:value-type="float" office:value="2500498" calcext:value-type="float">
            <text:p>2500498</text:p>
          </table:table-cell>
          <table:table-cell office:value-type="float" office:value="2480173" calcext:value-type="float">
            <text:p>2480173</text:p>
          </table:table-cell>
          <table:table-cell office:value-type="float" office:value="3667758" calcext:value-type="float">
            <text:p>3667758</text:p>
          </table:table-cell>
          <table:table-cell office:value-type="float" office:value="1746490" calcext:value-type="float">
            <text:p>1746490</text:p>
          </table:table-cell>
          <table:table-cell office:value-type="float" office:value="1756466" calcext:value-type="float">
            <text:p>1756466</text:p>
          </table:table-cell>
          <table:table-cell table:formula="of:=SUM([.B58:.K58])/10" office:value-type="float" office:value="2449969" calcext:value-type="float">
            <text:p>2449969</text:p>
          </table:table-cell>
          <table:table-cell table:formula="of:=SQRT(VAR([.B58:.K58])/10)" office:value-type="float" office:value="189169.278501852" calcext:value-type="float">
            <text:p>189169,278501852</text:p>
          </table:table-cell>
          <table:table-cell/>
        </table:table-row>
        <table:table-row table:style-name="ro1">
          <table:table-cell office:value-type="string" calcext:value-type="string">
            <text:p>Password</text:p>
          </table:table-cell>
          <table:table-cell office:value-type="float" office:value="1519801" calcext:value-type="float">
            <text:p>1519801</text:p>
          </table:table-cell>
          <table:table-cell office:value-type="float" office:value="2242410" calcext:value-type="float">
            <text:p>2242410</text:p>
          </table:table-cell>
          <table:table-cell office:value-type="float" office:value="1773035" calcext:value-type="float">
            <text:p>1773035</text:p>
          </table:table-cell>
          <table:table-cell office:value-type="float" office:value="1842167" calcext:value-type="float">
            <text:p>1842167</text:p>
          </table:table-cell>
          <table:table-cell office:value-type="float" office:value="2518693" calcext:value-type="float">
            <text:p>2518693</text:p>
          </table:table-cell>
          <table:table-cell office:value-type="float" office:value="2142178" calcext:value-type="float">
            <text:p>2142178</text:p>
          </table:table-cell>
          <table:table-cell office:value-type="float" office:value="1779595" calcext:value-type="float">
            <text:p>1779595</text:p>
          </table:table-cell>
          <table:table-cell office:value-type="float" office:value="2279466" calcext:value-type="float">
            <text:p>2279466</text:p>
          </table:table-cell>
          <table:table-cell office:value-type="float" office:value="1667165" calcext:value-type="float">
            <text:p>1667165</text:p>
          </table:table-cell>
          <table:table-cell office:value-type="float" office:value="1700187" calcext:value-type="float">
            <text:p>1700187</text:p>
          </table:table-cell>
          <table:table-cell table:formula="of:=SUM([.B59:.K59])/10" office:value-type="float" office:value="1946469.7" calcext:value-type="float">
            <text:p>1946469,7</text:p>
          </table:table-cell>
          <table:table-cell table:formula="of:=SQRT(VAR([.B59:.K59])/10)" office:value-type="float" office:value="102941.553964811" calcext:value-type="float">
            <text:p>102941,553964811</text:p>
          </table:table-cell>
          <table:table-cell/>
        </table:table-row>
        <table:table-row table:style-name="ro1">
          <table:table-cell office:value-type="string" calcext:value-type="string">
            <text:p>Worker</text:p>
          </table:table-cell>
          <table:table-cell office:value-type="float" office:value="2463925" calcext:value-type="float">
            <text:p>2463925</text:p>
          </table:table-cell>
          <table:table-cell office:value-type="float" office:value="2287299" calcext:value-type="float">
            <text:p>2287299</text:p>
          </table:table-cell>
          <table:table-cell office:value-type="float" office:value="2666471" calcext:value-type="float">
            <text:p>2666471</text:p>
          </table:table-cell>
          <table:table-cell office:value-type="float" office:value="2687433" calcext:value-type="float">
            <text:p>2687433</text:p>
          </table:table-cell>
          <table:table-cell office:value-type="float" office:value="2754634" calcext:value-type="float">
            <text:p>2754634</text:p>
          </table:table-cell>
          <table:table-cell office:value-type="float" office:value="2788288" calcext:value-type="float">
            <text:p>2788288</text:p>
          </table:table-cell>
          <table:table-cell office:value-type="float" office:value="2350658" calcext:value-type="float">
            <text:p>2350658</text:p>
          </table:table-cell>
          <table:table-cell office:value-type="float" office:value="3233781" calcext:value-type="float">
            <text:p>3233781</text:p>
          </table:table-cell>
          <table:table-cell office:value-type="float" office:value="1669941" calcext:value-type="float">
            <text:p>1669941</text:p>
          </table:table-cell>
          <table:table-cell office:value-type="float" office:value="2055910" calcext:value-type="float">
            <text:p>2055910</text:p>
          </table:table-cell>
          <table:table-cell table:formula="of:=SUM([.B60:.K60])/10" office:value-type="float" office:value="2495834" calcext:value-type="float">
            <text:p>2495834</text:p>
          </table:table-cell>
          <table:table-cell table:formula="of:=SQRT(VAR([.B60:.K60])/10)" office:value-type="float" office:value="137603.019758612" calcext:value-type="float">
            <text:p>137603,019758612</text:p>
          </table:table-cell>
          <table:table-cell/>
        </table:table-row>
        <table:table-row table:style-name="ro1">
          <table:table-cell table:style-name="Default" table:number-columns-repeated="13"/>
          <table:table-cell/>
        </table:table-row>
        <table:table-row table:style-name="ro1" table:number-rows-repeated="3">
          <table:table-cell table:style-name="ce21"/>
          <table:table-cell table:style-name="Default" table:number-columns-repeated="12"/>
          <table:table-cell/>
        </table:table-row>
        <table:table-row table:style-name="ro1">
          <table:table-cell table:style-name="ce21"/>
          <table:table-cell table:style-name="Default" table:number-columns-repeated="1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6">00.00.0000</text:date>, <text:time style:data-style-name="N2" text:time-value="23:22:11.19861724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0T18:36:15.319000000</meta:creation-date>
    <dc:date>2018-10-16T23:28:14.830354512</dc:date>
    <meta:editing-duration>PT2H58M4S</meta:editing-duration>
    <meta:editing-cycles>34</meta:editing-cycles>
    <meta:generator>LibreOffice/6.0.6.2$Linux_X86_64 LibreOffice_project/00$Build-2</meta:generator>
    <meta:document-statistic meta:table-count="4" meta:cell-count="3085" meta:object-count="0"/>
  </office:meta>
</office:document-meta>
</file>